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9" style:family="table-column">
      <style:table-column-properties fo:break-before="auto" style:column-width="24.94mm"/>
    </style:style>
    <style:style style:name="co10" style:family="table-column">
      <style:table-column-properties fo:break-before="auto" style:column-width="47.7mm"/>
    </style:style>
    <style:style style:name="co11" style:family="table-column">
      <style:table-column-properties fo:break-before="auto" style:column-width="28.82mm"/>
    </style:style>
    <style:style style:name="co12" style:family="table-column">
      <style:table-column-properties fo:break-before="auto" style:column-width="16.97mm"/>
    </style:style>
    <style:style style:name="co13" style:family="table-column">
      <style:table-column-properties fo:break-before="auto" style:column-width="16.39mm"/>
    </style:style>
    <style:style style:name="co14" style:family="table-column">
      <style:table-column-properties fo:break-before="auto" style:column-width="22.6mm"/>
    </style:style>
    <style:style style:name="co15" style:family="table-column">
      <style:table-column-properties fo:break-before="auto" style:column-width="34.85mm"/>
    </style:style>
    <style:style style:name="co16" style:family="table-column">
      <style:table-column-properties fo:break-before="auto" style:column-width="20.07mm"/>
    </style:style>
    <style:style style:name="co17" style:family="table-column">
      <style:table-column-properties fo:break-before="auto" style:column-width="30.2mm"/>
    </style:style>
    <style:style style:name="co18" style:family="table-column">
      <style:table-column-properties fo:break-before="auto" style:column-width="26.69mm"/>
    </style:style>
    <style:style style:name="co19" style:family="table-column">
      <style:table-column-properties fo:break-before="auto" style:column-width="20.27mm"/>
    </style:style>
    <style:style style:name="co20" style:family="table-column">
      <style:table-column-properties fo:break-before="auto" style:column-width="10.94mm"/>
    </style:style>
    <style:style style:name="co21" style:family="table-column">
      <style:table-column-properties fo:break-before="auto" style:column-width="11.13mm"/>
    </style:style>
    <style:style style:name="co8" style:family="table-column">
      <style:table-column-properties fo:break-before="auto" style:column-width="22.58mm"/>
    </style:style>
    <style:style style:name="co22" style:family="table-column">
      <style:table-column-properties fo:break-before="auto" style:column-width="79.94mm"/>
    </style:style>
    <style:style style:name="co23" style:family="table-column">
      <style:table-column-properties fo:break-before="auto" style:column-width="135.57mm"/>
    </style:style>
    <style:style style:name="co24" style:family="table-column">
      <style:table-column-properties fo:break-before="auto" style:column-width="18.08mm"/>
    </style:style>
    <style:style style:name="co25" style:family="table-column">
      <style:table-column-properties fo:break-before="auto" style:column-width="18.86mm"/>
    </style:style>
    <style:style style:name="co26" style:family="table-column">
      <style:table-column-properties fo:break-before="auto" style:column-width="24.04mm"/>
    </style:style>
    <style:style style:name="co28" style:family="table-column">
      <style:table-column-properties fo:break-before="auto" style:column-width="45.12mm"/>
    </style:style>
    <style:style style:name="co29" style:family="table-column">
      <style:table-column-properties fo:break-before="auto" style:column-width="18.13mm"/>
    </style:style>
    <style:style style:name="co30" style:family="table-column">
      <style:table-column-properties fo:break-before="auto" style:column-width="19.1mm"/>
    </style:style>
    <style:style style:name="co31" style:family="table-column">
      <style:table-column-properties fo:break-before="auto" style:column-width="19.88mm"/>
    </style:style>
    <style:style style:name="co32" style:family="table-column">
      <style:table-column-properties fo:break-before="auto" style:column-width="17.55mm"/>
    </style:style>
    <style:style style:name="co33" style:family="table-column">
      <style:table-column-properties fo:break-before="auto" style:column-width="19.69mm"/>
    </style:style>
    <style:style style:name="co34" style:family="table-column">
      <style:table-column-properties fo:break-before="auto" style:column-width="15.4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7.78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ffff99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fo:background-color="#ffff99"/>
      <style:text-properties fo:color="#808080" style:text-position="" fo:font-weight="bold" style:font-weight-asian="bold" style:font-weight-complex="bold"/>
    </style:style>
    <style:style style:name="ce12" style:family="table-cell" style:parent-style-name="Default">
      <style:text-properties fo:color="#808080" style:text-position=""/>
    </style:style>
    <style:style style:name="ce6" style:family="table-cell" style:parent-style-name="Default" style:data-style-name="N112">
      <style:text-properties style:text-position=""/>
    </style:style>
    <style:style style:name="ce7" style:family="table-cell" style:parent-style-name="Default" style:data-style-name="N113">
      <style:text-properties style:text-position=""/>
    </style:style>
    <style:style style:name="ce8" style:family="table-cell" style:parent-style-name="Default">
      <style:table-cell-properties fo:background-color="#ccff66"/>
      <style:text-properties fo:font-size="18pt" fo:font-weight="bold" style:font-size-asian="18pt" style:font-weight-asian="bold" style:font-size-complex="18pt" style:font-weight-complex="bold"/>
    </style:style>
    <style:style style:name="ce9" style:family="table-cell" style:parent-style-name="Default">
      <style:table-cell-properties fo:background-color="#ffff99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cff66"/>
    </style:style>
    <style:style style:name="ce15" style:family="table-cell" style:parent-style-name="Default">
      <style:table-cell-properties fo:background-color="#ffff99"/>
    </style:style>
    <style:style style:name="ce16" style:family="table-cell" style:parent-style-name="Default" style:data-style-name="N112"/>
    <style:style style:name="ce17" style:family="table-cell" style:parent-style-name="Default" style:data-style-name="N113"/>
    <style:style style:name="ce18" style:family="table-cell" style:parent-style-name="Default" style:data-style-name="N112">
      <style:text-properties fo:font-weight="bold" style:font-weight-asian="bold" style:font-weight-complex="bold"/>
    </style:style>
    <style:style style:name="ce19" style:family="table-cell" style:parent-style-name="Default" style:data-style-name="N113"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99"/>
      <style:text-properties fo:color="#808080" fo:font-weight="bold" style:font-weight-asian="bold" style:font-weight-complex="bold"/>
    </style:style>
    <style:style style:name="ce22" style:family="table-cell" style:parent-style-name="Default">
      <style:text-properties fo:color="#80808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verview" table:style-name="ta1">
        <office:forms form:automatic-focus="false" form:apply-design-mode="false"/>
        <table:shapes>
          <draw:frame draw:z-index="0" draw:style-name="gr1" draw:text-style-name="P1" svg:width="159.99mm" svg:height="89.99mm" svg:x="0.01mm" svg:y="140.48mm">
            <loext:p draw:notify-on-update-of-ranges="Overview.B5:Overview.E5 Overview.A6:Overview.A6 Overview.B6:Overview.E6 Overview.A7:Overview.A7 Overview.B7:Overview.E7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1" draw:text-style-name="P1" svg:width="159.99mm" svg:height="89.99mm" svg:x="0mm" svg:y="45.86mm">
            <loext:p draw:notify-on-update-of-ranges="Overview.B5:Overview.E5 Overview.B6:Overview.E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159.99mm" svg:height="89.99mm" svg:x="172.23mm" svg:y="45.68mm">
            <loext:p draw:notify-on-update-of-ranges="Overview.B5:Overview.E5 Overview.B7:Overview.E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3" draw:style-name="gr1" draw:text-style-name="P1" svg:width="159.99mm" svg:height="89.99mm" svg:x="0.12mm" svg:y="250.6mm">
            <loext:p draw:notify-on-update-of-ranges="Composers.C2:Composers.C21 Composers.H2:Composers.H21 Composers.K2:Composers.K2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4" draw:style-name="gr1" draw:text-style-name="P1" svg:width="159.99mm" svg:height="89.99mm" svg:x="172.37mm" svg:y="250.53mm">
            <loext:p draw:notify-on-update-of-ranges="Composers.C2:Composers.C21 Composers.I2:Composers.I21 Composers.K2:Composers.K2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9.99mm" svg:height="89.99mm" svg:x="0.01mm" svg:y="345.17mm">
            <loext:p draw:notify-on-update-of-ranges="Overview.B5:Overview.E5 Composers.H2:Composers.H21 Composers.K2:Composers.K2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6" draw:style-name="gr1" draw:text-style-name="P1" svg:width="159.99mm" svg:height="89.99mm" svg:x="172.23mm" svg:y="345.18mm">
            <loext:p draw:notify-on-update-of-ranges="Overview.B5:Overview.E5 Composers.I2:Composers.I21 Composers.K2:Composers.K21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7" draw:style-name="gr1" draw:text-style-name="P1" svg:width="159.99mm" svg:height="89.99mm" svg:x="0.03mm" svg:y="468.87mm">
            <loext:p draw:notify-on-update-of-ranges="Overview.B99:Overview.J99 Overview.A100:Overview.A100 Overview.B100:Overview.J100 Overview.A101:Overview.A101 Overview.B101:Overview.J101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8" draw:style-name="gr1" draw:text-style-name="P1" svg:width="159.99mm" svg:height="89.99mm" svg:x="102.45mm" svg:y="583.51mm">
            <loext:p draw:notify-on-update-of-ranges="Overview.A129:Overview.A164 Overview.A129:Overview.A164 Overview.B128:Overview.B128 Overview.B129:Overview.B164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2" table:default-cell-style-name="Default"/>
        <table:table-column table:style-name="co34" table:number-columns-repeated="2" table:default-cell-style-name="Default"/>
        <table:table-column table:style-name="co8" table:number-columns-repeated="1014" table:default-cell-style-name="Default"/>
        <table:table-row table:style-name="ro3">
          <table:table-cell table:style-name="ce8" office:value-type="string" calcext:value-type="string">
            <text:p>Index of full corpus</text:p>
          </table:table-cell>
          <table:table-cell table:style-name="ce14"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style-name="ce9" office:value-type="string" calcext:value-type="string">
            <text:p>Composition periods</text:p>
          </table:table-cell>
          <table:table-cell table:style-name="ce15" table:number-columns-repeated="1023"/>
        </table:table-row>
        <table:table-row table:style-name="ro2">
          <table:table-cell/>
          <table:table-cell table:style-name="ce13" office:value-type="string" calcext:value-type="string">
            <text:p>Baroque</text:p>
          </table:table-cell>
          <table:table-cell table:style-name="ce13" office:value-type="string" calcext:value-type="string">
            <text:p>Classical</text:p>
          </table:table-cell>
          <table:table-cell table:style-name="ce13" office:value-type="string" calcext:value-type="string">
            <text:p>Romantic</text:p>
          </table:table-cell>
          <table:table-cell table:style-name="ce13" office:value-type="string" calcext:value-type="string">
            <text:p>Modern</text:p>
          </table:table-cell>
          <table:table-cell table:style-name="ce13" office:value-type="string" calcext:value-type="string">
            <text:p>Total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Number of tracks</text:p>
          </table:table-cell>
          <table:table-cell table:formula="of:=COUNTIF([Tracks.D2:.D2000]; &quot;baroque&quot;)" office:value-type="float" office:value="432" calcext:value-type="float">
            <text:p>432</text:p>
          </table:table-cell>
          <table:table-cell table:formula="of:=COUNTIF([Tracks.D2:.D2000]; &quot;classical&quot;)" office:value-type="float" office:value="323" calcext:value-type="float">
            <text:p>323</text:p>
          </table:table-cell>
          <table:table-cell table:formula="of:=COUNTIF([Tracks.D2:.D2000]; &quot;romantic&quot;)" office:value-type="float" office:value="270" calcext:value-type="float">
            <text:p>270</text:p>
          </table:table-cell>
          <table:table-cell table:formula="of:=COUNTIF([Tracks.D2:.D2000]; &quot;modern&quot;)" office:value-type="float" office:value="369" calcext:value-type="float">
            <text:p>369</text:p>
          </table:table-cell>
          <table:table-cell table:style-name="ce13" table:formula="of:=SUM([.B6:.E6])" office:value-type="float" office:value="1394" calcext:value-type="float">
            <text:p>1394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Playing time</text:p>
          </table:table-cell>
          <table:table-cell table:style-name="ce16" table:formula="of:=SUMIF([Tracks.$D2:.$D2000]; &quot;baroque&quot;; [Tracks.$C2:.$C2000])/(24*60*60)" office:value-type="time" office:time-value="PT23H54M51.168231293S" calcext:value-type="time">
            <text:p>23:54:51</text:p>
          </table:table-cell>
          <table:table-cell table:style-name="ce16" table:formula="of:=SUMIF([Tracks.$D2:.$D2000]; &quot;classical&quot;; [Tracks.$C2:.$C2000])/(24*60*60)" office:value-type="time" office:time-value="PT37H18M03.379410431S" calcext:value-type="time">
            <text:p>37:18:03</text:p>
          </table:table-cell>
          <table:table-cell table:style-name="ce16" table:formula="of:=SUMIF([Tracks.$D2:.$D2000]; &quot;romantic&quot;; [Tracks.$C2:.$C2000])/(24*60*60)" office:value-type="time" office:time-value="PT40H38M08.051746032S" calcext:value-type="time">
            <text:p>40:38:08</text:p>
          </table:table-cell>
          <table:table-cell table:style-name="ce16" table:formula="of:=SUMIF([Tracks.$D2:.$D2000]; &quot;modern&quot;; [Tracks.$C2:.$C2000])/(24*60*60)" office:value-type="time" office:time-value="PT36H49M04.43675737S" calcext:value-type="time">
            <text:p>36:49:04</text:p>
          </table:table-cell>
          <table:table-cell table:style-name="ce18" table:formula="of:=SUM([.B7:.E7])" office:value-type="time" office:time-value="PT138H40M07.036145125S" calcext:value-type="time">
            <text:p>138:40:07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vg. track playing time</text:p>
          </table:table-cell>
          <table:table-cell table:style-name="ce17" table:formula="of:=[.B7]/[.B6]" office:value-type="time" office:time-value="PT00H03M19.285111647S" calcext:value-type="time">
            <text:p>3:19</text:p>
          </table:table-cell>
          <table:table-cell table:style-name="ce17" table:formula="of:=[.C7]/[.C6]" office:value-type="time" office:time-value="PT00H06M55.738016751S" calcext:value-type="time">
            <text:p>6:56</text:p>
          </table:table-cell>
          <table:table-cell table:style-name="ce17" table:formula="of:=[.D7]/[.D6]" office:value-type="time" office:time-value="PT00H09M01.807599059S" calcext:value-type="time">
            <text:p>9:02</text:p>
          </table:table-cell>
          <table:table-cell table:style-name="ce17" table:formula="of:=[.E7]/[.E6]" office:value-type="time" office:time-value="PT00H05M59.199015603S" calcext:value-type="time">
            <text:p>5:59</text:p>
          </table:table-cell>
          <table:table-cell table:style-name="ce19" table:formula="of:=[.F7]/[.F6]" office:value-type="time" office:time-value="PT00H05M58.111216747S" calcext:value-type="time">
            <text:p>5:58</text:p>
          </table:table-cell>
          <table:table-cell table:number-columns-repeated="1018"/>
        </table:table-row>
        <table:table-row table:style-name="ro2" table:number-rows-repeated="44">
          <table:table-cell table:number-columns-repeated="1024"/>
        </table:table-row>
        <table:table-row table:style-name="ro4">
          <table:table-cell table:style-name="ce9" office:value-type="string" calcext:value-type="string">
            <text:p>Breakdown by composer</text:p>
          </table:table-cell>
          <table:table-cell table:style-name="ce15" table:number-columns-repeated="1023"/>
        </table:table-row>
        <table:table-row table:style-name="ro2" table:number-rows-repeated="44">
          <table:table-cell table:number-columns-repeated="1024"/>
        </table:table-row>
        <table:table-row table:style-name="ro4">
          <table:table-cell table:style-name="ce9" office:value-type="string" calcext:value-type="string">
            <text:p>Breakdown by composers’ nationalities</text:p>
          </table:table-cell>
          <table:table-cell table:style-name="ce15" table:number-columns-repeated="1023"/>
        </table:table-row>
        <table:table-row table:style-name="ro2">
          <table:table-cell/>
          <table:table-cell table:style-name="ce13" office:value-type="string" calcext:value-type="string">
            <text:p>Austria</text:p>
          </table:table-cell>
          <table:table-cell table:style-name="ce13" office:value-type="string" calcext:value-type="string">
            <text:p>Czechia</text:p>
          </table:table-cell>
          <table:table-cell table:style-name="ce13" office:value-type="string" calcext:value-type="string">
            <text:p>Finland</text:p>
          </table:table-cell>
          <table:table-cell table:style-name="ce13" office:value-type="string" calcext:value-type="string">
            <text:p>France</text:p>
          </table:table-cell>
          <table:table-cell table:style-name="ce13" office:value-type="string" calcext:value-type="string">
            <text:p>Germany</text:p>
          </table:table-cell>
          <table:table-cell table:style-name="ce13" office:value-type="string" calcext:value-type="string">
            <text:p>Italy</text:p>
          </table:table-cell>
          <table:table-cell table:style-name="ce13" office:value-type="string" calcext:value-type="string">
            <text:p>Russia</text:p>
          </table:table-cell>
          <table:table-cell table:style-name="ce13" office:value-type="string" calcext:value-type="string">
            <text:p>UK</text:p>
          </table:table-cell>
          <table:table-cell table:style-name="ce13" office:value-type="string" calcext:value-type="string">
            <text:p>USA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Number of tracks</text:p>
          </table:table-cell>
          <table:table-cell table:formula="of:=SUMIF([$Composers.$F$2:.$F$21];[.B99];[$Composers.$H$2:.$H$21])" office:value-type="float" office:value="278" calcext:value-type="float">
            <text:p>278</text:p>
          </table:table-cell>
          <table:table-cell table:formula="of:=SUMIF([$Composers.$F$2:.$F$21];[.C99];[$Composers.$H$2:.$H$21])" office:value-type="float" office:value="63" calcext:value-type="float">
            <text:p>63</text:p>
          </table:table-cell>
          <table:table-cell table:formula="of:=SUMIF([$Composers.$F$2:.$F$21];[.D99];[$Composers.$H$2:.$H$21])" office:value-type="float" office:value="28" calcext:value-type="float">
            <text:p>28</text:p>
          </table:table-cell>
          <table:table-cell table:formula="of:=SUMIF([$Composers.$F$2:.$F$21];[.E99];[$Composers.$H$2:.$H$21])" office:value-type="float" office:value="41" calcext:value-type="float">
            <text:p>41</text:p>
          </table:table-cell>
          <table:table-cell table:formula="of:=SUMIF([$Composers.$F$2:.$F$21];[.F99];[$Composers.$H$2:.$H$21])" office:value-type="float" office:value="332" calcext:value-type="float">
            <text:p>332</text:p>
          </table:table-cell>
          <table:table-cell table:formula="of:=SUMIF([$Composers.$F$2:.$F$21];[.G99];[$Composers.$H$2:.$H$21])" office:value-type="float" office:value="218" calcext:value-type="float">
            <text:p>218</text:p>
          </table:table-cell>
          <table:table-cell table:formula="of:=SUMIF([$Composers.$F$2:.$F$21];[.H99];[$Composers.$H$2:.$H$21])" office:value-type="float" office:value="320" calcext:value-type="float">
            <text:p>320</text:p>
          </table:table-cell>
          <table:table-cell table:formula="of:=SUMIF([$Composers.$F$2:.$F$21];[.I99];[$Composers.$H$2:.$H$21])" office:value-type="float" office:value="92" calcext:value-type="float">
            <text:p>92</text:p>
          </table:table-cell>
          <table:table-cell table:formula="of:=SUMIF([$Composers.$F$2:.$F$21];[.J99];[$Composers.$H$2:.$H$21])" office:value-type="float" office:value="22" calcext:value-type="float">
            <text:p>22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Playing time</text:p>
          </table:table-cell>
          <table:table-cell table:style-name="ce16" table:formula="of:=SUMIF([$Composers.$F$2:.$F$21];[.B99];[$Composers.$I$2:.$I$21])" office:value-type="time" office:time-value="PT32H31M22.995963719S" calcext:value-type="time">
            <text:p>32:31:23</text:p>
          </table:table-cell>
          <table:table-cell table:style-name="ce16" table:formula="of:=SUMIF([$Composers.$F$2:.$F$21];[.C99];[$Composers.$I$2:.$I$21])" office:value-type="time" office:time-value="PT10H08M38.127029478S" calcext:value-type="time">
            <text:p>10:08:38</text:p>
          </table:table-cell>
          <table:table-cell table:style-name="ce16" table:formula="of:=SUMIF([$Composers.$F$2:.$F$21];[.D99];[$Composers.$I$2:.$I$21])" office:value-type="time" office:time-value="PT04H40M08.23324263S" calcext:value-type="time">
            <text:p>4:40:08</text:p>
          </table:table-cell>
          <table:table-cell table:style-name="ce16" table:formula="of:=SUMIF([$Composers.$F$2:.$F$21];[.E99];[$Composers.$I$2:.$I$21])" office:value-type="time" office:time-value="PT04H44M50.264104308S" calcext:value-type="time">
            <text:p>4:44:50</text:p>
          </table:table-cell>
          <table:table-cell table:style-name="ce16" table:formula="of:=SUMIF([$Composers.$F$2:.$F$21];[.F99];[$Composers.$I$2:.$I$21])" office:value-type="time" office:time-value="PT33H18M13.73893424S" calcext:value-type="time">
            <text:p>33:18:14</text:p>
          </table:table-cell>
          <table:table-cell table:style-name="ce16" table:formula="of:=SUMIF([$Composers.$F$2:.$F$21];[.G99];[$Composers.$I$2:.$I$21])" office:value-type="time" office:time-value="PT08H49M44.662993197S" calcext:value-type="time">
            <text:p>8:49:45</text:p>
          </table:table-cell>
          <table:table-cell table:style-name="ce16" table:formula="of:=SUMIF([$Composers.$F$2:.$F$21];[.H99];[$Composers.$I$2:.$I$21])" office:value-type="time" office:time-value="PT33H36M29.008548753S" calcext:value-type="time">
            <text:p>33:36:29</text:p>
          </table:table-cell>
          <table:table-cell table:style-name="ce16" table:formula="of:=SUMIF([$Composers.$F$2:.$F$21];[.I99];[$Composers.$I$2:.$I$21])" office:value-type="time" office:time-value="PT08H15M24.811995465S" calcext:value-type="time">
            <text:p>8:15:25</text:p>
          </table:table-cell>
          <table:table-cell table:style-name="ce16" table:formula="of:=SUMIF([$Composers.$F$2:.$F$21];[.J99];[$Composers.$I$2:.$I$21])" office:value-type="time" office:time-value="PT02H35M15.193333333S" calcext:value-type="time">
            <text:p>2:35:15</text:p>
          </table:table-cell>
          <table:table-cell table:number-columns-repeated="1014"/>
        </table:table-row>
        <table:table-row table:style-name="ro2" table:number-rows-repeated="23">
          <table:table-cell table:number-columns-repeated="1024"/>
        </table:table-row>
        <table:table-row table:style-name="ro4">
          <table:table-cell table:style-name="ce9" office:value-type="string" calcext:value-type="string">
            <text:p>Breakdown by playing time</text:p>
          </table:table-cell>
          <table:table-cell table:style-name="ce15"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3" office:value-type="string" calcext:value-type="string">
            <text:p>Playing time in minutes</text:p>
          </table:table-cell>
          <table:table-cell table:style-name="ce13" office:value-type="string" calcext:value-type="string">
            <text:p>Number of tracks</text:p>
          </table:table-cell>
          <table:table-cell table:number-columns-repeated="1022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COUNTIFS([$Tracks.$C$2:.$C$2000]; &quot;&gt;=&quot;&amp;60*[.A129]; [$Tracks.$C$2:.$C$2000]; &quot;&lt;&quot;&amp;60*[.A130])" office:value-type="float" office:value="35" calcext:value-type="float">
            <text:p>35</text:p>
          </table:table-cell>
          <table:table-cell table:number-columns-repeated="1022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COUNTIFS([$Tracks.$C$2:.$C$2000]; &quot;&gt;=&quot;&amp;60*[.A130]; [$Tracks.$C$2:.$C$2000]; &quot;&lt;&quot;&amp;60*[.A131])" office:value-type="float" office:value="175" calcext:value-type="float">
            <text:p>175</text:p>
          </table:table-cell>
          <table:table-cell table:number-columns-repeated="1022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OUNTIFS([$Tracks.$C$2:.$C$2000]; &quot;&gt;=&quot;&amp;60*[.A131]; [$Tracks.$C$2:.$C$2000]; &quot;&lt;&quot;&amp;60*[.A132])" office:value-type="float" office:value="201" calcext:value-type="float">
            <text:p>201</text:p>
          </table:table-cell>
          <table:table-cell table:number-columns-repeated="1022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COUNTIFS([$Tracks.$C$2:.$C$2000]; &quot;&gt;=&quot;&amp;60*[.A132]; [$Tracks.$C$2:.$C$2000]; &quot;&lt;&quot;&amp;60*[.A133])" office:value-type="float" office:value="179" calcext:value-type="float">
            <text:p>179</text:p>
          </table:table-cell>
          <table:table-cell table:number-columns-repeated="1022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COUNTIFS([$Tracks.$C$2:.$C$2000]; &quot;&gt;=&quot;&amp;60*[.A133]; [$Tracks.$C$2:.$C$2000]; &quot;&lt;&quot;&amp;60*[.A134])" office:value-type="float" office:value="147" calcext:value-type="float">
            <text:p>147</text:p>
          </table:table-cell>
          <table:table-cell table:number-columns-repeated="1022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COUNTIFS([$Tracks.$C$2:.$C$2000]; &quot;&gt;=&quot;&amp;60*[.A134]; [$Tracks.$C$2:.$C$2000]; &quot;&lt;&quot;&amp;60*[.A135])" office:value-type="float" office:value="134" calcext:value-type="float">
            <text:p>134</text:p>
          </table:table-cell>
          <table:table-cell table:number-columns-repeated="1022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COUNTIFS([$Tracks.$C$2:.$C$2000]; &quot;&gt;=&quot;&amp;60*[.A135]; [$Tracks.$C$2:.$C$2000]; &quot;&lt;&quot;&amp;60*[.A136])" office:value-type="float" office:value="98" calcext:value-type="float">
            <text:p>98</text:p>
          </table:table-cell>
          <table:table-cell table:number-columns-repeated="1022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COUNTIFS([$Tracks.$C$2:.$C$2000]; &quot;&gt;=&quot;&amp;60*[.A136]; [$Tracks.$C$2:.$C$2000]; &quot;&lt;&quot;&amp;60*[.A137])" office:value-type="float" office:value="76" calcext:value-type="float">
            <text:p>76</text:p>
          </table:table-cell>
          <table:table-cell table:number-columns-repeated="1022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COUNTIFS([$Tracks.$C$2:.$C$2000]; &quot;&gt;=&quot;&amp;60*[.A137]; [$Tracks.$C$2:.$C$2000]; &quot;&lt;&quot;&amp;60*[.A138])" office:value-type="float" office:value="65" calcext:value-type="float">
            <text:p>65</text:p>
          </table:table-cell>
          <table:table-cell table:number-columns-repeated="1022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COUNTIFS([$Tracks.$C$2:.$C$2000]; &quot;&gt;=&quot;&amp;60*[.A138]; [$Tracks.$C$2:.$C$2000]; &quot;&lt;&quot;&amp;60*[.A139])" office:value-type="float" office:value="70" calcext:value-type="float">
            <text:p>70</text:p>
          </table:table-cell>
          <table:table-cell table:number-columns-repeated="1022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COUNTIFS([$Tracks.$C$2:.$C$2000]; &quot;&gt;=&quot;&amp;60*[.A139]; [$Tracks.$C$2:.$C$2000]; &quot;&lt;&quot;&amp;60*[.A140])" office:value-type="float" office:value="37" calcext:value-type="float">
            <text:p>37</text:p>
          </table:table-cell>
          <table:table-cell table:number-columns-repeated="1022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COUNTIFS([$Tracks.$C$2:.$C$2000]; &quot;&gt;=&quot;&amp;60*[.A140]; [$Tracks.$C$2:.$C$2000]; &quot;&lt;&quot;&amp;60*[.A141])" office:value-type="float" office:value="39" calcext:value-type="float">
            <text:p>39</text:p>
          </table:table-cell>
          <table:table-cell table:number-columns-repeated="1022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COUNTIFS([$Tracks.$C$2:.$C$2000]; &quot;&gt;=&quot;&amp;60*[.A141]; [$Tracks.$C$2:.$C$2000]; &quot;&lt;&quot;&amp;60*[.A142])" office:value-type="float" office:value="28" calcext:value-type="float">
            <text:p>28</text:p>
          </table:table-cell>
          <table:table-cell table:number-columns-repeated="1022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COUNTIFS([$Tracks.$C$2:.$C$2000]; &quot;&gt;=&quot;&amp;60*[.A142]; [$Tracks.$C$2:.$C$2000]; &quot;&lt;&quot;&amp;60*[.A143])" office:value-type="float" office:value="23" calcext:value-type="float">
            <text:p>23</text:p>
          </table:table-cell>
          <table:table-cell table:number-columns-repeated="1022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COUNTIFS([$Tracks.$C$2:.$C$2000]; &quot;&gt;=&quot;&amp;60*[.A143]; [$Tracks.$C$2:.$C$2000]; &quot;&lt;&quot;&amp;60*[.A144])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COUNTIFS([$Tracks.$C$2:.$C$2000]; &quot;&gt;=&quot;&amp;60*[.A144]; [$Tracks.$C$2:.$C$2000]; &quot;&lt;&quot;&amp;60*[.A145])" office:value-type="float" office:value="13" calcext:value-type="float">
            <text:p>13</text:p>
          </table:table-cell>
          <table:table-cell table:number-columns-repeated="1022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COUNTIFS([$Tracks.$C$2:.$C$2000]; &quot;&gt;=&quot;&amp;60*[.A145]; [$Tracks.$C$2:.$C$2000]; &quot;&lt;&quot;&amp;60*[.A146])" office:value-type="float" office:value="11" calcext:value-type="float">
            <text:p>11</text:p>
          </table:table-cell>
          <table:table-cell table:number-columns-repeated="1022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COUNTIFS([$Tracks.$C$2:.$C$2000]; &quot;&gt;=&quot;&amp;60*[.A146]; [$Tracks.$C$2:.$C$2000]; &quot;&lt;&quot;&amp;60*[.A147])" office:value-type="float" office:value="13" calcext:value-type="float">
            <text:p>13</text:p>
          </table:table-cell>
          <table:table-cell table:number-columns-repeated="1022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COUNTIFS([$Tracks.$C$2:.$C$2000]; &quot;&gt;=&quot;&amp;60*[.A147]; [$Tracks.$C$2:.$C$2000]; &quot;&lt;&quot;&amp;60*[.A148])"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COUNTIFS([$Tracks.$C$2:.$C$2000]; &quot;&gt;=&quot;&amp;60*[.A148]; [$Tracks.$C$2:.$C$2000]; &quot;&lt;&quot;&amp;60*[.A149])" office:value-type="float" office:value="9" calcext:value-type="float">
            <text:p>9</text:p>
          </table:table-cell>
          <table:table-cell table:number-columns-repeated="1022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COUNTIFS([$Tracks.$C$2:.$C$2000]; &quot;&gt;=&quot;&amp;60*[.A149]; [$Tracks.$C$2:.$C$2000]; &quot;&lt;&quot;&amp;60*[.A150])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COUNTIFS([$Tracks.$C$2:.$C$2000]; &quot;&gt;=&quot;&amp;60*[.A150]; [$Tracks.$C$2:.$C$2000]; &quot;&lt;&quot;&amp;60*[.A151])" office:value-type="float" office:value="3" calcext:value-type="float">
            <text:p>3</text:p>
          </table:table-cell>
          <table:table-cell table:number-columns-repeated="1022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COUNTIFS([$Tracks.$C$2:.$C$2000]; &quot;&gt;=&quot;&amp;60*[.A151]; [$Tracks.$C$2:.$C$2000]; &quot;&lt;&quot;&amp;60*[.A152])"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COUNTIFS([$Tracks.$C$2:.$C$2000]; &quot;&gt;=&quot;&amp;60*[.A152]; [$Tracks.$C$2:.$C$2000]; &quot;&lt;&quot;&amp;60*[.A153])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COUNTIFS([$Tracks.$C$2:.$C$2000]; &quot;&gt;=&quot;&amp;60*[.A153]; [$Tracks.$C$2:.$C$2000]; &quot;&lt;&quot;&amp;60*[.A154])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COUNTIFS([$Tracks.$C$2:.$C$2000]; &quot;&gt;=&quot;&amp;60*[.A154]; [$Tracks.$C$2:.$C$2000]; &quot;&lt;&quot;&amp;60*[.A155])"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COUNTIFS([$Tracks.$C$2:.$C$2000]; &quot;&gt;=&quot;&amp;60*[.A155]; [$Tracks.$C$2:.$C$2000]; &quot;&lt;&quot;&amp;60*[.A156])" office:value-type="float" office:value="3" calcext:value-type="float">
            <text:p>3</text:p>
          </table:table-cell>
          <table:table-cell table:number-columns-repeated="1022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COUNTIFS([$Tracks.$C$2:.$C$2000]; &quot;&gt;=&quot;&amp;60*[.A156]; [$Tracks.$C$2:.$C$2000]; &quot;&lt;&quot;&amp;60*[.A157])"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COUNTIFS([$Tracks.$C$2:.$C$2000]; &quot;&gt;=&quot;&amp;60*[.A157]; [$Tracks.$C$2:.$C$2000]; &quot;&lt;&quot;&amp;60*[.A158])"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COUNTIFS([$Tracks.$C$2:.$C$2000]; &quot;&gt;=&quot;&amp;60*[.A158]; [$Tracks.$C$2:.$C$2000]; &quot;&lt;&quot;&amp;60*[.A159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COUNTIFS([$Tracks.$C$2:.$C$2000]; &quot;&gt;=&quot;&amp;60*[.A159]; [$Tracks.$C$2:.$C$2000]; &quot;&lt;&quot;&amp;60*[.A160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COUNTIFS([$Tracks.$C$2:.$C$2000]; &quot;&gt;=&quot;&amp;60*[.A160]; [$Tracks.$C$2:.$C$2000]; &quot;&lt;&quot;&amp;60*[.A161])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COUNTIFS([$Tracks.$C$2:.$C$2000]; &quot;&gt;=&quot;&amp;60*[.A161]; [$Tracks.$C$2:.$C$2000]; &quot;&lt;&quot;&amp;60*[.A162])"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COUNTIFS([$Tracks.$C$2:.$C$2000]; &quot;&gt;=&quot;&amp;60*[.A162]; [$Tracks.$C$2:.$C$2000]; &quot;&lt;&quot;&amp;60*[.A163])"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COUNTIFS([$Tracks.$C$2:.$C$2000]; &quot;&gt;=&quot;&amp;60*[.A163]; [$Tracks.$C$2:.$C$2000]; &quot;&lt;&quot;&amp;60*[.A164])"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COUNTIFS([$Tracks.$C$2:.$C$2000]; &quot;&gt;=&quot;&amp;60*[.A164]; [$Tracks.$C$2:.$C$2000]; &quot;&lt;&quot;&amp;60*[.A165])" office:value-type="float" office:value="0" calcext:value-type="float">
            <text:p>0</text:p>
          </table:table-cell>
          <table:table-cell table:number-columns-repeated="1022"/>
        </table:table-row>
      </table:table>
      <table:table table:name="Composers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12"/>
        <table:table-column table:style-name="co20" table:default-cell-style-name="ce12"/>
        <table:table-column table:style-name="co21" table:default-cell-style-name="ce12"/>
        <table:table-column table:style-name="co20" table:default-cell-style-name="ce12"/>
        <table:table-column table:style-name="co8" table:number-columns-repeated="1010" table:default-cell-style-name="Default"/>
        <table:table-row table:style-name="ro2"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Short name</text:p>
          </table:table-cell>
          <table:table-cell table:style-name="ce10" office:value-type="string" calcext:value-type="string">
            <text:p>Born</text:p>
          </table:table-cell>
          <table:table-cell table:style-name="ce10" office:value-type="string" calcext:value-type="string">
            <text:p>Died</text:p>
          </table:table-cell>
          <table:table-cell table:style-name="ce10" office:value-type="string" calcext:value-type="string">
            <text:p>Country</text:p>
          </table:table-cell>
          <table:table-cell table:style-name="ce10" office:value-type="string" calcext:value-type="string">
            <text:p>Approx. period</text:p>
          </table:table-cell>
          <table:table-cell table:style-name="ce10" office:value-type="string" calcext:value-type="string">
            <text:p>Tracks</text:p>
          </table:table-cell>
          <table:table-cell table:style-name="ce10" office:value-type="string" calcext:value-type="string">
            <text:p>Playing time</text:p>
          </table:table-cell>
          <table:table-cell table:style-name="ce10" office:value-type="string" calcext:value-type="string">
            <text:p>Time/track</text:p>
          </table:table-cell>
          <table:table-cell table:style-name="ce11" office:value-type="string" calcext:value-type="string">
            <text:p>Colour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G</text:p>
          </table:table-cell>
          <table:table-cell table:style-name="ce11" office:value-type="string" calcext:value-type="string">
            <text:p>B</text:p>
          </table:table-cell>
          <table:table-cell table:style-name="ce10" table:number-columns-repeated="1010"/>
        </table:table-row>
        <table:table-row table:style-name="ro2">
          <table:table-cell office:value-type="string" calcext:value-type="string">
            <text:p>corelli</text:p>
          </table:table-cell>
          <table:table-cell office:value-type="string" calcext:value-type="string">
            <text:p>Arcangelo Corelli</text:p>
          </table:table-cell>
          <table:table-cell office:value-type="string" calcext:value-type="string">
            <text:p>Corelli</text:p>
          </table:table-cell>
          <table:table-cell office:value-type="float" office:value="1653" calcext:value-type="float">
            <text:p>1653</text:p>
          </table:table-cell>
          <table:table-cell office:value-type="float" office:value="1713" calcext:value-type="float">
            <text:p>1713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aroque</text:p>
          </table:table-cell>
          <table:table-cell table:formula="of:=COUNTIF([$Tracks.$E$2:.$E$2000]; [.A2])" office:value-type="float" office:value="130" calcext:value-type="float">
            <text:p>130</text:p>
          </table:table-cell>
          <table:table-cell table:style-name="ce6" table:formula="of:=SUMIF([$Tracks.$E$2:.$E$2000]; [.A2]; [$Tracks.$C$2:.$C$2000])/(24*60*60)" office:value-type="time" office:time-value="PT04H26M14.226054422S" calcext:value-type="time">
            <text:p>4:26:14</text:p>
          </table:table-cell>
          <table:table-cell table:style-name="ce7" table:formula="of:=[.I2]/[.H2]" office:value-type="time" office:time-value="PT00H02M02.878661957S" calcext:value-type="time">
            <text:p>2:03</text:p>
          </table:table-cell>
          <table:table-cell table:formula="of:=ORG.LIBREOFFICE.COLOR([.L2]; [.M2]; [.N2])" office:value-type="float" office:value="5741852" calcext:value-type="float">
            <text:p>5741852</text:p>
          </table:table-cell>
          <table:table-cell office:value-type="float" office:value="87" calcext:value-type="float">
            <text:p>87</text:p>
          </table:table-cell>
          <table:table-cell office:value-type="float" office:value="157" calcext:value-type="float">
            <text:p>157</text:p>
          </table:table-cell>
          <table:table-cell office:value-type="float" office:value="28" calcext:value-type="float">
            <text:p>2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vivaldi</text:p>
          </table:table-cell>
          <table:table-cell office:value-type="string" calcext:value-type="string">
            <text:p>Antonio Vivaldi</text:p>
          </table:table-cell>
          <table:table-cell office:value-type="string" calcext:value-type="string">
            <text:p>Vivaldi</text:p>
          </table:table-cell>
          <table:table-cell office:value-type="float" office:value="1678" calcext:value-type="float">
            <text:p>1678</text:p>
          </table:table-cell>
          <table:table-cell office:value-type="float" office:value="1741" calcext:value-type="float">
            <text:p>1741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aroque</text:p>
          </table:table-cell>
          <table:table-cell table:formula="of:=COUNTIF([$Tracks.$E$2:.$E$2000]; [.A3])" office:value-type="float" office:value="88" calcext:value-type="float">
            <text:p>88</text:p>
          </table:table-cell>
          <table:table-cell table:style-name="ce6" table:formula="of:=SUMIF([$Tracks.$E$2:.$E$2000]; [.A3]; [$Tracks.$C$2:.$C$2000])/(24*60*60)" office:value-type="time" office:time-value="PT04H23M30.436938776S" calcext:value-type="time">
            <text:p>4:23:30</text:p>
          </table:table-cell>
          <table:table-cell table:style-name="ce7" table:formula="of:=[.I3]/[.H3]" office:value-type="time" office:time-value="PT00H02M59.664056122S" calcext:value-type="time">
            <text:p>3:00</text:p>
          </table:table-cell>
          <table:table-cell table:formula="of:=ORG.LIBREOFFICE.COLOR([.L3]; [.M3]; [.N3])" office:value-type="float" office:value="4554006" calcext:value-type="float">
            <text:p>4554006</text:p>
          </table:table-cell>
          <table:table-cell office:value-type="float" office:value="69" calcext:value-type="float">
            <text:p>69</text:p>
          </table:table-cell>
          <table:table-cell office:value-type="float" office:value="125" calcext:value-type="float">
            <text:p>125</text:p>
          </table:table-cell>
          <table:table-cell office:value-type="float" office:value="22" calcext:value-type="float">
            <text:p>2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elemann</text:p>
          </table:table-cell>
          <table:table-cell office:value-type="string" calcext:value-type="string">
            <text:p>Georg Philipp Telemann</text:p>
          </table:table-cell>
          <table:table-cell office:value-type="string" calcext:value-type="string">
            <text:p>Telemann</text:p>
          </table:table-cell>
          <table:table-cell office:value-type="float" office:value="1681" calcext:value-type="float">
            <text:p>1681</text:p>
          </table:table-cell>
          <table:table-cell office:value-type="float" office:value="1767" calcext:value-type="float">
            <text:p>1767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roque</text:p>
          </table:table-cell>
          <table:table-cell table:formula="of:=COUNTIF([$Tracks.$E$2:.$E$2000]; [.A4])" office:value-type="float" office:value="41" calcext:value-type="float">
            <text:p>41</text:p>
          </table:table-cell>
          <table:table-cell table:style-name="ce6" table:formula="of:=SUMIF([$Tracks.$E$2:.$E$2000]; [.A4]; [$Tracks.$C$2:.$C$2000])/(24*60*60)" office:value-type="time" office:time-value="PT02H25M37.123265306S" calcext:value-type="time">
            <text:p>2:25:37</text:p>
          </table:table-cell>
          <table:table-cell table:style-name="ce7" table:formula="of:=[.I4]/[.H4]" office:value-type="time" office:time-value="PT00H03M33.100567446S" calcext:value-type="time">
            <text:p>3:33</text:p>
          </table:table-cell>
          <table:table-cell table:formula="of:=ORG.LIBREOFFICE.COLOR([.L4]; [.M4]; [.N4])" office:value-type="float" office:value="3630097" calcext:value-type="float">
            <text:p>3630097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ach</text:p>
          </table:table-cell>
          <table:table-cell office:value-type="string" calcext:value-type="string">
            <text:p>Johann Sebastian Bach</text:p>
          </table:table-cell>
          <table:table-cell office:value-type="string" calcext:value-type="string">
            <text:p>Bach</text:p>
          </table:table-cell>
          <table:table-cell office:value-type="float" office:value="1685" calcext:value-type="float">
            <text:p>168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roque</text:p>
          </table:table-cell>
          <table:table-cell table:formula="of:=COUNTIF([$Tracks.$E$2:.$E$2000]; [.A5])" office:value-type="float" office:value="135" calcext:value-type="float">
            <text:p>135</text:p>
          </table:table-cell>
          <table:table-cell table:style-name="ce6" table:formula="of:=SUMIF([$Tracks.$E$2:.$E$2000]; [.A5]; [$Tracks.$C$2:.$C$2000])/(24*60*60)" office:value-type="time" office:time-value="PT10H51M15.702562358S" calcext:value-type="time">
            <text:p>10:51:16</text:p>
          </table:table-cell>
          <table:table-cell table:style-name="ce7" table:formula="of:=[.I5]/[.H5]" office:value-type="time" office:time-value="PT00H04M49.44964861S" calcext:value-type="time">
            <text:p>4:49</text:p>
          </table:table-cell>
          <table:table-cell table:formula="of:=ORG.LIBREOFFICE.COLOR([.L5]; [.M5]; [.N5])" office:value-type="float" office:value="2904077" calcext:value-type="float">
            <text:p>2904077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andel</text:p>
          </table:table-cell>
          <table:table-cell office:value-type="string" calcext:value-type="string">
            <text:p>Georg Friedrich Handel</text:p>
          </table:table-cell>
          <table:table-cell office:value-type="string" calcext:value-type="string">
            <text:p>Handel</text:p>
          </table:table-cell>
          <table:table-cell office:value-type="float" office:value="1685" calcext:value-type="float">
            <text:p>1685</text:p>
          </table:table-cell>
          <table:table-cell office:value-type="float" office:value="1759" calcext:value-type="float">
            <text:p>1759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Baroque</text:p>
          </table:table-cell>
          <table:table-cell table:formula="of:=COUNTIF([$Tracks.$E$2:.$E$2000]; [.A6])" office:value-type="float" office:value="38" calcext:value-type="float">
            <text:p>38</text:p>
          </table:table-cell>
          <table:table-cell table:style-name="ce6" table:formula="of:=SUMIF([$Tracks.$E$2:.$E$2000]; [.A6]; [$Tracks.$C$2:.$C$2000])/(24*60*60)" office:value-type="time" office:time-value="PT01H48M13.679410431S" calcext:value-type="time">
            <text:p>1:48:14</text:p>
          </table:table-cell>
          <table:table-cell table:style-name="ce7" table:formula="of:=[.I6]/[.H6]" office:value-type="time" office:time-value="PT00H02M50.886300274S" calcext:value-type="time">
            <text:p>2:51</text:p>
          </table:table-cell>
          <table:table-cell table:formula="of:=ORG.LIBREOFFICE.COLOR([.L6]; [.M6]; [.N6])" office:value-type="float" office:value="2310154" calcext:value-type="float">
            <text:p>2310154</text:p>
          </table:table-cell>
          <table:table-cell office:value-type="float" office:value="35" calcext:value-type="float">
            <text:p>35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aydn</text:p>
          </table:table-cell>
          <table:table-cell office:value-type="string" calcext:value-type="string">
            <text:p>Joseph Haydn</text:p>
          </table:table-cell>
          <table:table-cell office:value-type="string" calcext:value-type="string">
            <text:p>Haydn</text:p>
          </table:table-cell>
          <table:table-cell office:value-type="float" office:value="1732" calcext:value-type="float">
            <text:p>1732</text:p>
          </table:table-cell>
          <table:table-cell office:value-type="float" office:value="1809" calcext:value-type="float">
            <text:p>1809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Classical</text:p>
          </table:table-cell>
          <table:table-cell table:formula="of:=COUNTIF([$Tracks.$E$2:.$E$2000]; [.A7])" office:value-type="float" office:value="69" calcext:value-type="float">
            <text:p>69</text:p>
          </table:table-cell>
          <table:table-cell table:style-name="ce6" table:formula="of:=SUMIF([$Tracks.$E$2:.$E$2000]; [.A7]; [$Tracks.$C$2:.$C$2000])/(24*60*60)" office:value-type="time" office:time-value="PT07H25M26.800907029S" calcext:value-type="time">
            <text:p>7:25:27</text:p>
          </table:table-cell>
          <table:table-cell table:style-name="ce7" table:formula="of:=[.I7]/[.H7]" office:value-type="time" office:time-value="PT00H06M27.344940682S" calcext:value-type="time">
            <text:p>6:27</text:p>
          </table:table-cell>
          <table:table-cell table:formula="of:=ORG.LIBREOFFICE.COLOR([.L7]; [.M7]; [.N7])" office:value-type="float" office:value="34001" calcext:value-type="float">
            <text:p>34001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209" calcext:value-type="float">
            <text:p>20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ozart</text:p>
          </table:table-cell>
          <table:table-cell office:value-type="string" calcext:value-type="string">
            <text:p>Wolfgang Amadeus Mozart</text:p>
          </table:table-cell>
          <table:table-cell office:value-type="string" calcext:value-type="string">
            <text:p>Mozart</text:p>
          </table:table-cell>
          <table:table-cell office:value-type="float" office:value="1756" calcext:value-type="float">
            <text:p>1756</text:p>
          </table:table-cell>
          <table:table-cell office:value-type="float" office:value="1791" calcext:value-type="float">
            <text:p>1791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Classical</text:p>
          </table:table-cell>
          <table:table-cell table:formula="of:=COUNTIF([$Tracks.$E$2:.$E$2000]; [.A8])" office:value-type="float" office:value="186" calcext:value-type="float">
            <text:p>186</text:p>
          </table:table-cell>
          <table:table-cell table:style-name="ce6" table:formula="of:=SUMIF([$Tracks.$E$2:.$E$2000]; [.A8]; [$Tracks.$C$2:.$C$2000])/(24*60*60)" office:value-type="time" office:time-value="PT19H05M27.122380952S" calcext:value-type="time">
            <text:p>19:05:27</text:p>
          </table:table-cell>
          <table:table-cell table:style-name="ce7" table:formula="of:=[.I8]/[.H8]" office:value-type="time" office:time-value="PT00H06M09.500657962S" calcext:value-type="time">
            <text:p>6:10</text:p>
          </table:table-cell>
          <table:table-cell table:formula="of:=ORG.LIBREOFFICE.COLOR([.L8]; [.M8]; [.N8])" office:value-type="float" office:value="23698" calcext:value-type="float">
            <text:p>23698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46" calcext:value-type="float">
            <text:p>14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eethoven</text:p>
          </table:table-cell>
          <table:table-cell office:value-type="string" calcext:value-type="string">
            <text:p>Ludwig van Beethoven</text:p>
          </table:table-cell>
          <table:table-cell office:value-type="string" calcext:value-type="string">
            <text:p>Beethoven</text:p>
          </table:table-cell>
          <table:table-cell office:value-type="float" office:value="1770" calcext:value-type="float">
            <text:p>1770</text:p>
          </table:table-cell>
          <table:table-cell office:value-type="float" office:value="1827" calcext:value-type="float">
            <text:p>1827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Classical (late)</text:p>
          </table:table-cell>
          <table:table-cell table:formula="of:=COUNTIF([$Tracks.$E$2:.$E$2000]; [.A9])" office:value-type="float" office:value="68" calcext:value-type="float">
            <text:p>68</text:p>
          </table:table-cell>
          <table:table-cell table:style-name="ce6" table:formula="of:=SUMIF([$Tracks.$E$2:.$E$2000]; [.A9]; [$Tracks.$C$2:.$C$2000])/(24*60*60)" office:value-type="time" office:time-value="PT10H47M09.456122449S" calcext:value-type="time">
            <text:p>10:47:09</text:p>
          </table:table-cell>
          <table:table-cell table:style-name="ce7" table:formula="of:=[.I9]/[.H9]" office:value-type="time" office:time-value="PT00H09M31.021413565S" calcext:value-type="time">
            <text:p>9:31</text:p>
          </table:table-cell>
          <table:table-cell table:formula="of:=ORG.LIBREOFFICE.COLOR([.L9]; [.M9]; [.N9])" office:value-type="float" office:value="16486" calcext:value-type="float">
            <text:p>16486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02" calcext:value-type="float">
            <text:p>10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ahms</text:p>
          </table:table-cell>
          <table:table-cell office:value-type="string" calcext:value-type="string">
            <text:p>Johannes Brahms</text:p>
          </table:table-cell>
          <table:table-cell office:value-type="string" calcext:value-type="string">
            <text:p>Brahms</text:p>
          </table:table-cell>
          <table:table-cell office:value-type="float" office:value="1833" calcext:value-type="float">
            <text:p>1833</text:p>
          </table:table-cell>
          <table:table-cell office:value-type="float" office:value="1897" calcext:value-type="float">
            <text:p>1897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Romantic</text:p>
          </table:table-cell>
          <table:table-cell table:formula="of:=COUNTIF([$Tracks.$E$2:.$E$2000]; [.A10])" office:value-type="float" office:value="52" calcext:value-type="float">
            <text:p>52</text:p>
          </table:table-cell>
          <table:table-cell table:style-name="ce6" table:formula="of:=SUMIF([$Tracks.$E$2:.$E$2000]; [.A10]; [$Tracks.$C$2:.$C$2000])/(24*60*60)" office:value-type="time" office:time-value="PT06H48M02.634943311S" calcext:value-type="time">
            <text:p>6:48:03</text:p>
          </table:table-cell>
          <table:table-cell table:style-name="ce7" table:formula="of:=[.I10]/[.H10]" office:value-type="time" office:time-value="PT00H07M50.819902756S" calcext:value-type="time">
            <text:p>7:51</text:p>
          </table:table-cell>
          <table:table-cell table:formula="of:=ORG.LIBREOFFICE.COLOR([.L10]; [.M10]; [.N10])" office:value-type="float" office:value="16765728" calcext:value-type="float">
            <text:p>16765728</text:p>
          </table:table-cell>
          <table:table-cell office:value-type="float" office:value="255" calcext:value-type="float">
            <text:p>255</text:p>
          </table:table-cell>
          <table:table-cell office:value-type="float" office:value="211" calcext:value-type="float">
            <text:p>211</text:p>
          </table:table-cell>
          <table:table-cell office:value-type="float" office:value="32" calcext:value-type="float">
            <text:p>3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chaikovsky</text:p>
          </table:table-cell>
          <table:table-cell office:value-type="string" calcext:value-type="string">
            <text:p>Pyotr Ilyich Tchaikovsky</text:p>
          </table:table-cell>
          <table:table-cell office:value-type="string" calcext:value-type="string">
            <text:p>Tchaikovsky</text:p>
          </table:table-cell>
          <table:table-cell office:value-type="float" office:value="1840" calcext:value-type="float">
            <text:p>1840</text:p>
          </table:table-cell>
          <table:table-cell office:value-type="float" office:value="1893" calcext:value-type="float">
            <text:p>189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omantic</text:p>
          </table:table-cell>
          <table:table-cell table:formula="of:=COUNTIF([$Tracks.$E$2:.$E$2000]; [.A11])" office:value-type="float" office:value="50" calcext:value-type="float">
            <text:p>50</text:p>
          </table:table-cell>
          <table:table-cell table:style-name="ce6" table:formula="of:=SUMIF([$Tracks.$E$2:.$E$2000]; [.A11]; [$Tracks.$C$2:.$C$2000])/(24*60*60)" office:value-type="time" office:time-value="PT06H33M38.851269841S" calcext:value-type="time">
            <text:p>6:33:39</text:p>
          </table:table-cell>
          <table:table-cell table:style-name="ce7" table:formula="of:=[.I11]/[.H11]" office:value-type="time" office:time-value="PT00H07M52.377025397S" calcext:value-type="time">
            <text:p>7:52</text:p>
          </table:table-cell>
          <table:table-cell table:formula="of:=ORG.LIBREOFFICE.COLOR([.L11]; [.M11]; [.N11])" office:value-type="float" office:value="13412377" calcext:value-type="float">
            <text:p>13412377</text:p>
          </table:table-cell>
          <table:table-cell office:value-type="float" office:value="204" calcext:value-type="float">
            <text:p>204</text:p>
          </table:table-cell>
          <table:table-cell office:value-type="float" office:value="168" calcext:value-type="float">
            <text:p>168</text:p>
          </table:table-cell>
          <table:table-cell office:value-type="float" office:value="25" calcext:value-type="float">
            <text:p>2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vorak</text:p>
          </table:table-cell>
          <table:table-cell office:value-type="string" calcext:value-type="string">
            <text:p>Antonin Dvořák</text:p>
          </table:table-cell>
          <table:table-cell office:value-type="string" calcext:value-type="string">
            <text:p>Dvořák</text:p>
          </table:table-cell>
          <table:table-cell office:value-type="float" office:value="1841" calcext:value-type="float">
            <text:p>1841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Czechia</text:p>
          </table:table-cell>
          <table:table-cell office:value-type="string" calcext:value-type="string">
            <text:p>Romantic</text:p>
          </table:table-cell>
          <table:table-cell table:formula="of:=COUNTIF([$Tracks.$E$2:.$E$2000]; [.A12])" office:value-type="float" office:value="63" calcext:value-type="float">
            <text:p>63</text:p>
          </table:table-cell>
          <table:table-cell table:style-name="ce6" table:formula="of:=SUMIF([$Tracks.$E$2:.$E$2000]; [.A12]; [$Tracks.$C$2:.$C$2000])/(24*60*60)" office:value-type="time" office:time-value="PT10H08M38.127029478S" calcext:value-type="time">
            <text:p>10:08:38</text:p>
          </table:table-cell>
          <table:table-cell table:style-name="ce7" table:formula="of:=[.I12]/[.H12]" office:value-type="time" office:time-value="PT00H09M39.652809992S" calcext:value-type="time">
            <text:p>9:40</text:p>
          </table:table-cell>
          <table:table-cell table:formula="of:=ORG.LIBREOFFICE.COLOR([.L12]; [.M12]; [.N12])" office:value-type="float" office:value="10716692" calcext:value-type="float">
            <text:p>10716692</text:p>
          </table:table-cell>
          <table:table-cell office:value-type="float" office:value="163" calcext:value-type="float">
            <text:p>163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lgar</text:p>
          </table:table-cell>
          <table:table-cell office:value-type="string" calcext:value-type="string">
            <text:p>Edward Elgar</text:p>
          </table:table-cell>
          <table:table-cell office:value-type="string" calcext:value-type="string">
            <text:p>Elgar</text:p>
          </table:table-cell>
          <table:table-cell office:value-type="float" office:value="1857" calcext:value-type="float">
            <text:p>1857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Romantic (late)</text:p>
          </table:table-cell>
          <table:table-cell table:formula="of:=COUNTIF([$Tracks.$E$2:.$E$2000]; [.A13])" office:value-type="float" office:value="54" calcext:value-type="float">
            <text:p>54</text:p>
          </table:table-cell>
          <table:table-cell table:style-name="ce6" table:formula="of:=SUMIF([$Tracks.$E$2:.$E$2000]; [.A13]; [$Tracks.$C$2:.$C$2000])/(24*60*60)" office:value-type="time" office:time-value="PT06H27M11.132585034S" calcext:value-type="time">
            <text:p>6:27:11</text:p>
          </table:table-cell>
          <table:table-cell table:style-name="ce7" table:formula="of:=[.I13]/[.H13]" office:value-type="time" office:time-value="PT00H07M10.206158982S" calcext:value-type="time">
            <text:p>7:10</text:p>
          </table:table-cell>
          <table:table-cell table:formula="of:=ORG.LIBREOFFICE.COLOR([.L13]; [.M13]; [.N13])" office:value-type="float" office:value="8547088" calcext:value-type="float">
            <text:p>8547088</text:p>
          </table:table-cell>
          <table:table-cell office:value-type="float" office:value="130" calcext:value-type="float">
            <text:p>130</text:p>
          </table:table-cell>
          <table:table-cell office:value-type="float" office:value="107" calcext:value-type="float">
            <text:p>107</text:p>
          </table:table-cell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hler</text:p>
          </table:table-cell>
          <table:table-cell office:value-type="string" calcext:value-type="string">
            <text:p>Gustav Mahler</text:p>
          </table:table-cell>
          <table:table-cell office:value-type="string" calcext:value-type="string">
            <text:p>Mahler</text:p>
          </table:table-cell>
          <table:table-cell office:value-type="float" office:value="1860" calcext:value-type="float">
            <text:p>1860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Romantic (late)</text:p>
          </table:table-cell>
          <table:table-cell table:formula="of:=COUNTIF([$Tracks.$E$2:.$E$2000]; [.A14])" office:value-type="float" office:value="23" calcext:value-type="float">
            <text:p>23</text:p>
          </table:table-cell>
          <table:table-cell table:style-name="ce6" table:formula="of:=SUMIF([$Tracks.$E$2:.$E$2000]; [.A14]; [$Tracks.$C$2:.$C$2000])/(24*60*60)" office:value-type="time" office:time-value="PT06H00M29.072675737S" calcext:value-type="time">
            <text:p>6:00:29</text:p>
          </table:table-cell>
          <table:table-cell table:style-name="ce7" table:formula="of:=[.I14]/[.H14]" office:value-type="time" office:time-value="PT00H15M40.394464162S" calcext:value-type="time">
            <text:p>15:40</text:p>
          </table:table-cell>
          <table:table-cell table:formula="of:=ORG.LIBREOFFICE.COLOR([.L14]; [.M14]; [.N14])" office:value-type="float" office:value="6837516" calcext:value-type="float">
            <text:p>6837516</text:p>
          </table:table-cell>
          <table:table-cell office:value-type="float" office:value="104" calcext:value-type="float">
            <text:p>104</text:p>
          </table:table-cell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ibelius</text:p>
          </table:table-cell>
          <table:table-cell office:value-type="string" calcext:value-type="string">
            <text:p>Jean Sibelius</text:p>
          </table:table-cell>
          <table:table-cell office:value-type="string" calcext:value-type="string">
            <text:p>Sibelius</text:p>
          </table:table-cell>
          <table:table-cell office:value-type="float" office:value="1865" calcext:value-type="float">
            <text:p>1865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Romantic (late)</text:p>
          </table:table-cell>
          <table:table-cell table:formula="of:=COUNTIF([$Tracks.$E$2:.$E$2000]; [.A15])" office:value-type="float" office:value="28" calcext:value-type="float">
            <text:p>28</text:p>
          </table:table-cell>
          <table:table-cell table:style-name="ce6" table:formula="of:=SUMIF([$Tracks.$E$2:.$E$2000]; [.A15]; [$Tracks.$C$2:.$C$2000])/(24*60*60)" office:value-type="time" office:time-value="PT04H40M08.23324263S" calcext:value-type="time">
            <text:p>4:40:08</text:p>
          </table:table-cell>
          <table:table-cell table:style-name="ce7" table:formula="of:=[.I15]/[.H15]" office:value-type="time" office:time-value="PT00H10M00.29404438S" calcext:value-type="time">
            <text:p>10:00</text:p>
          </table:table-cell>
          <table:table-cell table:formula="of:=ORG.LIBREOFFICE.COLOR([.L15]; [.M15]; [.N15])" office:value-type="float" office:value="5456905" calcext:value-type="float">
            <text:p>5456905</text:p>
          </table:table-cell>
          <table:table-cell office:value-type="float" office:value="83" calcext:value-type="float">
            <text:p>83</text:p>
          </table:table-cell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ves</text:p>
          </table:table-cell>
          <table:table-cell office:value-type="string" calcext:value-type="string">
            <text:p>Charles Ives</text:p>
          </table:table-cell>
          <table:table-cell office:value-type="string" calcext:value-type="string">
            <text:p>Ives</text:p>
          </table:table-cell>
          <table:table-cell office:value-type="float" office:value="1874" calcext:value-type="float">
            <text:p>1874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odern</text:p>
          </table:table-cell>
          <table:table-cell table:formula="of:=COUNTIF([$Tracks.$E$2:.$E$2000]; [.A16])" office:value-type="float" office:value="22" calcext:value-type="float">
            <text:p>22</text:p>
          </table:table-cell>
          <table:table-cell table:style-name="ce6" table:formula="of:=SUMIF([$Tracks.$E$2:.$E$2000]; [.A16]; [$Tracks.$C$2:.$C$2000])/(24*60*60)" office:value-type="time" office:time-value="PT02H35M15.193333333S" calcext:value-type="time">
            <text:p>2:35:15</text:p>
          </table:table-cell>
          <table:table-cell table:style-name="ce7" table:formula="of:=[.I16]/[.H16]" office:value-type="time" office:time-value="PT00H07M03.417878788S" calcext:value-type="time">
            <text:p>7:03</text:p>
          </table:table-cell>
          <table:table-cell table:formula="of:=ORG.LIBREOFFICE.COLOR([.L16]; [.M16]; [.N16])" office:value-type="float" office:value="12910603" calcext:value-type="float">
            <text:p>12910603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ravinsky</text:p>
          </table:table-cell>
          <table:table-cell office:value-type="string" calcext:value-type="string">
            <text:p>Igor Stravinsky</text:p>
          </table:table-cell>
          <table:table-cell office:value-type="string" calcext:value-type="string">
            <text:p>Stravinsky</text:p>
          </table:table-cell>
          <table:table-cell office:value-type="float" office:value="1882" calcext:value-type="float">
            <text:p>1882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Modern</text:p>
          </table:table-cell>
          <table:table-cell table:formula="of:=COUNTIF([$Tracks.$E$2:.$E$2000]; [.A17])" office:value-type="float" office:value="138" calcext:value-type="float">
            <text:p>138</text:p>
          </table:table-cell>
          <table:table-cell table:style-name="ce6" table:formula="of:=SUMIF([$Tracks.$E$2:.$E$2000]; [.A17]; [$Tracks.$C$2:.$C$2000])/(24*60*60)" office:value-type="time" office:time-value="PT06H50M36.931473923S" calcext:value-type="time">
            <text:p>6:50:37</text:p>
          </table:table-cell>
          <table:table-cell table:style-name="ce7" table:formula="of:=[.I17]/[.H17]" office:value-type="time" office:time-value="PT00H02M58.528488941S" calcext:value-type="time">
            <text:p>2:59</text:p>
          </table:table-cell>
          <table:table-cell table:formula="of:=ORG.LIBREOFFICE.COLOR([.L17]; [.M17]; [.N17])" office:value-type="float" office:value="10289160" calcext:value-type="float">
            <text:p>10289160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rokofiev</text:p>
          </table:table-cell>
          <table:table-cell office:value-type="string" calcext:value-type="string">
            <text:p>Sergei Prokofiev</text:p>
          </table:table-cell>
          <table:table-cell office:value-type="string" calcext:value-type="string">
            <text:p>Prokofiev</text:p>
          </table:table-cell>
          <table:table-cell office:value-type="float" office:value="1891" calcext:value-type="float">
            <text:p>1891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Modern</text:p>
          </table:table-cell>
          <table:table-cell table:formula="of:=COUNTIF([$Tracks.$E$2:.$E$2000]; [.A18])" office:value-type="float" office:value="68" calcext:value-type="float">
            <text:p>68</text:p>
          </table:table-cell>
          <table:table-cell table:style-name="ce6" table:formula="of:=SUMIF([$Tracks.$E$2:.$E$2000]; [.A18]; [$Tracks.$C$2:.$C$2000])/(24*60*60)" office:value-type="time" office:time-value="PT08H10M49.53675737S" calcext:value-type="time">
            <text:p>8:10:50</text:p>
          </table:table-cell>
          <table:table-cell table:style-name="ce7" table:formula="of:=[.I18]/[.H18]" office:value-type="time" office:time-value="PT00H07M13.081422902S" calcext:value-type="time">
            <text:p>7:13</text:p>
          </table:table-cell>
          <table:table-cell table:formula="of:=ORG.LIBREOFFICE.COLOR([.L18]; [.M18]; [.N18])" office:value-type="float" office:value="8192006" calcext:value-type="float">
            <text:p>8192006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hostakovich</text:p>
          </table:table-cell>
          <table:table-cell office:value-type="string" calcext:value-type="string">
            <text:p>Dmitri Shostakovich</text:p>
          </table:table-cell>
          <table:table-cell office:value-type="string" calcext:value-type="string">
            <text:p>Shostakovich</text:p>
          </table:table-cell>
          <table:table-cell office:value-type="float" office:value="1906" calcext:value-type="float">
            <text:p>1906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Modern</text:p>
          </table:table-cell>
          <table:table-cell table:formula="of:=COUNTIF([$Tracks.$E$2:.$E$2000]; [.A19])" office:value-type="float" office:value="64" calcext:value-type="float">
            <text:p>64</text:p>
          </table:table-cell>
          <table:table-cell table:style-name="ce6" table:formula="of:=SUMIF([$Tracks.$E$2:.$E$2000]; [.A19]; [$Tracks.$C$2:.$C$2000])/(24*60*60)" office:value-type="time" office:time-value="PT12H01M23.689047619S" calcext:value-type="time">
            <text:p>12:01:24</text:p>
          </table:table-cell>
          <table:table-cell table:style-name="ce7" table:formula="of:=[.I19]/[.H19]" office:value-type="time" office:time-value="PT00H11M16.307641369S" calcext:value-type="time">
            <text:p>11:16</text:p>
          </table:table-cell>
          <table:table-cell table:formula="of:=ORG.LIBREOFFICE.COLOR([.L19]; [.M19]; [.N19])" office:value-type="float" office:value="6553604" calcext:value-type="float">
            <text:p>655360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essiaen</text:p>
          </table:table-cell>
          <table:table-cell office:value-type="string" calcext:value-type="string">
            <text:p>Olivier Messiaen</text:p>
          </table:table-cell>
          <table:table-cell office:value-type="string" calcext:value-type="string">
            <text:p>Messiaen</text:p>
          </table:table-cell>
          <table:table-cell office:value-type="float" office:value="1908" calcext:value-type="float">
            <text:p>1908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Modern</text:p>
          </table:table-cell>
          <table:table-cell table:formula="of:=COUNTIF([$Tracks.$E$2:.$E$2000]; [.A20])" office:value-type="float" office:value="41" calcext:value-type="float">
            <text:p>41</text:p>
          </table:table-cell>
          <table:table-cell table:style-name="ce6" table:formula="of:=SUMIF([$Tracks.$E$2:.$E$2000]; [.A20]; [$Tracks.$C$2:.$C$2000])/(24*60*60)" office:value-type="time" office:time-value="PT04H44M50.264104308S" calcext:value-type="time">
            <text:p>4:44:50</text:p>
          </table:table-cell>
          <table:table-cell table:style-name="ce7" table:formula="of:=[.I20]/[.H20]" office:value-type="time" office:time-value="PT00H06M56.835709861S" calcext:value-type="time">
            <text:p>6:57</text:p>
          </table:table-cell>
          <table:table-cell table:formula="of:=ORG.LIBREOFFICE.COLOR([.L20]; [.M20]; [.N20])" office:value-type="float" office:value="5242883" calcext:value-type="float">
            <text:p>524288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ockhausen</text:p>
          </table:table-cell>
          <table:table-cell office:value-type="string" calcext:value-type="string">
            <text:p>Karlheinz Stockhausen</text:p>
          </table:table-cell>
          <table:table-cell office:value-type="string" calcext:value-type="string">
            <text:p>Stockhausen</text:p>
          </table:table-cell>
          <table:table-cell office:value-type="float" office:value="1928" calcext:value-type="float">
            <text:p>1928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odern</text:p>
          </table:table-cell>
          <table:table-cell table:formula="of:=COUNTIF([$Tracks.$E$2:.$E$2000]; [.A21])" office:value-type="float" office:value="36" calcext:value-type="float">
            <text:p>36</text:p>
          </table:table-cell>
          <table:table-cell table:style-name="ce6" table:formula="of:=SUMIF([$Tracks.$E$2:.$E$2000]; [.A21]; [$Tracks.$C$2:.$C$2000])/(24*60*60)" office:value-type="time" office:time-value="PT02H26M08.822040816S" calcext:value-type="time">
            <text:p>2:26:09</text:p>
          </table:table-cell>
          <table:table-cell table:style-name="ce7" table:formula="of:=[.I21]/[.H21]" office:value-type="time" office:time-value="PT00H04M03.578390023S" calcext:value-type="time">
            <text:p>4:04</text:p>
          </table:table-cell>
          <table:table-cell table:formula="of:=ORG.LIBREOFFICE.COLOR([.L21]; [.M21]; [.N21])" office:value-type="float" office:value="4194306" calcext:value-type="float">
            <text:p>4194306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cks" table:style-name="ta1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8" table:number-columns-repeated="1018" table:default-cell-style-name="Default"/>
        <table:table-row table:style-name="ro2"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Length</text:p>
          </table:table-cell>
          <table:table-cell table:style-name="ce10" office:value-type="string" calcext:value-type="string">
            <text:p>Period</text:p>
          </table:table-cell>
          <table:table-cell table:style-name="ce10" office:value-type="string" calcext:value-type="string">
            <text:p>Composer</text:p>
          </table:table-cell>
          <table:table-cell table:style-name="ce10" table:number-columns-repeated="1018"/>
        </table:table-row>
        <table:table-row table:style-name="ro2">
          <table:table-cell office:value-type="string" calcext:value-type="string">
            <text:p>b0b97f85-e7e3-4b75-aee6-7cec939179c9</text:p>
          </table:table-cell>
          <table:table-cell office:value-type="string" calcext:value-type="string">
            <text:p>11-09 Mozart_ Symphony #32 In G, K 3.wav</text:p>
          </table:table-cell>
          <table:table-cell office:value-type="float" office:value="177.816575963719" calcext:value-type="float">
            <text:p>177.8165759637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3d245f6-972d-4dc8-ab76-2906d2bd1c75</text:p>
          </table:table-cell>
          <table:table-cell office:value-type="string" calcext:value-type="string">
            <text:p>2-16 Mozart_ Symphony #13 In F, K 11.wav</text:p>
          </table:table-cell>
          <table:table-cell office:value-type="float" office:value="189.937392290249" calcext:value-type="float">
            <text:p>189.9373922903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5df33d4-d2a7-4b50-a182-1c865ea0117b</text:p>
          </table:table-cell>
          <table:table-cell office:value-type="string" calcext:value-type="string">
            <text:p>13-05 Mozart_ Symphony #35 In D, K 3.wav</text:p>
          </table:table-cell>
          <table:table-cell office:value-type="float" office:value="238.681882086168" calcext:value-type="float">
            <text:p>238.6818820862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566bdf15-bbad-4a75-a1c5-f69f0aff57e4</text:p>
          </table:table-cell>
          <table:table-cell office:value-type="string" calcext:value-type="string">
            <text:p>Mozart, Simphony 40 K550 G-Dur- 2 Andante.wav</text:p>
          </table:table-cell>
          <table:table-cell office:value-type="float" office:value="726.20514739229" calcext:value-type="float">
            <text:p>726.2051473923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5c4bef9-90f6-4511-a659-4e7b3a6b6c94</text:p>
          </table:table-cell>
          <table:table-cell office:value-type="string" calcext:value-type="string">
            <text:p>2-14 Mozart_ Symphony #12 In G, K 11.wav</text:p>
          </table:table-cell>
          <table:table-cell office:value-type="float" office:value="117.447596371882" calcext:value-type="float">
            <text:p>117.4475963719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551d6b5-91d5-4b62-a02a-9873314e8161</text:p>
          </table:table-cell>
          <table:table-cell office:value-type="string" calcext:value-type="string">
            <text:p>3-10 Mozart_ Symphony #16 In C, K 12.wav</text:p>
          </table:table-cell>
          <table:table-cell office:value-type="float" office:value="325.068820861678" calcext:value-type="float">
            <text:p>325.0688208617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70fceb4-43ec-4c32-85fe-22754bee74c3</text:p>
          </table:table-cell>
          <table:table-cell office:value-type="string" calcext:value-type="string">
            <text:p>3-02 Mozart_ Symphony #14 In A, K 11.wav</text:p>
          </table:table-cell>
          <table:table-cell office:value-type="float" office:value="263.785555555556" calcext:value-type="float">
            <text:p>263.7855555556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8af7718-c458-408f-b35a-43d1b2c5a545</text:p>
          </table:table-cell>
          <table:table-cell office:value-type="string" calcext:value-type="string">
            <text:p>Mozart, Simphony 40 K550 G-Dur- 1 Molto Allegro.wav</text:p>
          </table:table-cell>
          <table:table-cell office:value-type="float" office:value="398.890861678004" calcext:value-type="float">
            <text:p>398.890861678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55d9c04f-1007-4f34-ae17-9eca5fbb731d</text:p>
          </table:table-cell>
          <table:table-cell office:value-type="string" calcext:value-type="string">
            <text:p>5-11 Mozart_ Symphony #30 In D, K 20.wav</text:p>
          </table:table-cell>
          <table:table-cell office:value-type="float" office:value="294.296575963719" calcext:value-type="float">
            <text:p>294.2965759637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41c22f6-2d0f-4889-a976-a0db1592ec61</text:p>
          </table:table-cell>
          <table:table-cell office:value-type="string" calcext:value-type="string">
            <text:p>2-12 Mozart_ Symphony #12 In G, K 11.wav</text:p>
          </table:table-cell>
          <table:table-cell office:value-type="float" office:value="242.025555555556" calcext:value-type="float">
            <text:p>242.0255555556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512cffb1-edf1-4020-8008-8b999138b42f</text:p>
          </table:table-cell>
          <table:table-cell office:value-type="string" calcext:value-type="string">
            <text:p>2-04 Mozart_ Symphony #8 In D, K 48.wav</text:p>
          </table:table-cell>
          <table:table-cell office:value-type="float" office:value="209.921065759637" calcext:value-type="float">
            <text:p>209.9210657596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ac55116-c0f5-457b-a671-14fa34385f0a</text:p>
          </table:table-cell>
          <table:table-cell office:value-type="string" calcext:value-type="string">
            <text:p>Mozart, Symphony 31 KV 297 D-Dur (Paris), 1 Allegro assai.wav</text:p>
          </table:table-cell>
          <table:table-cell office:value-type="float" office:value="510.955102040816" calcext:value-type="float">
            <text:p>510.9551020408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a221fa8-96e3-4192-b494-9832802b3b7c</text:p>
          </table:table-cell>
          <table:table-cell office:value-type="string" calcext:value-type="string">
            <text:p>1-11 Mozart_ Symphony #5 In B Flat,.wav</text:p>
          </table:table-cell>
          <table:table-cell office:value-type="float" office:value="126.825555555556" calcext:value-type="float">
            <text:p>126.8255555556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63c4f75-9715-425f-8228-97b1cc1dee75</text:p>
          </table:table-cell>
          <table:table-cell office:value-type="string" calcext:value-type="string">
            <text:p>Mozart, Notturno for four orchestras K 284 D-Dur, 2 Allegretto grazioso.wav</text:p>
          </table:table-cell>
          <table:table-cell office:value-type="float" office:value="140.14693877551" calcext:value-type="float">
            <text:p>140.1469387755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41b3889-7e74-436f-b864-db2e50f3128c</text:p>
          </table:table-cell>
          <table:table-cell office:value-type="string" calcext:value-type="string">
            <text:p>Mozart, Simphony 40 K550 G-Dur- 3 Menuetto Allegretto.wav</text:p>
          </table:table-cell>
          <table:table-cell office:value-type="float" office:value="222.407596371882" calcext:value-type="float">
            <text:p>222.4075963719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6580ddd-f789-41e6-a88b-e6677f667981</text:p>
          </table:table-cell>
          <table:table-cell office:value-type="string" calcext:value-type="string">
            <text:p>1-13 Mozart_ Symphony #6 In F, K 43.wav</text:p>
          </table:table-cell>
          <table:table-cell office:value-type="float" office:value="331.076984126984" calcext:value-type="float">
            <text:p>331.076984127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d8ccb1a-defa-4764-a9f8-2cedde75f696</text:p>
          </table:table-cell>
          <table:table-cell office:value-type="string" calcext:value-type="string">
            <text:p>3-14 Mozart_ Symphony #17 In G, K 12.wav</text:p>
          </table:table-cell>
          <table:table-cell office:value-type="float" office:value="173.663106575964" calcext:value-type="float">
            <text:p>173.663106576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413d24c-fd4c-40ef-88ff-6b176e76d54b</text:p>
          </table:table-cell>
          <table:table-cell office:value-type="string" calcext:value-type="string">
            <text:p>Mozart, Symphony 34 K 338 C-Dur, 2 Andante die molto più tosto allegretto.wav</text:p>
          </table:table-cell>
          <table:table-cell office:value-type="float" office:value="408.084897959184" calcext:value-type="float">
            <text:p>408.0848979592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84ea1f9-1128-4f2b-987a-9d4070d65471</text:p>
          </table:table-cell>
          <table:table-cell office:value-type="string" calcext:value-type="string">
            <text:p>3-01 Mozart_ Symphony #14 In A, K 11.wav</text:p>
          </table:table-cell>
          <table:table-cell office:value-type="float" office:value="467.122698412698" calcext:value-type="float">
            <text:p>467.1226984127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a064ce7-4197-4733-92e9-abd369c490ab</text:p>
          </table:table-cell>
          <table:table-cell office:value-type="string" calcext:value-type="string">
            <text:p>Mozart, Symphony 33 K 319 B-Dur, 4 Allegro assai.wav</text:p>
          </table:table-cell>
          <table:table-cell office:value-type="float" office:value="566.334693877551" calcext:value-type="float">
            <text:p>566.3346938776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ee2fee5-bfad-4c76-8049-552cc196d3de</text:p>
          </table:table-cell>
          <table:table-cell office:value-type="string" calcext:value-type="string">
            <text:p>2-08 Mozart_ Symphony #9 In C, K 73.wav</text:p>
          </table:table-cell>
          <table:table-cell office:value-type="float" office:value="136.464739229025" calcext:value-type="float">
            <text:p>136.464739229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c135b39-cb11-4b0b-90c8-17d52184c22c</text:p>
          </table:table-cell>
          <table:table-cell office:value-type="string" calcext:value-type="string">
            <text:p>Mozart, Piano Concerto 25 K 503 C-Dur, 1 Allegro maestoso.mp3</text:p>
          </table:table-cell>
          <table:table-cell office:value-type="float" office:value="1038.91591836735" calcext:value-type="float">
            <text:p>1038.9159183674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3fe9c34-5057-442a-a8ff-38ea6472b80f</text:p>
          </table:table-cell>
          <table:table-cell office:value-type="string" calcext:value-type="string">
            <text:p>5-09 Mozart_ Symphony #30 In D, K 20.wav</text:p>
          </table:table-cell>
          <table:table-cell office:value-type="float" office:value="311.119433106576" calcext:value-type="float">
            <text:p>311.1194331066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fdb450e-d1b6-4efe-944f-b3996d11228d</text:p>
          </table:table-cell>
          <table:table-cell office:value-type="string" calcext:value-type="string">
            <text:p>Mozart_ Violin Concerto #2-3 In D.m4a</text:p>
          </table:table-cell>
          <table:table-cell office:value-type="float" office:value="238.235283446712" calcext:value-type="float">
            <text:p>238.2352834467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671c0a7-e87a-458f-acb8-5c74e769ac18</text:p>
          </table:table-cell>
          <table:table-cell office:value-type="string" calcext:value-type="string">
            <text:p>3-12 Mozart_ Symphony #17 In G, K 12.wav</text:p>
          </table:table-cell>
          <table:table-cell office:value-type="float" office:value="378.410861678005" calcext:value-type="float">
            <text:p>378.410861678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5194e01-81e5-4145-8cfa-9536e8257219</text:p>
          </table:table-cell>
          <table:table-cell office:value-type="string" calcext:value-type="string">
            <text:p>3-11 Mozart_ Symphony #16 In C, K 12.wav</text:p>
          </table:table-cell>
          <table:table-cell office:value-type="float" office:value="243.514535147392" calcext:value-type="float">
            <text:p>243.5145351474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064766e-0aa1-4f68-ab07-e10c9dd8cdcf</text:p>
          </table:table-cell>
          <table:table-cell office:value-type="string" calcext:value-type="string">
            <text:p>Mozart, Clarinet Concerto K 622 A-Dur, 3 Rondo, allegro.mp3</text:p>
          </table:table-cell>
          <table:table-cell office:value-type="float" office:value="527.673469387755" calcext:value-type="float">
            <text:p>527.6734693878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51abeecf-f489-4375-b77d-2cb04ae71aa9</text:p>
          </table:table-cell>
          <table:table-cell office:value-type="string" calcext:value-type="string">
            <text:p>Mozart, Piano Concerto 23 K 488 A-Dur, 3 Allegro.mp3</text:p>
          </table:table-cell>
          <table:table-cell office:value-type="float" office:value="478.772244897959" calcext:value-type="float">
            <text:p>478.772244898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d2bfe2f-7305-4204-966b-a40ac871eea2</text:p>
          </table:table-cell>
          <table:table-cell office:value-type="string" calcext:value-type="string">
            <text:p>Mozart, Horn Concerto 2, E flat, K 417, 3 Rondo, allegro.mp3</text:p>
          </table:table-cell>
          <table:table-cell office:value-type="float" office:value="230.37387755102" calcext:value-type="float">
            <text:p>230.373877551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33d3c9a-d513-455a-9e08-66abec257a77</text:p>
          </table:table-cell>
          <table:table-cell office:value-type="string" calcext:value-type="string">
            <text:p>2-06 Mozart_ Symphony #9 In C, K 73.wav</text:p>
          </table:table-cell>
          <table:table-cell office:value-type="float" office:value="222.485963718821" calcext:value-type="float">
            <text:p>222.4859637188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39d82f81-d8ed-4d68-abaf-185fd81d77fd</text:p>
          </table:table-cell>
          <table:table-cell office:value-type="string" calcext:value-type="string">
            <text:p>Mozart, Bassoon Concerto K 191 B-Dur, 3 Rondeau, tempo di menuetto.mp3</text:p>
          </table:table-cell>
          <table:table-cell office:value-type="float" office:value="237.191836734694" calcext:value-type="float">
            <text:p>237.1918367347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ff2c4ec-3bc4-4150-b92f-e11059c2de60</text:p>
          </table:table-cell>
          <table:table-cell office:value-type="string" calcext:value-type="string">
            <text:p>Mozart, Horn Concerto 3, E flat, K 447, 3, Allegro.mp3</text:p>
          </table:table-cell>
          <table:table-cell office:value-type="float" office:value="240.248163265306" calcext:value-type="float">
            <text:p>240.2481632653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f2b6c37-ac93-4ddf-890f-a6b2e9768591</text:p>
          </table:table-cell>
          <table:table-cell office:value-type="string" calcext:value-type="string">
            <text:p>Mozart, Piano Concerto 26 K 537 D-Dur (Coronation), 2 Larghetto.mp3</text:p>
          </table:table-cell>
          <table:table-cell office:value-type="float" office:value="367.307755102041" calcext:value-type="float">
            <text:p>367.307755102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2f94c3a-33a8-432a-b6b6-50b93250bf4b</text:p>
          </table:table-cell>
          <table:table-cell office:value-type="string" calcext:value-type="string">
            <text:p>1-06 Mozart_ Symphony #4 In D, K 19.wav</text:p>
          </table:table-cell>
          <table:table-cell office:value-type="float" office:value="192.131678004535" calcext:value-type="float">
            <text:p>192.1316780045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b31ae21-dfa8-4f04-aea5-73eb3f4bbedd</text:p>
          </table:table-cell>
          <table:table-cell office:value-type="string" calcext:value-type="string">
            <text:p>5-06 Mozart_ Symphony #28 In C, K 20.wav</text:p>
          </table:table-cell>
          <table:table-cell office:value-type="float" office:value="258.665555555556" calcext:value-type="float">
            <text:p>258.6655555556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5bf31bb-e96f-4e82-bd47-a72fa8e018ad</text:p>
          </table:table-cell>
          <table:table-cell office:value-type="string" calcext:value-type="string">
            <text:p>Mozart, Piano Concerto 24 K 491 c-moll, 1 Allegro.mp3</text:p>
          </table:table-cell>
          <table:table-cell office:value-type="float" office:value="812.382040816327" calcext:value-type="float">
            <text:p>812.3820408163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57294b1e-eeeb-4c29-a9b1-9ff5e6a78075</text:p>
          </table:table-cell>
          <table:table-cell office:value-type="string" calcext:value-type="string">
            <text:p>Mozart_ Violin Concerto #2-2 In D.m4a</text:p>
          </table:table-cell>
          <table:table-cell office:value-type="float" office:value="421.138866213152" calcext:value-type="float">
            <text:p>421.1388662132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80bb0a4-dfef-4f8c-be59-3d71b9a933a5</text:p>
          </table:table-cell>
          <table:table-cell office:value-type="string" calcext:value-type="string">
            <text:p>Mozart, Flute Concerto 1 K 313 G-Dur, 2 Adagio non troppo.mp3</text:p>
          </table:table-cell>
          <table:table-cell office:value-type="float" office:value="586.657959183674" calcext:value-type="float">
            <text:p>586.6579591837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4cc503d-f4fc-4304-8a15-3164fec56cfc</text:p>
          </table:table-cell>
          <table:table-cell office:value-type="string" calcext:value-type="string">
            <text:p>Piano Concerto 21, C, K 467 Elvira Madigan - 1 Allegro maestoso.wav</text:p>
          </table:table-cell>
          <table:table-cell office:value-type="float" office:value="872.048616780045" calcext:value-type="float">
            <text:p>872.04861678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aa231b9-c2ce-44aa-9a33-d785fbf4b72a</text:p>
          </table:table-cell>
          <table:table-cell office:value-type="string" calcext:value-type="string">
            <text:p>13-02 Mozart_ Symphony #35 In D, K 3.wav</text:p>
          </table:table-cell>
          <table:table-cell office:value-type="float" office:value="326.1920861678" calcext:value-type="float">
            <text:p>326.1920861678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7a8070b-0d9b-41b5-8831-acb3d1db785a</text:p>
          </table:table-cell>
          <table:table-cell office:value-type="string" calcext:value-type="string">
            <text:p>Mozart, Flute &amp; Harp Concerto K 299 C-Dur, 2 Andantino.mp3</text:p>
          </table:table-cell>
          <table:table-cell office:value-type="float" office:value="490.21387755102" calcext:value-type="float">
            <text:p>490.213877551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e2008e5-d18c-406e-9fb1-3a5026bac694</text:p>
          </table:table-cell>
          <table:table-cell office:value-type="string" calcext:value-type="string">
            <text:p>1-16 Mozart_ Symphony #6 In F, K 43.wav</text:p>
          </table:table-cell>
          <table:table-cell office:value-type="float" office:value="230.087596371882" calcext:value-type="float">
            <text:p>230.0875963719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0565aec-eb0c-4299-8373-34b8ecbe8b33</text:p>
          </table:table-cell>
          <table:table-cell office:value-type="string" calcext:value-type="string">
            <text:p>2-17 Mozart_ Symphony #13 In F, K 11.wav</text:p>
          </table:table-cell>
          <table:table-cell office:value-type="float" office:value="132.180657596372" calcext:value-type="float">
            <text:p>132.1806575964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5ee660d1-f023-46a6-aa23-2c5da82e269b</text:p>
          </table:table-cell>
          <table:table-cell office:value-type="string" calcext:value-type="string">
            <text:p>5-01 Mozart_ Symphony #27 In G, K 19.wav</text:p>
          </table:table-cell>
          <table:table-cell office:value-type="float" office:value="398.446780045351" calcext:value-type="float">
            <text:p>398.4467800454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ef7d55e-2af2-4768-9092-8987c7a8e636</text:p>
          </table:table-cell>
          <table:table-cell office:value-type="string" calcext:value-type="string">
            <text:p>Mozart, Symphony 31 KV 297 D-Dur (Paris), 3 Allegro.wav</text:p>
          </table:table-cell>
          <table:table-cell office:value-type="float" office:value="248.999183673469" calcext:value-type="float">
            <text:p>248.9991836735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cbffdd4-5414-4ec7-af75-8dc28b0b22b6</text:p>
          </table:table-cell>
          <table:table-cell office:value-type="string" calcext:value-type="string">
            <text:p>1-10 Mozart_ Symphony #5 In B Flat,.wav</text:p>
          </table:table-cell>
          <table:table-cell office:value-type="float" office:value="164.781473922903" calcext:value-type="float">
            <text:p>164.7814739229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d08367c-f384-48f2-a5a7-0979c703b138</text:p>
          </table:table-cell>
          <table:table-cell office:value-type="string" calcext:value-type="string">
            <text:p>4-12 Mozart_ Symphony #23 In D, K 18.wav</text:p>
          </table:table-cell>
          <table:table-cell office:value-type="float" office:value="320.549637188209" calcext:value-type="float">
            <text:p>320.5496371882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0229766-68cf-466b-aa2b-1997ef4e8325</text:p>
          </table:table-cell>
          <table:table-cell office:value-type="string" calcext:value-type="string">
            <text:p>13-04 Mozart_ Symphony #35 In D, K 3.wav</text:p>
          </table:table-cell>
          <table:table-cell office:value-type="float" office:value="222.694943310658" calcext:value-type="float">
            <text:p>222.6949433107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52939ac-eda2-4e92-8137-da617f45f150</text:p>
          </table:table-cell>
          <table:table-cell office:value-type="string" calcext:value-type="string">
            <text:p>4-14 Mozart_ Symphony #23 In D, K 18.wav</text:p>
          </table:table-cell>
          <table:table-cell office:value-type="float" office:value="131.449229024943" calcext:value-type="float">
            <text:p>131.4492290249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fc1f1a7-4f15-4f7b-b8f2-f49ff474c487</text:p>
          </table:table-cell>
          <table:table-cell office:value-type="string" calcext:value-type="string">
            <text:p>2-05 Mozart_ Symphony #9 In C, K 73.wav</text:p>
          </table:table-cell>
          <table:table-cell office:value-type="float" office:value="190.224739229025" calcext:value-type="float">
            <text:p>190.224739229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7a86a37-fc59-425b-b835-7d1f93581cea</text:p>
          </table:table-cell>
          <table:table-cell office:value-type="string" calcext:value-type="string">
            <text:p>2-13 Mozart_ Symphony #12 In G, K 11.wav</text:p>
          </table:table-cell>
          <table:table-cell office:value-type="float" office:value="241.137392290249" calcext:value-type="float">
            <text:p>241.1373922903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6eb9d38-e123-4dca-85c5-e80ef1d25924</text:p>
          </table:table-cell>
          <table:table-cell office:value-type="string" calcext:value-type="string">
            <text:p>Mozart, Horn Concerto 1, D, K 412; 2 Rondo- allegro.mp3</text:p>
          </table:table-cell>
          <table:table-cell office:value-type="float" office:value="242.755918367347" calcext:value-type="float">
            <text:p>242.7559183673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50da442-24dc-4bb5-8137-5da4a95228b9</text:p>
          </table:table-cell>
          <table:table-cell office:value-type="string" calcext:value-type="string">
            <text:p>Mozart_ Violin Concerto #1-2 In B.m4a</text:p>
          </table:table-cell>
          <table:table-cell office:value-type="float" office:value="478.306394557823" calcext:value-type="float">
            <text:p>478.3063945578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a7076ce-95b9-4290-bc12-1e03b7f63a62</text:p>
          </table:table-cell>
          <table:table-cell office:value-type="string" calcext:value-type="string">
            <text:p>Mozart, Piano Concerto 24 K 491 c-moll, 2 Larghetto.mp3</text:p>
          </table:table-cell>
          <table:table-cell office:value-type="float" office:value="458.501224489796" calcext:value-type="float">
            <text:p>458.5012244898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751663a-af84-43d7-9778-7d5c0301c97c</text:p>
          </table:table-cell>
          <table:table-cell office:value-type="string" calcext:value-type="string">
            <text:p>Mozart, Symphony 39 K543 Es-Dur, 4 Allegro.wav</text:p>
          </table:table-cell>
          <table:table-cell office:value-type="float" office:value="508.891428571429" calcext:value-type="float">
            <text:p>508.8914285714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d5edbd6-a662-45c2-98ef-2453524bd05a</text:p>
          </table:table-cell>
          <table:table-cell office:value-type="string" calcext:value-type="string">
            <text:p>164-01 Mozart_ Così Fan Tutte, K 588.wav</text:p>
          </table:table-cell>
          <table:table-cell office:value-type="float" office:value="284.788004535147" calcext:value-type="float">
            <text:p>284.7880045351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f6202e0-92d7-4f31-8e77-fd8eebac13f6</text:p>
          </table:table-cell>
          <table:table-cell office:value-type="string" calcext:value-type="string">
            <text:p>11-10 Mozart_ Symphony #32 In G, K 3.wav</text:p>
          </table:table-cell>
          <table:table-cell office:value-type="float" office:value="182.727596371882" calcext:value-type="float">
            <text:p>182.7275963719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399b5bf-8856-4b5c-b894-ebe7fb624341</text:p>
          </table:table-cell>
          <table:table-cell office:value-type="string" calcext:value-type="string">
            <text:p>Mozart violin concerto 4 - 2 Andante cantabile.wma</text:p>
          </table:table-cell>
          <table:table-cell office:value-type="float" office:value="497.371428571429" calcext:value-type="float">
            <text:p>497.3714285714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21d522b-c7af-4d1b-b2b0-01351ec7b346</text:p>
          </table:table-cell>
          <table:table-cell office:value-type="string" calcext:value-type="string">
            <text:p>4-01 Mozart_ Symphony #20 In D, K 13.wav</text:p>
          </table:table-cell>
          <table:table-cell office:value-type="float" office:value="436.245963718821" calcext:value-type="float">
            <text:p>436.2459637188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dd6aa3d-79dd-43ed-8ae3-7aa47c8a7dd0</text:p>
          </table:table-cell>
          <table:table-cell office:value-type="string" calcext:value-type="string">
            <text:p>Mozart, Flute &amp; Harp Concerto K 299 C-Dur, 3 Rondeau, allegro.mp3</text:p>
          </table:table-cell>
          <table:table-cell office:value-type="float" office:value="573.988571428571" calcext:value-type="float">
            <text:p>573.9885714286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12f26e2-de73-49bb-80d7-160a099b3b63</text:p>
          </table:table-cell>
          <table:table-cell office:value-type="string" calcext:value-type="string">
            <text:p>Mozart, Piano concerto 22 K 482 Es-Dur, 3 Allegro.mp3</text:p>
          </table:table-cell>
          <table:table-cell office:value-type="float" office:value="737.28" calcext:value-type="float">
            <text:p>737.28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3d713f5-a7fa-420e-bb03-11e5e11214bc</text:p>
          </table:table-cell>
          <table:table-cell office:value-type="string" calcext:value-type="string">
            <text:p>Mozart, Piano Concerto 27 K 595 B-Dur, 2 Larghetto.mp3</text:p>
          </table:table-cell>
          <table:table-cell office:value-type="float" office:value="413.231020408163" calcext:value-type="float">
            <text:p>413.2310204082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3ab7e43e-337e-47ec-aecf-490c9d7108fa</text:p>
          </table:table-cell>
          <table:table-cell office:value-type="string" calcext:value-type="string">
            <text:p>4-07 Mozart_ Symphony #21 In A, K 13.wav</text:p>
          </table:table-cell>
          <table:table-cell office:value-type="float" office:value="196.729229024943" calcext:value-type="float">
            <text:p>196.7292290249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87024b4-09bd-40b2-a405-1250554520b2</text:p>
          </table:table-cell>
          <table:table-cell office:value-type="string" calcext:value-type="string">
            <text:p>Mozart, Bassoon Concerto K 191 B-Dur, 2 Andante ma adagio.mp3</text:p>
          </table:table-cell>
          <table:table-cell office:value-type="float" office:value="381.622857142857" calcext:value-type="float">
            <text:p>381.6228571429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37c3e0ef-468c-41d4-98e8-761532c1eb60</text:p>
          </table:table-cell>
          <table:table-cell office:value-type="string" calcext:value-type="string">
            <text:p>5-02 Mozart_ Symphony #27 In G, K 19.wav</text:p>
          </table:table-cell>
          <table:table-cell office:value-type="float" office:value="290.012494331066" calcext:value-type="float">
            <text:p>290.0124943311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10c8bd8-a958-4db3-9b61-2d6bcce5d937</text:p>
          </table:table-cell>
          <table:table-cell office:value-type="string" calcext:value-type="string">
            <text:p>Mozart, Symphony 39 K543 Es-Dur, 3 Menuetto.wav</text:p>
          </table:table-cell>
          <table:table-cell office:value-type="float" office:value="234.475102040816" calcext:value-type="float">
            <text:p>234.4751020408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b6c0f28-9142-4413-9e8c-77f01bccc3c2</text:p>
          </table:table-cell>
          <table:table-cell office:value-type="string" calcext:value-type="string">
            <text:p>4-11 Mozart_ Symphony #22 In C, K 16.wav</text:p>
          </table:table-cell>
          <table:table-cell office:value-type="float" office:value="112.823922902494" calcext:value-type="float">
            <text:p>112.8239229025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28c4084-44e5-4cac-b5e9-333f15f7144b</text:p>
          </table:table-cell>
          <table:table-cell office:value-type="string" calcext:value-type="string">
            <text:p>Mozart, Symphony 38 KV 504 D-Dur- 3 Finale- Presto.wav</text:p>
          </table:table-cell>
          <table:table-cell office:value-type="float" office:value="347.246780045351" calcext:value-type="float">
            <text:p>347.2467800454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36bef73-2461-432b-9bdd-c5d2d498e301</text:p>
          </table:table-cell>
          <table:table-cell office:value-type="string" calcext:value-type="string">
            <text:p>Mozart, Symphony 36 KV 425 C-Dur (Linz) - 1 Adagio - Allegro con spirito.wav</text:p>
          </table:table-cell>
          <table:table-cell office:value-type="float" office:value="641.645714285714" calcext:value-type="float">
            <text:p>641.6457142857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f3d8011-981c-4b8c-967e-a4a1b79f1ab5</text:p>
          </table:table-cell>
          <table:table-cell office:value-type="string" calcext:value-type="string">
            <text:p>Mozart, Simphony 40 K550 G-Dur- 4 Finale Allegro Assai.wav</text:p>
          </table:table-cell>
          <table:table-cell office:value-type="float" office:value="407.929229024943" calcext:value-type="float">
            <text:p>407.9292290249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595d2eb1-5da0-4004-8e04-d3a50a21f3b9</text:p>
          </table:table-cell>
          <table:table-cell office:value-type="string" calcext:value-type="string">
            <text:p>4-09 Mozart_ Symphony #22 In C, K 16.wav</text:p>
          </table:table-cell>
          <table:table-cell office:value-type="float" office:value="215.041065759637" calcext:value-type="float">
            <text:p>215.0410657596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6edaf4f-a3d7-4601-9b05-d84313074b3f</text:p>
          </table:table-cell>
          <table:table-cell office:value-type="string" calcext:value-type="string">
            <text:p>Mozart_ Violin Concerto #5-1 In A.m4a</text:p>
          </table:table-cell>
          <table:table-cell office:value-type="float" office:value="582.703310657596" calcext:value-type="float">
            <text:p>582.7033106576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8e763af-933a-4316-8fb7-7187b56ec1e0</text:p>
          </table:table-cell>
          <table:table-cell office:value-type="string" calcext:value-type="string">
            <text:p>4-10 Mozart_ Symphony #22 In C, K 16.wav</text:p>
          </table:table-cell>
          <table:table-cell office:value-type="float" office:value="176.980657596372" calcext:value-type="float">
            <text:p>176.9806575964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14429ee-f266-49c3-9313-76eeef267078</text:p>
          </table:table-cell>
          <table:table-cell office:value-type="string" calcext:value-type="string">
            <text:p>4-05 Mozart_ Symphony #21 In A, K 13.wav</text:p>
          </table:table-cell>
          <table:table-cell office:value-type="float" office:value="430.603514739229" calcext:value-type="float">
            <text:p>430.6035147392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8fe162b-860b-4aa7-99ba-7dd9bfcd298d</text:p>
          </table:table-cell>
          <table:table-cell office:value-type="string" calcext:value-type="string">
            <text:p>Mozart, Symphony 36 KV 425 C-Dur (Linz) - 3 Menuetto.wav</text:p>
          </table:table-cell>
          <table:table-cell office:value-type="float" office:value="190.850612244898" calcext:value-type="float">
            <text:p>190.8506122449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cd109a6-31c0-4855-b2ff-a9de1d5b23b5</text:p>
          </table:table-cell>
          <table:table-cell office:value-type="string" calcext:value-type="string">
            <text:p>Mozart, Horn Concerto 4, E flat, K495, 3 Rondo- Allegro vivace.wav</text:p>
          </table:table-cell>
          <table:table-cell office:value-type="float" office:value="243.800816326531" calcext:value-type="float">
            <text:p>243.8008163265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8d962d9-896a-4e2c-abf5-dd5718cb8c3d</text:p>
          </table:table-cell>
          <table:table-cell office:value-type="string" calcext:value-type="string">
            <text:p>Mozart, Symphony 33 K 319 B-Dur, 2 Andante moderato.wav</text:p>
          </table:table-cell>
          <table:table-cell office:value-type="float" office:value="277.78612244898" calcext:value-type="float">
            <text:p>277.786122449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6b4aa79-455d-4aa0-91ff-c2e8892e6f4a</text:p>
          </table:table-cell>
          <table:table-cell office:value-type="string" calcext:value-type="string">
            <text:p>Mozart, Symphony 33 K 319 B-Dur, 1 Allegro assai.wav</text:p>
          </table:table-cell>
          <table:table-cell office:value-type="float" office:value="441.469387755102" calcext:value-type="float">
            <text:p>441.4693877551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3c56a8f7-15c9-401f-9c99-2c90938a4be1</text:p>
          </table:table-cell>
          <table:table-cell office:value-type="string" calcext:value-type="string">
            <text:p>5-05 Mozart_ Symphony #28 In C, K 20.wav</text:p>
          </table:table-cell>
          <table:table-cell office:value-type="float" office:value="464.850045351474" calcext:value-type="float">
            <text:p>464.8500453515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72d7f0f-a24d-4fef-b9cd-7a0eac2ebcbf</text:p>
          </table:table-cell>
          <table:table-cell office:value-type="string" calcext:value-type="string">
            <text:p>Don Giovanni 01 01 Track 1.wav</text:p>
          </table:table-cell>
          <table:table-cell office:value-type="float" office:value="341.368163265306" calcext:value-type="float">
            <text:p>341.3681632653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531ac61-9f35-4e15-9b18-435424083338</text:p>
          </table:table-cell>
          <table:table-cell office:value-type="string" calcext:value-type="string">
            <text:p>11-11 Mozart_ Symphony #32 In G, K 3.wav</text:p>
          </table:table-cell>
          <table:table-cell office:value-type="float" office:value="119.406780045351" calcext:value-type="float">
            <text:p>119.4067800454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9379195-2c46-4dc4-aad6-8a7492d398e7</text:p>
          </table:table-cell>
          <table:table-cell office:value-type="string" calcext:value-type="string">
            <text:p>Mozart, Clarinet Concerto K 622 A-Dur, 1 Allegro.mp3</text:p>
          </table:table-cell>
          <table:table-cell office:value-type="float" office:value="719.751836734694" calcext:value-type="float">
            <text:p>719.7518367347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3bb79d8f-4af8-4bbc-b119-21e21d1c43e5</text:p>
          </table:table-cell>
          <table:table-cell office:value-type="string" calcext:value-type="string">
            <text:p>136-01 Mozart_ Ascanio In Alba, K 11.wav</text:p>
          </table:table-cell>
          <table:table-cell office:value-type="float" office:value="186.019024943311" calcext:value-type="float">
            <text:p>186.0190249433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8cd820f-252f-4f84-81f7-a94fa75164b9</text:p>
          </table:table-cell>
          <table:table-cell office:value-type="string" calcext:value-type="string">
            <text:p>Mozart, Horn Concerto 3, E flat, K 447, 2, Romanze- Larghetto.wav</text:p>
          </table:table-cell>
          <table:table-cell office:value-type="float" office:value="304.66612244898" calcext:value-type="float">
            <text:p>304.666122449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f8d6e3c-334c-4c63-8b12-bf5fb5ad23c0</text:p>
          </table:table-cell>
          <table:table-cell office:value-type="string" calcext:value-type="string">
            <text:p>Mozart, Flute Concerto 1 K 313 G-Dur, 1 Allegro maestoso.mp3</text:p>
          </table:table-cell>
          <table:table-cell office:value-type="float" office:value="530.886530612245" calcext:value-type="float">
            <text:p>530.8865306122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1f3b1c7-d5fe-41c9-b625-7348e726a70f</text:p>
          </table:table-cell>
          <table:table-cell office:value-type="string" calcext:value-type="string">
            <text:p>2-07 Mozart_ Symphony #9 In C, K 73.wav</text:p>
          </table:table-cell>
          <table:table-cell office:value-type="float" office:value="183.328412698413" calcext:value-type="float">
            <text:p>183.3284126984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6f793fe-4d55-424b-96d7-9c66f0d0ce9b</text:p>
          </table:table-cell>
          <table:table-cell office:value-type="string" calcext:value-type="string">
            <text:p>130-01 Mozart_ La Finta Semplice, K.wav</text:p>
          </table:table-cell>
          <table:table-cell office:value-type="float" office:value="357.277800453515" calcext:value-type="float">
            <text:p>357.2778004535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46c4b4e-2521-41a4-9236-c4fa05fe90bc</text:p>
          </table:table-cell>
          <table:table-cell office:value-type="string" calcext:value-type="string">
            <text:p>4-06 Mozart_ Symphony #21 In A, K 13.wav</text:p>
          </table:table-cell>
          <table:table-cell office:value-type="float" office:value="314.436984126984" calcext:value-type="float">
            <text:p>314.436984127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5d9789c-579f-48ca-bdb1-53dc5b7a48e3</text:p>
          </table:table-cell>
          <table:table-cell office:value-type="string" calcext:value-type="string">
            <text:p>3-07 Mozart_ Symphony #15 In G, K 12.wav</text:p>
          </table:table-cell>
          <table:table-cell office:value-type="float" office:value="133.748004535147" calcext:value-type="float">
            <text:p>133.7480045351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3e1f8fd-9942-421c-8c9e-72af9a6ed295</text:p>
          </table:table-cell>
          <table:table-cell office:value-type="string" calcext:value-type="string">
            <text:p>2-03 Mozart_ Symphony #8 In D, K 48.wav</text:p>
          </table:table-cell>
          <table:table-cell office:value-type="float" office:value="232.334126984127" calcext:value-type="float">
            <text:p>232.3341269841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e3b799f-1caa-4348-b8c0-33c34300d57b</text:p>
          </table:table-cell>
          <table:table-cell office:value-type="string" calcext:value-type="string">
            <text:p>1-17 Mozart_ Symphony #7 In D, K 45.wav</text:p>
          </table:table-cell>
          <table:table-cell office:value-type="float" office:value="158.303106575964" calcext:value-type="float">
            <text:p>158.303106576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bf13076-d899-41e0-89f6-3db0a11b9d73</text:p>
          </table:table-cell>
          <table:table-cell office:value-type="string" calcext:value-type="string">
            <text:p>1-05 Mozart_ Symphony #4 In D, K 19.wav</text:p>
          </table:table-cell>
          <table:table-cell office:value-type="float" office:value="226.482698412698" calcext:value-type="float">
            <text:p>226.4826984127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6707962-cb69-41e2-b831-218716e3ea3e</text:p>
          </table:table-cell>
          <table:table-cell office:value-type="string" calcext:value-type="string">
            <text:p>Mozart, Symphony 34 K 338 C-Dur, 3 Allegro vivace.wav</text:p>
          </table:table-cell>
          <table:table-cell office:value-type="float" office:value="366.811428571429" calcext:value-type="float">
            <text:p>366.8114285714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951bdf8-00a8-4e1a-b70f-b54ad33a9a0e</text:p>
          </table:table-cell>
          <table:table-cell office:value-type="string" calcext:value-type="string">
            <text:p>4-02 Mozart_ Symphony #20 In D, K 13.wav</text:p>
          </table:table-cell>
          <table:table-cell office:value-type="float" office:value="349.989637188209" calcext:value-type="float">
            <text:p>349.9896371882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a59cb1e-4585-4695-bb3a-b8cf550a3fbb</text:p>
          </table:table-cell>
          <table:table-cell office:value-type="string" calcext:value-type="string">
            <text:p>Mozart, Symphony 36 KV 425 C-Dur (Linz) - 2 Andante.wav</text:p>
          </table:table-cell>
          <table:table-cell office:value-type="float" office:value="562.886530612245" calcext:value-type="float">
            <text:p>562.8865306122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2481b19-f62d-4f9d-a6fd-63f2fbfd3439</text:p>
          </table:table-cell>
          <table:table-cell office:value-type="string" calcext:value-type="string">
            <text:p>Mozart, Symphony 41 K551 C-Dur (Jupiter), 1 Allegro vivace.wav</text:p>
          </table:table-cell>
          <table:table-cell office:value-type="float" office:value="702.432653061225" calcext:value-type="float">
            <text:p>702.4326530612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3267f4d4-8721-432f-93d7-c3f26c1414cb</text:p>
          </table:table-cell>
          <table:table-cell office:value-type="string" calcext:value-type="string">
            <text:p>Mozart, Flute &amp; Harp Concerto K 299 C-Dur, 1 Allegro.wav</text:p>
          </table:table-cell>
          <table:table-cell office:value-type="float" office:value="575.738775510204" calcext:value-type="float">
            <text:p>575.7387755102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de9396d-dd76-469b-8871-2e519c9ae26f</text:p>
          </table:table-cell>
          <table:table-cell office:value-type="string" calcext:value-type="string">
            <text:p>4-03 Mozart_ Symphony #20 In D, K 13.wav</text:p>
          </table:table-cell>
          <table:table-cell office:value-type="float" office:value="244.507188208617" calcext:value-type="float">
            <text:p>244.5071882086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21663a4-287f-46c2-a7f1-f81edc380936</text:p>
          </table:table-cell>
          <table:table-cell office:value-type="string" calcext:value-type="string">
            <text:p>5-07 Mozart_ Symphony #28 In C, K 20.wav</text:p>
          </table:table-cell>
          <table:table-cell office:value-type="float" office:value="329.718616780045" calcext:value-type="float">
            <text:p>329.71861678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90764a8-dbe9-4ed9-9163-424640e4687c</text:p>
          </table:table-cell>
          <table:table-cell office:value-type="string" calcext:value-type="string">
            <text:p>Mozart, Symphony 41 K551 C-Dur (Jupiter), 4 Molto allegro.wav</text:p>
          </table:table-cell>
          <table:table-cell office:value-type="float" office:value="543.059591836735" calcext:value-type="float">
            <text:p>543.0595918367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b27c9aa-d455-4b08-8d95-c787610e5e32</text:p>
          </table:table-cell>
          <table:table-cell office:value-type="string" calcext:value-type="string">
            <text:p>5-03 Mozart_ Symphony #27 In G, K 19.wav</text:p>
          </table:table-cell>
          <table:table-cell office:value-type="float" office:value="373.525963718821" calcext:value-type="float">
            <text:p>373.5259637188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5cd15994-5270-4abf-b614-a12057282bef</text:p>
          </table:table-cell>
          <table:table-cell office:value-type="string" calcext:value-type="string">
            <text:p>Mozart, Piano Concerto 25 K 503 C-Dur, 2 Andante.mp3</text:p>
          </table:table-cell>
          <table:table-cell office:value-type="float" office:value="442.25306122449" calcext:value-type="float">
            <text:p>442.2530612245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538ef9bf-f356-48ac-8068-06f9501c2194</text:p>
          </table:table-cell>
          <table:table-cell office:value-type="string" calcext:value-type="string">
            <text:p>Mozart_ Violin Concerto #5-3 In A.m4a</text:p>
          </table:table-cell>
          <table:table-cell office:value-type="float" office:value="513.066666666667" calcext:value-type="float">
            <text:p>513.0666666667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e4d5e37-ce4c-4a72-85aa-a8d02811e398</text:p>
          </table:table-cell>
          <table:table-cell office:value-type="string" calcext:value-type="string">
            <text:p>1-20 Mozart_ Symphony #7 In D, K 45.wav</text:p>
          </table:table-cell>
          <table:table-cell office:value-type="float" office:value="164.624739229025" calcext:value-type="float">
            <text:p>164.624739229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07b5549-be7a-4636-9b48-089840b27ea7</text:p>
          </table:table-cell>
          <table:table-cell office:value-type="string" calcext:value-type="string">
            <text:p>Mozart, Piano Concerto 26 K 537 D-Dur (Coronation), 3 Allegretto.mp3</text:p>
          </table:table-cell>
          <table:table-cell office:value-type="float" office:value="654.262857142857" calcext:value-type="float">
            <text:p>654.2628571429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cbcde8-e6b0-4729-8fe9-7ede6ed18d3e</text:p>
          </table:table-cell>
          <table:table-cell office:value-type="string" calcext:value-type="string">
            <text:p>Mozart, Symphony 36 KV 425 C-Dur (Linz) - 4 Presto.wav</text:p>
          </table:table-cell>
          <table:table-cell office:value-type="float" office:value="476.577959183673" calcext:value-type="float">
            <text:p>476.5779591837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35d061bf-3185-4582-8464-d1af7cc0b726</text:p>
          </table:table-cell>
          <table:table-cell office:value-type="string" calcext:value-type="string">
            <text:p>Mozart, Symphony 38 KV 504 D-Dur- 1 Adagio-Allegro.wav</text:p>
          </table:table-cell>
          <table:table-cell office:value-type="float" office:value="827.246780045351" calcext:value-type="float">
            <text:p>827.2467800454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5e21c65a-89d2-4177-bd05-3a934046d944</text:p>
          </table:table-cell>
          <table:table-cell office:value-type="string" calcext:value-type="string">
            <text:p>Mozart, Piano Concerto 23 K 488 A-Dur, 1 Allegro.mp3</text:p>
          </table:table-cell>
          <table:table-cell office:value-type="float" office:value="647.941224489796" calcext:value-type="float">
            <text:p>647.9412244898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fde7b2c-8500-4ce9-aa03-9ec950edf992</text:p>
          </table:table-cell>
          <table:table-cell office:value-type="string" calcext:value-type="string">
            <text:p>2-15 Mozart_ Symphony #13 In F, K 11.wav</text:p>
          </table:table-cell>
          <table:table-cell office:value-type="float" office:value="316.944739229025" calcext:value-type="float">
            <text:p>316.944739229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9e1e05c-bb84-4fba-86e8-33ff967ec502</text:p>
          </table:table-cell>
          <table:table-cell office:value-type="string" calcext:value-type="string">
            <text:p>Mozart, Symphony 39 K543 Es-Dur, 2 Andante con moto.wav</text:p>
          </table:table-cell>
          <table:table-cell office:value-type="float" office:value="481.645714285714" calcext:value-type="float">
            <text:p>481.6457142857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51baa449-e7d1-4ded-bc48-fbd300f5de86</text:p>
          </table:table-cell>
          <table:table-cell office:value-type="string" calcext:value-type="string">
            <text:p>4-04 Mozart_ Symphony #20 In D, K 13.wav</text:p>
          </table:table-cell>
          <table:table-cell office:value-type="float" office:value="348.918616780045" calcext:value-type="float">
            <text:p>348.91861678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deaa995-a172-425c-9a62-c9f5e6b61378</text:p>
          </table:table-cell>
          <table:table-cell office:value-type="string" calcext:value-type="string">
            <text:p>Mozart, Piano Concerto 25 K 503 C-Dur, 3 Allegretto.mp3</text:p>
          </table:table-cell>
          <table:table-cell office:value-type="float" office:value="598.752653061225" calcext:value-type="float">
            <text:p>598.7526530612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6344a47-2794-409d-b413-2585becf61ed</text:p>
          </table:table-cell>
          <table:table-cell office:value-type="string" calcext:value-type="string">
            <text:p>2-11 Mozart_ Symphony #12 In G, K 11.wav</text:p>
          </table:table-cell>
          <table:table-cell office:value-type="float" office:value="380.814126984127" calcext:value-type="float">
            <text:p>380.8141269841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c623518-577a-4826-8e57-780791259021</text:p>
          </table:table-cell>
          <table:table-cell office:value-type="string" calcext:value-type="string">
            <text:p>Mozart violin concerto 3 - 3 Rondeau- Allegro, Andante, Allegretto.wma</text:p>
          </table:table-cell>
          <table:table-cell office:value-type="float" office:value="404.305850340136" calcext:value-type="float">
            <text:p>404.3058503401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34cd9ae-3fe7-4c20-bf43-c52727b2766c</text:p>
          </table:table-cell>
          <table:table-cell office:value-type="string" calcext:value-type="string">
            <text:p>Mozart, Symphony 38 KV 504 D-Dur- 2 Andante.wav</text:p>
          </table:table-cell>
          <table:table-cell office:value-type="float" office:value="720.954535147392" calcext:value-type="float">
            <text:p>720.9545351474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cc90875-7de2-4baf-99e7-23ecf31248cf</text:p>
          </table:table-cell>
          <table:table-cell office:value-type="string" calcext:value-type="string">
            <text:p>Mozart violin concerto 3 - 1 Allegro.wma</text:p>
          </table:table-cell>
          <table:table-cell office:value-type="float" office:value="588.486530612245" calcext:value-type="float">
            <text:p>588.4865306122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9a5da5b-2e61-481a-8015-ca0c55220ad8</text:p>
          </table:table-cell>
          <table:table-cell office:value-type="string" calcext:value-type="string">
            <text:p>Mozart, Symphony 41 K551 C-Dur (Jupiter), 2 Andante cantabile.wav</text:p>
          </table:table-cell>
          <table:table-cell office:value-type="float" office:value="614.556734693878" calcext:value-type="float">
            <text:p>614.5567346939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261bca1-b8a5-4dd5-bd0c-7fdbbc1a8baa</text:p>
          </table:table-cell>
          <table:table-cell office:value-type="string" calcext:value-type="string">
            <text:p>Mozart, Symphony 34 K 338 C-Dur, 1 Allegro vivace.wav</text:p>
          </table:table-cell>
          <table:table-cell office:value-type="float" office:value="452.519183673469" calcext:value-type="float">
            <text:p>452.5191836735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9907b10-3c81-4fbb-8a7f-0057a1c7f3b7</text:p>
          </table:table-cell>
          <table:table-cell office:value-type="string" calcext:value-type="string">
            <text:p>Mozart, Horn Concerto 3, E flat, K 447, 1 Allegro.mp3</text:p>
          </table:table-cell>
          <table:table-cell office:value-type="float" office:value="397.087346938775" calcext:value-type="float">
            <text:p>397.0873469388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3b2cf17b-d8f0-4933-a9e2-99b165d796a0</text:p>
          </table:table-cell>
          <table:table-cell office:value-type="string" calcext:value-type="string">
            <text:p>Mozart_ Violin Concerto #5-2 In A.m4a</text:p>
          </table:table-cell>
          <table:table-cell office:value-type="float" office:value="672.100136054422" calcext:value-type="float">
            <text:p>672.1001360544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bbf999e-6fae-44da-8f6d-1c5cc176b0b1</text:p>
          </table:table-cell>
          <table:table-cell office:value-type="string" calcext:value-type="string">
            <text:p>Piano Concerto 21, C, K 467 Elvira Madigan - 3 Allegro assai.wma</text:p>
          </table:table-cell>
          <table:table-cell office:value-type="float" office:value="420.79201814059" calcext:value-type="float">
            <text:p>420.7920181406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6a4c4f4-adea-4741-896e-d251574495a2</text:p>
          </table:table-cell>
          <table:table-cell office:value-type="string" calcext:value-type="string">
            <text:p>Mozart, Symphony 39 K543 Es-Dur, 1 Adagio Allegro.wav</text:p>
          </table:table-cell>
          <table:table-cell office:value-type="float" office:value="676.336326530612" calcext:value-type="float">
            <text:p>676.3363265306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63f29a9-9fb1-48c2-a7ea-2926054b89ca</text:p>
          </table:table-cell>
          <table:table-cell office:value-type="string" calcext:value-type="string">
            <text:p>1-08 Mozart_ Symphony In F, K 19A -.wav</text:p>
          </table:table-cell>
          <table:table-cell office:value-type="float" office:value="283.534126984127" calcext:value-type="float">
            <text:p>283.5341269841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cc5f2df-f7ae-4c25-94a8-3defeadb0cbb</text:p>
          </table:table-cell>
          <table:table-cell office:value-type="string" calcext:value-type="string">
            <text:p>Mozart, Piano Concerto 24 K 491 c-moll, 3 Allegretto.mp3</text:p>
          </table:table-cell>
          <table:table-cell office:value-type="float" office:value="513.30612244898" calcext:value-type="float">
            <text:p>513.306122449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33db5a01-1ec7-40ef-8441-2910080fec37</text:p>
          </table:table-cell>
          <table:table-cell office:value-type="string" calcext:value-type="string">
            <text:p>2-10 Mozart_ Symphony #10 In G, K 74.wav</text:p>
          </table:table-cell>
          <table:table-cell office:value-type="float" office:value="137.588004535147" calcext:value-type="float">
            <text:p>137.5880045351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f494b68-5336-4389-84f4-845ebdbc691b</text:p>
          </table:table-cell>
          <table:table-cell office:value-type="string" calcext:value-type="string">
            <text:p>Mozart, Piano concerto 20 K 446 d-moll, 1 Allegro.mp3</text:p>
          </table:table-cell>
          <table:table-cell office:value-type="float" office:value="834.298775510204" calcext:value-type="float">
            <text:p>834.2987755102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5068e1d-ff63-473a-8a0b-3e8271947d23</text:p>
          </table:table-cell>
          <table:table-cell office:value-type="string" calcext:value-type="string">
            <text:p>Mozart, Piano Concerto 27 K 595 B-Dur, 1 Allegro.mp3</text:p>
          </table:table-cell>
          <table:table-cell office:value-type="float" office:value="851.617959183674" calcext:value-type="float">
            <text:p>851.6179591837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5eff3e7f-f936-4028-aaf3-e276e98c001e</text:p>
          </table:table-cell>
          <table:table-cell office:value-type="string" calcext:value-type="string">
            <text:p>Mozart, Flute Concerto 1 K 313 G-Dur, 3 Rondeau- Allegretto.mp3</text:p>
          </table:table-cell>
          <table:table-cell office:value-type="float" office:value="467.2" calcext:value-type="float">
            <text:p>467.2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a19eb3e-2555-43d1-aabd-5f255064b427</text:p>
          </table:table-cell>
          <table:table-cell office:value-type="string" calcext:value-type="string">
            <text:p>Mozart violin concerto 4 - 1 Allegro.wma</text:p>
          </table:table-cell>
          <table:table-cell office:value-type="float" office:value="529.136326530612" calcext:value-type="float">
            <text:p>529.1363265306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83aa0db-96a6-495f-972a-d7f9c1ec1b84</text:p>
          </table:table-cell>
          <table:table-cell office:value-type="string" calcext:value-type="string">
            <text:p>Mozart, Notturno for four orchestras K 284 D-Dur, 1 Andante.wav</text:p>
          </table:table-cell>
          <table:table-cell office:value-type="float" office:value="318.380408163265" calcext:value-type="float">
            <text:p>318.3804081633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53e53b9-4f13-4469-a2ff-61baf80a2b05</text:p>
          </table:table-cell>
          <table:table-cell office:value-type="string" calcext:value-type="string">
            <text:p>1-02 Mozart_ Symphony #1 In E Flat,.wav</text:p>
          </table:table-cell>
          <table:table-cell office:value-type="float" office:value="303.779024943311" calcext:value-type="float">
            <text:p>303.7790249433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330e863-27b7-4efd-8863-d988039942c0</text:p>
          </table:table-cell>
          <table:table-cell office:value-type="string" calcext:value-type="string">
            <text:p>Mozart, Horn Concerto 4, E flat, K495, 1 Allegro moderato.mp3</text:p>
          </table:table-cell>
          <table:table-cell office:value-type="float" office:value="464.431020408163" calcext:value-type="float">
            <text:p>464.4310204082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e442b24-fd92-4f55-ab61-1f9f60660c9b</text:p>
          </table:table-cell>
          <table:table-cell office:value-type="string" calcext:value-type="string">
            <text:p>3-09 Mozart_ Symphony #16 In C, K 12.wav</text:p>
          </table:table-cell>
          <table:table-cell office:value-type="float" office:value="279.093310657596" calcext:value-type="float">
            <text:p>279.0933106576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39f8b7ed-e803-4e8b-aa6f-e48d34d43ed0</text:p>
          </table:table-cell>
          <table:table-cell office:value-type="string" calcext:value-type="string">
            <text:p>2-09 Mozart_ Symphony #10 In G, K 74.wav</text:p>
          </table:table-cell>
          <table:table-cell office:value-type="float" office:value="324.363514739229" calcext:value-type="float">
            <text:p>324.3635147392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225c394-fd55-4057-a228-83bc065b3f50</text:p>
          </table:table-cell>
          <table:table-cell office:value-type="string" calcext:value-type="string">
            <text:p>1-04 Mozart_ Symphony #4 In D, K 19.wav</text:p>
          </table:table-cell>
          <table:table-cell office:value-type="float" office:value="143.17820861678" calcext:value-type="float">
            <text:p>143.1782086168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82dea13-ca49-4e5d-9115-1e071269d749</text:p>
          </table:table-cell>
          <table:table-cell office:value-type="string" calcext:value-type="string">
            <text:p>Mozart, Flute Concerto 2 K 314 D-Dur, 2 Andante ma non troppo.mp3</text:p>
          </table:table-cell>
          <table:table-cell office:value-type="float" office:value="427.075918367347" calcext:value-type="float">
            <text:p>427.0759183673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5472e885-518c-4272-addb-0d24ad29c041</text:p>
          </table:table-cell>
          <table:table-cell office:value-type="string" calcext:value-type="string">
            <text:p>3-03 Mozart_ Symphony #14 In A, K 11.wav</text:p>
          </table:table-cell>
          <table:table-cell office:value-type="float" office:value="212.611678004535" calcext:value-type="float">
            <text:p>212.6116780045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59457773-6d15-439c-b38e-cc0830e2fe01</text:p>
          </table:table-cell>
          <table:table-cell office:value-type="string" calcext:value-type="string">
            <text:p>Mozart, Horn Concerto 4, E flat, K495, 2 Romanze- Andante.wav</text:p>
          </table:table-cell>
          <table:table-cell office:value-type="float" office:value="301.061224489796" calcext:value-type="float">
            <text:p>301.0612244898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1621de8-a967-4b3f-a933-ff9bdbfbca34</text:p>
          </table:table-cell>
          <table:table-cell office:value-type="string" calcext:value-type="string">
            <text:p>3-06 Mozart_ Symphony #15 In G, K 12.wav</text:p>
          </table:table-cell>
          <table:table-cell office:value-type="float" office:value="275.828004535147" calcext:value-type="float">
            <text:p>275.8280045351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0e1f01f-5932-4d93-8608-b8a0d717c631</text:p>
          </table:table-cell>
          <table:table-cell office:value-type="string" calcext:value-type="string">
            <text:p>Mozart, Flute Concerto 2 K 314 D-Dur, 1 Allegro aperto.wav</text:p>
          </table:table-cell>
          <table:table-cell office:value-type="float" office:value="447.947755102041" calcext:value-type="float">
            <text:p>447.947755102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0916a7a-1e7d-4a19-b03f-92ca8debde7a</text:p>
          </table:table-cell>
          <table:table-cell office:value-type="string" calcext:value-type="string">
            <text:p>Mozart, Piano Concerto 23 K 488 A-Dur, 2 Andante.mp3</text:p>
          </table:table-cell>
          <table:table-cell office:value-type="float" office:value="374.935510204082" calcext:value-type="float">
            <text:p>374.9355102041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a9442b1-417c-4c46-8322-228805486db0</text:p>
          </table:table-cell>
          <table:table-cell office:value-type="string" calcext:value-type="string">
            <text:p>Mozart, Piano Concerto 27 K 595 B-Dur, 3 Rondo, Allegro.mp3</text:p>
          </table:table-cell>
          <table:table-cell office:value-type="float" office:value="560.065306122449" calcext:value-type="float">
            <text:p>560.0653061224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dfe012d-077c-4525-a606-32ddc32f68af</text:p>
          </table:table-cell>
          <table:table-cell office:value-type="string" calcext:value-type="string">
            <text:p>2-02 Mozart_ Symphony #8 In D, K 48.wav</text:p>
          </table:table-cell>
          <table:table-cell office:value-type="float" office:value="217.078616780045" calcext:value-type="float">
            <text:p>217.07861678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8daff8d-525d-4987-a02f-c74bac68d9ca</text:p>
          </table:table-cell>
          <table:table-cell office:value-type="string" calcext:value-type="string">
            <text:p>Mozart, Piano concerto 22 K 482 Es-Dur, 1 Allegro.mp3</text:p>
          </table:table-cell>
          <table:table-cell office:value-type="float" office:value="841.038367346939" calcext:value-type="float">
            <text:p>841.0383673469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48912e3-ef31-42d4-a48d-e6f89428ba9b</text:p>
          </table:table-cell>
          <table:table-cell office:value-type="string" calcext:value-type="string">
            <text:p>Mozart, Horn Concerto 1, D, K 412; 1 Allegro.mp3</text:p>
          </table:table-cell>
          <table:table-cell office:value-type="float" office:value="301.531428571429" calcext:value-type="float">
            <text:p>301.5314285714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c350474-32da-40dd-9310-d652dbb09ade</text:p>
          </table:table-cell>
          <table:table-cell office:value-type="string" calcext:value-type="string">
            <text:p>Mozart_ Violin Concerto #2-1 In D.m4a</text:p>
          </table:table-cell>
          <table:table-cell office:value-type="float" office:value="500.57433106576" calcext:value-type="float">
            <text:p>500.5743310658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d1e269f-b1f3-4bb7-b3b2-c054953e5de4</text:p>
          </table:table-cell>
          <table:table-cell office:value-type="string" calcext:value-type="string">
            <text:p>Mozart, Bassoon Concerto K 191 B-Dur, 1 Allegro.mp3</text:p>
          </table:table-cell>
          <table:table-cell office:value-type="float" office:value="387.056326530612" calcext:value-type="float">
            <text:p>387.0563265306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5c4dcdbc-36b7-4c93-83eb-59179778051c</text:p>
          </table:table-cell>
          <table:table-cell office:value-type="string" calcext:value-type="string">
            <text:p>Mozart_ Violin Concerto #1-3 In B.wav</text:p>
          </table:table-cell>
          <table:table-cell office:value-type="float" office:value="348.088888888889" calcext:value-type="float">
            <text:p>348.0888888889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4b348f7-15a7-4646-9219-9a9a15072d0e</text:p>
          </table:table-cell>
          <table:table-cell office:value-type="string" calcext:value-type="string">
            <text:p>3-05 Mozart_ Symphony #15 In G, K 12.wav</text:p>
          </table:table-cell>
          <table:table-cell office:value-type="float" office:value="325.512902494331" calcext:value-type="float">
            <text:p>325.5129024943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1982baa-66eb-49e8-af04-9e086c25a372</text:p>
          </table:table-cell>
          <table:table-cell office:value-type="string" calcext:value-type="string">
            <text:p>1-18 Mozart_ Symphony #7 In D, K 45.wav</text:p>
          </table:table-cell>
          <table:table-cell office:value-type="float" office:value="118.8320861678" calcext:value-type="float">
            <text:p>118.8320861678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b5eec79-0576-46db-a24f-676d13c9b606</text:p>
          </table:table-cell>
          <table:table-cell office:value-type="string" calcext:value-type="string">
            <text:p>3-04 Mozart_ Symphony #14 In A, K 11.wav</text:p>
          </table:table-cell>
          <table:table-cell office:value-type="float" office:value="286.982290249433" calcext:value-type="float">
            <text:p>286.9822902494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02113ce-560d-40cb-b888-e47864eb7861</text:p>
          </table:table-cell>
          <table:table-cell office:value-type="string" calcext:value-type="string">
            <text:p>1-03 Mozart_ Symphony #1 In E Flat,.wav</text:p>
          </table:table-cell>
          <table:table-cell office:value-type="float" office:value="100.128412698413" calcext:value-type="float">
            <text:p>100.1284126984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e7aa84-f735-4cee-80a9-6b5837631475</text:p>
          </table:table-cell>
          <table:table-cell office:value-type="string" calcext:value-type="string">
            <text:p>1-12 Mozart_ Symphony #5 In B Flat,.wav</text:p>
          </table:table-cell>
          <table:table-cell office:value-type="float" office:value="87.2500453514739" calcext:value-type="float">
            <text:p>87.2500453515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bd9d33b-84e2-421b-a77a-f5eb1a26c3f9</text:p>
          </table:table-cell>
          <table:table-cell office:value-type="string" calcext:value-type="string">
            <text:p>4-13 Mozart_ Symphony #23 In D, K 18.wav</text:p>
          </table:table-cell>
          <table:table-cell office:value-type="float" office:value="118.701473922903" calcext:value-type="float">
            <text:p>118.7014739229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a9d7119-ba2a-4a81-a00a-8b1bb6afb198</text:p>
          </table:table-cell>
          <table:table-cell office:value-type="string" calcext:value-type="string">
            <text:p>5-10 Mozart_ Symphony #30 In D, K 20.wav</text:p>
          </table:table-cell>
          <table:table-cell office:value-type="float" office:value="256.836984126984" calcext:value-type="float">
            <text:p>256.836984127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2667aa1-f9be-4a91-b452-33e71d552a3b</text:p>
          </table:table-cell>
          <table:table-cell office:value-type="string" calcext:value-type="string">
            <text:p>Mozart, Piano concerto 20 K 446 d-moll, 3 Allegro assai.wav</text:p>
          </table:table-cell>
          <table:table-cell office:value-type="float" office:value="470.595918367347" calcext:value-type="float">
            <text:p>470.5959183673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c66c2c5-f4fe-409b-82eb-ef6fb117785d</text:p>
          </table:table-cell>
          <table:table-cell office:value-type="string" calcext:value-type="string">
            <text:p>Mozart, Horn Concerto 2, E flat, K 417, 1 Allegro maestoso.mp3</text:p>
          </table:table-cell>
          <table:table-cell office:value-type="float" office:value="404.845714285714" calcext:value-type="float">
            <text:p>404.8457142857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5c3d792c-7814-4843-ac4e-8175e64f4058</text:p>
          </table:table-cell>
          <table:table-cell office:value-type="string" calcext:value-type="string">
            <text:p>Mozart, Symphony 33 K 319 B-Dur, 3 Menuetto.wav</text:p>
          </table:table-cell>
          <table:table-cell office:value-type="float" office:value="159.033469387755" calcext:value-type="float">
            <text:p>159.0334693878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1dfa49b-5889-4c76-88a3-a96d13be21f6</text:p>
          </table:table-cell>
          <table:table-cell office:value-type="string" calcext:value-type="string">
            <text:p>Mozart, Symphony 31 KV 297 D-Dur (Paris), 2 Andante.wav</text:p>
          </table:table-cell>
          <table:table-cell office:value-type="float" office:value="341.472653061224" calcext:value-type="float">
            <text:p>341.4726530612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9f1e225-cd27-4c4d-a2e7-88d9ca618625</text:p>
          </table:table-cell>
          <table:table-cell office:value-type="string" calcext:value-type="string">
            <text:p>2-01 Mozart_ Symphony #8 In D, K 48.wav</text:p>
          </table:table-cell>
          <table:table-cell office:value-type="float" office:value="269.166780045351" calcext:value-type="float">
            <text:p>269.1667800454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b6ba8b2-f55b-434d-ad16-13572b45513b</text:p>
          </table:table-cell>
          <table:table-cell office:value-type="string" calcext:value-type="string">
            <text:p>1-19 Mozart_ Symphony #7 In D, K 45.wav</text:p>
          </table:table-cell>
          <table:table-cell office:value-type="float" office:value="223.478616780045" calcext:value-type="float">
            <text:p>223.47861678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55d10ffa-159f-4e2b-a33e-01d5176a18c2</text:p>
          </table:table-cell>
          <table:table-cell office:value-type="string" calcext:value-type="string">
            <text:p>Mozart, Piano Concerto 26 K 537 D-Dur (Coronation), 1 Allegro.mp3</text:p>
          </table:table-cell>
          <table:table-cell office:value-type="float" office:value="869.929795918367" calcext:value-type="float">
            <text:p>869.9297959184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c55fd52-08e6-4058-97ca-75aaf74d5bf8</text:p>
          </table:table-cell>
          <table:table-cell office:value-type="string" calcext:value-type="string">
            <text:p>Mozart, Symphony 41 K551 C-Dur (Jupiter), 3 Menuetto.wav</text:p>
          </table:table-cell>
          <table:table-cell office:value-type="float" office:value="264.646530612245" calcext:value-type="float">
            <text:p>264.6465306122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b8649da-a9d4-4d94-bdce-f8b99a70929a</text:p>
          </table:table-cell>
          <table:table-cell office:value-type="string" calcext:value-type="string">
            <text:p>1-09 Mozart_ Symphony In F, K 19A -.wav</text:p>
          </table:table-cell>
          <table:table-cell office:value-type="float" office:value="91.2990249433107" calcext:value-type="float">
            <text:p>91.2990249433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29f8ad8-5e9a-4e2e-a807-1a818e5ba723</text:p>
          </table:table-cell>
          <table:table-cell office:value-type="string" calcext:value-type="string">
            <text:p>4-08 Mozart_ Symphony #21 In A, K 13.wav</text:p>
          </table:table-cell>
          <table:table-cell office:value-type="float" office:value="305.607596371882" calcext:value-type="float">
            <text:p>305.6075963719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513d2033-8e1f-4a36-9877-5b4d44b64a73</text:p>
          </table:table-cell>
          <table:table-cell office:value-type="string" calcext:value-type="string">
            <text:p>2-18 Mozart_ Symphony #13 In F, K 11.wav</text:p>
          </table:table-cell>
          <table:table-cell office:value-type="float" office:value="142.028820861678" calcext:value-type="float">
            <text:p>142.0288208617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e8fe32a-3564-4a91-85c3-bd474b1421cc</text:p>
          </table:table-cell>
          <table:table-cell office:value-type="string" calcext:value-type="string">
            <text:p>Mozart, Horn Concerto 2, E flat, K 417, 2 Andante.mp3</text:p>
          </table:table-cell>
          <table:table-cell office:value-type="float" office:value="214.674285714286" calcext:value-type="float">
            <text:p>214.6742857143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18902d5-4240-4594-953f-2ad1b8c2d0b2</text:p>
          </table:table-cell>
          <table:table-cell office:value-type="string" calcext:value-type="string">
            <text:p>5-08 Mozart_ Symphony #30 In D, K 20.wav</text:p>
          </table:table-cell>
          <table:table-cell office:value-type="float" office:value="359.080249433107" calcext:value-type="float">
            <text:p>359.0802494331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002e959-c804-4d4c-8674-47fa41c37211</text:p>
          </table:table-cell>
          <table:table-cell office:value-type="string" calcext:value-type="string">
            <text:p>Mozart violin concerto 4 - 3 Rondeau- andante grazioso, allegro man non troppo.wma</text:p>
          </table:table-cell>
          <table:table-cell office:value-type="float" office:value="441.504217687075" calcext:value-type="float">
            <text:p>441.5042176871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6d55a78-07ff-4494-a340-e41444ff6113</text:p>
          </table:table-cell>
          <table:table-cell office:value-type="string" calcext:value-type="string">
            <text:p>158-01 Mozart_ Le Nozze Di Figaro, K.wav</text:p>
          </table:table-cell>
          <table:table-cell office:value-type="float" office:value="268.304739229025" calcext:value-type="float">
            <text:p>268.304739229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e2ad1d2-c8b5-4ad0-b945-29fe081d6e70</text:p>
          </table:table-cell>
          <table:table-cell office:value-type="string" calcext:value-type="string">
            <text:p>3-08 Mozart_ Symphony #15 In G, K 12.wav</text:p>
          </table:table-cell>
          <table:table-cell office:value-type="float" office:value="130.064739229025" calcext:value-type="float">
            <text:p>130.064739229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913b292-90db-4e15-a712-efb113068880</text:p>
          </table:table-cell>
          <table:table-cell office:value-type="string" calcext:value-type="string">
            <text:p>1-14 Mozart_ Symphony #6 In F, K 43.wav</text:p>
          </table:table-cell>
          <table:table-cell office:value-type="float" office:value="313.731678004535" calcext:value-type="float">
            <text:p>313.7316780045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31317a26-9cff-4c23-a58f-fed9ac887e2c</text:p>
          </table:table-cell>
          <table:table-cell office:value-type="string" calcext:value-type="string">
            <text:p>Mozart, Flute Concerto 2 K 314 D-Dur, 3 Rondo- Allegro.mp3</text:p>
          </table:table-cell>
          <table:table-cell office:value-type="float" office:value="369.789387755102" calcext:value-type="float">
            <text:p>369.7893877551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0fe16e9-561d-4255-ae6a-0b98bb86e659</text:p>
          </table:table-cell>
          <table:table-cell office:value-type="string" calcext:value-type="string">
            <text:p>3-13 Mozart_ Symphony #17 In G, K 12.wav</text:p>
          </table:table-cell>
          <table:table-cell office:value-type="float" office:value="329.718616780045" calcext:value-type="float">
            <text:p>329.71861678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4df2f38-5f4d-4675-b8de-954a0aa6351e</text:p>
          </table:table-cell>
          <table:table-cell office:value-type="string" calcext:value-type="string">
            <text:p>13-03 Mozart_ Symphony #35 In D, K 3.wav</text:p>
          </table:table-cell>
          <table:table-cell office:value-type="float" office:value="514.195351473923" calcext:value-type="float">
            <text:p>514.1953514739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5ce5f14e-092e-4047-973b-87b5046742d4</text:p>
          </table:table-cell>
          <table:table-cell office:value-type="string" calcext:value-type="string">
            <text:p>1-07 Mozart_ Symphony In F, K 19A -.wav</text:p>
          </table:table-cell>
          <table:table-cell office:value-type="float" office:value="304.066371882086" calcext:value-type="float">
            <text:p>304.0663718821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9a7552f-2932-4851-8c87-aeb7864ee790</text:p>
          </table:table-cell>
          <table:table-cell office:value-type="string" calcext:value-type="string">
            <text:p>Mozart, Piano concerto 20 K 446 d-moll, 2 Romanze.wav</text:p>
          </table:table-cell>
          <table:table-cell office:value-type="float" office:value="504.241632653061" calcext:value-type="float">
            <text:p>504.2416326531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7ef4dc7-f88e-45f5-8a43-a7883eb684cf</text:p>
          </table:table-cell>
          <table:table-cell office:value-type="string" calcext:value-type="string">
            <text:p>1-01 Mozart_ Symphony #1 In E Flat,.wav</text:p>
          </table:table-cell>
          <table:table-cell office:value-type="float" office:value="358.24433106576" calcext:value-type="float">
            <text:p>358.2443310658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f014230-2d27-4f1f-babf-41fe3b9c7f7a</text:p>
          </table:table-cell>
          <table:table-cell office:value-type="string" calcext:value-type="string">
            <text:p>Piano Concerto 21, C, K 467 Elvira Madigan - 2 Andante.wma</text:p>
          </table:table-cell>
          <table:table-cell office:value-type="float" office:value="333.67074829932" calcext:value-type="float">
            <text:p>333.6707482993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1be8579-82b0-4de7-b713-04674e549201</text:p>
          </table:table-cell>
          <table:table-cell office:value-type="string" calcext:value-type="string">
            <text:p>1-15 Mozart_ Symphony #6 In F, K 43.wav</text:p>
          </table:table-cell>
          <table:table-cell office:value-type="float" office:value="117.891678004535" calcext:value-type="float">
            <text:p>117.8916780045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457b82d-7355-4db0-afeb-9d5d369762f0</text:p>
          </table:table-cell>
          <table:table-cell office:value-type="string" calcext:value-type="string">
            <text:p>Mozart violin concerto 3 - 2 Adagio.wma</text:p>
          </table:table-cell>
          <table:table-cell office:value-type="float" office:value="482.278458049887" calcext:value-type="float">
            <text:p>482.2784580499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95956d1-a6be-46ba-9cc6-4e4b770420ec</text:p>
          </table:table-cell>
          <table:table-cell office:value-type="string" calcext:value-type="string">
            <text:p>5-04 Mozart_ Symphony #28 In C, K 20.wav</text:p>
          </table:table-cell>
          <table:table-cell office:value-type="float" office:value="438.100657596372" calcext:value-type="float">
            <text:p>438.1006575964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778cea1-895c-4df9-abd6-298fe8a79c51</text:p>
          </table:table-cell>
          <table:table-cell office:value-type="string" calcext:value-type="string">
            <text:p>Mozart, Clarinet Concerto K 622 A-Dur, 2 Adagio.wav</text:p>
          </table:table-cell>
          <table:table-cell office:value-type="float" office:value="383.007346938776" calcext:value-type="float">
            <text:p>383.0073469388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5b75ee2-607d-4282-90a4-9d48d1ce2453</text:p>
          </table:table-cell>
          <table:table-cell office:value-type="string" calcext:value-type="string">
            <text:p>Mozart_ Violin Concerto #1-1 In B.m4a</text:p>
          </table:table-cell>
          <table:table-cell office:value-type="float" office:value="408.437551020408" calcext:value-type="float">
            <text:p>408.4375510204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85d6906-a4c5-48c7-855a-9a5b8e4fbc82</text:p>
          </table:table-cell>
          <table:table-cell office:value-type="string" calcext:value-type="string">
            <text:p>Mozart, Piano concerto 22 K 482 Es-Dur, 2 Andante.mp3</text:p>
          </table:table-cell>
          <table:table-cell office:value-type="float" office:value="532.244897959184" calcext:value-type="float">
            <text:p>532.2448979592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c664c00-e436-415c-80e1-f3a0c6beff7f</text:p>
          </table:table-cell>
          <table:table-cell office:value-type="string" calcext:value-type="string">
            <text:p>Mozart, Notturno for four orchestras K 284 D-Dur, 3 Menuetto.wav</text:p>
          </table:table-cell>
          <table:table-cell office:value-type="float" office:value="313.808979591837" calcext:value-type="float">
            <text:p>313.8089795918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moza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3e35522-3029-40ce-a1d8-e0a80ddfdbed</text:p>
          </table:table-cell>
          <table:table-cell office:value-type="string" calcext:value-type="string">
            <text:p>Beethoven, Piano concerto 4 - 3 Rondo (Vivace).wma</text:p>
          </table:table-cell>
          <table:table-cell office:value-type="float" office:value="586.210975056689" calcext:value-type="float">
            <text:p>586.2109750567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beethov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56432a8-ec30-4519-a7b2-441f1fad347b</text:p>
          </table:table-cell>
          <table:table-cell office:value-type="string" calcext:value-type="string">
            <text:p>Beethoven, Piano concerto 4, 3 Rondo vivace.wma</text:p>
          </table:table-cell>
          <table:table-cell office:value-type="float" office:value="587.975691609977" calcext:value-type="float">
            <text:p>587.97569161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beethov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43d7fec-71fd-4d72-bb5e-5dff553d2673</text:p>
          </table:table-cell>
          <table:table-cell office:value-type="string" calcext:value-type="string">
            <text:p>Beethoven, Piano concerto 3, 2 Largo.wma</text:p>
          </table:table-cell>
          <table:table-cell office:value-type="float" office:value="590.251247165533" calcext:value-type="float">
            <text:p>590.2512471655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beethov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d014b65-0ce0-4ac1-9219-463c8064a0b9</text:p>
          </table:table-cell>
          <table:table-cell office:value-type="string" calcext:value-type="string">
            <text:p>Beethoven, Symphony 8 in F, Op 93 - 4 Allegro vivace.wav</text:p>
          </table:table-cell>
          <table:table-cell office:value-type="float" office:value="426.71126984127" calcext:value-type="float">
            <text:p>426.7112698413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beethov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8344c7a-04aa-468d-9d2f-40e52f72a1fc</text:p>
          </table:table-cell>
          <table:table-cell office:value-type="string" calcext:value-type="string">
            <text:p>Beethoven, Piano concerto 4 - 2 Andante con moto.wma</text:p>
          </table:table-cell>
          <table:table-cell office:value-type="float" office:value="316.905941043084" calcext:value-type="float">
            <text:p>316.9059410431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beethov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37034f2d-d478-4a98-8c51-a2d27e64ce5a</text:p>
          </table:table-cell>
          <table:table-cell office:value-type="string" calcext:value-type="string">
            <text:p>Beethoven, Romance op 40 G maj.wma</text:p>
          </table:table-cell>
          <table:table-cell office:value-type="float" office:value="441.457777777778" calcext:value-type="float">
            <text:p>441.4577777778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beethov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012a331-9eee-451c-85a7-a613ddaffd1b</text:p>
          </table:table-cell>
          <table:table-cell office:value-type="string" calcext:value-type="string">
            <text:p>Beethoven, Symphony 8 in F, Op 93 - 1 Allegro vivace e con brio.wav</text:p>
          </table:table-cell>
          <table:table-cell office:value-type="float" office:value="560.641065759637" calcext:value-type="float">
            <text:p>560.6410657596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beethov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c93c08d-34bd-4b09-911b-10a047954494</text:p>
          </table:table-cell>
          <table:table-cell office:value-type="string" calcext:value-type="string">
            <text:p>Beethoven, Piano concerto 5, 2 Adagio un poco mosso - attacca.wma</text:p>
          </table:table-cell>
          <table:table-cell office:value-type="float" office:value="483.532335600907" calcext:value-type="float">
            <text:p>483.5323356009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beethov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39470916-3b4a-44fc-b559-2b82dd7156c4</text:p>
          </table:table-cell>
          <table:table-cell office:value-type="string" calcext:value-type="string">
            <text:p>Beethoven, Symphony 2 in D, op 36 - 3 Scherzo. Allegro.wav</text:p>
          </table:table-cell>
          <table:table-cell office:value-type="float" office:value="233.614126984127" calcext:value-type="float">
            <text:p>233.6141269841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beethov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ba318b4-11fc-4340-bdf0-d33f8c009cad</text:p>
          </table:table-cell>
          <table:table-cell office:value-type="string" calcext:value-type="string">
            <text:p>Beethoven, Symphony 9 in D Min, Op 125 (Choral) - 1 Allegro ma non Troppo.wav</text:p>
          </table:table-cell>
          <table:table-cell office:value-type="float" office:value="932.520249433107" calcext:value-type="float">
            <text:p>932.5202494331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beethov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8e290de-2424-43e7-ac29-3470774af3dc</text:p>
          </table:table-cell>
          <table:table-cell office:value-type="string" calcext:value-type="string">
            <text:p>Beethoven, Symphony 4 in B flat, Op 60 - 3 <text:s/>Allegro vivace.wav</text:p>
          </table:table-cell>
          <table:table-cell office:value-type="float" office:value="345.653310657596" calcext:value-type="float">
            <text:p>345.6533106576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beethov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047edc-b3bc-412a-a4ec-e233a579c4c0</text:p>
          </table:table-cell>
          <table:table-cell office:value-type="string" calcext:value-type="string">
            <text:p>Beethoven, Piano concerto 4 - 3 Rondo. Vivace.wma</text:p>
          </table:table-cell>
          <table:table-cell office:value-type="float" office:value="607.341133786848" calcext:value-type="float">
            <text:p>607.3411337868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beethov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a5365d4-c61f-4d8a-a006-07dd12eb0f67</text:p>
          </table:table-cell>
          <table:table-cell office:value-type="string" calcext:value-type="string">
            <text:p>Beethoven, Symphony 7 in A, Op 92 - 4 Allegro Con Brio.wav</text:p>
          </table:table-cell>
          <table:table-cell office:value-type="float" office:value="516.023922902494" calcext:value-type="float">
            <text:p>516.0239229025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beethov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3fb20ce-0285-4c45-8e7c-f6cede3d3918</text:p>
          </table:table-cell>
          <table:table-cell office:value-type="string" calcext:value-type="string">
            <text:p>Beethoven, Piano concerto 1 - 2 Adagio un poco mosso.wma</text:p>
          </table:table-cell>
          <table:table-cell office:value-type="float" office:value="721.118911564626" calcext:value-type="float">
            <text:p>721.1189115646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beethov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88b3a32-af9f-4f0e-89d9-82576489ef1b</text:p>
          </table:table-cell>
          <table:table-cell office:value-type="string" calcext:value-type="string">
            <text:p>Beethoven - Wellingtons Sieg Op. 91 - 7.wav</text:p>
          </table:table-cell>
          <table:table-cell office:value-type="float" office:value="166.165963718821" calcext:value-type="float">
            <text:p>166.1659637188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beethov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17aadb4-a697-462a-8183-5352ba7ae05f</text:p>
          </table:table-cell>
          <table:table-cell office:value-type="string" calcext:value-type="string">
            <text:p>Beethoven, Symphony 8 in F, Op 93 - 2 Allgretto scherzando.wav</text:p>
          </table:table-cell>
          <table:table-cell office:value-type="float" office:value="238.52514739229" calcext:value-type="float">
            <text:p>238.5251473923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beethov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c3df54e-4ca4-40af-835e-085f3681e92e</text:p>
          </table:table-cell>
          <table:table-cell office:value-type="string" calcext:value-type="string">
            <text:p>Beethoven, Piano concerto 3 - 1 Allegro con brio.wma</text:p>
          </table:table-cell>
          <table:table-cell office:value-type="float" office:value="1035.0526984127" calcext:value-type="float">
            <text:p>1035.0526984127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beethov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609345e-97ad-452f-b9fe-94bd9b4b35dd</text:p>
          </table:table-cell>
          <table:table-cell office:value-type="string" calcext:value-type="string">
            <text:p>Beethoven - Wellingtons Sieg Op. 91 - 6.wav</text:p>
          </table:table-cell>
          <table:table-cell office:value-type="float" office:value="122.515351473923" calcext:value-type="float">
            <text:p>122.5153514739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beethov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30606b09-ba23-4f8e-bd9b-75b9559a33ea</text:p>
          </table:table-cell>
          <table:table-cell office:value-type="string" calcext:value-type="string">
            <text:p>Beethoven, Symphony 6 in F, Op. 68 'Pastoral' - 5.Allegretto.wav</text:p>
          </table:table-cell>
          <table:table-cell office:value-type="float" office:value="526.211678004535" calcext:value-type="float">
            <text:p>526.2116780045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beethov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5c5ac394-96d9-454e-852d-472beac517b3</text:p>
          </table:table-cell>
          <table:table-cell office:value-type="string" calcext:value-type="string">
            <text:p>Beethoven, Piano concerto 2, B flat, Op. 19, 2 Adagio.wma</text:p>
          </table:table-cell>
          <table:table-cell office:value-type="float" office:value="596.056235827664" calcext:value-type="float">
            <text:p>596.0562358277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beethov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32cd0bd9-cd36-41dc-b313-7fef212ab13b</text:p>
          </table:table-cell>
          <table:table-cell office:value-type="string" calcext:value-type="string">
            <text:p>Beethoven - Wellingtons Sieg Op. 91 - 4.wav</text:p>
          </table:table-cell>
          <table:table-cell office:value-type="float" office:value="57.548820861678" calcext:value-type="float">
            <text:p>57.5488208617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beethov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f86295e-6326-4f1f-885f-e629d2ecd548</text:p>
          </table:table-cell>
          <table:table-cell office:value-type="string" calcext:value-type="string">
            <text:p>Beethoven, Symphony 3 in E flat, Op 55 (Eroica) - 3 Scherzo; Allegro vivace.wav</text:p>
          </table:table-cell>
          <table:table-cell office:value-type="float" office:value="348.082698412698" calcext:value-type="float">
            <text:p>348.0826984127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beethov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19d2632-e15f-4fa0-a358-2969e9b00c52</text:p>
          </table:table-cell>
          <table:table-cell office:value-type="string" calcext:value-type="string">
            <text:p>Beethoven, Symphony 7 in A, Op 92 - 2 Allegretto.wav</text:p>
          </table:table-cell>
          <table:table-cell office:value-type="float" office:value="489.013310657596" calcext:value-type="float">
            <text:p>489.0133106576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beethov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ec29a80-78dd-4611-9214-fac7ed19715e</text:p>
          </table:table-cell>
          <table:table-cell office:value-type="string" calcext:value-type="string">
            <text:p>Beethoven, Symphony 7 in A, Op 92 - 3 Presto, Assai Meno Presto.wav</text:p>
          </table:table-cell>
          <table:table-cell office:value-type="float" office:value="495.021473922902" calcext:value-type="float">
            <text:p>495.0214739229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beethov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b9b2937-d1ba-498a-affa-841f2d55b4fb</text:p>
          </table:table-cell>
          <table:table-cell office:value-type="string" calcext:value-type="string">
            <text:p>Beethoven, Piano concerto 5, 3 Rondo. Allegro.wma</text:p>
          </table:table-cell>
          <table:table-cell office:value-type="float" office:value="627.217414965986" calcext:value-type="float">
            <text:p>627.217414966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beethov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0c9d618-deb6-4403-95dd-f26db61ae715</text:p>
          </table:table-cell>
          <table:table-cell office:value-type="string" calcext:value-type="string">
            <text:p>Beethoven, Symphony 6 in F, Op. 68 'Pastoral' - 1.Allegro ma non troppo.wav</text:p>
          </table:table-cell>
          <table:table-cell office:value-type="float" office:value="541.075351473923" calcext:value-type="float">
            <text:p>541.0753514739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beethov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565ef8fa-d85e-4e83-b542-1a9145d4d717</text:p>
          </table:table-cell>
          <table:table-cell office:value-type="string" calcext:value-type="string">
            <text:p>Beethoven, Symphony 3 in E flat, Op 55 (Eroica) - 1 Allegro con brio.wav</text:p>
          </table:table-cell>
          <table:table-cell office:value-type="float" office:value="888.739024943311" calcext:value-type="float">
            <text:p>888.7390249433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beethov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5e64ff28-f450-42fb-bf37-433dc5bcf967</text:p>
          </table:table-cell>
          <table:table-cell office:value-type="string" calcext:value-type="string">
            <text:p>Beethoven, Symphony 5 In C Minor, 4.wav</text:p>
          </table:table-cell>
          <table:table-cell office:value-type="float" office:value="660.559433106576" calcext:value-type="float">
            <text:p>660.5594331066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beethov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1d9106d-6412-48d9-9763-6e22deb967aa</text:p>
          </table:table-cell>
          <table:table-cell office:value-type="string" calcext:value-type="string">
            <text:p>Beethoven, Symphony 4 in B flat, Op 60 - 4 Allegro ma non troppo.wav</text:p>
          </table:table-cell>
          <table:table-cell office:value-type="float" office:value="323.057392290249" calcext:value-type="float">
            <text:p>323.0573922903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beethov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8710e4d-1330-4aaf-822b-eccc23f5b692</text:p>
          </table:table-cell>
          <table:table-cell office:value-type="string" calcext:value-type="string">
            <text:p>Beethoven, Violin concerto in D, Op 61 - 3 Rondo. Allegro.wma</text:p>
          </table:table-cell>
          <table:table-cell office:value-type="float" office:value="607.94485260771" calcext:value-type="float">
            <text:p>607.9448526077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beethov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34045d9f-8649-4cb5-8602-b4de426b9255</text:p>
          </table:table-cell>
          <table:table-cell office:value-type="string" calcext:value-type="string">
            <text:p>Beethoven, Piano concerto 4 - 1 Allegro moderato.wma</text:p>
          </table:table-cell>
          <table:table-cell office:value-type="float" office:value="1021.07428571429" calcext:value-type="float">
            <text:p>1021.0742857143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beethov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fcdbbf5-8481-4335-bff4-59b7ad9d0b16</text:p>
          </table:table-cell>
          <table:table-cell office:value-type="string" calcext:value-type="string">
            <text:p>Beethoven, Piano concerto 5, 1 Allegro.wma</text:p>
          </table:table-cell>
          <table:table-cell office:value-type="float" office:value="1226.84952380952" calcext:value-type="float">
            <text:p>1226.8495238095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beethov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592e8f39-af0d-4fe9-8ec3-cc6314500fa2</text:p>
          </table:table-cell>
          <table:table-cell office:value-type="string" calcext:value-type="string">
            <text:p>Beethoven, Symphony 1, Op 21 in C - 3 Menuetto; Allegro molto e vivace.wav</text:p>
          </table:table-cell>
          <table:table-cell office:value-type="float" office:value="237.741473922902" calcext:value-type="float">
            <text:p>237.7414739229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beethov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8f0d30a-63ca-4463-8072-02d9a2f301ea</text:p>
          </table:table-cell>
          <table:table-cell office:value-type="string" calcext:value-type="string">
            <text:p>Beethoven, Symphony 9 in D Min, Op 125 (Choral) - 2 Molto Vivace.wav</text:p>
          </table:table-cell>
          <table:table-cell office:value-type="float" office:value="663.041065759637" calcext:value-type="float">
            <text:p>663.0410657596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beethov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964d187-50de-45b5-a120-fd9b66f0b8f3</text:p>
          </table:table-cell>
          <table:table-cell office:value-type="string" calcext:value-type="string">
            <text:p>Beethoven, Violin concerto in D, Op 61 - 1 Allegro ma non troppo.wma</text:p>
          </table:table-cell>
          <table:table-cell office:value-type="float" office:value="1469.12653061225" calcext:value-type="float">
            <text:p>1469.1265306123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beethov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78a465-7d79-4fa5-a375-a115ec0cfe75</text:p>
          </table:table-cell>
          <table:table-cell office:value-type="string" calcext:value-type="string">
            <text:p>Beethoven, Symphony 1, Op 21 in C - 2 Andante cantabile con moto.wav</text:p>
          </table:table-cell>
          <table:table-cell office:value-type="float" office:value="353.75126984127" calcext:value-type="float">
            <text:p>353.7512698413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beethov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dbd4d07-b31f-4c82-ad8b-50497931138f</text:p>
          </table:table-cell>
          <table:table-cell office:value-type="string" calcext:value-type="string">
            <text:p>Beethoven, Piano concerto 1 - 1 Allegro moderato.wma</text:p>
          </table:table-cell>
          <table:table-cell office:value-type="float" office:value="1066.91047619048" calcext:value-type="float">
            <text:p>1066.9104761905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beethov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24a3f2c-2f5b-4082-bb81-e834c93b5b34</text:p>
          </table:table-cell>
          <table:table-cell office:value-type="string" calcext:value-type="string">
            <text:p>Beethoven, Symphony 5 In C Minor, 1.wav</text:p>
          </table:table-cell>
          <table:table-cell office:value-type="float" office:value="442.019024943311" calcext:value-type="float">
            <text:p>442.0190249433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beethov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89fed64-cf54-474d-9f59-9b55ece82caa</text:p>
          </table:table-cell>
          <table:table-cell office:value-type="string" calcext:value-type="string">
            <text:p>Beethoven, Symphony 5 In C Minor, 3.wav</text:p>
          </table:table-cell>
          <table:table-cell office:value-type="float" office:value="309.499841269841" calcext:value-type="float">
            <text:p>309.4998412698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beethov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4b90587-f51f-4896-b927-81a476fe82dc</text:p>
          </table:table-cell>
          <table:table-cell office:value-type="string" calcext:value-type="string">
            <text:p>Beethoven, Symphony 4 in B flat, Op 60 - 2 Adagio.wav</text:p>
          </table:table-cell>
          <table:table-cell office:value-type="float" office:value="598.910453514739" calcext:value-type="float">
            <text:p>598.9104535147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beethov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52b9ee9-8179-45fc-8c17-49a2daa72854</text:p>
          </table:table-cell>
          <table:table-cell office:value-type="string" calcext:value-type="string">
            <text:p>Beethoven, Piano concerto 3 - 3 Rondo (Allegro).wma</text:p>
          </table:table-cell>
          <table:table-cell office:value-type="float" office:value="554.724716553288" calcext:value-type="float">
            <text:p>554.7247165533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beethov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489c2bf-d25c-40f9-bdbb-2bd27d8afb73</text:p>
          </table:table-cell>
          <table:table-cell office:value-type="string" calcext:value-type="string">
            <text:p>Beethoven, Symphony 9 in D Min, Op 125 (Choral) - 3 Adagio Molto e Cantabile.wav</text:p>
          </table:table-cell>
          <table:table-cell office:value-type="float" office:value="988.030453514739" calcext:value-type="float">
            <text:p>988.0304535147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beethov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8722898-ba7b-4986-91ad-2a5b5f72c37c</text:p>
          </table:table-cell>
          <table:table-cell office:value-type="string" calcext:value-type="string">
            <text:p>Beethoven, Symphony 1, Op 21 in C - 1 Adagio molto; Allegro con brio.wav</text:p>
          </table:table-cell>
          <table:table-cell office:value-type="float" office:value="573.728412698413" calcext:value-type="float">
            <text:p>573.7284126984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beethov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88cfecc-a91a-444f-aa8e-0da3f6d48afb</text:p>
          </table:table-cell>
          <table:table-cell office:value-type="string" calcext:value-type="string">
            <text:p>Beethoven, Symphony 1, Op 21 in C - 4 Adagio; Allegro molto e vivace.wav</text:p>
          </table:table-cell>
          <table:table-cell office:value-type="float" office:value="351.426371882086" calcext:value-type="float">
            <text:p>351.4263718821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beethov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54c3e5f-68c8-48e2-8dec-c61607d559d4</text:p>
          </table:table-cell>
          <table:table-cell office:value-type="string" calcext:value-type="string">
            <text:p>Beethoven, Symphony 2 in D, op 36 - 1 Adagio molto; Allegro con brio.wav</text:p>
          </table:table-cell>
          <table:table-cell office:value-type="float" office:value="621.741473922903" calcext:value-type="float">
            <text:p>621.7414739229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beethov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ce340d7-57a1-4a4d-97de-c7133d49bd38</text:p>
          </table:table-cell>
          <table:table-cell office:value-type="string" calcext:value-type="string">
            <text:p>Beethoven, Symphony 3 in E flat, Op 55 (Eroica) - 4 Finale; Allegro molto.wav</text:p>
          </table:table-cell>
          <table:table-cell office:value-type="float" office:value="740.076167800454" calcext:value-type="float">
            <text:p>740.0761678005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beethov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6349650-655f-4394-96f8-da95ca1e3d3c</text:p>
          </table:table-cell>
          <table:table-cell office:value-type="string" calcext:value-type="string">
            <text:p>Beethoven - Wellingtons Sieg Op. 91 - 8.wav</text:p>
          </table:table-cell>
          <table:table-cell office:value-type="float" office:value="432.327596371882" calcext:value-type="float">
            <text:p>432.3275963719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beethov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3fc2ec27-525e-4e69-b2b3-ebf68771db51</text:p>
          </table:table-cell>
          <table:table-cell office:value-type="string" calcext:value-type="string">
            <text:p>Beethoven, Piano concerto 3 - 2 Largo.wma</text:p>
          </table:table-cell>
          <table:table-cell office:value-type="float" office:value="630.421768707483" calcext:value-type="float">
            <text:p>630.4217687075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beethov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54075167-27ad-4497-9d32-037ef1ccda37</text:p>
          </table:table-cell>
          <table:table-cell office:value-type="string" calcext:value-type="string">
            <text:p>Beethoven, Piano concerto 2, B flat, Op. 19, 3 Rondo (Molto allegro).wma</text:p>
          </table:table-cell>
          <table:table-cell office:value-type="float" office:value="364.042448979592" calcext:value-type="float">
            <text:p>364.0424489796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beethov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39368dba-2f4b-41ad-a246-b71245451f27</text:p>
          </table:table-cell>
          <table:table-cell office:value-type="string" calcext:value-type="string">
            <text:p>Beethoven, Piano concerto 2, B flat, Op. 19, 1 Allegro con brio.wma</text:p>
          </table:table-cell>
          <table:table-cell office:value-type="float" office:value="855.051609977324" calcext:value-type="float">
            <text:p>855.0516099773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beethov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c84a0e5-26e4-444f-b872-0d8fb775b606</text:p>
          </table:table-cell>
          <table:table-cell office:value-type="string" calcext:value-type="string">
            <text:p>Beethoven, Symphony 2 in D, op 36 - 4 Allegro molto.wav</text:p>
          </table:table-cell>
          <table:table-cell office:value-type="float" office:value="388.076167800453" calcext:value-type="float">
            <text:p>388.0761678005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beethov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0ebfa1a-1baa-4414-a81a-13b8714f5d82</text:p>
          </table:table-cell>
          <table:table-cell office:value-type="string" calcext:value-type="string">
            <text:p>Beethoven, Symphony 8 in F, Op 93 - 3 Tempo di Meneutto.wav</text:p>
          </table:table-cell>
          <table:table-cell office:value-type="float" office:value="358.296575963719" calcext:value-type="float">
            <text:p>358.2965759637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beethov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264bfc1-858c-4ad4-9379-a77360538caf</text:p>
          </table:table-cell>
          <table:table-cell office:value-type="string" calcext:value-type="string">
            <text:p>Beethoven, Piano concerto 4, 2 Andante con moto.wma</text:p>
          </table:table-cell>
          <table:table-cell office:value-type="float" office:value="309.104036281179" calcext:value-type="float">
            <text:p>309.1040362812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beethov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c036b75-d17c-4a0c-a850-db20d8015180</text:p>
          </table:table-cell>
          <table:table-cell office:value-type="string" calcext:value-type="string">
            <text:p>Beethoven, Symphony 6 in F, Op. 68 'Pastoral' - 3. Lustiges Zusammensein der Landleute (Allegro).wav</text:p>
          </table:table-cell>
          <table:table-cell office:value-type="float" office:value="182.440249433107" calcext:value-type="float">
            <text:p>182.4402494331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beethov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3db4efd-65c9-4e31-a39d-b0dde65d483f</text:p>
          </table:table-cell>
          <table:table-cell office:value-type="string" calcext:value-type="string">
            <text:p>Beethoven, Romance op 50 F maj.wma</text:p>
          </table:table-cell>
          <table:table-cell office:value-type="float" office:value="556.257233560091" calcext:value-type="float">
            <text:p>556.2572335601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beethov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bd74e0a-24a0-4b94-8802-2caadc47008b</text:p>
          </table:table-cell>
          <table:table-cell office:value-type="string" calcext:value-type="string">
            <text:p>Beethoven, Symphony 3 in E flat, Op 55 (Eroica) - 2 Marcia funebre; Adagio assai.wav</text:p>
          </table:table-cell>
          <table:table-cell office:value-type="float" office:value="1030.42718820862" calcext:value-type="float">
            <text:p>1030.4271882086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beethov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9c0beb1-dc20-4003-8484-fdbe79493abb</text:p>
          </table:table-cell>
          <table:table-cell office:value-type="string" calcext:value-type="string">
            <text:p>Beethoven, Piano concerto 3, 3 Rondo, Allegro.wma</text:p>
          </table:table-cell>
          <table:table-cell office:value-type="float" office:value="535.6379138322" calcext:value-type="float">
            <text:p>535.6379138322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beethov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c84682f-66c5-4f24-a353-9421043ad75c</text:p>
          </table:table-cell>
          <table:table-cell office:value-type="string" calcext:value-type="string">
            <text:p>Beethoven, Symphony 2 in D, op 36 - 2 Larghetto.wav</text:p>
          </table:table-cell>
          <table:table-cell office:value-type="float" office:value="636.892494331066" calcext:value-type="float">
            <text:p>636.8924943311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beethov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f882fea-79f4-46f4-82e0-731c0662a191</text:p>
          </table:table-cell>
          <table:table-cell office:value-type="string" calcext:value-type="string">
            <text:p>Beethoven, Symphony 4 in B flat, Op 60 - 1 Adagio; Allegro vivace.wav</text:p>
          </table:table-cell>
          <table:table-cell office:value-type="float" office:value="594.574126984127" calcext:value-type="float">
            <text:p>594.5741269841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beethov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e9a94bf-5de0-4d3f-9c33-c14395ef45fd</text:p>
          </table:table-cell>
          <table:table-cell office:value-type="string" calcext:value-type="string">
            <text:p>Beethoven, Piano concerto 4, 1 Allegro moderato.wma</text:p>
          </table:table-cell>
          <table:table-cell office:value-type="float" office:value="1141.72517006803" calcext:value-type="float">
            <text:p>1141.725170068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beethov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eb69c6f-d9b6-46b0-9065-f198f10560b9</text:p>
          </table:table-cell>
          <table:table-cell office:value-type="string" calcext:value-type="string">
            <text:p>Beethoven, Violin concerto in D, Op 61 - 2 Larghetto.wma</text:p>
          </table:table-cell>
          <table:table-cell office:value-type="float" office:value="623.548662131519" calcext:value-type="float">
            <text:p>623.5486621315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beethov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6e9237-7b29-48aa-b794-0e31a8a12d51</text:p>
          </table:table-cell>
          <table:table-cell office:value-type="string" calcext:value-type="string">
            <text:p>Beethoven, Piano concerto 3, 1 Allegro con brio.wma</text:p>
          </table:table-cell>
          <table:table-cell office:value-type="float" office:value="1006.07419501134" calcext:value-type="float">
            <text:p>1006.0741950113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beethov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c19acc7-1ad7-481d-af47-2831cbe4e9cd</text:p>
          </table:table-cell>
          <table:table-cell office:value-type="string" calcext:value-type="string">
            <text:p>Beethoven, Symphony 6 in F, Op. 68 'Pastoral' - 2. Szene am Bach- Andante molto mosso.wav</text:p>
          </table:table-cell>
          <table:table-cell office:value-type="float" office:value="696.112086167801" calcext:value-type="float">
            <text:p>696.1120861678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beethov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35c6f92-433b-4f64-b504-7b8edd85c059</text:p>
          </table:table-cell>
          <table:table-cell office:value-type="string" calcext:value-type="string">
            <text:p>Beethoven, Piano concerto 1 - 3 <text:s/>Rondo- Allegro.wma</text:p>
          </table:table-cell>
          <table:table-cell office:value-type="float" office:value="531.086802721088" calcext:value-type="float">
            <text:p>531.0868027211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beethov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608d4ca-e6e8-4063-b6c8-5136f382a3ac</text:p>
          </table:table-cell>
          <table:table-cell office:value-type="string" calcext:value-type="string">
            <text:p>Beethoven, Symphony 5 In C Minor, 2.wav</text:p>
          </table:table-cell>
          <table:table-cell office:value-type="float" office:value="600.007596371882" calcext:value-type="float">
            <text:p>600.0075963719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beethov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9b7bf3f-3601-427a-8c7e-ce4bd0955e51</text:p>
          </table:table-cell>
          <table:table-cell office:value-type="string" calcext:value-type="string">
            <text:p>Beethoven - Wellingtons Sieg Op. 91 - 2.wav</text:p>
          </table:table-cell>
          <table:table-cell office:value-type="float" office:value="44.3569841269841" calcext:value-type="float">
            <text:p>44.356984127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beethov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3eeab6a7-da9f-4697-9b6e-a2552ac3cacf</text:p>
          </table:table-cell>
          <table:table-cell office:value-type="string" calcext:value-type="string">
            <text:p>Beethoven, Symphony 6 in F, Op. 68 'Pastoral' - 4. Gewitter - Sturm- Allegro.wav</text:p>
          </table:table-cell>
          <table:table-cell office:value-type="float" office:value="205.558616780045" calcext:value-type="float">
            <text:p>205.55861678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beethov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210122c-575e-4bce-ad0b-a67e031a6ae9</text:p>
          </table:table-cell>
          <table:table-cell office:value-type="string" calcext:value-type="string">
            <text:p>Beethoven, Symphony 7 in A, Op 92 - 1 Poco Sostenuto, Vivace.wav</text:p>
          </table:table-cell>
          <table:table-cell office:value-type="float" office:value="816.040249433107" calcext:value-type="float">
            <text:p>816.0402494331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beethov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95ac832-e1cc-43f9-86fa-1d83195ac667</text:p>
          </table:table-cell>
          <table:table-cell office:value-type="string" calcext:value-type="string">
            <text:p>Haydn, Celo Concerto in C, Hob.VIIb.1 - 2 Adagio.mp3</text:p>
          </table:table-cell>
          <table:table-cell office:value-type="float" office:value="585.221224489796" calcext:value-type="float">
            <text:p>585.2212244898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hayd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ea7dc85-da16-4661-9f31-bfec5b7cd1be</text:p>
          </table:table-cell>
          <table:table-cell office:value-type="string" calcext:value-type="string">
            <text:p>Haydn, Symphony 93 in D, H 1-93 - 2 Largo Cantabile.wav</text:p>
          </table:table-cell>
          <table:table-cell office:value-type="float" office:value="297.013310657596" calcext:value-type="float">
            <text:p>297.0133106576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hayd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88a26b7-8331-470e-b247-77b757563cd1</text:p>
          </table:table-cell>
          <table:table-cell office:value-type="string" calcext:value-type="string">
            <text:p>Haydn, Symphony <text:s/>96 (Miracle) in D - 1 Adagio, Allegro.wav</text:p>
          </table:table-cell>
          <table:table-cell office:value-type="float" office:value="417.019841269841" calcext:value-type="float">
            <text:p>417.0198412698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hayd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19e50b6-a393-4cd7-b456-4a75c0dea13d</text:p>
          </table:table-cell>
          <table:table-cell office:value-type="string" calcext:value-type="string">
            <text:p>Haydn_ Symphony #100-1 In G, H 1_.wav</text:p>
          </table:table-cell>
          <table:table-cell office:value-type="float" office:value="492.01739229025" calcext:value-type="float">
            <text:p>492.0173922903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hayd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6456d79-d361-4b57-aef0-450ce9101d55</text:p>
          </table:table-cell>
          <table:table-cell office:value-type="string" calcext:value-type="string">
            <text:p>London Symphony - 4 Finale-spiritoso.wav</text:p>
          </table:table-cell>
          <table:table-cell office:value-type="float" office:value="414.172494331066" calcext:value-type="float">
            <text:p>414.1724943311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hayd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517789d7-e8f6-40b6-b594-0830af374d43</text:p>
          </table:table-cell>
          <table:table-cell office:value-type="string" calcext:value-type="string">
            <text:p>Haydn_ Symphony #100-4 In G, H 1_.wav</text:p>
          </table:table-cell>
          <table:table-cell office:value-type="float" office:value="316.526780045351" calcext:value-type="float">
            <text:p>316.5267800454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hayd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cb1f446-b2ef-4f2a-aee5-13ed62117210</text:p>
          </table:table-cell>
          <table:table-cell office:value-type="string" calcext:value-type="string">
            <text:p>Haydn, Farewell Symphony 45 - 4 Finale-Presto-Adagio.wav</text:p>
          </table:table-cell>
          <table:table-cell office:value-type="float" office:value="482.952902494331" calcext:value-type="float">
            <text:p>482.9529024943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hayd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7039ba9-1871-4824-8749-20b2aa8f4108</text:p>
          </table:table-cell>
          <table:table-cell office:value-type="string" calcext:value-type="string">
            <text:p>Haydn, Symphony 94 In G, H 1.94 (Surprise) - 2 Andante.wav</text:p>
          </table:table-cell>
          <table:table-cell office:value-type="float" office:value="375.014943310658" calcext:value-type="float">
            <text:p>375.0149433107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hayd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6cb983a-367d-4e0a-8da2-fd4ddeaff11e</text:p>
          </table:table-cell>
          <table:table-cell office:value-type="string" calcext:value-type="string">
            <text:p>Haydn, Mourning Symphony 44 - 4 Finale-Presto.wav</text:p>
          </table:table-cell>
          <table:table-cell office:value-type="float" office:value="227.370861678005" calcext:value-type="float">
            <text:p>227.370861678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hayd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0854fff-15da-46ba-98cb-1cd06246e2ee</text:p>
          </table:table-cell>
          <table:table-cell office:value-type="string" calcext:value-type="string">
            <text:p>Haydn, Violin Concerto 1 in C, H 7A-1 - 2 Adagio.m4a</text:p>
          </table:table-cell>
          <table:table-cell office:value-type="float" office:value="380.480725623583" calcext:value-type="float">
            <text:p>380.4807256236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hayd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139f0c9-3d53-43fb-b263-89ba77bfdc50</text:p>
          </table:table-cell>
          <table:table-cell office:value-type="string" calcext:value-type="string">
            <text:p>Haydn_ Symphony #101-1 In D, H 1_10.wav</text:p>
          </table:table-cell>
          <table:table-cell office:value-type="float" office:value="476.030453514739" calcext:value-type="float">
            <text:p>476.0304535147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hayd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45873d3-a299-4ebd-a770-5360a8f2707f</text:p>
          </table:table-cell>
          <table:table-cell office:value-type="string" calcext:value-type="string">
            <text:p>Haydn, Violin Concerto 1 in C, H 7A-1 - 1 Allegro Moderato.m4a</text:p>
          </table:table-cell>
          <table:table-cell office:value-type="float" office:value="608.80253968254" calcext:value-type="float">
            <text:p>608.8025396825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hayd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4127020-e12c-4a4a-a7a3-4f4fd2df5acb</text:p>
          </table:table-cell>
          <table:table-cell office:value-type="string" calcext:value-type="string">
            <text:p>Haydn_ Symphony #102-4 In B Flat,.wav</text:p>
          </table:table-cell>
          <table:table-cell office:value-type="float" office:value="293.016575963719" calcext:value-type="float">
            <text:p>293.0165759637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hayd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45fca01-3a39-4fe5-adc4-984a64b1b0e3</text:p>
          </table:table-cell>
          <table:table-cell office:value-type="string" calcext:value-type="string">
            <text:p>Haydn, Mourning Symphony 44 - 2 Menuetto-Allegretto.wav</text:p>
          </table:table-cell>
          <table:table-cell office:value-type="float" office:value="384.810861678005" calcext:value-type="float">
            <text:p>384.810861678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hayd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5678948-6d12-4e2b-a971-e3bc94cf83b0</text:p>
          </table:table-cell>
          <table:table-cell office:value-type="string" calcext:value-type="string">
            <text:p>Haydn, Symphony 94 In G, H 1.94 (Surprise) - 1 Adagio Cantabile, Vivace Assai.wav</text:p>
          </table:table-cell>
          <table:table-cell office:value-type="float" office:value="514.038616780045" calcext:value-type="float">
            <text:p>514.03861678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hayd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e1491df-2c68-4a81-8cc6-72bba02700bd</text:p>
          </table:table-cell>
          <table:table-cell office:value-type="string" calcext:value-type="string">
            <text:p>Haydn_ Symphony #103-3 In E Flat,.wav</text:p>
          </table:table-cell>
          <table:table-cell office:value-type="float" office:value="283.011678004535" calcext:value-type="float">
            <text:p>283.0116780045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hayd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3567f4ad-497e-4d20-89d3-01002828ea34</text:p>
          </table:table-cell>
          <table:table-cell office:value-type="string" calcext:value-type="string">
            <text:p>Haydn_ Symphony #101-2 In D, H 1_10.wav</text:p>
          </table:table-cell>
          <table:table-cell office:value-type="float" office:value="417.019841269841" calcext:value-type="float">
            <text:p>417.0198412698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hayd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b1a4b7-db3b-4957-90a1-28b941ff6e4e</text:p>
          </table:table-cell>
          <table:table-cell office:value-type="string" calcext:value-type="string">
            <text:p>Haydn, Farewell Symphony 45 - 3 Menuetto-allegretto.wav</text:p>
          </table:table-cell>
          <table:table-cell office:value-type="float" office:value="234.946371882086" calcext:value-type="float">
            <text:p>234.9463718821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hayd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6dd8dd3-7d3b-41e2-8517-89d1288efc96</text:p>
          </table:table-cell>
          <table:table-cell office:value-type="string" calcext:value-type="string">
            <text:p>Haydn, Symphony <text:s/>96 (Miracle) in D - 3 Menuet.wav</text:p>
          </table:table-cell>
          <table:table-cell office:value-type="float" office:value="308.036984126984" calcext:value-type="float">
            <text:p>308.036984127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hayd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3f48183-ef31-473f-b743-dc2bc43ba04b</text:p>
          </table:table-cell>
          <table:table-cell office:value-type="string" calcext:value-type="string">
            <text:p>Haydn, Celo Concerto in C, Hob.VIIb.1 - 1 Moderato.mp3</text:p>
          </table:table-cell>
          <table:table-cell office:value-type="float" office:value="570.592653061224" calcext:value-type="float">
            <text:p>570.5926530612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hayd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3cb46f51-3716-4517-8eb6-08fa587f4da1</text:p>
          </table:table-cell>
          <table:table-cell office:value-type="string" calcext:value-type="string">
            <text:p>Haydn, Horn Concerto 1, D maj - 2 Adagio.mp3</text:p>
          </table:table-cell>
          <table:table-cell office:value-type="float" office:value="452.127346938776" calcext:value-type="float">
            <text:p>452.1273469388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hayd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48d32b0-19b7-4558-af09-10e90762bdc2</text:p>
          </table:table-cell>
          <table:table-cell office:value-type="string" calcext:value-type="string">
            <text:p>Haydn_ Symphony #101-3 In D, H 1_10.wav</text:p>
          </table:table-cell>
          <table:table-cell office:value-type="float" office:value="436.036984126984" calcext:value-type="float">
            <text:p>436.036984127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hayd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101400b-455c-4b7f-8fb0-11cd40fe7045</text:p>
          </table:table-cell>
          <table:table-cell office:value-type="string" calcext:value-type="string">
            <text:p>Haydn_ Symphony #99-4 In E Flat,.wav</text:p>
          </table:table-cell>
          <table:table-cell office:value-type="float" office:value="269.010045351474" calcext:value-type="float">
            <text:p>269.0100453515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hayd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c163225-96e2-41f8-9969-323e12ee8429</text:p>
          </table:table-cell>
          <table:table-cell office:value-type="string" calcext:value-type="string">
            <text:p>Haydn, Mourning Symphony 44 - 1 Allegro con brio.wav</text:p>
          </table:table-cell>
          <table:table-cell office:value-type="float" office:value="431.439433106576" calcext:value-type="float">
            <text:p>431.4394331066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hayd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0a4b20a-d880-4087-8f67-596689a81b7e</text:p>
          </table:table-cell>
          <table:table-cell office:value-type="string" calcext:value-type="string">
            <text:p>Haydn, Flute concerto 1 in D - 1 Allegro moderato.wma</text:p>
          </table:table-cell>
          <table:table-cell office:value-type="float" office:value="483.718095238095" calcext:value-type="float">
            <text:p>483.7180952381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hayd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1d889e5-9f97-4b1d-9368-7866534ae5bf</text:p>
          </table:table-cell>
          <table:table-cell office:value-type="string" calcext:value-type="string">
            <text:p>Haydn_ Symphony #97-4 In C, H 1_97.wav</text:p>
          </table:table-cell>
          <table:table-cell office:value-type="float" office:value="337.032902494331" calcext:value-type="float">
            <text:p>337.0329024943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hayd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b6392bd-3720-4fbb-8f95-d2620e203b79</text:p>
          </table:table-cell>
          <table:table-cell office:value-type="string" calcext:value-type="string">
            <text:p>05 Haydn_ Concerto For Violin &amp; Stri.m4a</text:p>
          </table:table-cell>
          <table:table-cell office:value-type="float" office:value="452.880544217687" calcext:value-type="float">
            <text:p>452.8805442177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hayd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6477641-4c7e-4765-8e11-076334b134b0</text:p>
          </table:table-cell>
          <table:table-cell office:value-type="string" calcext:value-type="string">
            <text:p>Haydn_ Symphony #102-3 In B Flat,.wav</text:p>
          </table:table-cell>
          <table:table-cell office:value-type="float" office:value="325.016575963719" calcext:value-type="float">
            <text:p>325.0165759637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hayd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f874060-e91c-4d2f-886f-169cc3d62cdc</text:p>
          </table:table-cell>
          <table:table-cell office:value-type="string" calcext:value-type="string">
            <text:p>Haydn, Concerto for Ferdinand IV of Naples, H 7h.2 in G - 2 Adagio ma non troppo.wma</text:p>
          </table:table-cell>
          <table:table-cell office:value-type="float" office:value="232.803265306122" calcext:value-type="float">
            <text:p>232.8032653061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hayd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d51e931-96bb-4578-bbf4-716cca59e3ee</text:p>
          </table:table-cell>
          <table:table-cell office:value-type="string" calcext:value-type="string">
            <text:p>London Symphony - 2 Andante.wav</text:p>
          </table:table-cell>
          <table:table-cell office:value-type="float" office:value="571.35126984127" calcext:value-type="float">
            <text:p>571.3512698413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hayd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70f2ec9-5d29-48aa-babb-ab6ffae9b700</text:p>
          </table:table-cell>
          <table:table-cell office:value-type="string" calcext:value-type="string">
            <text:p>Haydn, Horn Concerto 1, D maj - 3 Allegro.mp3</text:p>
          </table:table-cell>
          <table:table-cell office:value-type="float" office:value="205.583673469388" calcext:value-type="float">
            <text:p>205.5836734694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hayd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8f47e79-6859-49b8-a018-b7a2a7ecb22e</text:p>
          </table:table-cell>
          <table:table-cell office:value-type="string" calcext:value-type="string">
            <text:p>Haydn_ Symphony #103-2 In E Flat,.wav</text:p>
          </table:table-cell>
          <table:table-cell office:value-type="float" office:value="637.023106575964" calcext:value-type="float">
            <text:p>637.023106576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hayd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f6af082-b550-4780-8649-5158811566dd</text:p>
          </table:table-cell>
          <table:table-cell office:value-type="string" calcext:value-type="string">
            <text:p>Haydn, Celo Concerto in C, Hob.VIIb.1 - 3 Allegro molto.mp3</text:p>
          </table:table-cell>
          <table:table-cell office:value-type="float" office:value="404.845714285714" calcext:value-type="float">
            <text:p>404.8457142857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hayd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dcaa711-879a-45e5-a4a8-dacee28251e5</text:p>
          </table:table-cell>
          <table:table-cell office:value-type="string" calcext:value-type="string">
            <text:p>Haydn, Symphony <text:s/>96 (Miracle) in D - 4 Finale. Vivace.wav</text:p>
          </table:table-cell>
          <table:table-cell office:value-type="float" office:value="235.024739229025" calcext:value-type="float">
            <text:p>235.024739229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hayd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52bb5e7-96d4-4279-a98f-f5f475a25095</text:p>
          </table:table-cell>
          <table:table-cell office:value-type="string" calcext:value-type="string">
            <text:p>Haydn, Symphony 93 in D, H 1-93 - 1 Adagio, Allegro Assai.wav</text:p>
          </table:table-cell>
          <table:table-cell office:value-type="float" office:value="474.019024943311" calcext:value-type="float">
            <text:p>474.0190249433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hayd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59d3307-e43a-49ea-a088-e06ad6ef27b0</text:p>
          </table:table-cell>
          <table:table-cell office:value-type="string" calcext:value-type="string">
            <text:p>Haydn_ Symphony #102-2 In B Flat,.wav</text:p>
          </table:table-cell>
          <table:table-cell office:value-type="float" office:value="344.007596371882" calcext:value-type="float">
            <text:p>344.0075963719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hayd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bb49758-abfc-4fb8-8d36-672ba184b5a4</text:p>
          </table:table-cell>
          <table:table-cell office:value-type="string" calcext:value-type="string">
            <text:p>06 Haydn_ Concerto For Violin &amp; Stri.m4a</text:p>
          </table:table-cell>
          <table:table-cell office:value-type="float" office:value="223.351292517007" calcext:value-type="float">
            <text:p>223.351292517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hayd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2f79261-07f8-425e-a1ec-6985056fdb35</text:p>
          </table:table-cell>
          <table:table-cell office:value-type="string" calcext:value-type="string">
            <text:p>03 Haydn_ Concerto For Violin, Piano.m4a</text:p>
          </table:table-cell>
          <table:table-cell office:value-type="float" office:value="228.041723356009" calcext:value-type="float">
            <text:p>228.041723356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hayd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c1357d7-dc87-446d-9338-ece62d34e4ef</text:p>
          </table:table-cell>
          <table:table-cell office:value-type="string" calcext:value-type="string">
            <text:p>Haydn, Symphony 93 in D, H 1-93 - 3 Menuet Allegro.wav</text:p>
          </table:table-cell>
          <table:table-cell office:value-type="float" office:value="248.033718820862" calcext:value-type="float">
            <text:p>248.0337188209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hayd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63eeb1-25e5-4b4e-9e27-e15b658a9976</text:p>
          </table:table-cell>
          <table:table-cell office:value-type="string" calcext:value-type="string">
            <text:p>Haydn_ Symphony #99-3 In E Flat,.wav</text:p>
          </table:table-cell>
          <table:table-cell office:value-type="float" office:value="359.028004535147" calcext:value-type="float">
            <text:p>359.0280045351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hayd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348c2c10-323a-42b7-8241-2bceacb3d497</text:p>
          </table:table-cell>
          <table:table-cell office:value-type="string" calcext:value-type="string">
            <text:p>Haydn_ Symphony #99-1 In E Flat,.wav</text:p>
          </table:table-cell>
          <table:table-cell office:value-type="float" office:value="532.036984126984" calcext:value-type="float">
            <text:p>532.036984127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hayd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e7b2fd1-1589-4076-8b12-15a113d817f6</text:p>
          </table:table-cell>
          <table:table-cell office:value-type="string" calcext:value-type="string">
            <text:p>Haydn, Horn Concerto 1, D maj - 1 Allegro.mp3</text:p>
          </table:table-cell>
          <table:table-cell office:value-type="float" office:value="336.352653061224" calcext:value-type="float">
            <text:p>336.3526530612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hayd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32ba593-386e-476a-a663-debae00c41e1</text:p>
          </table:table-cell>
          <table:table-cell office:value-type="string" calcext:value-type="string">
            <text:p>Haydn_ Symphony #103-4 In E Flat,.wav</text:p>
          </table:table-cell>
          <table:table-cell office:value-type="float" office:value="329.013310657596" calcext:value-type="float">
            <text:p>329.0133106576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hayd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2a84002-f411-4e9c-8a52-67cff169492a</text:p>
          </table:table-cell>
          <table:table-cell office:value-type="string" calcext:value-type="string">
            <text:p>Haydn_ Symphony #97-3 In C, H 1_97.wav</text:p>
          </table:table-cell>
          <table:table-cell office:value-type="float" office:value="246.022290249433" calcext:value-type="float">
            <text:p>246.0222902494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hayd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f611fd6-60f4-4748-b9ea-30a24a493e0c</text:p>
          </table:table-cell>
          <table:table-cell office:value-type="string" calcext:value-type="string">
            <text:p>Haydn_ Symphony #101-4 In D, H 1_10.wav</text:p>
          </table:table-cell>
          <table:table-cell office:value-type="float" office:value="284.00433106576" calcext:value-type="float">
            <text:p>284.0043310658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hayd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36356b24-7b33-4246-baee-730342c57a69</text:p>
          </table:table-cell>
          <table:table-cell office:value-type="string" calcext:value-type="string">
            <text:p>Haydn, Flute concerto 1 in D - 3 Allegro molto.wma</text:p>
          </table:table-cell>
          <table:table-cell office:value-type="float" office:value="355.822585034014" calcext:value-type="float">
            <text:p>355.822585034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hayd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494c2f3-85c6-4dee-9b92-2d7ee016fd88</text:p>
          </table:table-cell>
          <table:table-cell office:value-type="string" calcext:value-type="string">
            <text:p>London Symphony - 1 Adagio-Allegro.wav</text:p>
          </table:table-cell>
          <table:table-cell office:value-type="float" office:value="506.123514739229" calcext:value-type="float">
            <text:p>506.1235147392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hayd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60a66c8-1278-4de0-9feb-af449e9e1b68</text:p>
          </table:table-cell>
          <table:table-cell office:value-type="string" calcext:value-type="string">
            <text:p>London Symphony - 3 Menuet-Allegro.wav</text:p>
          </table:table-cell>
          <table:table-cell office:value-type="float" office:value="327.733310657596" calcext:value-type="float">
            <text:p>327.7333106576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hayd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3a6dcf7-0f60-4d11-ab21-9501e7a95181</text:p>
          </table:table-cell>
          <table:table-cell office:value-type="string" calcext:value-type="string">
            <text:p>Haydn, Mourning Symphony 44 - 3 Adagio.wav</text:p>
          </table:table-cell>
          <table:table-cell office:value-type="float" office:value="277.081882086168" calcext:value-type="float">
            <text:p>277.0818820862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hayd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95b05eb-0a0b-4ce3-b502-bee2d1783e3f</text:p>
          </table:table-cell>
          <table:table-cell office:value-type="string" calcext:value-type="string">
            <text:p>Haydn_ Symphony #100-2 In G, H 1_.wav</text:p>
          </table:table-cell>
          <table:table-cell office:value-type="float" office:value="372.010861678004" calcext:value-type="float">
            <text:p>372.010861678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hayd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3e9691f6-1a1c-4d69-afab-dd5f16be5ffc</text:p>
          </table:table-cell>
          <table:table-cell office:value-type="string" calcext:value-type="string">
            <text:p>Haydn_ Symphony #100-3 In G, H 1_.wav</text:p>
          </table:table-cell>
          <table:table-cell office:value-type="float" office:value="305.529229024943" calcext:value-type="float">
            <text:p>305.5292290249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hayd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3a6d927b-1b19-4fa4-a945-0232ba2f53c3</text:p>
          </table:table-cell>
          <table:table-cell office:value-type="string" calcext:value-type="string">
            <text:p>Haydn, Symphony <text:s/>96 (Miracle) in D - 2 Andante.wav</text:p>
          </table:table-cell>
          <table:table-cell office:value-type="float" office:value="337.032902494331" calcext:value-type="float">
            <text:p>337.0329024943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hayd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3f40bd72-e582-407b-aac5-b03533e141ac</text:p>
          </table:table-cell>
          <table:table-cell office:value-type="string" calcext:value-type="string">
            <text:p>Haydn_ Symphony #102-1 In B Flat,.wav</text:p>
          </table:table-cell>
          <table:table-cell office:value-type="float" office:value="481.045963718821" calcext:value-type="float">
            <text:p>481.0459637188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hayd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b627250-3acc-4d34-a895-50e6fb542cbc</text:p>
          </table:table-cell>
          <table:table-cell office:value-type="string" calcext:value-type="string">
            <text:p>Haydn_ Symphony #103-1 In E Flat,.wav</text:p>
          </table:table-cell>
          <table:table-cell office:value-type="float" office:value="569.026371882086" calcext:value-type="float">
            <text:p>569.0263718821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hayd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0a0ca37-497c-4d44-ad96-e67976c04b99</text:p>
          </table:table-cell>
          <table:table-cell office:value-type="string" calcext:value-type="string">
            <text:p>Haydn, Symphony 94 In G, H 1.94 (Surprise) - 4 Finale Allegro Di Molto.wav</text:p>
          </table:table-cell>
          <table:table-cell office:value-type="float" office:value="250.019024943311" calcext:value-type="float">
            <text:p>250.0190249433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hayd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8bb2796-f75c-4b3c-b14e-6c33be6bfcc4</text:p>
          </table:table-cell>
          <table:table-cell office:value-type="string" calcext:value-type="string">
            <text:p>Haydn, Symphony 93 in D, H 1-93 - 4 Finale, Presto Ma Non Troppo.wav</text:p>
          </table:table-cell>
          <table:table-cell office:value-type="float" office:value="325.016575963719" calcext:value-type="float">
            <text:p>325.0165759637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hayd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157cb5e-b33f-4d5b-a8cb-ac65cf4fed3d</text:p>
          </table:table-cell>
          <table:table-cell office:value-type="string" calcext:value-type="string">
            <text:p>Haydn, Farewell Symphony 45 - 2 Adagio.wav</text:p>
          </table:table-cell>
          <table:table-cell office:value-type="float" office:value="462.55126984127" calcext:value-type="float">
            <text:p>462.5512698413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hayd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46a76e6-72e5-428e-9a26-2f9a69792acb</text:p>
          </table:table-cell>
          <table:table-cell office:value-type="string" calcext:value-type="string">
            <text:p>Haydn, Concerto for Ferdinand IV of Naples, H 7h.2 in G - 1 Vivace assai.wma</text:p>
          </table:table-cell>
          <table:table-cell office:value-type="float" office:value="369.986757369614" calcext:value-type="float">
            <text:p>369.9867573696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hayd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463edc3-6a7b-4b6f-84fa-b722cbcc74eb</text:p>
          </table:table-cell>
          <table:table-cell office:value-type="string" calcext:value-type="string">
            <text:p>Haydn, Violin Concerto 1 in C, H 7A-1 - 3 Presto.m4a</text:p>
          </table:table-cell>
          <table:table-cell office:value-type="float" office:value="254.48925170068" calcext:value-type="float">
            <text:p>254.4892517007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hayd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3244ae0-fecf-46bc-bcbd-20a152862d50</text:p>
          </table:table-cell>
          <table:table-cell office:value-type="string" calcext:value-type="string">
            <text:p>Haydn, Symphony 94 In G, H 1.94 (Surprise) - 3 Menuet, Allegro Molto.wav</text:p>
          </table:table-cell>
          <table:table-cell office:value-type="float" office:value="291.03126984127" calcext:value-type="float">
            <text:p>291.0312698413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hayd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ed90fe8-ecfd-4804-9950-6ae8d4134b33</text:p>
          </table:table-cell>
          <table:table-cell office:value-type="string" calcext:value-type="string">
            <text:p>Haydn_ Symphony #97-1 In C, H 1_97.wav</text:p>
          </table:table-cell>
          <table:table-cell office:value-type="float" office:value="516.023922902494" calcext:value-type="float">
            <text:p>516.0239229025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hayd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91fdedc-c9fc-428b-b1cb-65cb3af02d12</text:p>
          </table:table-cell>
          <table:table-cell office:value-type="string" calcext:value-type="string">
            <text:p>Haydn, Flute concerto 1 in D - 2 Adagio.wma</text:p>
          </table:table-cell>
          <table:table-cell office:value-type="float" office:value="471.550839002268" calcext:value-type="float">
            <text:p>471.5508390023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hayd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91f1436-b14a-4e39-9157-701448f00dc9</text:p>
          </table:table-cell>
          <table:table-cell office:value-type="string" calcext:value-type="string">
            <text:p>04 Haydn_ Concerto For Violin &amp; Stri.m4a</text:p>
          </table:table-cell>
          <table:table-cell office:value-type="float" office:value="561.68925170068" calcext:value-type="float">
            <text:p>561.6892517007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hayd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693099c-bc7e-40f2-8050-f090f807734e</text:p>
          </table:table-cell>
          <table:table-cell office:value-type="string" calcext:value-type="string">
            <text:p>02 Haydn_ Concerto For Violin, Piano.m4a</text:p>
          </table:table-cell>
          <table:table-cell office:value-type="float" office:value="561.108752834467" calcext:value-type="float">
            <text:p>561.1087528345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hayd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a88cd5a-9448-4d13-9288-ec4e4c2941df</text:p>
          </table:table-cell>
          <table:table-cell office:value-type="string" calcext:value-type="string">
            <text:p>Haydn, Farewell Symphony 45 - 1 Allegro assai.wav</text:p>
          </table:table-cell>
          <table:table-cell office:value-type="float" office:value="344.085963718821" calcext:value-type="float">
            <text:p>344.0859637188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hayd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4318311-7a91-439d-9918-060a51127e59</text:p>
          </table:table-cell>
          <table:table-cell office:value-type="string" calcext:value-type="string">
            <text:p>Haydn, Concerto for Ferdinand IV of Naples, H 7h.2 in G - 3 Rondo presto.wma</text:p>
          </table:table-cell>
          <table:table-cell office:value-type="float" office:value="223.654603174603" calcext:value-type="float">
            <text:p>223.6546031746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hayd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5325936-99da-4f53-ad68-607394e2f4c3</text:p>
          </table:table-cell>
          <table:table-cell office:value-type="string" calcext:value-type="string">
            <text:p>01 Haydn_ Concerto For Violin, Piano.m4a</text:p>
          </table:table-cell>
          <table:table-cell office:value-type="float" office:value="410.248707482993" calcext:value-type="float">
            <text:p>410.248707483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hayd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6385805-053e-4b45-84c0-851266c60138</text:p>
          </table:table-cell>
          <table:table-cell office:value-type="string" calcext:value-type="string">
            <text:p>Haydn_ Symphony #99-2 In E Flat,.wav</text:p>
          </table:table-cell>
          <table:table-cell office:value-type="float" office:value="553.013310657596" calcext:value-type="float">
            <text:p>553.0133106576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hayd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30768fdc-217a-4612-baac-80a5758cae06</text:p>
          </table:table-cell>
          <table:table-cell office:value-type="string" calcext:value-type="string">
            <text:p>Haydn_ Symphony #97-2 In C, H 1_97.wav</text:p>
          </table:table-cell>
          <table:table-cell office:value-type="float" office:value="445.023106575964" calcext:value-type="float">
            <text:p>445.023106576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hayd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ecc33d1-403b-44ca-b1e0-6c744ceb67b9</text:p>
          </table:table-cell>
          <table:table-cell office:value-type="string" calcext:value-type="string">
            <text:p>Telemann, Concerto in D for 3 Corni da Caccia and Strings, 2 Grave.mp3</text:p>
          </table:table-cell>
          <table:table-cell office:value-type="float" office:value="271.934693877551" calcext:value-type="float">
            <text:p>271.9346938776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teleman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a6dedd4-4319-4c61-a605-f4ccccf86965</text:p>
          </table:table-cell>
          <table:table-cell office:value-type="string" calcext:value-type="string">
            <text:p>10 Track 10.wma</text:p>
          </table:table-cell>
          <table:table-cell office:value-type="float" office:value="95.1553741496599" calcext:value-type="float">
            <text:p>95.1553741497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teleman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e403ab6-9e76-49cb-9950-6b62056a437e</text:p>
          </table:table-cell>
          <table:table-cell office:value-type="string" calcext:value-type="string">
            <text:p>04 Track 4.wma</text:p>
          </table:table-cell>
          <table:table-cell office:value-type="float" office:value="172.895782312925" calcext:value-type="float">
            <text:p>172.8957823129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teleman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efaf7cf-01b6-45a1-a638-140d8707471e</text:p>
          </table:table-cell>
          <table:table-cell office:value-type="string" calcext:value-type="string">
            <text:p>18 Track 18.wma</text:p>
          </table:table-cell>
          <table:table-cell office:value-type="float" office:value="169.877188208617" calcext:value-type="float">
            <text:p>169.8771882086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teleman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881eebf-b98b-4f41-9155-1c7b0d1fecc4</text:p>
          </table:table-cell>
          <table:table-cell office:value-type="string" calcext:value-type="string">
            <text:p>11 Track 11.wma</text:p>
          </table:table-cell>
          <table:table-cell office:value-type="float" office:value="152.97306122449" calcext:value-type="float">
            <text:p>152.9730612245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teleman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c16460e-f04a-4bf1-99a6-e91549225470</text:p>
          </table:table-cell>
          <table:table-cell office:value-type="string" calcext:value-type="string">
            <text:p>01 Track 1.wma</text:p>
          </table:table-cell>
          <table:table-cell office:value-type="float" office:value="224.211882086168" calcext:value-type="float">
            <text:p>224.2118820862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teleman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e0acfb8-9391-4069-a7a8-37ce1f442b38</text:p>
          </table:table-cell>
          <table:table-cell office:value-type="string" calcext:value-type="string">
            <text:p>13 Track 13.wma</text:p>
          </table:table-cell>
          <table:table-cell office:value-type="float" office:value="336.085623582766" calcext:value-type="float">
            <text:p>336.0856235828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teleman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3c75c91-9f00-47ae-80c9-fe51acb2f0b4</text:p>
          </table:table-cell>
          <table:table-cell office:value-type="string" calcext:value-type="string">
            <text:p>02 Track 2.wma</text:p>
          </table:table-cell>
          <table:table-cell office:value-type="float" office:value="172.895782312925" calcext:value-type="float">
            <text:p>172.8957823129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teleman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3efa626-11b6-4542-8f95-5fa8d73e9a1c</text:p>
          </table:table-cell>
          <table:table-cell office:value-type="string" calcext:value-type="string">
            <text:p>12 Track 12.wma</text:p>
          </table:table-cell>
          <table:table-cell office:value-type="float" office:value="68.3131065759637" calcext:value-type="float">
            <text:p>68.313106576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teleman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1e134fe-cc48-44d4-b6be-c01f4afbc775</text:p>
          </table:table-cell>
          <table:table-cell office:value-type="string" calcext:value-type="string">
            <text:p>16 Track 16.wma</text:p>
          </table:table-cell>
          <table:table-cell office:value-type="float" office:value="227.091156462585" calcext:value-type="float">
            <text:p>227.0911564626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teleman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958faa0-abb8-4eb0-b650-1163c57de09d</text:p>
          </table:table-cell>
          <table:table-cell office:value-type="string" calcext:value-type="string">
            <text:p>Telemann, Concerto in D for 3 Corni da Caccia and Strings, 3 Presto.mp3</text:p>
          </table:table-cell>
          <table:table-cell office:value-type="float" office:value="179.931428571429" calcext:value-type="float">
            <text:p>179.9314285714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teleman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08520cf-67fa-455f-9708-072077ea32be</text:p>
          </table:table-cell>
          <table:table-cell office:value-type="string" calcext:value-type="string">
            <text:p>08 Track 8.wma</text:p>
          </table:table-cell>
          <table:table-cell office:value-type="float" office:value="161.053605442177" calcext:value-type="float">
            <text:p>161.0536054422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teleman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c9684de-6d0b-453c-a31b-cc15687c31f9</text:p>
          </table:table-cell>
          <table:table-cell office:value-type="string" calcext:value-type="string">
            <text:p>03 Track 3.wma</text:p>
          </table:table-cell>
          <table:table-cell office:value-type="float" office:value="276.224580498866" calcext:value-type="float">
            <text:p>276.2245804989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teleman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c9f5ed3-76c2-4fda-a1d3-0aa47104a7b2</text:p>
          </table:table-cell>
          <table:table-cell office:value-type="string" calcext:value-type="string">
            <text:p>19 Track 19.wma</text:p>
          </table:table-cell>
          <table:table-cell office:value-type="float" office:value="215.527619047619" calcext:value-type="float">
            <text:p>215.5276190476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teleman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654b923-d215-4f32-b6e4-d2d1ae388f35</text:p>
          </table:table-cell>
          <table:table-cell office:value-type="string" calcext:value-type="string">
            <text:p>Telemann, Concerto in D for 3 Corni da Caccia and Strings, 1 Vivace.mp3</text:p>
          </table:table-cell>
          <table:table-cell office:value-type="float" office:value="257.93306122449" calcext:value-type="float">
            <text:p>257.9330612245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teleman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37952a23-b109-4c0e-8452-08629fe31d16</text:p>
          </table:table-cell>
          <table:table-cell office:value-type="string" calcext:value-type="string">
            <text:p>07 Track 7.wma</text:p>
          </table:table-cell>
          <table:table-cell office:value-type="float" office:value="319.135056689342" calcext:value-type="float">
            <text:p>319.1350566893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teleman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f524dc9-8143-4277-8b2e-78a097e48a53</text:p>
          </table:table-cell>
          <table:table-cell office:value-type="string" calcext:value-type="string">
            <text:p>15 Track 15.wma</text:p>
          </table:table-cell>
          <table:table-cell office:value-type="float" office:value="193.050702947846" calcext:value-type="float">
            <text:p>193.0507029478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teleman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83f553f-72f6-4306-a16e-638a61db0342</text:p>
          </table:table-cell>
          <table:table-cell office:value-type="string" calcext:value-type="string">
            <text:p>14 Track 14.wma</text:p>
          </table:table-cell>
          <table:table-cell office:value-type="float" office:value="336.085623582766" calcext:value-type="float">
            <text:p>336.0856235828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teleman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5d4e4b8b-5e96-4dd3-8b05-05d868675e9f</text:p>
          </table:table-cell>
          <table:table-cell office:value-type="string" calcext:value-type="string">
            <text:p>05 Track 5.wma</text:p>
          </table:table-cell>
          <table:table-cell office:value-type="float" office:value="386.612244897959" calcext:value-type="float">
            <text:p>386.612244898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teleman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582d6bc-267a-4b96-bb7e-0c4835003321</text:p>
          </table:table-cell>
          <table:table-cell office:value-type="string" calcext:value-type="string">
            <text:p>06 Track 6.wma</text:p>
          </table:table-cell>
          <table:table-cell office:value-type="float" office:value="160.960725623583" calcext:value-type="float">
            <text:p>160.9607256236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teleman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a29033e-2e23-4c87-a3d8-45577806c065</text:p>
          </table:table-cell>
          <table:table-cell office:value-type="string" calcext:value-type="string">
            <text:p>17 Track 17.wma</text:p>
          </table:table-cell>
          <table:table-cell office:value-type="float" office:value="212.091065759637" calcext:value-type="float">
            <text:p>212.0910657596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teleman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8129f99-9358-494a-85b5-363cd5d9e9f7</text:p>
          </table:table-cell>
          <table:table-cell office:value-type="string" calcext:value-type="string">
            <text:p>09 Track 9.wma</text:p>
          </table:table-cell>
          <table:table-cell office:value-type="float" office:value="133.421859410431" calcext:value-type="float">
            <text:p>133.4218594104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teleman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54b188e-bb06-4394-b5a2-2a6e9be0cdfe</text:p>
          </table:table-cell>
          <table:table-cell office:value-type="string" calcext:value-type="string">
            <text:p>2-04 Bach_ Orchestral Suite #3 In D,.wav</text:p>
          </table:table-cell>
          <table:table-cell office:value-type="float" office:value="70.8451473922902" calcext:value-type="float">
            <text:p>70.8451473923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4378086-beee-4047-bada-83d48f3f3984</text:p>
          </table:table-cell>
          <table:table-cell office:value-type="string" calcext:value-type="string">
            <text:p>08 Bach_ Brandenburg Concerto #3 In.wav</text:p>
          </table:table-cell>
          <table:table-cell office:value-type="float" office:value="396.226371882086" calcext:value-type="float">
            <text:p>396.2263718821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e135ec-dbf5-43f5-b1f6-00400f8dda48</text:p>
          </table:table-cell>
          <table:table-cell office:value-type="string" calcext:value-type="string">
            <text:p>2-05 Bach_ Orchestral Suite #3 In D,.wav</text:p>
          </table:table-cell>
          <table:table-cell office:value-type="float" office:value="171.782290249433" calcext:value-type="float">
            <text:p>171.7822902494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5a8ae8ad-edcb-4c48-b5ce-128b030de905</text:p>
          </table:table-cell>
          <table:table-cell office:value-type="string" calcext:value-type="string">
            <text:p>2-09 Bach_ Orchestral Suite #4 In D,.wav</text:p>
          </table:table-cell>
          <table:table-cell office:value-type="float" office:value="128.392902494331" calcext:value-type="float">
            <text:p>128.3929024943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6ae0424-b18c-476d-ba40-e614e7b9b771</text:p>
          </table:table-cell>
          <table:table-cell office:value-type="string" calcext:value-type="string">
            <text:p>09 - Unbekannt - Track 9.m4a</text:p>
          </table:table-cell>
          <table:table-cell office:value-type="float" office:value="250.78566893424" calcext:value-type="float">
            <text:p>250.7856689342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93e4457-b559-4247-9807-ef6908f48f77</text:p>
          </table:table-cell>
          <table:table-cell office:value-type="string" calcext:value-type="string">
            <text:p>11 - Unbekannt - Track 11.m4a</text:p>
          </table:table-cell>
          <table:table-cell office:value-type="float" office:value="231.88462585034" calcext:value-type="float">
            <text:p>231.8846258503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8424c96-9f1f-4318-8b46-b61eae71bcca</text:p>
          </table:table-cell>
          <table:table-cell office:value-type="string" calcext:value-type="string">
            <text:p>07 - Unbekannt - Track 7.m4a</text:p>
          </table:table-cell>
          <table:table-cell office:value-type="float" office:value="249.601451247165" calcext:value-type="float">
            <text:p>249.6014512472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097ec7c-471f-411b-939e-b4cee99acda5</text:p>
          </table:table-cell>
          <table:table-cell office:value-type="string" calcext:value-type="string">
            <text:p>07 Bach_ Brandenburg Concerto #2 In.wav</text:p>
          </table:table-cell>
          <table:table-cell office:value-type="float" office:value="207.517800453515" calcext:value-type="float">
            <text:p>207.5178004535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318440b5-531d-465e-be05-ed393f36f39d</text:p>
          </table:table-cell>
          <table:table-cell office:value-type="string" calcext:value-type="string">
            <text:p>09 Bach_ Brandenburg Concerto #3 In.wav</text:p>
          </table:table-cell>
          <table:table-cell office:value-type="float" office:value="13.7675963718821" calcext:value-type="float">
            <text:p>13.7675963719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5976ab96-0922-41b2-8a59-8173aacae8ad</text:p>
          </table:table-cell>
          <table:table-cell office:value-type="string" calcext:value-type="string">
            <text:p>03 - Unbekannt - Track 3.m4a</text:p>
          </table:table-cell>
          <table:table-cell office:value-type="float" office:value="316.683900226757" calcext:value-type="float">
            <text:p>316.6839002268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3595ee5-6eea-41cf-9e69-62a34d68b2c2</text:p>
          </table:table-cell>
          <table:table-cell office:value-type="string" calcext:value-type="string">
            <text:p>12 - Unbekannt - Track 12.m4a</text:p>
          </table:table-cell>
          <table:table-cell office:value-type="float" office:value="330.801632653061" calcext:value-type="float">
            <text:p>330.8016326531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2b784ae-ab81-4eb5-87f8-0301f5145b55</text:p>
          </table:table-cell>
          <table:table-cell office:value-type="string" calcext:value-type="string">
            <text:p>01 Bach_ Brandenburg Concerto #1 In.wav</text:p>
          </table:table-cell>
          <table:table-cell office:value-type="float" office:value="241.685963718821" calcext:value-type="float">
            <text:p>241.6859637188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570ba144-a3ef-408b-840f-448b2cb5a9c7</text:p>
          </table:table-cell>
          <table:table-cell office:value-type="string" calcext:value-type="string">
            <text:p>16 Musical Offering, BWV 1079.wav</text:p>
          </table:table-cell>
          <table:table-cell office:value-type="float" office:value="562.286780045352" calcext:value-type="float">
            <text:p>562.2867800454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004a19e-fbc8-40fc-8bda-9191b4a651b9</text:p>
          </table:table-cell>
          <table:table-cell office:value-type="string" calcext:value-type="string">
            <text:p>2-02 Bach_ Orchestral Suite #3 In D,.wav</text:p>
          </table:table-cell>
          <table:table-cell office:value-type="float" office:value="248.477800453515" calcext:value-type="float">
            <text:p>248.4778004535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c86016f-12de-478c-b914-b60320e778af</text:p>
          </table:table-cell>
          <table:table-cell office:value-type="string" calcext:value-type="string">
            <text:p>1-02 Bach_ Orchestral Suite #1 In C,.wav</text:p>
          </table:table-cell>
          <table:table-cell office:value-type="float" office:value="157.467188208617" calcext:value-type="float">
            <text:p>157.4671882086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7789d0c-d245-4f38-83ee-2d54c54ad9b1</text:p>
          </table:table-cell>
          <table:table-cell office:value-type="string" calcext:value-type="string">
            <text:p>1-08 Bach_ Cantata #29, BWV 29, _Wir.wav</text:p>
          </table:table-cell>
          <table:table-cell office:value-type="float" office:value="247.694126984127" calcext:value-type="float">
            <text:p>247.6941269841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3fb32b6b-071a-4aa9-935a-7bea26a964d9</text:p>
          </table:table-cell>
          <table:table-cell office:value-type="string" calcext:value-type="string">
            <text:p>1-04 Bach_ Orchestral Suite #1 In C,.wav</text:p>
          </table:table-cell>
          <table:table-cell office:value-type="float" office:value="76.1480045351474" calcext:value-type="float">
            <text:p>76.1480045351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8da88f1-5de9-41eb-bdc4-887a791bf681</text:p>
          </table:table-cell>
          <table:table-cell office:value-type="string" calcext:value-type="string">
            <text:p>05 Bach_ Brandenburg Concerto #2 In.wav</text:p>
          </table:table-cell>
          <table:table-cell office:value-type="float" office:value="338.103922902494" calcext:value-type="float">
            <text:p>338.1039229025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3c84299b-493b-453e-a6e5-e4f531f1da8b</text:p>
          </table:table-cell>
          <table:table-cell office:value-type="string" calcext:value-type="string">
            <text:p>08 Musical Offering, BWV 1079.wav</text:p>
          </table:table-cell>
          <table:table-cell office:value-type="float" office:value="143.883514739229" calcext:value-type="float">
            <text:p>143.8835147392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594c5caf-7552-449c-849a-314a6d8c90f5</text:p>
          </table:table-cell>
          <table:table-cell office:value-type="string" calcext:value-type="string">
            <text:p>03 Bach_ Brandenburg Concerto #1 In.wav</text:p>
          </table:table-cell>
          <table:table-cell office:value-type="float" office:value="265.40514739229" calcext:value-type="float">
            <text:p>265.4051473923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af5e44d-1e67-406b-a4e7-0161300ebeb8</text:p>
          </table:table-cell>
          <table:table-cell office:value-type="string" calcext:value-type="string">
            <text:p>08 Andante.m4a</text:p>
          </table:table-cell>
          <table:table-cell office:value-type="float" office:value="490.589750566894" calcext:value-type="float">
            <text:p>490.5897505669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1d4dc76-e549-4535-900a-c91f5f14d506</text:p>
          </table:table-cell>
          <table:table-cell office:value-type="string" calcext:value-type="string">
            <text:p>14 Musical Offering, BWV 1079.wav</text:p>
          </table:table-cell>
          <table:table-cell office:value-type="float" office:value="176.092494331066" calcext:value-type="float">
            <text:p>176.0924943311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feed559-6556-4ce4-8660-8c0788af5fda</text:p>
          </table:table-cell>
          <table:table-cell office:value-type="string" calcext:value-type="string">
            <text:p>2-03 Bach_ Brandenburg Concerto #4 I.wav</text:p>
          </table:table-cell>
          <table:table-cell office:value-type="float" office:value="324.31126984127" calcext:value-type="float">
            <text:p>324.3112698413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718336b-b2b5-44d5-9b31-8178538d4368</text:p>
          </table:table-cell>
          <table:table-cell office:value-type="string" calcext:value-type="string">
            <text:p>06 - Unbekannt - Track 6.m4a</text:p>
          </table:table-cell>
          <table:table-cell office:value-type="float" office:value="255.151020408163" calcext:value-type="float">
            <text:p>255.1510204082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3d897b-c07f-4219-88ba-67f0611dc7bf</text:p>
          </table:table-cell>
          <table:table-cell office:value-type="string" calcext:value-type="string">
            <text:p>2-08 Bach_ Brandenburg Concerto #6 I.wav</text:p>
          </table:table-cell>
          <table:table-cell office:value-type="float" office:value="272.301473922903" calcext:value-type="float">
            <text:p>272.3014739229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3c56bf8-c8ba-4617-a9ee-8c664cad3f69</text:p>
          </table:table-cell>
          <table:table-cell office:value-type="string" calcext:value-type="string">
            <text:p>07 Musical Offering, BWV 1079.wav</text:p>
          </table:table-cell>
          <table:table-cell office:value-type="float" office:value="116.768412698413" calcext:value-type="float">
            <text:p>116.7684126984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15c7f75-b2f8-41e5-af0e-b9372160c30c</text:p>
          </table:table-cell>
          <table:table-cell office:value-type="string" calcext:value-type="string">
            <text:p>15 Musical Offering, BWV 1079.wav</text:p>
          </table:table-cell>
          <table:table-cell office:value-type="float" office:value="195.68433106576" calcext:value-type="float">
            <text:p>195.6843310658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d98d3d1-62cc-4cdc-9d97-08356aa01f01</text:p>
          </table:table-cell>
          <table:table-cell office:value-type="string" calcext:value-type="string">
            <text:p>04 Bach_ Brandenburg Concerto #1 In.wav</text:p>
          </table:table-cell>
          <table:table-cell office:value-type="float" office:value="448.836984126984" calcext:value-type="float">
            <text:p>448.836984127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71fa57d-0cec-4d88-aeff-8b55f9bbe3e7</text:p>
          </table:table-cell>
          <table:table-cell office:value-type="string" calcext:value-type="string">
            <text:p>13 Musical Offering, BWV 1079.wav</text:p>
          </table:table-cell>
          <table:table-cell office:value-type="float" office:value="377.313718820862" calcext:value-type="float">
            <text:p>377.3137188209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d76b566-7b16-4699-a5bb-4b29d54b05db</text:p>
          </table:table-cell>
          <table:table-cell office:value-type="string" calcext:value-type="string">
            <text:p>10 - Unbekannt - Track 10.m4a</text:p>
          </table:table-cell>
          <table:table-cell office:value-type="float" office:value="225.336598639456" calcext:value-type="float">
            <text:p>225.3365986395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b3fe4fd-b37b-4957-a3ef-4fc00ea387e0</text:p>
          </table:table-cell>
          <table:table-cell office:value-type="string" calcext:value-type="string">
            <text:p>02 - Unbekannt - Track 2.m4a</text:p>
          </table:table-cell>
          <table:table-cell office:value-type="float" office:value="434.850249433107" calcext:value-type="float">
            <text:p>434.8502494331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5016e226-07c5-4ac1-abe0-50529b136b25</text:p>
          </table:table-cell>
          <table:table-cell office:value-type="string" calcext:value-type="string">
            <text:p>2-03 Bach_ Orchestral Suite #3 In D,.wav</text:p>
          </table:table-cell>
          <table:table-cell office:value-type="float" office:value="239.909637188209" calcext:value-type="float">
            <text:p>239.9096371882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53ccb52-fb56-4e4b-8561-ec85e593fccc</text:p>
          </table:table-cell>
          <table:table-cell office:value-type="string" calcext:value-type="string">
            <text:p>06 Allegro Assai.m4a</text:p>
          </table:table-cell>
          <table:table-cell office:value-type="float" office:value="184.434648526077" calcext:value-type="float">
            <text:p>184.4346485261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befcdc2-e263-4ac7-b37e-abf18b5e1098</text:p>
          </table:table-cell>
          <table:table-cell office:value-type="string" calcext:value-type="string">
            <text:p>1-09 Bach_ Orchestral Suite #2 In B.wav</text:p>
          </table:table-cell>
          <table:table-cell office:value-type="float" office:value="685.636984126984" calcext:value-type="float">
            <text:p>685.636984127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fe56d4e-4c4f-47bc-9dbd-f8a8852c70b5</text:p>
          </table:table-cell>
          <table:table-cell office:value-type="string" calcext:value-type="string">
            <text:p>04 Musical Offering, BWV 1079.wav</text:p>
          </table:table-cell>
          <table:table-cell office:value-type="float" office:value="52.2459637188209" calcext:value-type="float">
            <text:p>52.2459637188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591cb15-9524-4fc6-b3fe-a945c0503323</text:p>
          </table:table-cell>
          <table:table-cell office:value-type="string" calcext:value-type="string">
            <text:p>06 Bach_ Brandenburg Concerto #2 In.wav</text:p>
          </table:table-cell>
          <table:table-cell office:value-type="float" office:value="269.428004535147" calcext:value-type="float">
            <text:p>269.4280045351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5b99b4e-2e77-44e6-8f71-05713dedcacf</text:p>
          </table:table-cell>
          <table:table-cell office:value-type="string" calcext:value-type="string">
            <text:p>1-15 Bach_ Orchestral Suite #2 In B.wav</text:p>
          </table:table-cell>
          <table:table-cell office:value-type="float" office:value="85.134126984127" calcext:value-type="float">
            <text:p>85.1341269841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3841335b-b8bf-4eff-b592-4f767a032660</text:p>
          </table:table-cell>
          <table:table-cell office:value-type="string" calcext:value-type="string">
            <text:p>04 - Unbekannt - Track 4.m4a</text:p>
          </table:table-cell>
          <table:table-cell office:value-type="float" office:value="252.434285714286" calcext:value-type="float">
            <text:p>252.4342857143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76f1437-c266-416c-98ae-5567111acd40</text:p>
          </table:table-cell>
          <table:table-cell office:value-type="string" calcext:value-type="string">
            <text:p>10 Bach_ Brandenburg Concerto #3 In.wav</text:p>
          </table:table-cell>
          <table:table-cell office:value-type="float" office:value="199.52433106576" calcext:value-type="float">
            <text:p>199.5243310658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dc41ce4-13af-4a45-9013-eeb7ae92d46a</text:p>
          </table:table-cell>
          <table:table-cell office:value-type="string" calcext:value-type="string">
            <text:p>06 Musical Offering, BWV 1079.wav</text:p>
          </table:table-cell>
          <table:table-cell office:value-type="float" office:value="45.3757596371882" calcext:value-type="float">
            <text:p>45.3757596372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b94558c-16f0-499a-8d92-4bda71f90d50</text:p>
          </table:table-cell>
          <table:table-cell office:value-type="string" calcext:value-type="string">
            <text:p>15 - Unbekannt - Track 15.m4a</text:p>
          </table:table-cell>
          <table:table-cell office:value-type="float" office:value="340.461133786848" calcext:value-type="float">
            <text:p>340.4611337868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40d4a2-84fc-4859-86df-6714f8081d02</text:p>
          </table:table-cell>
          <table:table-cell office:value-type="string" calcext:value-type="string">
            <text:p>2-06 Bach_ Brandenburg Concerto #5 I.wav</text:p>
          </table:table-cell>
          <table:table-cell office:value-type="float" office:value="339.04433106576" calcext:value-type="float">
            <text:p>339.0443310658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5e73710-883e-402b-9816-dcb6dabb3372</text:p>
          </table:table-cell>
          <table:table-cell office:value-type="string" calcext:value-type="string">
            <text:p>1-13 Bach_ Orchestral Suite #2 In B.wav</text:p>
          </table:table-cell>
          <table:table-cell office:value-type="float" office:value="240.510453514739" calcext:value-type="float">
            <text:p>240.5104535147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92a5199-62a5-440e-8ed9-504a5e40231e</text:p>
          </table:table-cell>
          <table:table-cell office:value-type="string" calcext:value-type="string">
            <text:p>11 Musical Offering, BWV 1079.wav</text:p>
          </table:table-cell>
          <table:table-cell office:value-type="float" office:value="121.209229024943" calcext:value-type="float">
            <text:p>121.2092290249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669ce74-503c-4ce2-818b-963dc8fed703</text:p>
          </table:table-cell>
          <table:table-cell office:value-type="string" calcext:value-type="string">
            <text:p>1-10 Bach_ Orchestral Suite #2 In B.wav</text:p>
          </table:table-cell>
          <table:table-cell office:value-type="float" office:value="114.861473922903" calcext:value-type="float">
            <text:p>114.8614739229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7806c3f-80df-4a86-bfee-653de001d498</text:p>
          </table:table-cell>
          <table:table-cell office:value-type="string" calcext:value-type="string">
            <text:p>2-07 Bach_ Orchestral Suite #4 In D,.wav</text:p>
          </table:table-cell>
          <table:table-cell office:value-type="float" office:value="747.521065759637" calcext:value-type="float">
            <text:p>747.5210657596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2934b0d-8957-473c-be81-e1214f8857d0</text:p>
          </table:table-cell>
          <table:table-cell office:value-type="string" calcext:value-type="string">
            <text:p>03 Allegro.m4a</text:p>
          </table:table-cell>
          <table:table-cell office:value-type="float" office:value="340.751383219955" calcext:value-type="float">
            <text:p>340.75138322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84036a7-82c4-4382-b117-2a95bda86e6a</text:p>
          </table:table-cell>
          <table:table-cell office:value-type="string" calcext:value-type="string">
            <text:p>02 Bach_ Brandenburg Concerto #1 In.wav</text:p>
          </table:table-cell>
          <table:table-cell office:value-type="float" office:value="246.100657596372" calcext:value-type="float">
            <text:p>246.1006575964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08663c2-6cdb-4148-a0a8-3bc3cb94babe</text:p>
          </table:table-cell>
          <table:table-cell office:value-type="string" calcext:value-type="string">
            <text:p>1-11 Bach_ Orchestral Suite #2 In B.wav</text:p>
          </table:table-cell>
          <table:table-cell office:value-type="float" office:value="182.8320861678" calcext:value-type="float">
            <text:p>182.8320861678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0697294-f167-443e-89be-4fc8ad32113b</text:p>
          </table:table-cell>
          <table:table-cell office:value-type="string" calcext:value-type="string">
            <text:p>2-07 Bach_ Brandenburg Concerto #6 I.wav</text:p>
          </table:table-cell>
          <table:table-cell office:value-type="float" office:value="430.081065759637" calcext:value-type="float">
            <text:p>430.0810657596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2f94c46-ac49-4ab0-9552-f312d806e536</text:p>
          </table:table-cell>
          <table:table-cell office:value-type="string" calcext:value-type="string">
            <text:p>02 Musical Offering, BWV 1079.wav</text:p>
          </table:table-cell>
          <table:table-cell office:value-type="float" office:value="94.1202494331066" calcext:value-type="float">
            <text:p>94.1202494331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97c477c-7ee9-4944-bba7-5cb3d4b9a5f4</text:p>
          </table:table-cell>
          <table:table-cell office:value-type="string" calcext:value-type="string">
            <text:p>1-07 Bach_ Orchestral Suite #1 In C,.wav</text:p>
          </table:table-cell>
          <table:table-cell office:value-type="float" office:value="218.645963718821" calcext:value-type="float">
            <text:p>218.6459637188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679358e-4fa9-4373-99f3-167839d38e41</text:p>
          </table:table-cell>
          <table:table-cell office:value-type="string" calcext:value-type="string">
            <text:p>2-01 Bach_ Orchestral Suite #3 In D,.wav</text:p>
          </table:table-cell>
          <table:table-cell office:value-type="float" office:value="663.876984126984" calcext:value-type="float">
            <text:p>663.876984127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b8a3765-66a4-4caa-a13a-ae92110b702d</text:p>
          </table:table-cell>
          <table:table-cell office:value-type="string" calcext:value-type="string">
            <text:p>2-02 Bach_ Brandenburg Concerto #4 I.wav</text:p>
          </table:table-cell>
          <table:table-cell office:value-type="float" office:value="169.901473922903" calcext:value-type="float">
            <text:p>169.9014739229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8001aa5-dac0-4be7-8884-3e9e9b807650</text:p>
          </table:table-cell>
          <table:table-cell office:value-type="string" calcext:value-type="string">
            <text:p>2-11 Bach_ Orchestral Suite #4 In D,.wav</text:p>
          </table:table-cell>
          <table:table-cell office:value-type="float" office:value="136.882698412698" calcext:value-type="float">
            <text:p>136.8826984127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fd07d97-2dcd-4bd9-ab2e-f08f0029300b</text:p>
          </table:table-cell>
          <table:table-cell office:value-type="string" calcext:value-type="string">
            <text:p>14 - Unbekannt - Track 14.m4a</text:p>
          </table:table-cell>
          <table:table-cell office:value-type="float" office:value="245.468299319728" calcext:value-type="float">
            <text:p>245.4682993197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3aa3563-b6c4-4091-9545-e87a76ae22a8</text:p>
          </table:table-cell>
          <table:table-cell office:value-type="string" calcext:value-type="string">
            <text:p>01 Musical Offering, BWV 1079.wav</text:p>
          </table:table-cell>
          <table:table-cell office:value-type="float" office:value="446.799433106576" calcext:value-type="float">
            <text:p>446.7994331066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db19427-dab5-4fb2-87fc-f5d9630b3047</text:p>
          </table:table-cell>
          <table:table-cell office:value-type="string" calcext:value-type="string">
            <text:p>09 Musical Offering, BWV 1079.wav</text:p>
          </table:table-cell>
          <table:table-cell office:value-type="float" office:value="81.1373922902494" calcext:value-type="float">
            <text:p>81.1373922902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5069d09-a95c-43fc-b568-38ccb339c1fb</text:p>
          </table:table-cell>
          <table:table-cell office:value-type="string" calcext:value-type="string">
            <text:p>04 Allegro.m4a</text:p>
          </table:table-cell>
          <table:table-cell office:value-type="float" office:value="519.010975056689" calcext:value-type="float">
            <text:p>519.0109750567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5dabfce-834a-45c0-bcaa-0560447fc980</text:p>
          </table:table-cell>
          <table:table-cell office:value-type="string" calcext:value-type="string">
            <text:p>2-04 Bach_ Brandenburg Concerto #5 I.wav</text:p>
          </table:table-cell>
          <table:table-cell office:value-type="float" office:value="598.936575963719" calcext:value-type="float">
            <text:p>598.9365759637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60bd58f-1bb5-411b-9b2b-9f4bc5f626ef</text:p>
          </table:table-cell>
          <table:table-cell office:value-type="string" calcext:value-type="string">
            <text:p>2-09 Bach_ Brandenburg Concerto #6 I.wav</text:p>
          </table:table-cell>
          <table:table-cell office:value-type="float" office:value="359.602698412698" calcext:value-type="float">
            <text:p>359.6026984127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d24e2fa-ceb6-4d51-bc4f-f3dcfdcd9cd2</text:p>
          </table:table-cell>
          <table:table-cell office:value-type="string" calcext:value-type="string">
            <text:p>1-01 Bach_ Orchestral Suite #1 In C,.wav</text:p>
          </table:table-cell>
          <table:table-cell office:value-type="float" office:value="612.232902494331" calcext:value-type="float">
            <text:p>612.2329024943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43a2843-2c8b-4c1d-bf95-ba8a0f4c0ad8</text:p>
          </table:table-cell>
          <table:table-cell office:value-type="string" calcext:value-type="string">
            <text:p>2-05 Bach_ Brandenburg Concerto #5 I.wav</text:p>
          </table:table-cell>
          <table:table-cell office:value-type="float" office:value="358.165963718821" calcext:value-type="float">
            <text:p>358.1659637188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2ad91ed-950f-42cb-9295-d466a6c53b11</text:p>
          </table:table-cell>
          <table:table-cell office:value-type="string" calcext:value-type="string">
            <text:p>01 Vivace.m4a</text:p>
          </table:table-cell>
          <table:table-cell office:value-type="float" office:value="256.416507936508" calcext:value-type="float">
            <text:p>256.4165079365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3eb24cbe-e8b2-4397-870f-ccd8a9cdeae7</text:p>
          </table:table-cell>
          <table:table-cell office:value-type="string" calcext:value-type="string">
            <text:p>03 Musical Offering, BWV 1079.wav</text:p>
          </table:table-cell>
          <table:table-cell office:value-type="float" office:value="47.8312698412698" calcext:value-type="float">
            <text:p>47.8312698413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d50eb7a-eb1b-43b1-8723-3c163b0a7d9e</text:p>
          </table:table-cell>
          <table:table-cell office:value-type="string" calcext:value-type="string">
            <text:p>05 Adagio.m4a</text:p>
          </table:table-cell>
          <table:table-cell office:value-type="float" office:value="447.586394557823" calcext:value-type="float">
            <text:p>447.5863945578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3b6b74ea-cd2c-4a17-81f9-8511dcde766a</text:p>
          </table:table-cell>
          <table:table-cell office:value-type="string" calcext:value-type="string">
            <text:p>1-03 Bach_ Orchestral Suite #1 In C,.wav</text:p>
          </table:table-cell>
          <table:table-cell office:value-type="float" office:value="203.129229024943" calcext:value-type="float">
            <text:p>203.1292290249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a99632a-cc31-4bcf-8507-0f118b4f6ec4</text:p>
          </table:table-cell>
          <table:table-cell office:value-type="string" calcext:value-type="string">
            <text:p>12 Musical Offering, BWV 1079.wav</text:p>
          </table:table-cell>
          <table:table-cell office:value-type="float" office:value="296.020657596372" calcext:value-type="float">
            <text:p>296.0206575964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2b06af5-4f69-4e9d-9088-de1534374cce</text:p>
          </table:table-cell>
          <table:table-cell office:value-type="string" calcext:value-type="string">
            <text:p>01 - Unbekannt - Track 1.m4a</text:p>
          </table:table-cell>
          <table:table-cell office:value-type="float" office:value="239.500770975057" calcext:value-type="float">
            <text:p>239.5007709751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ce0a9e2-725f-480b-a4d5-dd5506db5524</text:p>
          </table:table-cell>
          <table:table-cell office:value-type="string" calcext:value-type="string">
            <text:p>1-05 Bach_ Orchestral Suite #1 In C,.wav</text:p>
          </table:table-cell>
          <table:table-cell office:value-type="float" office:value="208.614943310658" calcext:value-type="float">
            <text:p>208.6149433107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3e46d4a-08db-4fb1-a9b2-6fedde65d5fd</text:p>
          </table:table-cell>
          <table:table-cell office:value-type="string" calcext:value-type="string">
            <text:p>07 Allegro Moderato.m4a</text:p>
          </table:table-cell>
          <table:table-cell office:value-type="float" office:value="268.281904761905" calcext:value-type="float">
            <text:p>268.2819047619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fe4d00d-0425-45ea-9cb5-778cd6660b58</text:p>
          </table:table-cell>
          <table:table-cell office:value-type="string" calcext:value-type="string">
            <text:p>10 Musical Offering, BWV 1079.wav</text:p>
          </table:table-cell>
          <table:table-cell office:value-type="float" office:value="311.014943310658" calcext:value-type="float">
            <text:p>311.0149433107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ea69c35-04a6-4dfd-b22f-bd8456dbc1bb</text:p>
          </table:table-cell>
          <table:table-cell office:value-type="string" calcext:value-type="string">
            <text:p>1-12 Bach_ Orchestral Suite #2 In B.wav</text:p>
          </table:table-cell>
          <table:table-cell office:value-type="float" office:value="133.643514739229" calcext:value-type="float">
            <text:p>133.6435147392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ffff434-3b5e-4165-b534-22e026695b51</text:p>
          </table:table-cell>
          <table:table-cell office:value-type="string" calcext:value-type="string">
            <text:p>05 - Unbekannt - Track 5.m4a</text:p>
          </table:table-cell>
          <table:table-cell office:value-type="float" office:value="249.462131519274" calcext:value-type="float">
            <text:p>249.4621315193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e3dc23d-c357-4041-9216-b796be5c4421</text:p>
          </table:table-cell>
          <table:table-cell office:value-type="string" calcext:value-type="string">
            <text:p>2-10 Bach_ Orchestral Suite #4 In D,.wav</text:p>
          </table:table-cell>
          <table:table-cell office:value-type="float" office:value="259.971678004535" calcext:value-type="float">
            <text:p>259.9716780045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5e9c039a-d564-4b14-bdd2-8a72a96e42a4</text:p>
          </table:table-cell>
          <table:table-cell office:value-type="string" calcext:value-type="string">
            <text:p>1-06 Bach_ Orchestral Suite #1 In C,.wav</text:p>
          </table:table-cell>
          <table:table-cell office:value-type="float" office:value="147.932494331066" calcext:value-type="float">
            <text:p>147.9324943311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2974095-0f11-43bd-a000-e36d21115042</text:p>
          </table:table-cell>
          <table:table-cell office:value-type="string" calcext:value-type="string">
            <text:p>2-01 Bach_ Brandenburg Concerto #4 I.wav</text:p>
          </table:table-cell>
          <table:table-cell office:value-type="float" office:value="455.811678004535" calcext:value-type="float">
            <text:p>455.8116780045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937f30d-8c7f-4b88-be29-6756420367ea</text:p>
          </table:table-cell>
          <table:table-cell office:value-type="string" calcext:value-type="string">
            <text:p>09 Allegro Assai.m4a</text:p>
          </table:table-cell>
          <table:table-cell office:value-type="float" office:value="255.696689342404" calcext:value-type="float">
            <text:p>255.6966893424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df1a501-cbf7-447d-b748-6ec4abbacc97</text:p>
          </table:table-cell>
          <table:table-cell office:value-type="string" calcext:value-type="string">
            <text:p>08 - Unbekannt - Track 8.m4a</text:p>
          </table:table-cell>
          <table:table-cell office:value-type="float" office:value="411.63029478458" calcext:value-type="float">
            <text:p>411.6302947846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54baa9e-9675-4776-b25e-39bdb8f6ef5e</text:p>
          </table:table-cell>
          <table:table-cell office:value-type="string" calcext:value-type="string">
            <text:p>13 - Unbekannt - Track 13.m4a</text:p>
          </table:table-cell>
          <table:table-cell office:value-type="float" office:value="478.643083900227" calcext:value-type="float">
            <text:p>478.6430839002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e65d96a-1df1-4d1b-b336-14abb15953a0</text:p>
          </table:table-cell>
          <table:table-cell office:value-type="string" calcext:value-type="string">
            <text:p>2-08 Bach_ Orchestral Suite #4 In D,.wav</text:p>
          </table:table-cell>
          <table:table-cell office:value-type="float" office:value="166.348820861678" calcext:value-type="float">
            <text:p>166.3488208617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3175df9-effa-44e4-b2c5-e77748843bd0</text:p>
          </table:table-cell>
          <table:table-cell office:value-type="string" calcext:value-type="string">
            <text:p>1-14 Bach_ Orchestral Suite #2 In B.wav</text:p>
          </table:table-cell>
          <table:table-cell office:value-type="float" office:value="78.7602494331066" calcext:value-type="float">
            <text:p>78.7602494331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32b9cf8a-1a8c-4389-9521-f85f3c804621</text:p>
          </table:table-cell>
          <table:table-cell office:value-type="string" calcext:value-type="string">
            <text:p>2-06 Bach_ Cantata #146, BWV 146, _W.wav</text:p>
          </table:table-cell>
          <table:table-cell office:value-type="float" office:value="488.77820861678" calcext:value-type="float">
            <text:p>488.7782086168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50dcae0a-71fc-4477-b68a-c7d5ecc4e10f</text:p>
          </table:table-cell>
          <table:table-cell office:value-type="string" calcext:value-type="string">
            <text:p>05 Musical Offering, BWV 1079.wav</text:p>
          </table:table-cell>
          <table:table-cell office:value-type="float" office:value="140.017392290249" calcext:value-type="float">
            <text:p>140.0173922903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a32c638-6d3f-46d7-af6f-5b3a80e6ed3c</text:p>
          </table:table-cell>
          <table:table-cell office:value-type="string" calcext:value-type="string">
            <text:p>Handel, Concerto in F for 2 Wind Groups and Strings, 4 Largo.wav</text:p>
          </table:table-cell>
          <table:table-cell office:value-type="float" office:value="379.924897959184" calcext:value-type="float">
            <text:p>379.9248979592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hande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8b906db-b6c2-42e9-98bd-0119bbf7b903</text:p>
          </table:table-cell>
          <table:table-cell office:value-type="string" calcext:value-type="string">
            <text:p>Handel, Concerto in F for 2 Wind Groups and Strings, 1 Pomposo.wav</text:p>
          </table:table-cell>
          <table:table-cell office:value-type="float" office:value="189.936326530612" calcext:value-type="float">
            <text:p>189.9363265306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hande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1f6761d-37f3-484c-bc6c-cdb74a4e09b0</text:p>
          </table:table-cell>
          <table:table-cell office:value-type="string" calcext:value-type="string">
            <text:p>Handel, Concerto in F for 2 Wind Groups and Strings, 3 A tempo ordinario.mp3</text:p>
          </table:table-cell>
          <table:table-cell office:value-type="float" office:value="247.928163265306" calcext:value-type="float">
            <text:p>247.9281632653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hande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6e3e6e9-c4f9-44cd-9643-000bd1bc568e</text:p>
          </table:table-cell>
          <table:table-cell office:value-type="string" calcext:value-type="string">
            <text:p>Messiah 1-01 Overture.wav</text:p>
          </table:table-cell>
          <table:table-cell office:value-type="float" office:value="224.366780045351" calcext:value-type="float">
            <text:p>224.3667800454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hande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9654149-fbb5-4837-a732-7f55d5d7a7f1</text:p>
          </table:table-cell>
          <table:table-cell office:value-type="string" calcext:value-type="string">
            <text:p>Handel, Concerto in F for 2 Wind Groups and Strings, 2 Allegro.mp3</text:p>
          </table:table-cell>
          <table:table-cell office:value-type="float" office:value="144.927346938776" calcext:value-type="float">
            <text:p>144.9273469388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hande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8a81bc7-d46f-4a0c-bacf-1c623f43058f</text:p>
          </table:table-cell>
          <table:table-cell office:value-type="string" calcext:value-type="string">
            <text:p>Handel, Concerto in F for 2 Wind Groups and Strings, 5 Allegro.wav</text:p>
          </table:table-cell>
          <table:table-cell office:value-type="float" office:value="144.927346938776" calcext:value-type="float">
            <text:p>144.9273469388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hande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61c3acd-edf6-41d4-b25c-728ead4e118e</text:p>
          </table:table-cell>
          <table:table-cell office:value-type="string" calcext:value-type="string">
            <text:p>Handel, Concerto in F for 2 Wind Groups and Strings, 1 Pomposo.mp3</text:p>
          </table:table-cell>
          <table:table-cell office:value-type="float" office:value="189.936326530612" calcext:value-type="float">
            <text:p>189.9363265306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hande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60e6553-9bd4-4f54-ad31-dd870d5566c4</text:p>
          </table:table-cell>
          <table:table-cell office:value-type="string" calcext:value-type="string">
            <text:p>Handel, Concerto in F for 2 Wind Groups and Strings, 4 Largo.mp3</text:p>
          </table:table-cell>
          <table:table-cell office:value-type="float" office:value="379.924897959184" calcext:value-type="float">
            <text:p>379.9248979592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hande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6ff0056-250b-43f8-90fc-08a0910286a1</text:p>
          </table:table-cell>
          <table:table-cell office:value-type="string" calcext:value-type="string">
            <text:p>1-01 Handel_ Agrippina, HWV 6 - Sinf.wav</text:p>
          </table:table-cell>
          <table:table-cell office:value-type="float" office:value="233.013310657596" calcext:value-type="float">
            <text:p>233.0133106576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hande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3528f36-0a95-4829-ac8d-fe96ab67f79b</text:p>
          </table:table-cell>
          <table:table-cell office:value-type="string" calcext:value-type="string">
            <text:p>Handel, Concerto in F for 2 Wind Groups and Strings, 5 Allegro.mp3</text:p>
          </table:table-cell>
          <table:table-cell office:value-type="float" office:value="144.927346938776" calcext:value-type="float">
            <text:p>144.9273469388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hande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d02f9a0-becc-4f26-910b-9d7e500dab99</text:p>
          </table:table-cell>
          <table:table-cell office:value-type="string" calcext:value-type="string">
            <text:p>15 Konzert 'Alla rustica', Presto.wav</text:p>
          </table:table-cell>
          <table:table-cell office:value-type="float" office:value="81.8426984126984" calcext:value-type="float">
            <text:p>81.8426984127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vivald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5123c10-ccca-4036-87bf-fbc66b5f60be</text:p>
          </table:table-cell>
          <table:table-cell office:value-type="string" calcext:value-type="string">
            <text:p>03 Vivaldi_ Violin Concerto In E, Op.m4a</text:p>
          </table:table-cell>
          <table:table-cell office:value-type="float" office:value="278.312925170068" calcext:value-type="float">
            <text:p>278.3129251701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vivald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ffe6415-8f7d-479a-9a06-268f90d81be9</text:p>
          </table:table-cell>
          <table:table-cell office:value-type="string" calcext:value-type="string">
            <text:p>Vivaldi, Concerto RV 532 for 2 Guitars, 2 Andante.mp3</text:p>
          </table:table-cell>
          <table:table-cell office:value-type="float" office:value="205.374693877551" calcext:value-type="float">
            <text:p>205.3746938776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vivald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40023c6-63fb-482c-9f64-a38d719c2431</text:p>
          </table:table-cell>
          <table:table-cell office:value-type="string" calcext:value-type="string">
            <text:p>10 Vivaldi_ Violin Concerto In F Min.m4a</text:p>
          </table:table-cell>
          <table:table-cell office:value-type="float" office:value="208.420861678005" calcext:value-type="float">
            <text:p>208.420861678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vivald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9b565bc-b712-43db-85c5-daa794d055ce</text:p>
          </table:table-cell>
          <table:table-cell office:value-type="string" calcext:value-type="string">
            <text:p>10 Largo.m4a</text:p>
          </table:table-cell>
          <table:table-cell office:value-type="float" office:value="132.677369614512" calcext:value-type="float">
            <text:p>132.6773696145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vivald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7b0d9fb-68e4-49e6-9887-a9bcc175b0e9</text:p>
          </table:table-cell>
          <table:table-cell office:value-type="string" calcext:value-type="string">
            <text:p>Vivaldi, Concerto RV 539 for 2 Horns, 3 Allegro.mp3</text:p>
          </table:table-cell>
          <table:table-cell office:value-type="float" office:value="157.936326530612" calcext:value-type="float">
            <text:p>157.9363265306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vivald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6808896-cfc3-4131-84a7-265c7cbae55e</text:p>
          </table:table-cell>
          <table:table-cell office:value-type="string" calcext:value-type="string">
            <text:p>02 L'estro armonico Nr. 2, Allegro.wma</text:p>
          </table:table-cell>
          <table:table-cell office:value-type="float" office:value="166.301315192744" calcext:value-type="float">
            <text:p>166.3013151927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vivald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3b4cbdd8-229c-4fb8-874b-08ce15f3cb20</text:p>
          </table:table-cell>
          <table:table-cell office:value-type="string" calcext:value-type="string">
            <text:p>2-06 Concerto No. 8 in A minor, RV 5.m4a</text:p>
          </table:table-cell>
          <table:table-cell office:value-type="float" office:value="244.017052154195" calcext:value-type="float">
            <text:p>244.0170521542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vivald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8c0068c-ec9b-42ae-9465-784678a27b9b</text:p>
          </table:table-cell>
          <table:table-cell office:value-type="string" calcext:value-type="string">
            <text:p>Vivaldi, Concerto RV 539 for 2 Horns, 1 Allegro.mp3</text:p>
          </table:table-cell>
          <table:table-cell office:value-type="float" office:value="211.931428571429" calcext:value-type="float">
            <text:p>211.9314285714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vivald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e9cb48e-0c99-4be7-84f0-fe7383e463e1</text:p>
          </table:table-cell>
          <table:table-cell office:value-type="string" calcext:value-type="string">
            <text:p>14 Allegro.m4a</text:p>
          </table:table-cell>
          <table:table-cell office:value-type="float" office:value="143.613968253968" calcext:value-type="float">
            <text:p>143.613968254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vivald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b3a8b92-1d14-4835-99e1-24d1db979ece</text:p>
          </table:table-cell>
          <table:table-cell office:value-type="string" calcext:value-type="string">
            <text:p>Vivaldi, Concerto RV 82 for Guitar quartet, 2 Larghetto.mp3</text:p>
          </table:table-cell>
          <table:table-cell office:value-type="float" office:value="180.924081632653" calcext:value-type="float">
            <text:p>180.9240816327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vivald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1fd17bf-c2fd-4c8b-9685-a96aeb410b14</text:p>
          </table:table-cell>
          <table:table-cell office:value-type="string" calcext:value-type="string">
            <text:p>20 Antonio Vivaldi _ Concerto D-Dur.m4a</text:p>
          </table:table-cell>
          <table:table-cell office:value-type="float" office:value="192.561632653061" calcext:value-type="float">
            <text:p>192.5616326531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vivald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9e135bc-8a65-45f5-aebc-42765c637998</text:p>
          </table:table-cell>
          <table:table-cell office:value-type="string" calcext:value-type="string">
            <text:p>09 Vivaldi_ Violin Concerto In F, Op.m4a</text:p>
          </table:table-cell>
          <table:table-cell office:value-type="float" office:value="204.659229024943" calcext:value-type="float">
            <text:p>204.6592290249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vivald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1f3d32c-39b7-4f6c-a7f9-bf7f9c5f5650</text:p>
          </table:table-cell>
          <table:table-cell office:value-type="string" calcext:value-type="string">
            <text:p>Vivaldi, Concerto RV 580 for Guitar, 3 Larghetto.mp3</text:p>
          </table:table-cell>
          <table:table-cell office:value-type="float" office:value="68.2318367346939" calcext:value-type="float">
            <text:p>68.2318367347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vivald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e24ea77-3ef7-4d2b-a3f4-618e07bf4489</text:p>
          </table:table-cell>
          <table:table-cell office:value-type="string" calcext:value-type="string">
            <text:p>07 Flötenkonzert Nr. 2, Largo 'Il Sonno'.wma</text:p>
          </table:table-cell>
          <table:table-cell office:value-type="float" office:value="134.025578231293" calcext:value-type="float">
            <text:p>134.0255782313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vivald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f9e5954-054a-44a8-b152-a8c538b5d3ee</text:p>
          </table:table-cell>
          <table:table-cell office:value-type="string" calcext:value-type="string">
            <text:p>2-08 Concerto No. 8 in A minor, RV 5.m4a</text:p>
          </table:table-cell>
          <table:table-cell office:value-type="float" office:value="210.023038548753" calcext:value-type="float">
            <text:p>210.0230385488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vivald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3a78c6b-7b63-4be7-9bc7-1e1a12e8f31c</text:p>
          </table:table-cell>
          <table:table-cell office:value-type="string" calcext:value-type="string">
            <text:p>12 Vivaldi_ Violin Concerto In F Min.m4a</text:p>
          </table:table-cell>
          <table:table-cell office:value-type="float" office:value="193.281451247166" calcext:value-type="float">
            <text:p>193.2814512472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vivald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ec7c5ea-f502-4e49-a7dc-efb3f7dbde15</text:p>
          </table:table-cell>
          <table:table-cell office:value-type="string" calcext:value-type="string">
            <text:p>11 Allegro.m4a</text:p>
          </table:table-cell>
          <table:table-cell office:value-type="float" office:value="154.713106575964" calcext:value-type="float">
            <text:p>154.713106576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vivald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815332a-a311-4681-8930-69dc141ab313</text:p>
          </table:table-cell>
          <table:table-cell office:value-type="string" calcext:value-type="string">
            <text:p>Vivaldi, Concerto RV 539 for 2 Horns, 2 Larghetto.mp3</text:p>
          </table:table-cell>
          <table:table-cell office:value-type="float" office:value="197.929795918367" calcext:value-type="float">
            <text:p>197.9297959184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vivald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4ee2dcf-1967-4e84-9e67-097050e3bbe8</text:p>
          </table:table-cell>
          <table:table-cell office:value-type="string" calcext:value-type="string">
            <text:p>09 Antonio Vivaldi _ Concerto a-moll.m4a</text:p>
          </table:table-cell>
          <table:table-cell office:value-type="float" office:value="169.643537414966" calcext:value-type="float">
            <text:p>169.643537415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vivald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ea28f37-44d6-4406-8c0b-96d82130754c</text:p>
          </table:table-cell>
          <table:table-cell office:value-type="string" calcext:value-type="string">
            <text:p>13 Andante.m4a</text:p>
          </table:table-cell>
          <table:table-cell office:value-type="float" office:value="132.421950113379" calcext:value-type="float">
            <text:p>132.4219501134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vivald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c5ed722-3fe2-4499-9323-081d37c48614</text:p>
          </table:table-cell>
          <table:table-cell office:value-type="string" calcext:value-type="string">
            <text:p>23 Flötenkonzert Nr. 5, Presto.wma</text:p>
          </table:table-cell>
          <table:table-cell office:value-type="float" office:value="126.548752834467" calcext:value-type="float">
            <text:p>126.5487528345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vivald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14e5e50-e0a3-4ea3-a28f-87b3d31d8721</text:p>
          </table:table-cell>
          <table:table-cell office:value-type="string" calcext:value-type="string">
            <text:p>2-18 Vivaldi_ L'Estro Armonico, Op..m4a</text:p>
          </table:table-cell>
          <table:table-cell office:value-type="float" office:value="214.016870748299" calcext:value-type="float">
            <text:p>214.0168707483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vivald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f80bb1f-38f6-42f6-b71e-2efaed59cc73</text:p>
          </table:table-cell>
          <table:table-cell office:value-type="string" calcext:value-type="string">
            <text:p>2-07 Concerto No. 8 in A minor, RV 5.m4a</text:p>
          </table:table-cell>
          <table:table-cell office:value-type="float" office:value="269.001723356009" calcext:value-type="float">
            <text:p>269.001723356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vivald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0540284-51ae-4884-b286-d936cf60ed5d</text:p>
          </table:table-cell>
          <table:table-cell office:value-type="string" calcext:value-type="string">
            <text:p>Vivaldi, Concerto RV 425 for Guitar, 3 Allegro.mp3</text:p>
          </table:table-cell>
          <table:table-cell office:value-type="float" office:value="148.793469387755" calcext:value-type="float">
            <text:p>148.7934693878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vivald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398450cc-6aae-494f-bf81-c3ece35758c9</text:p>
          </table:table-cell>
          <table:table-cell office:value-type="string" calcext:value-type="string">
            <text:p>02 Vivaldi_ Violin Concerto In E, Op.m4a</text:p>
          </table:table-cell>
          <table:table-cell office:value-type="float" office:value="186.060045351474" calcext:value-type="float">
            <text:p>186.0600453515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vivald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4526922-3d17-4c7d-9a9f-ff90e8908bd6</text:p>
          </table:table-cell>
          <table:table-cell office:value-type="string" calcext:value-type="string">
            <text:p>2-15 Concerto No. 11 in D minor, RV.m4a</text:p>
          </table:table-cell>
          <table:table-cell office:value-type="float" office:value="296.006530612245" calcext:value-type="float">
            <text:p>296.0065306122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vivald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1df43c4-a4b9-454a-99c2-f783ddc87b72</text:p>
          </table:table-cell>
          <table:table-cell office:value-type="string" calcext:value-type="string">
            <text:p>Vivaldi, Concerto RV 425 for Guitar, 1 Allegro.mp3</text:p>
          </table:table-cell>
          <table:table-cell office:value-type="float" office:value="321.93306122449" calcext:value-type="float">
            <text:p>321.9330612245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vivald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eaca403-5d26-4a96-86e3-5b8ed095d028</text:p>
          </table:table-cell>
          <table:table-cell office:value-type="string" calcext:value-type="string">
            <text:p>Vivaldi, Flute Concerto in F, Op.10.1, RV 433, (La Tempesta Di Mare) - 3 Presto.m4a</text:p>
          </table:table-cell>
          <table:table-cell office:value-type="float" office:value="105.579682539683" calcext:value-type="float">
            <text:p>105.5796825397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vivald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f10a60c-633c-4f76-a45a-70cfac6fee58</text:p>
          </table:table-cell>
          <table:table-cell office:value-type="string" calcext:value-type="string">
            <text:p>18 Mandolinenkonzert, Allegro.wma</text:p>
          </table:table-cell>
          <table:table-cell office:value-type="float" office:value="191.285986394558" calcext:value-type="float">
            <text:p>191.2859863946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vivald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55bb13f8-3040-42a7-9ede-42146a53a0fe</text:p>
          </table:table-cell>
          <table:table-cell office:value-type="string" calcext:value-type="string">
            <text:p>Vivaldi, Concerto RV 532 for 2 Guitars, 3 Allegro.mp3</text:p>
          </table:table-cell>
          <table:table-cell office:value-type="float" office:value="226.507755102041" calcext:value-type="float">
            <text:p>226.507755102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vivald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d550a8e-8bb9-4799-a9e1-9de43cb676ef</text:p>
          </table:table-cell>
          <table:table-cell office:value-type="string" calcext:value-type="string">
            <text:p>16 Adagio.m4a</text:p>
          </table:table-cell>
          <table:table-cell office:value-type="float" office:value="205.448707482993" calcext:value-type="float">
            <text:p>205.448707483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vivald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4051754-ee1f-439e-ba49-89dbdb56bca1</text:p>
          </table:table-cell>
          <table:table-cell office:value-type="string" calcext:value-type="string">
            <text:p>01 L'estro armonico Nr. 2, Adagio e spiccato.wma</text:p>
          </table:table-cell>
          <table:table-cell office:value-type="float" office:value="105.650793650794" calcext:value-type="float">
            <text:p>105.6507936508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vivald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252e023-a0de-4bb1-bf84-a4b11fb3cd8a</text:p>
          </table:table-cell>
          <table:table-cell office:value-type="string" calcext:value-type="string">
            <text:p>Vivaldi, Concerto RV 82 for Guitar quartet, 3 Allegro.mp3</text:p>
          </table:table-cell>
          <table:table-cell office:value-type="float" office:value="145.502040816327" calcext:value-type="float">
            <text:p>145.5020408163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vivald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7d11646-59af-4c78-8582-06fbe3ccf98e</text:p>
          </table:table-cell>
          <table:table-cell office:value-type="string" calcext:value-type="string">
            <text:p>Vivaldi, Concerto RV 356 for guitar, 2 Largo.mp3</text:p>
          </table:table-cell>
          <table:table-cell office:value-type="float" office:value="139.258775510204" calcext:value-type="float">
            <text:p>139.2587755102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vivald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99d5def-a79d-4a0f-b8af-1fff732c4406</text:p>
          </table:table-cell>
          <table:table-cell office:value-type="string" calcext:value-type="string">
            <text:p>16 Konzert 'Alla rustica', Adagio.wav</text:p>
          </table:table-cell>
          <table:table-cell office:value-type="float" office:value="73.483514739229" calcext:value-type="float">
            <text:p>73.4835147392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vivald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890c7fd-b009-448b-b9fb-5adad9524bfe</text:p>
          </table:table-cell>
          <table:table-cell office:value-type="string" calcext:value-type="string">
            <text:p>08 Vivaldi_ Violin Concerto In F, Op.m4a</text:p>
          </table:table-cell>
          <table:table-cell office:value-type="float" office:value="168.436099773243" calcext:value-type="float">
            <text:p>168.4360997732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vivald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6592a48-e40a-4041-bc3e-9de7891cb52a</text:p>
          </table:table-cell>
          <table:table-cell office:value-type="string" calcext:value-type="string">
            <text:p>2-03 Concerto No. 7 in F, RV 567 (wi.m4a</text:p>
          </table:table-cell>
          <table:table-cell office:value-type="float" office:value="158.010340136054" calcext:value-type="float">
            <text:p>158.0103401361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vivald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2246f92-2342-48c4-874c-104656d0c1dc</text:p>
          </table:table-cell>
          <table:table-cell office:value-type="string" calcext:value-type="string">
            <text:p>Vivaldi, Concerto RV 425 for Guitar, 2 Largo.mp3</text:p>
          </table:table-cell>
          <table:table-cell office:value-type="float" office:value="129.384489795918" calcext:value-type="float">
            <text:p>129.3844897959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vivald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4dea80e-4016-48e2-a613-18cbb8d87c89</text:p>
          </table:table-cell>
          <table:table-cell office:value-type="string" calcext:value-type="string">
            <text:p>Vivaldi, Flute Concerto in F, Op.10.1, RV 433, (La Tempesta Di Mare) - 1 Allegro.m4a</text:p>
          </table:table-cell>
          <table:table-cell office:value-type="float" office:value="166.578503401361" calcext:value-type="float">
            <text:p>166.5785034014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vivald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69a0133-23a3-404e-b74d-b66e52e26603</text:p>
          </table:table-cell>
          <table:table-cell office:value-type="string" calcext:value-type="string">
            <text:p>06 Vivaldi_ Violin Concerto In G Min.m4a</text:p>
          </table:table-cell>
          <table:table-cell office:value-type="float" office:value="167.902040816327" calcext:value-type="float">
            <text:p>167.9020408163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vivald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eff8e98-bd6b-443c-94d0-94e118ca23ed</text:p>
          </table:table-cell>
          <table:table-cell office:value-type="string" calcext:value-type="string">
            <text:p>2-01 Concerto No. 7 in F, RV 567 (wi.m4a</text:p>
          </table:table-cell>
          <table:table-cell office:value-type="float" office:value="283.00335600907" calcext:value-type="float">
            <text:p>283.0033560091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vivald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1e88676-e28c-42c3-b634-f29f51a8add9</text:p>
          </table:table-cell>
          <table:table-cell office:value-type="string" calcext:value-type="string">
            <text:p>12 Antonio Vivaldi _ Concerto D-Dur.m4a</text:p>
          </table:table-cell>
          <table:table-cell office:value-type="float" office:value="161.354013605442" calcext:value-type="float">
            <text:p>161.3540136054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vivald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452cf3d-b775-4590-a18e-3262b81bc06a</text:p>
          </table:table-cell>
          <table:table-cell office:value-type="string" calcext:value-type="string">
            <text:p>2-05 Concerto No. 7 in F, RV 567 (wi.m4a</text:p>
          </table:table-cell>
          <table:table-cell office:value-type="float" office:value="108.017777777778" calcext:value-type="float">
            <text:p>108.0177777778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vivald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c31f2e0-df1a-4179-962c-70c8cd477a41</text:p>
          </table:table-cell>
          <table:table-cell office:value-type="string" calcext:value-type="string">
            <text:p>Vivaldi, Concerto RV 580 for Guitar, 1 Allegro.mp3</text:p>
          </table:table-cell>
          <table:table-cell office:value-type="float" office:value="239.38612244898" calcext:value-type="float">
            <text:p>239.386122449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vivald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d190e36-7a9d-4fae-bbca-3ff6114c7fc3</text:p>
          </table:table-cell>
          <table:table-cell office:value-type="string" calcext:value-type="string">
            <text:p>06 Flötenkonzert Nr. 2, Fantasmi.wma</text:p>
          </table:table-cell>
          <table:table-cell office:value-type="float" office:value="201.270566893424" calcext:value-type="float">
            <text:p>201.2705668934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vivald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efa721-8caf-438c-8a00-8377ccda6437</text:p>
          </table:table-cell>
          <table:table-cell office:value-type="string" calcext:value-type="string">
            <text:p>15 Antonio Vivaldi _ Concerto G-Dur.m4a</text:p>
          </table:table-cell>
          <table:table-cell office:value-type="float" office:value="147.468480725624" calcext:value-type="float">
            <text:p>147.4684807256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vivald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75d3830-844a-4986-8ba3-02efbe05d372</text:p>
          </table:table-cell>
          <table:table-cell office:value-type="string" calcext:value-type="string">
            <text:p>03 L'estro armonico Nr. 2, Larghetto.wma</text:p>
          </table:table-cell>
          <table:table-cell office:value-type="float" office:value="320.992653061224" calcext:value-type="float">
            <text:p>320.9926530612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vivald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d7ebc44-6e0d-492b-93d7-7ad3fcfe1747</text:p>
          </table:table-cell>
          <table:table-cell office:value-type="string" calcext:value-type="string">
            <text:p>21 Cantabile - Andante e poco vivace.m4a</text:p>
          </table:table-cell>
          <table:table-cell office:value-type="float" office:value="195.789206349206" calcext:value-type="float">
            <text:p>195.7892063492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vivald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504d9094-3d79-43a5-81f6-d99850be37c9</text:p>
          </table:table-cell>
          <table:table-cell office:value-type="string" calcext:value-type="string">
            <text:p>21 Flötenkonzert Nr. 5, Allegro.wma</text:p>
          </table:table-cell>
          <table:table-cell office:value-type="float" office:value="195.140498866213" calcext:value-type="float">
            <text:p>195.1404988662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vivald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1ffc31d-010a-4cd4-ba97-a08a50756695</text:p>
          </table:table-cell>
          <table:table-cell office:value-type="string" calcext:value-type="string">
            <text:p>2-09 Concerto No. 9 in D major, RV 5.m4a</text:p>
          </table:table-cell>
          <table:table-cell office:value-type="float" office:value="129.008616780045" calcext:value-type="float">
            <text:p>129.00861678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vivald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f977aef-7ed4-494b-bdce-7dd3b6adfeec</text:p>
          </table:table-cell>
          <table:table-cell office:value-type="string" calcext:value-type="string">
            <text:p>2-13 Concerto No. 10 in B minor, RV.m4a</text:p>
          </table:table-cell>
          <table:table-cell office:value-type="float" office:value="205.564807256236" calcext:value-type="float">
            <text:p>205.5648072562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vivald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6b0944b-9394-448e-80f5-6a6b459862ab</text:p>
          </table:table-cell>
          <table:table-cell office:value-type="string" calcext:value-type="string">
            <text:p>08 Flötenkonzert Nr. 2, Allegro.wma</text:p>
          </table:table-cell>
          <table:table-cell office:value-type="float" office:value="150.651065759637" calcext:value-type="float">
            <text:p>150.6510657596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vivald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b445018-bd0b-4d40-80ad-f109fe87dd8e</text:p>
          </table:table-cell>
          <table:table-cell office:value-type="string" calcext:value-type="string">
            <text:p>Vivaldi, Concerto RV 93 for 4 Guitars, 2 Largo.mp3</text:p>
          </table:table-cell>
          <table:table-cell office:value-type="float" office:value="219.924897959184" calcext:value-type="float">
            <text:p>219.9248979592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vivald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5dfa345a-9f2a-49a1-91d4-3f2b140223b4</text:p>
          </table:table-cell>
          <table:table-cell office:value-type="string" calcext:value-type="string">
            <text:p>05 Flötenkonzert Nr. 2, Largo.wma</text:p>
          </table:table-cell>
          <table:table-cell office:value-type="float" office:value="111.362902494331" calcext:value-type="float">
            <text:p>111.3629024943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vivald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4db62d0-4e6e-4ec3-9e74-23ece1b0cc7c</text:p>
          </table:table-cell>
          <table:table-cell office:value-type="string" calcext:value-type="string">
            <text:p>Vivaldi, Concerto RV 580 for Guitar, 2 Largo.mp3</text:p>
          </table:table-cell>
          <table:table-cell office:value-type="float" office:value="60.0555102040816" calcext:value-type="float">
            <text:p>60.0555102041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vivald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d303e0b-0b2b-4ed6-a0d8-1cb72b84df40</text:p>
          </table:table-cell>
          <table:table-cell office:value-type="string" calcext:value-type="string">
            <text:p>2-04 Concerto No. 7 in F, RV 567 (wi.m4a</text:p>
          </table:table-cell>
          <table:table-cell office:value-type="float" office:value="66.0128798185941" calcext:value-type="float">
            <text:p>66.0128798186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vivald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d7f239b-144a-48ae-9c0f-74a3dfddea6f</text:p>
          </table:table-cell>
          <table:table-cell office:value-type="string" calcext:value-type="string">
            <text:p>01 Vivaldi_ Violin Concerto In E, Op.m4a</text:p>
          </table:table-cell>
          <table:table-cell office:value-type="float" office:value="199.179319727891" calcext:value-type="float">
            <text:p>199.1793197279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vivald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2d1a08f-9d64-42bc-a3ad-7060dfa33969</text:p>
          </table:table-cell>
          <table:table-cell office:value-type="string" calcext:value-type="string">
            <text:p>18 Arietta.m4a</text:p>
          </table:table-cell>
          <table:table-cell office:value-type="float" office:value="158.614058956916" calcext:value-type="float">
            <text:p>158.6140589569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vivald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3248398-4888-44ae-b93c-d590c0ee4977</text:p>
          </table:table-cell>
          <table:table-cell office:value-type="string" calcext:value-type="string">
            <text:p>04 Vivaldi_ Violin Concerto In G Min.m4a</text:p>
          </table:table-cell>
          <table:table-cell office:value-type="float" office:value="334.574875283447" calcext:value-type="float">
            <text:p>334.5748752834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vivald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88f761c-5f36-4991-8940-e8c275f7fd5c</text:p>
          </table:table-cell>
          <table:table-cell office:value-type="string" calcext:value-type="string">
            <text:p>Vivaldi, Concerto RV 356 for guitar, 1 Allegro.mp3</text:p>
          </table:table-cell>
          <table:table-cell office:value-type="float" office:value="182.648163265306" calcext:value-type="float">
            <text:p>182.6481632653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vivald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3b06d1b-007c-4ca8-8bba-b60c72c8c1f0</text:p>
          </table:table-cell>
          <table:table-cell office:value-type="string" calcext:value-type="string">
            <text:p>Vivaldi, Concerto RV 82 for Guitar quartet, 1 Allegro non molto.mp3</text:p>
          </table:table-cell>
          <table:table-cell office:value-type="float" office:value="173.871020408163" calcext:value-type="float">
            <text:p>173.8710204082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vivald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fb59ec0-dace-48d1-a5ee-9d205304403b</text:p>
          </table:table-cell>
          <table:table-cell office:value-type="string" calcext:value-type="string">
            <text:p>Vivaldi, Concerto RV 356 for guitar, 3 Presto.mp3</text:p>
          </table:table-cell>
          <table:table-cell office:value-type="float" office:value="148.584489795918" calcext:value-type="float">
            <text:p>148.5844897959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vivald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8cf4f63-a2a1-4cec-92bf-85f6daa0f4b1</text:p>
          </table:table-cell>
          <table:table-cell office:value-type="string" calcext:value-type="string">
            <text:p>05 Vivaldi_ Violin Concerto In G Min.m4a</text:p>
          </table:table-cell>
          <table:table-cell office:value-type="float" office:value="121.810430839002" calcext:value-type="float">
            <text:p>121.810430839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vivald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22d1fc9-d605-4b61-a739-cd96dd1e0eae</text:p>
          </table:table-cell>
          <table:table-cell office:value-type="string" calcext:value-type="string">
            <text:p>11 Vivaldi_ Violin Concerto In F Min.m4a</text:p>
          </table:table-cell>
          <table:table-cell office:value-type="float" office:value="120.765532879819" calcext:value-type="float">
            <text:p>120.7655328798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vivald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18436df-08f3-4d88-8382-4ef81263260c</text:p>
          </table:table-cell>
          <table:table-cell office:value-type="string" calcext:value-type="string">
            <text:p>2-17 Concerto No. 11 in D minor, RV.m4a</text:p>
          </table:table-cell>
          <table:table-cell office:value-type="float" office:value="162.004172335601" calcext:value-type="float">
            <text:p>162.0041723356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vivald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296541d-b6d0-4beb-879c-da5ba368c8e4</text:p>
          </table:table-cell>
          <table:table-cell office:value-type="string" calcext:value-type="string">
            <text:p>2-19 Concerto No. 12 in E, RV 265 (w.m4a</text:p>
          </table:table-cell>
          <table:table-cell office:value-type="float" office:value="291.014240362812" calcext:value-type="float">
            <text:p>291.0142403628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vivald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5ee5cfd-a600-45bd-a910-ffd36dde3764</text:p>
          </table:table-cell>
          <table:table-cell office:value-type="string" calcext:value-type="string">
            <text:p>Vivaldi, Flute Concerto in F, Op.10.1, RV 433, (La Tempesta Di Mare) - 2 Largo.m4a</text:p>
          </table:table-cell>
          <table:table-cell office:value-type="float" office:value="183.854149659864" calcext:value-type="float">
            <text:p>183.8541496599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vivald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d918567-0163-4c0b-8beb-7c3911e59ff3</text:p>
          </table:table-cell>
          <table:table-cell office:value-type="string" calcext:value-type="string">
            <text:p>22 Allegro.m4a</text:p>
          </table:table-cell>
          <table:table-cell office:value-type="float" office:value="297.167528344671" calcext:value-type="float">
            <text:p>297.1675283447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vivald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5352518e-4223-437c-9e83-c6e18ea34098</text:p>
          </table:table-cell>
          <table:table-cell office:value-type="string" calcext:value-type="string">
            <text:p>Vivaldi, Concerto RV 532 for 2 Guitars, 1 Allegro.mp3</text:p>
          </table:table-cell>
          <table:table-cell office:value-type="float" office:value="235.937959183673" calcext:value-type="float">
            <text:p>235.9379591837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vivald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441c980-9a9e-4e1d-8052-a14b55fc72ac</text:p>
          </table:table-cell>
          <table:table-cell office:value-type="string" calcext:value-type="string">
            <text:p>20 Mandolinenkonzert, Allegro.wma</text:p>
          </table:table-cell>
          <table:table-cell office:value-type="float" office:value="164.62947845805" calcext:value-type="float">
            <text:p>164.6294784581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vivald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84f5918-6e0b-42a4-8f6d-14926c4f95c0</text:p>
          </table:table-cell>
          <table:table-cell office:value-type="string" calcext:value-type="string">
            <text:p>2-11 Concerto No. 9 in D major, RV 5.m4a</text:p>
          </table:table-cell>
          <table:table-cell office:value-type="float" office:value="131.005532879819" calcext:value-type="float">
            <text:p>131.0055328798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vivald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1a0ed0a-d54e-4a7c-b32c-0d2da87d2655</text:p>
          </table:table-cell>
          <table:table-cell office:value-type="string" calcext:value-type="string">
            <text:p>2-16 Concerto No. 11 in D minor, RV.m4a</text:p>
          </table:table-cell>
          <table:table-cell office:value-type="float" office:value="237.00462585034" calcext:value-type="float">
            <text:p>237.0046258503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vivald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6dccfdf-71a9-4831-bd70-8befccc5ab5c</text:p>
          </table:table-cell>
          <table:table-cell office:value-type="string" calcext:value-type="string">
            <text:p>Vivaldi, Concerto RV 93 for 4 Guitars, 3 Allegro.mp3</text:p>
          </table:table-cell>
          <table:table-cell office:value-type="float" office:value="113.005714285714" calcext:value-type="float">
            <text:p>113.0057142857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vivald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1571eed-6844-4d6c-9c16-32266ffa40d4</text:p>
          </table:table-cell>
          <table:table-cell office:value-type="string" calcext:value-type="string">
            <text:p>07 Vivaldi_ Violin Concerto In F, Op.m4a</text:p>
          </table:table-cell>
          <table:table-cell office:value-type="float" office:value="294.381133786848" calcext:value-type="float">
            <text:p>294.3811337868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vivald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5b02b8a1-b345-49cd-bfd7-93a323a84c1e</text:p>
          </table:table-cell>
          <table:table-cell office:value-type="string" calcext:value-type="string">
            <text:p>17 Konzert 'Alla rustica', Allegro.wav</text:p>
          </table:table-cell>
          <table:table-cell office:value-type="float" office:value="118.335759637188" calcext:value-type="float">
            <text:p>118.3357596372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vivald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afbc666-d8ad-4fd5-a422-d2d99235c4b1</text:p>
          </table:table-cell>
          <table:table-cell office:value-type="string" calcext:value-type="string">
            <text:p>2-12 Concerto No. 10 in B minor, RV.m4a</text:p>
          </table:table-cell>
          <table:table-cell office:value-type="float" office:value="222.004535147392" calcext:value-type="float">
            <text:p>222.0045351474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vivald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1d00a70-f9c9-427f-ae9b-7da5d4c2d763</text:p>
          </table:table-cell>
          <table:table-cell office:value-type="string" calcext:value-type="string">
            <text:p>22 Flötenkonzert Nr. 5, Largo e cantabile.wma</text:p>
          </table:table-cell>
          <table:table-cell office:value-type="float" office:value="178.143492063492" calcext:value-type="float">
            <text:p>178.1434920635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vivald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9e3e011-6901-4df1-a988-17958683f54e</text:p>
          </table:table-cell>
          <table:table-cell office:value-type="string" calcext:value-type="string">
            <text:p>Vivaldi, Concerto RV 93 for 4 Guitars, 1 Allegro.mp3</text:p>
          </table:table-cell>
          <table:table-cell office:value-type="float" office:value="184.032653061225" calcext:value-type="float">
            <text:p>184.0326530612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vivald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ca7761c-96bf-4f18-8ab1-a8fb1ae6bfe5</text:p>
          </table:table-cell>
          <table:table-cell office:value-type="string" calcext:value-type="string">
            <text:p>2-02 Concerto No. 7 in F, RV 567 (wi.m4a</text:p>
          </table:table-cell>
          <table:table-cell office:value-type="float" office:value="101.005351473923" calcext:value-type="float">
            <text:p>101.0053514739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vivald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d73ba89-b49a-4e69-9152-7562c90f61b9</text:p>
          </table:table-cell>
          <table:table-cell office:value-type="string" calcext:value-type="string">
            <text:p>19 Mandolinenkonzert, Largo.wma</text:p>
          </table:table-cell>
          <table:table-cell office:value-type="float" office:value="165.651156462585" calcext:value-type="float">
            <text:p>165.6511564626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vivald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e3ebee7-7eb8-492d-8749-65a3a8ed66c2</text:p>
          </table:table-cell>
          <table:table-cell office:value-type="string" calcext:value-type="string">
            <text:p>17 Vivace.m4a</text:p>
          </table:table-cell>
          <table:table-cell office:value-type="float" office:value="98.84589569161" calcext:value-type="float">
            <text:p>98.8458956916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vivald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2e8f417-c0a0-4ce7-9b4b-b9a158c9ada4</text:p>
          </table:table-cell>
          <table:table-cell office:value-type="string" calcext:value-type="string">
            <text:p>04 L'estro armonico Nr. 2, Allegro.wma</text:p>
          </table:table-cell>
          <table:table-cell office:value-type="float" office:value="181.580045351474" calcext:value-type="float">
            <text:p>181.5800453515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vivald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4b3b05c-6bec-4f0e-841d-0d2d26349b26</text:p>
          </table:table-cell>
          <table:table-cell office:value-type="string" calcext:value-type="string">
            <text:p>2-10 Concerto No. 9 in D major, RV 5.m4a</text:p>
          </table:table-cell>
          <table:table-cell office:value-type="float" office:value="254.001632653061" calcext:value-type="float">
            <text:p>254.0016326531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vivald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8c8d5d5-e424-4934-a44d-d5bcd7b36ff6</text:p>
          </table:table-cell>
          <table:table-cell office:value-type="string" calcext:value-type="string">
            <text:p>2-14 Concerto No. 10 in B minor, RV.m4a</text:p>
          </table:table-cell>
          <table:table-cell office:value-type="float" office:value="211.462675736961" calcext:value-type="float">
            <text:p>211.462675737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vivald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faea443-ef99-486f-a2e2-35f40512c389</text:p>
          </table:table-cell>
          <table:table-cell office:value-type="string" calcext:value-type="string">
            <text:p>Vivaldi, Concerto RV 580 for Guitar, 4 Allegro.mp3</text:p>
          </table:table-cell>
          <table:table-cell office:value-type="float" office:value="209.057959183673" calcext:value-type="float">
            <text:p>209.0579591837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vivald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97bbfad-6f15-4dfe-9c74-cfcaa6daf918</text:p>
          </table:table-cell>
          <table:table-cell office:value-type="string" calcext:value-type="string">
            <text:p>19 Minuetto.m4a</text:p>
          </table:table-cell>
          <table:table-cell office:value-type="float" office:value="161.005714285714" calcext:value-type="float">
            <text:p>161.0057142857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vivald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873962d-0b95-4429-8e44-b194fe1b5f3e</text:p>
          </table:table-cell>
          <table:table-cell office:value-type="string" calcext:value-type="string">
            <text:p>2-20 Vivaldi_ L'Estro Armonico, Op..m4a</text:p>
          </table:table-cell>
          <table:table-cell office:value-type="float" office:value="166.021224489796" calcext:value-type="float">
            <text:p>166.0212244898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vivald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3c66cf70-b048-4703-b6b8-ce5b469db276</text:p>
          </table:table-cell>
          <table:table-cell office:value-type="string" calcext:value-type="string">
            <text:p>Corelli, Sonata da camera Op. 2.1 in D - 3 Corrente, allegro.wav</text:p>
          </table:table-cell>
          <table:table-cell office:value-type="float" office:value="59.97820861678" calcext:value-type="float">
            <text:p>59.9782086168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4dabf4d-c475-4a1a-b2f0-536233bcdcc4</text:p>
          </table:table-cell>
          <table:table-cell office:value-type="string" calcext:value-type="string">
            <text:p>Corelli, Sonata da camera Op. 2.11 in E flat - 3 Giga, Allegro.wav</text:p>
          </table:table-cell>
          <table:table-cell office:value-type="float" office:value="69.6957596371882" calcext:value-type="float">
            <text:p>69.6957596372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3c65250f-c366-4660-86a1-6676a745a76f</text:p>
          </table:table-cell>
          <table:table-cell office:value-type="string" calcext:value-type="string">
            <text:p>Corelli, Sonata da camera Op. 4.8 in D min - 1 Preludio, Grave.wav</text:p>
          </table:table-cell>
          <table:table-cell office:value-type="float" office:value="103.4720861678" calcext:value-type="float">
            <text:p>103.4720861678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84dca2e-b54d-446b-aa1f-899ae7acc2fc</text:p>
          </table:table-cell>
          <table:table-cell office:value-type="string" calcext:value-type="string">
            <text:p>Corelli, Sonata da camera Op. 4.1 in C - 1 Preludio, Largo.wav</text:p>
          </table:table-cell>
          <table:table-cell office:value-type="float" office:value="78.9953514739229" calcext:value-type="float">
            <text:p>78.9953514739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6bdf9ae-7f43-4c66-94fe-34fd4f37f270</text:p>
          </table:table-cell>
          <table:table-cell office:value-type="string" calcext:value-type="string">
            <text:p>Corelli, Concerto grosso in D, Op. 6.7 - 1 Vivace - Allegro - Adagio.wav</text:p>
          </table:table-cell>
          <table:table-cell office:value-type="float" office:value="146.75" calcext:value-type="float">
            <text:p>146.75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fd14f6d-e766-4fa4-83b0-5228004ba9e9</text:p>
          </table:table-cell>
          <table:table-cell office:value-type="string" calcext:value-type="string">
            <text:p>Corelli, Concerto grosso in F, Op. 6.12 - 2 Allegro.wav</text:p>
          </table:table-cell>
          <table:table-cell office:value-type="float" office:value="138.933333333333" calcext:value-type="float">
            <text:p>138.9333333333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98085da-a303-44d5-ad90-f41ea492eeff</text:p>
          </table:table-cell>
          <table:table-cell office:value-type="string" calcext:value-type="string">
            <text:p>Corelli, Sonata da camera Op. 2.3 in C - 3 Adagio.wav</text:p>
          </table:table-cell>
          <table:table-cell office:value-type="float" office:value="100.232902494331" calcext:value-type="float">
            <text:p>100.2329024943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5b8e5b09-f16a-4583-9b3d-4c66284d7496</text:p>
          </table:table-cell>
          <table:table-cell office:value-type="string" calcext:value-type="string">
            <text:p>Corelli, Concerto grosso in F, Op. 6.2 - 2 Allegro.wav</text:p>
          </table:table-cell>
          <table:table-cell office:value-type="float" office:value="102.506666666667" calcext:value-type="float">
            <text:p>102.5066666667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423014e-dfd8-4f9d-898c-6c9e45ed14b2</text:p>
          </table:table-cell>
          <table:table-cell office:value-type="string" calcext:value-type="string">
            <text:p>Corelli, Concerto grosso in D, Op. 6.7 - 5 Vivace.wav</text:p>
          </table:table-cell>
          <table:table-cell office:value-type="float" office:value="83.6666666666667" calcext:value-type="float">
            <text:p>83.6666666667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1a344d9-750d-4587-831d-80ff830e06f8</text:p>
          </table:table-cell>
          <table:table-cell office:value-type="string" calcext:value-type="string">
            <text:p>Corelli, Sonata da camera Op. 4.10 in G - 3 Tempo di Gavotta, Presto.wav</text:p>
          </table:table-cell>
          <table:table-cell office:value-type="float" office:value="109.636984126984" calcext:value-type="float">
            <text:p>109.636984127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44462e8-b02a-4434-a7f9-960a5876aab9</text:p>
          </table:table-cell>
          <table:table-cell office:value-type="string" calcext:value-type="string">
            <text:p>Corelli, Sonata da camera Op. 4.6 in E - 2 Allemanda, Allegro.wav</text:p>
          </table:table-cell>
          <table:table-cell office:value-type="float" office:value="94.5643310657596" calcext:value-type="float">
            <text:p>94.5643310658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e205c3e-e758-47df-8f9d-bf9cdc4ee24d</text:p>
          </table:table-cell>
          <table:table-cell office:value-type="string" calcext:value-type="string">
            <text:p>Corelli, Sonata da camera Op. 4.8 in D min - 2 Allemanda, Vivace.wav</text:p>
          </table:table-cell>
          <table:table-cell office:value-type="float" office:value="101.774126984127" calcext:value-type="float">
            <text:p>101.7741269841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7b3c9da-3f6e-416b-b5c2-e36f9a69541e</text:p>
          </table:table-cell>
          <table:table-cell office:value-type="string" calcext:value-type="string">
            <text:p>Corelli, Sonata da camera Op. 4.12 in B min - 3 Giga, Allegro.wav</text:p>
          </table:table-cell>
          <table:table-cell office:value-type="float" office:value="77.0622902494331" calcext:value-type="float">
            <text:p>77.0622902494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00216f4-7488-4bd4-b6ff-69f01f9b8b53</text:p>
          </table:table-cell>
          <table:table-cell office:value-type="string" calcext:value-type="string">
            <text:p>Corelli, Concerto grosso in F, Op. 6.9 - 1 Preludio, Largo.wav</text:p>
          </table:table-cell>
          <table:table-cell office:value-type="float" office:value="59.2" calcext:value-type="float">
            <text:p>59.2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b57ebfb-d68d-4188-960d-000a74efc23e</text:p>
          </table:table-cell>
          <table:table-cell office:value-type="string" calcext:value-type="string">
            <text:p>Corelli, Sonata da camera Op. 2.7 in F - 4 Giga, allegro.wav</text:p>
          </table:table-cell>
          <table:table-cell office:value-type="float" office:value="92.4222902494331" calcext:value-type="float">
            <text:p>92.4222902494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4245a9f-16cc-402f-8b2c-6eabf2a32676</text:p>
          </table:table-cell>
          <table:table-cell office:value-type="string" calcext:value-type="string">
            <text:p>Corelli, Concerto grosso in F, Op. 6.9 - 4 Gavotta, Allegro.wav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9c5b32e-f659-4d54-80b3-292b572d2c8b</text:p>
          </table:table-cell>
          <table:table-cell office:value-type="string" calcext:value-type="string">
            <text:p>Corelli, Sonata da camera Op. 2.8 in B min - 3 Sarabanda, Adagio.wav</text:p>
          </table:table-cell>
          <table:table-cell office:value-type="float" office:value="135.49820861678" calcext:value-type="float">
            <text:p>135.4982086168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92e88c6-d565-4572-b416-855cb459adb3</text:p>
          </table:table-cell>
          <table:table-cell office:value-type="string" calcext:value-type="string">
            <text:p>Corelli, Concerto grosso in F, Op. 6.12 - 5 Giga, Allegro.wav</text:p>
          </table:table-cell>
          <table:table-cell office:value-type="float" office:value="195.266666666667" calcext:value-type="float">
            <text:p>195.2666666667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d841cbf-a6a3-43df-b404-d246f042b786</text:p>
          </table:table-cell>
          <table:table-cell office:value-type="string" calcext:value-type="string">
            <text:p>Corelli, Concerto grosso in D, Op. 6.1 - 5 Allegro.wav</text:p>
          </table:table-cell>
          <table:table-cell office:value-type="float" office:value="123.493333333333" calcext:value-type="float">
            <text:p>123.4933333333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b9f4fed-4a23-42cd-af8d-fb71bb9d1839</text:p>
          </table:table-cell>
          <table:table-cell office:value-type="string" calcext:value-type="string">
            <text:p>Corelli, Sonata da camera Op. 2.4 in E min - 3 Grave - adagio.wav</text:p>
          </table:table-cell>
          <table:table-cell office:value-type="float" office:value="115.357800453515" calcext:value-type="float">
            <text:p>115.3578004535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08f849-7dff-49e0-b6ba-d7740721cdb7</text:p>
          </table:table-cell>
          <table:table-cell office:value-type="string" calcext:value-type="string">
            <text:p>Corelli, Concerto grosso in F, Op. 6.2 - 1 Vivace - Allegro - etc.wav</text:p>
          </table:table-cell>
          <table:table-cell office:value-type="float" office:value="258.426666666667" calcext:value-type="float">
            <text:p>258.4266666667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3a23056-2551-4fac-b2fa-bf46a196d4dd</text:p>
          </table:table-cell>
          <table:table-cell office:value-type="string" calcext:value-type="string">
            <text:p>Corelli, Sonata da camera Op. 2.5 in B flat - 2 Allemanda, allegro.wav</text:p>
          </table:table-cell>
          <table:table-cell office:value-type="float" office:value="129.150453514739" calcext:value-type="float">
            <text:p>129.1504535147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d5917ff-79dc-4c0b-9134-caf4d13ee527</text:p>
          </table:table-cell>
          <table:table-cell office:value-type="string" calcext:value-type="string">
            <text:p>Corelli, Concerto grosso in C min, Op. 6.3 - 2 Grave - Vivace.wav</text:p>
          </table:table-cell>
          <table:table-cell office:value-type="float" office:value="186.226666666667" calcext:value-type="float">
            <text:p>186.2266666667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9d020e7-8170-402e-8a0e-c18a02a2e483</text:p>
          </table:table-cell>
          <table:table-cell office:value-type="string" calcext:value-type="string">
            <text:p>Corelli, Concerto grosso in G min, Op. 6.8 - 5 Pastorale (Largo).wav</text:p>
          </table:table-cell>
          <table:table-cell office:value-type="float" office:value="144.5" calcext:value-type="float">
            <text:p>144.5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6549d57-1a43-4324-90ac-8cc569a1c734</text:p>
          </table:table-cell>
          <table:table-cell office:value-type="string" calcext:value-type="string">
            <text:p>Corelli, Sonata da camera Op. 4.2 in G min - 1 Preludio, Grave.wav</text:p>
          </table:table-cell>
          <table:table-cell office:value-type="float" office:value="139.703922902494" calcext:value-type="float">
            <text:p>139.7039229025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5283446-ccfb-4462-b916-a2a3cf345e00</text:p>
          </table:table-cell>
          <table:table-cell office:value-type="string" calcext:value-type="string">
            <text:p>Corelli, Concerto grosso in B flat, Op. 6.11 - 1 Preludio, Andante Largo.wav</text:p>
          </table:table-cell>
          <table:table-cell office:value-type="float" office:value="115.133333333333" calcext:value-type="float">
            <text:p>115.1333333333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491d2bb-3106-4b77-9bc0-3a2918950ab5</text:p>
          </table:table-cell>
          <table:table-cell office:value-type="string" calcext:value-type="string">
            <text:p>Corelli, Sonata da camera Op. 4.12 in B min - 1 Preludio, Largo.wav</text:p>
          </table:table-cell>
          <table:table-cell office:value-type="float" office:value="141.349637188209" calcext:value-type="float">
            <text:p>141.3496371882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1077bbd-aaf9-46e3-9e6c-e5fa918a1a18</text:p>
          </table:table-cell>
          <table:table-cell office:value-type="string" calcext:value-type="string">
            <text:p>Corelli, Sonata da camera Op. 2.10 in E - 3 Sarabanda, Largo.wav</text:p>
          </table:table-cell>
          <table:table-cell office:value-type="float" office:value="92.2133106575964" calcext:value-type="float">
            <text:p>92.2133106576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52e08e1-95f1-468f-a92c-8be82a66a60f</text:p>
          </table:table-cell>
          <table:table-cell office:value-type="string" calcext:value-type="string">
            <text:p>Corelli, Concerto grosso in B flat, Op. 6.11 - 2 Allemanda Allegro.wav</text:p>
          </table:table-cell>
          <table:table-cell office:value-type="float" office:value="151.506666666667" calcext:value-type="float">
            <text:p>151.5066666667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2dd34d8-b8b1-4890-b3c4-0a8599326018</text:p>
          </table:table-cell>
          <table:table-cell office:value-type="string" calcext:value-type="string">
            <text:p>Corelli, Concerto grosso in C, Op. 6.10 - 5 Allegro.wav</text:p>
          </table:table-cell>
          <table:table-cell office:value-type="float" office:value="144.826666666667" calcext:value-type="float">
            <text:p>144.8266666667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c77b02c-8f83-4605-a6a2-6e4e6d2b5a2a</text:p>
          </table:table-cell>
          <table:table-cell office:value-type="string" calcext:value-type="string">
            <text:p>Corelli, Concerto grosso in D, Op. 6.1 - 1 Largo - 2 Allegro.wav</text:p>
          </table:table-cell>
          <table:table-cell office:value-type="float" office:value="148.933333333333" calcext:value-type="float">
            <text:p>148.9333333333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0be448e-ef29-4cb6-b633-3cef1b0fcf35</text:p>
          </table:table-cell>
          <table:table-cell office:value-type="string" calcext:value-type="string">
            <text:p>Corelli, Sonata da camera Op. 4.2 in G min - 3 Grave.wav</text:p>
          </table:table-cell>
          <table:table-cell office:value-type="float" office:value="36.0239229024943" calcext:value-type="float">
            <text:p>36.0239229025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60ca264-312e-4351-94de-8c6e6f2b2a4a</text:p>
          </table:table-cell>
          <table:table-cell office:value-type="string" calcext:value-type="string">
            <text:p>Corelli, Sonata da camera Op. 2.1 in D - 4 Gavotta, allegro.wav</text:p>
          </table:table-cell>
          <table:table-cell office:value-type="float" office:value="49.5553514739229" calcext:value-type="float">
            <text:p>49.5553514739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84c2708-f86e-4258-a07a-200cd599cbee</text:p>
          </table:table-cell>
          <table:table-cell office:value-type="string" calcext:value-type="string">
            <text:p>Corelli, Concerto grosso in G min, Op. 6.8 - 1 Vivace - Grave - Allegro.wav</text:p>
          </table:table-cell>
          <table:table-cell office:value-type="float" office:value="217.493333333333" calcext:value-type="float">
            <text:p>217.4933333333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2700ab-8c90-4340-88b9-b3eb6895671f</text:p>
          </table:table-cell>
          <table:table-cell office:value-type="string" calcext:value-type="string">
            <text:p>Corelli, Sonata da camera Op. 4.6 in E - 3 Giga, Allegro.wav</text:p>
          </table:table-cell>
          <table:table-cell office:value-type="float" office:value="115.566780045351" calcext:value-type="float">
            <text:p>115.5667800454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f658bf1-69e3-4494-82cb-cf30052a66ca</text:p>
          </table:table-cell>
          <table:table-cell office:value-type="string" calcext:value-type="string">
            <text:p>Corelli, Concerto grosso in B flat, Op. 6.5 - 4 Largo - Allegro.wav</text:p>
          </table:table-cell>
          <table:table-cell office:value-type="float" office:value="156.666666666667" calcext:value-type="float">
            <text:p>156.6666666667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3734c5a-c212-4662-95d7-99ef6b40bd39</text:p>
          </table:table-cell>
          <table:table-cell office:value-type="string" calcext:value-type="string">
            <text:p>Corelli, Concerto grosso in F, Op. 6.9 - 3 Corrente Vivace.wav</text:p>
          </table:table-cell>
          <table:table-cell office:value-type="float" office:value="85.7066666666667" calcext:value-type="float">
            <text:p>85.7066666667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379519c-1af4-403e-b257-3cc46bdc4ff7</text:p>
          </table:table-cell>
          <table:table-cell office:value-type="string" calcext:value-type="string">
            <text:p>Corelli, Sonata da camera Op. 4.3 in A - 4 Tempo di Gavotta, Allegro.wav</text:p>
          </table:table-cell>
          <table:table-cell office:value-type="float" office:value="91.2990249433107" calcext:value-type="float">
            <text:p>91.2990249433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bc4118a-53dc-40aa-bddf-b0cdfab9810a</text:p>
          </table:table-cell>
          <table:table-cell office:value-type="string" calcext:value-type="string">
            <text:p>Corelli, Sonata da camera Op. 2.2 in D min - 1 Allemanda, adagio.wav</text:p>
          </table:table-cell>
          <table:table-cell office:value-type="float" office:value="139.494943310658" calcext:value-type="float">
            <text:p>139.4949433107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729c3ba-177c-4f26-a26f-9053d4e0bf56</text:p>
          </table:table-cell>
          <table:table-cell office:value-type="string" calcext:value-type="string">
            <text:p>Corelli, Sonata da camera Op. 4.2 in G min - 2 Allemada, Allegro.wav</text:p>
          </table:table-cell>
          <table:table-cell office:value-type="float" office:value="97.6206575963719" calcext:value-type="float">
            <text:p>97.6206575964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4ac50bc-fdf0-426a-944b-9c61a459d481</text:p>
          </table:table-cell>
          <table:table-cell office:value-type="string" calcext:value-type="string">
            <text:p>Corelli, Sonata da camera Op. 2.3 in C - 2 Allemanda, Allegro.wav</text:p>
          </table:table-cell>
          <table:table-cell office:value-type="float" office:value="104.438616780045" calcext:value-type="float">
            <text:p>104.43861678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e776288-0c9b-4a9b-87b3-dbc6a11a6a43</text:p>
          </table:table-cell>
          <table:table-cell office:value-type="string" calcext:value-type="string">
            <text:p>Corelli, Sonata da camera Op. 4.5 in A min - 2 Allemanda.wav</text:p>
          </table:table-cell>
          <table:table-cell office:value-type="float" office:value="95.0867800453515" calcext:value-type="float">
            <text:p>95.0867800454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54708fc-2ad5-465d-962b-083eca8df3a4</text:p>
          </table:table-cell>
          <table:table-cell office:value-type="string" calcext:value-type="string">
            <text:p>Corelli, Sonata da camera Op. 4.9 in B flat - 1 Preludio, Largo.wav</text:p>
          </table:table-cell>
          <table:table-cell office:value-type="float" office:value="141.27126984127" calcext:value-type="float">
            <text:p>141.2712698413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5e0b127-0a04-4fc5-bb45-71967e0334d3</text:p>
          </table:table-cell>
          <table:table-cell office:value-type="string" calcext:value-type="string">
            <text:p>Corelli, Concerto grosso in D, Op. 6.4 - 3 Allegro - Allegro.wav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413eb17-b42f-4999-a4de-d8e682f72da6</text:p>
          </table:table-cell>
          <table:table-cell office:value-type="string" calcext:value-type="string">
            <text:p>Corelli, Sonata da camera Op. 2.11 in E flat - 1 Preludio, Adagio.wav</text:p>
          </table:table-cell>
          <table:table-cell office:value-type="float" office:value="75.2859637188209" calcext:value-type="float">
            <text:p>75.2859637188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0569581-b342-447f-bec4-c2a617641e1e</text:p>
          </table:table-cell>
          <table:table-cell office:value-type="string" calcext:value-type="string">
            <text:p>Corelli, Sonata da camera Op. 4.8 in D min - 3 Sarabanda, Allegro.wav</text:p>
          </table:table-cell>
          <table:table-cell office:value-type="float" office:value="56.4778004535147" calcext:value-type="float">
            <text:p>56.4778004535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a8a82d7-bb28-4a57-bbd7-e7643f0f41be</text:p>
          </table:table-cell>
          <table:table-cell office:value-type="string" calcext:value-type="string">
            <text:p>Corelli, Sonata da camera Op. 2.10 in E - 2 Allemanda, Allegro.wav</text:p>
          </table:table-cell>
          <table:table-cell office:value-type="float" office:value="100.703106575964" calcext:value-type="float">
            <text:p>100.703106576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557799a-112d-4de8-af53-f7954cb95a18</text:p>
          </table:table-cell>
          <table:table-cell office:value-type="string" calcext:value-type="string">
            <text:p>Corelli, Concerto grosso in C, Op. 6.10 - 3 Adagio - 4 Corrente.wav</text:p>
          </table:table-cell>
          <table:table-cell office:value-type="float" office:value="205.773333333333" calcext:value-type="float">
            <text:p>205.7733333333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7be177c-6879-4939-a2e5-e919f4a3421f</text:p>
          </table:table-cell>
          <table:table-cell office:value-type="string" calcext:value-type="string">
            <text:p>Corelli, Sonata da camera Op. 2.7 in F - 3 Corrente, Allegro.wav</text:p>
          </table:table-cell>
          <table:table-cell office:value-type="float" office:value="69.8786167800454" calcext:value-type="float">
            <text:p>69.87861678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bffda0b-689b-4ac8-a326-903b37fc43e9</text:p>
          </table:table-cell>
          <table:table-cell office:value-type="string" calcext:value-type="string">
            <text:p>Corelli, Sonata da camera Op. 2.4 in E min - 1 Preludio, adagio.wav</text:p>
          </table:table-cell>
          <table:table-cell office:value-type="float" office:value="167.576575963719" calcext:value-type="float">
            <text:p>167.5765759637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391a5ac6-27e0-477f-a6f0-0a416098cc4c</text:p>
          </table:table-cell>
          <table:table-cell office:value-type="string" calcext:value-type="string">
            <text:p>Corelli, Sonata da camera Op. 4.12 in B min - 2 Allemanda, Presto.wav</text:p>
          </table:table-cell>
          <table:table-cell office:value-type="float" office:value="87.3545351473923" calcext:value-type="float">
            <text:p>87.3545351474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36805d2b-c278-4178-b286-39c51856c68f</text:p>
          </table:table-cell>
          <table:table-cell office:value-type="string" calcext:value-type="string">
            <text:p>Corelli, Concerto grosso in C min, Op. 6.3 - 3 Allegro.wav</text:p>
          </table:table-cell>
          <table:table-cell office:value-type="float" office:value="156.373333333333" calcext:value-type="float">
            <text:p>156.3733333333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a47dd02-14ad-47c8-9e4f-c856b21fa7c9</text:p>
          </table:table-cell>
          <table:table-cell office:value-type="string" calcext:value-type="string">
            <text:p>Corelli, Sonata da camera Op. 2.9 in F# min - 3 Giga, Allegro.wav</text:p>
          </table:table-cell>
          <table:table-cell office:value-type="float" office:value="89.548820861678" calcext:value-type="float">
            <text:p>89.5488208617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b07cab4-f799-43ec-91b0-b52afda2253b</text:p>
          </table:table-cell>
          <table:table-cell office:value-type="string" calcext:value-type="string">
            <text:p>Corelli, Sonata da camera Op. 2.6 in G min - 2 Corrente, allegro.wav</text:p>
          </table:table-cell>
          <table:table-cell office:value-type="float" office:value="48.1447392290249" calcext:value-type="float">
            <text:p>48.144739229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4e78059-3ddf-43b1-bd88-af7255c699ef</text:p>
          </table:table-cell>
          <table:table-cell office:value-type="string" calcext:value-type="string">
            <text:p>Corelli, Sonata da camera Op. 4.3 in A - 2 Corrente, Allegro.wav</text:p>
          </table:table-cell>
          <table:table-cell office:value-type="float" office:value="87.2239229024943" calcext:value-type="float">
            <text:p>87.2239229025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bb647aa-fb5d-4c9b-91a7-8c661b4a3239</text:p>
          </table:table-cell>
          <table:table-cell office:value-type="string" calcext:value-type="string">
            <text:p>Corelli, Sonata da camera Op. 4.7 in F - 4 Giga.wav</text:p>
          </table:table-cell>
          <table:table-cell office:value-type="float" office:value="102.165963718821" calcext:value-type="float">
            <text:p>102.1659637188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7b99e54-a6f0-4cce-96cc-65f0c5b783ed</text:p>
          </table:table-cell>
          <table:table-cell office:value-type="string" calcext:value-type="string">
            <text:p>Corelli, Sonata da camera Op. 2.8 in B min - 2 Allamanda, Largo.wav</text:p>
          </table:table-cell>
          <table:table-cell office:value-type="float" office:value="141.349637188209" calcext:value-type="float">
            <text:p>141.3496371882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d81b995-c56e-47cd-8237-c1b6aae2e0bc</text:p>
          </table:table-cell>
          <table:table-cell office:value-type="string" calcext:value-type="string">
            <text:p>Corelli, Sonata da camera Op. 2.5 in B flat - 4 Tempo di gavotta, Allegro.wav</text:p>
          </table:table-cell>
          <table:table-cell office:value-type="float" office:value="100.93820861678" calcext:value-type="float">
            <text:p>100.9382086168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0fa477-ddfb-4e4e-a44e-999f65520caa</text:p>
          </table:table-cell>
          <table:table-cell office:value-type="string" calcext:value-type="string">
            <text:p>Corelli, Concerto grosso in B flat, Op. 6.5 - 3 Allegro.wav</text:p>
          </table:table-cell>
          <table:table-cell office:value-type="float" office:value="123.826666666667" calcext:value-type="float">
            <text:p>123.8266666667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62579e6-318a-4ee2-8105-7347e53badc8</text:p>
          </table:table-cell>
          <table:table-cell office:value-type="string" calcext:value-type="string">
            <text:p>Corelli, Sonata da camera Op. 4.11 in C min - 3 Allemanda, Allegro.wav</text:p>
          </table:table-cell>
          <table:table-cell office:value-type="float" office:value="123.690861678005" calcext:value-type="float">
            <text:p>123.690861678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305d506-c1dc-4adc-aa35-dd90c06e2086</text:p>
          </table:table-cell>
          <table:table-cell office:value-type="string" calcext:value-type="string">
            <text:p>Corelli, Sonata da camera Op. 2.7 in F - 2 Allemanda, Allegro.wav</text:p>
          </table:table-cell>
          <table:table-cell office:value-type="float" office:value="98.0124943310658" calcext:value-type="float">
            <text:p>98.0124943311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18e13bb-b5dd-44f4-a370-d5531fb3354d</text:p>
          </table:table-cell>
          <table:table-cell office:value-type="string" calcext:value-type="string">
            <text:p>Corelli, Sonata da camera Op. 4.10 in G - 1 Preludio, Adagio - Allegro.wav</text:p>
          </table:table-cell>
          <table:table-cell office:value-type="float" office:value="91.6124943310658" calcext:value-type="float">
            <text:p>91.6124943311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2c546d4-3d8c-4865-af3d-50c8e06572f8</text:p>
          </table:table-cell>
          <table:table-cell office:value-type="string" calcext:value-type="string">
            <text:p>Corelli, Sonata da camera Op. 2.4 in E min - 4 Giga, allegro.wav</text:p>
          </table:table-cell>
          <table:table-cell office:value-type="float" office:value="104.830453514739" calcext:value-type="float">
            <text:p>104.8304535147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b5a3bf3-d811-4e20-82d8-50929ee11598</text:p>
          </table:table-cell>
          <table:table-cell office:value-type="string" calcext:value-type="string">
            <text:p>Corelli, Sonata da camera Op. 2.3 in C - 1 Preludio, adagio.wav</text:p>
          </table:table-cell>
          <table:table-cell office:value-type="float" office:value="49.5031065759637" calcext:value-type="float">
            <text:p>49.503106576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f5b094e-65db-49c9-b6b4-3eaecf0ab800</text:p>
          </table:table-cell>
          <table:table-cell office:value-type="string" calcext:value-type="string">
            <text:p>Corelli, Sonata da camera Op. 4.2 in G min - 4 Corrente, Vivace.wav</text:p>
          </table:table-cell>
          <table:table-cell office:value-type="float" office:value="108.827188208617" calcext:value-type="float">
            <text:p>108.8271882086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d6121e6-0033-4181-a696-ed377de8c590</text:p>
          </table:table-cell>
          <table:table-cell office:value-type="string" calcext:value-type="string">
            <text:p>Corelli, Concerto grosso in B flat, Op. 6.11 - 4 Andante largo - Sarabanda.wav</text:p>
          </table:table-cell>
          <table:table-cell office:value-type="float" office:value="181.56" calcext:value-type="float">
            <text:p>181.56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5914c86f-587a-4ef3-b1aa-a1b4da16599f</text:p>
          </table:table-cell>
          <table:table-cell office:value-type="string" calcext:value-type="string">
            <text:p>Corelli, Sonata da camera Op. 2.2 in D min - 2 Corrente, allegro.wav</text:p>
          </table:table-cell>
          <table:table-cell office:value-type="float" office:value="95.1651473922903" calcext:value-type="float">
            <text:p>95.1651473923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85ffcb8-0075-42bb-a061-fef09700fc4d</text:p>
          </table:table-cell>
          <table:table-cell office:value-type="string" calcext:value-type="string">
            <text:p>Corelli, Concerto grosso in F, Op. 6.12 - 1 Preludio, Adagio.wav</text:p>
          </table:table-cell>
          <table:table-cell office:value-type="float" office:value="153.2" calcext:value-type="float">
            <text:p>153.2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f3ca319-b53d-45fd-96a4-13511a40798b</text:p>
          </table:table-cell>
          <table:table-cell office:value-type="string" calcext:value-type="string">
            <text:p>Corelli, Sonata da camera Op. 2.3 in C - 4 Allemanda, presto.wav</text:p>
          </table:table-cell>
          <table:table-cell office:value-type="float" office:value="92.7618820861678" calcext:value-type="float">
            <text:p>92.7618820862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fd7bd28-a294-487d-a2d6-9266d9b9b9c9</text:p>
          </table:table-cell>
          <table:table-cell office:value-type="string" calcext:value-type="string">
            <text:p>Corelli, Concerto grosso in D, Op. 6.1 - 4 Largo - Allegro.wav</text:p>
          </table:table-cell>
          <table:table-cell office:value-type="float" office:value="306.24" calcext:value-type="float">
            <text:p>306.24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4f94a0b-34a3-401c-ace2-7e0d261f75eb</text:p>
          </table:table-cell>
          <table:table-cell office:value-type="string" calcext:value-type="string">
            <text:p>Corelli, Sonata da camera Op. 4.4 in D - 1 Preludio, Grave.wav</text:p>
          </table:table-cell>
          <table:table-cell office:value-type="float" office:value="113.346371882086" calcext:value-type="float">
            <text:p>113.3463718821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bda9674-36e7-4d1a-970b-b90f721f6717</text:p>
          </table:table-cell>
          <table:table-cell office:value-type="string" calcext:value-type="string">
            <text:p>Corelli, Sonata da camera Op. 2.7 in F - 1 Preludio, adagio.wav</text:p>
          </table:table-cell>
          <table:table-cell office:value-type="float" office:value="119.903106575964" calcext:value-type="float">
            <text:p>119.903106576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84adc77-9810-424c-a5c5-120706771164</text:p>
          </table:table-cell>
          <table:table-cell office:value-type="string" calcext:value-type="string">
            <text:p>Corelli, Concerto grosso in G min, Op. 6.8 - 3 Vivace.wav</text:p>
          </table:table-cell>
          <table:table-cell office:value-type="float" office:value="79.3333333333333" calcext:value-type="float">
            <text:p>79.3333333333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0255c6f-8e93-431e-abb3-7b97e92e0cbf</text:p>
          </table:table-cell>
          <table:table-cell office:value-type="string" calcext:value-type="string">
            <text:p>Corelli, Sonata da camera Op. 2.10 in E - 1 Preludio, Adagio.wav</text:p>
          </table:table-cell>
          <table:table-cell office:value-type="float" office:value="77.0361678004535" calcext:value-type="float">
            <text:p>77.0361678005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c6db68c-7985-4c76-87e1-23e012b17a03</text:p>
          </table:table-cell>
          <table:table-cell office:value-type="string" calcext:value-type="string">
            <text:p>Corelli, Concerto grosso in B flat, Op. 6.11 - 5 Giga, Allegro.wav</text:p>
          </table:table-cell>
          <table:table-cell office:value-type="float" office:value="76.1066666666667" calcext:value-type="float">
            <text:p>76.1066666667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10e7df3-63f6-4cf6-9a08-81efdc956f60</text:p>
          </table:table-cell>
          <table:table-cell office:value-type="string" calcext:value-type="string">
            <text:p>Corelli, Concerto grosso in C, Op. 6.10 - 6 Minuetto (Vivace).wav</text:p>
          </table:table-cell>
          <table:table-cell office:value-type="float" office:value="114.5" calcext:value-type="float">
            <text:p>114.5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ccf0575-d923-4d6f-856e-57bce1ec7fe1</text:p>
          </table:table-cell>
          <table:table-cell office:value-type="string" calcext:value-type="string">
            <text:p>Corelli, Sonata da camera Op. 2.9 in F# min - 2 Tempo di sarabanda, Largo.wav</text:p>
          </table:table-cell>
          <table:table-cell office:value-type="float" office:value="127.635351473923" calcext:value-type="float">
            <text:p>127.6353514739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bbdf22d-043a-493e-a7f7-3a644c5776bf</text:p>
          </table:table-cell>
          <table:table-cell office:value-type="string" calcext:value-type="string">
            <text:p>Corelli, Sonata da camera Op. 4.7 in F - 1 Preludio, Grave.wav</text:p>
          </table:table-cell>
          <table:table-cell office:value-type="float" office:value="84.8467800453515" calcext:value-type="float">
            <text:p>84.8467800454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cff9f3b-e903-42c3-b1c5-5b5900e0bfed</text:p>
          </table:table-cell>
          <table:table-cell office:value-type="string" calcext:value-type="string">
            <text:p>Corelli, Concerto grosso in C, Op. 6.10 - 2 Allemanda (Allegro).wav</text:p>
          </table:table-cell>
          <table:table-cell office:value-type="float" office:value="147.493333333333" calcext:value-type="float">
            <text:p>147.4933333333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7251792-c781-4e5e-a6ff-2ac312073770</text:p>
          </table:table-cell>
          <table:table-cell office:value-type="string" calcext:value-type="string">
            <text:p>Corelli, Sonata da camera Op. 4.9 in B flat - 3 Grave.wav</text:p>
          </table:table-cell>
          <table:table-cell office:value-type="float" office:value="79.5700453514739" calcext:value-type="float">
            <text:p>79.5700453515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cbac371-526a-48b4-9411-b9e58ede4f5d</text:p>
          </table:table-cell>
          <table:table-cell office:value-type="string" calcext:value-type="string">
            <text:p>Corelli, Sonata da camera Op. 2.2 in D min - 3 Giga, allegro.wav</text:p>
          </table:table-cell>
          <table:table-cell office:value-type="float" office:value="87.9031065759637" calcext:value-type="float">
            <text:p>87.903106576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aff6f4e-1047-4f4e-bc50-d41609d4d7eb</text:p>
          </table:table-cell>
          <table:table-cell office:value-type="string" calcext:value-type="string">
            <text:p>Corelli, Concerto grosso in F, Op. 6.2 - 3 Grave - Andante Largo.wav</text:p>
          </table:table-cell>
          <table:table-cell office:value-type="float" office:value="234.8" calcext:value-type="float">
            <text:p>234.8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a5cb9a5-c3b9-4b9b-b650-a4f68cf8466e</text:p>
          </table:table-cell>
          <table:table-cell office:value-type="string" calcext:value-type="string">
            <text:p>Corelli, Sonata da camera Op. 4.1 in C - 2 Corrente, Allegro.wav</text:p>
          </table:table-cell>
          <table:table-cell office:value-type="float" office:value="91.6124943310658" calcext:value-type="float">
            <text:p>91.6124943311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510bd56-33bf-4061-8671-ccbd9cef1da8</text:p>
          </table:table-cell>
          <table:table-cell office:value-type="string" calcext:value-type="string">
            <text:p>Corelli, Sonata da camera Op. 2.9 in F# min - 1 Allamanda, Largo.wav</text:p>
          </table:table-cell>
          <table:table-cell office:value-type="float" office:value="137.43126984127" calcext:value-type="float">
            <text:p>137.4312698413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7004def-c47d-49fd-81db-1614045a3fa6</text:p>
          </table:table-cell>
          <table:table-cell office:value-type="string" calcext:value-type="string">
            <text:p>Corelli, Sonata da camera Op. 4.5 in A min - 3 Corrente, Vivace.wav</text:p>
          </table:table-cell>
          <table:table-cell office:value-type="float" office:value="82.4173922902494" calcext:value-type="float">
            <text:p>82.4173922902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e966f04-4f35-44e8-85cf-95e0797c39d4</text:p>
          </table:table-cell>
          <table:table-cell office:value-type="string" calcext:value-type="string">
            <text:p>Corelli, Concerto grosso in B flat, Op. 6.5 - 1 Adagio - Allegro - 2 Adagio.wav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0eb0ffb-f0e0-4eff-83b4-e0895779387a</text:p>
          </table:table-cell>
          <table:table-cell office:value-type="string" calcext:value-type="string">
            <text:p>Corelli, Concerto grosso in G min, Op. 6.8 - 4 Allegro.wav</text:p>
          </table:table-cell>
          <table:table-cell office:value-type="float" office:value="146.75" calcext:value-type="float">
            <text:p>146.75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790ae99-5745-42b7-8ec7-c6a6144c53cc</text:p>
          </table:table-cell>
          <table:table-cell office:value-type="string" calcext:value-type="string">
            <text:p>Corelli, Sonata da camera Op. 4.3 in A - 3 Sarabande.wav</text:p>
          </table:table-cell>
          <table:table-cell office:value-type="float" office:value="114.756984126984" calcext:value-type="float">
            <text:p>114.756984127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7ef4111-85a0-4875-81bf-7d24ffe55c42</text:p>
          </table:table-cell>
          <table:table-cell office:value-type="string" calcext:value-type="string">
            <text:p>Corelli, Sonata da camera Op. 4.9 in B flat - 4 Tempo di Gavotta, Allegro.wav</text:p>
          </table:table-cell>
          <table:table-cell office:value-type="float" office:value="133.956984126984" calcext:value-type="float">
            <text:p>133.956984127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5497e011-e282-47dd-bbc7-79067dccd9e7</text:p>
          </table:table-cell>
          <table:table-cell office:value-type="string" calcext:value-type="string">
            <text:p>Corelli, Sonata da camera Op. 4.4 in D - 2 Corrente, Allegro.wav</text:p>
          </table:table-cell>
          <table:table-cell office:value-type="float" office:value="80.2231065759637" calcext:value-type="float">
            <text:p>80.223106576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843c51d-2987-460b-b6d8-1b0a0fa9bc08</text:p>
          </table:table-cell>
          <table:table-cell office:value-type="string" calcext:value-type="string">
            <text:p>Corelli, Sonata da camera Op. 2.5 in B flat - 1 Preludio, adagio.wav</text:p>
          </table:table-cell>
          <table:table-cell office:value-type="float" office:value="92.8924943310658" calcext:value-type="float">
            <text:p>92.8924943311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b5a3521-3768-41f5-89e2-c21027810e90</text:p>
          </table:table-cell>
          <table:table-cell office:value-type="string" calcext:value-type="string">
            <text:p>Corelli, Sonata da camera Op. 4.7 in F - 2 Corrente, Vivace.wav</text:p>
          </table:table-cell>
          <table:table-cell office:value-type="float" office:value="78.028820861678" calcext:value-type="float">
            <text:p>78.0288208617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55a457b-639d-4385-b37e-b3a8eaa488d3</text:p>
          </table:table-cell>
          <table:table-cell office:value-type="string" calcext:value-type="string">
            <text:p>Corelli, Sonata da camera Op. 4.5 in A min - 4 Gavotta, Allegro.wav</text:p>
          </table:table-cell>
          <table:table-cell office:value-type="float" office:value="49.5553514739229" calcext:value-type="float">
            <text:p>49.5553514739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d99ccfa-1910-461b-a627-c743c440180a</text:p>
          </table:table-cell>
          <table:table-cell office:value-type="string" calcext:value-type="string">
            <text:p>Corelli, Sonata da camera Op. 4.6 in E - 1 Preludio, Adagio.wav</text:p>
          </table:table-cell>
          <table:table-cell office:value-type="float" office:value="157.963514739229" calcext:value-type="float">
            <text:p>157.9635147392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59c368e-feb3-471a-aafe-739b30a8c1b1</text:p>
          </table:table-cell>
          <table:table-cell office:value-type="string" calcext:value-type="string">
            <text:p>Corelli, Sonata da camera Op. 4.1 in C - 4 Allemanda, Presto.wav</text:p>
          </table:table-cell>
          <table:table-cell office:value-type="float" office:value="105.222290249433" calcext:value-type="float">
            <text:p>105.2222902494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3fd8f6d-5eeb-4541-91be-d1222c438b21</text:p>
          </table:table-cell>
          <table:table-cell office:value-type="string" calcext:value-type="string">
            <text:p>Corelli, Sonata da camera Op. 4.11 in C min - 1 Preludio, Largo.wav</text:p>
          </table:table-cell>
          <table:table-cell office:value-type="float" office:value="137.823106575964" calcext:value-type="float">
            <text:p>137.823106576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50a7d605-8972-4c72-b13a-550f216fee91</text:p>
          </table:table-cell>
          <table:table-cell office:value-type="string" calcext:value-type="string">
            <text:p>Corelli, Concerto grosso in D, Op. 6.4 - 1 Adagio - Allegro.wav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4922a8a-f4fd-4090-b7b7-8ad0cf17e340</text:p>
          </table:table-cell>
          <table:table-cell office:value-type="string" calcext:value-type="string">
            <text:p>Corelli, Sonata da camera Op. 2.11 in E flat - 2 Allemanda, Presto.wav</text:p>
          </table:table-cell>
          <table:table-cell office:value-type="float" office:value="76.2263718820862" calcext:value-type="float">
            <text:p>76.2263718821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b5030c5-9201-4dcc-81f3-81ef801ee1f3</text:p>
          </table:table-cell>
          <table:table-cell office:value-type="string" calcext:value-type="string">
            <text:p>Corelli, Sonata da camera Op. 2.1 in D - 1 Preludio, adagio.wav</text:p>
          </table:table-cell>
          <table:table-cell office:value-type="float" office:value="76.1218820861678" calcext:value-type="float">
            <text:p>76.1218820862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30cd350-e8df-4a54-b49d-52fb71433751</text:p>
          </table:table-cell>
          <table:table-cell office:value-type="string" calcext:value-type="string">
            <text:p>Corelli, Concerto grosso in G min, Op. 6.8 - 2 Adagio - Allegro - Adagio.wav</text:p>
          </table:table-cell>
          <table:table-cell office:value-type="float" office:value="206.306666666667" calcext:value-type="float">
            <text:p>206.3066666667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d768293-6bc9-451d-9d8a-813ce099d70d</text:p>
          </table:table-cell>
          <table:table-cell office:value-type="string" calcext:value-type="string">
            <text:p>Corelli, Sonata da camera Op. 2.8 in B min - 4 Tempo di gavotta, Allegro.wav</text:p>
          </table:table-cell>
          <table:table-cell office:value-type="float" office:value="71.759433106576" calcext:value-type="float">
            <text:p>71.7594331066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1d03290-db54-4367-8d08-356fcb6ecd2e</text:p>
          </table:table-cell>
          <table:table-cell office:value-type="string" calcext:value-type="string">
            <text:p>Corelli, Concerto grosso in D, Op. 6.1 - 3 Largo - Allegro.wav</text:p>
          </table:table-cell>
          <table:table-cell office:value-type="float" office:value="141.226666666667" calcext:value-type="float">
            <text:p>141.2266666667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37e70a8-1ad9-45b7-8c68-d75bfc545fbd</text:p>
          </table:table-cell>
          <table:table-cell office:value-type="string" calcext:value-type="string">
            <text:p>Corelli, Concerto grosso in F, Op. 6.9 - 5 Adagio - Minuetto Vivace.wav</text:p>
          </table:table-cell>
          <table:table-cell office:value-type="float" office:value="133.76" calcext:value-type="float">
            <text:p>133.76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4f727d2-e334-4a37-8511-99706f3cabcd</text:p>
          </table:table-cell>
          <table:table-cell office:value-type="string" calcext:value-type="string">
            <text:p>Corelli, Sonata da camera Op. 2.12 in G.wav</text:p>
          </table:table-cell>
          <table:table-cell office:value-type="float" office:value="186.593718820862" calcext:value-type="float">
            <text:p>186.5937188209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6b9a683-b745-4440-9ba6-d64f908e8ca8</text:p>
          </table:table-cell>
          <table:table-cell office:value-type="string" calcext:value-type="string">
            <text:p>Corelli, Sonata da camera Op. 4.1 in C - 3 Adagio.wav</text:p>
          </table:table-cell>
          <table:table-cell office:value-type="float" office:value="101.225555555556" calcext:value-type="float">
            <text:p>101.2255555556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abd31d3-2464-439d-9a08-526f2485b136</text:p>
          </table:table-cell>
          <table:table-cell office:value-type="string" calcext:value-type="string">
            <text:p>Corelli, Sonata da camera Op. 2.5 in B flat - 3 Sarabande, Adagio.wav</text:p>
          </table:table-cell>
          <table:table-cell office:value-type="float" office:value="83.4100453514739" calcext:value-type="float">
            <text:p>83.4100453515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0ca2092-2764-49a0-9a45-bf5a5c6ee5bb</text:p>
          </table:table-cell>
          <table:table-cell office:value-type="string" calcext:value-type="string">
            <text:p>Corelli, Sonata da camera Op. 2.10 in E - 4 Corrente, Allegro.wav</text:p>
          </table:table-cell>
          <table:table-cell office:value-type="float" office:value="79.3610657596372" calcext:value-type="float">
            <text:p>79.3610657596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2173e32-72b0-490f-8434-06c099d7301d</text:p>
          </table:table-cell>
          <table:table-cell office:value-type="string" calcext:value-type="string">
            <text:p>Corelli, Concerto grosso in F, Op. 6.12 - 3 Adagio - 4 Sarabanda (Vivace).wav</text:p>
          </table:table-cell>
          <table:table-cell office:value-type="float" office:value="162.933333333333" calcext:value-type="float">
            <text:p>162.9333333333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34d7b54e-51f0-4245-915f-009960db61c3</text:p>
          </table:table-cell>
          <table:table-cell office:value-type="string" calcext:value-type="string">
            <text:p>Corelli, Concerto grosso in D, Op. 6.7 - 2 Allegro.wav</text:p>
          </table:table-cell>
          <table:table-cell office:value-type="float" office:value="124.75" calcext:value-type="float">
            <text:p>124.75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fb68b36-477d-4e42-94f8-92ee46a903f3</text:p>
          </table:table-cell>
          <table:table-cell office:value-type="string" calcext:value-type="string">
            <text:p>Corelli, Concerto grosso in F, Op. 6.6 - 5 Allegro.wav</text:p>
          </table:table-cell>
          <table:table-cell office:value-type="float" office:value="127.573333333333" calcext:value-type="float">
            <text:p>127.5733333333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76fa1e0-60ab-4c95-9dba-126c1f564c0a</text:p>
          </table:table-cell>
          <table:table-cell office:value-type="string" calcext:value-type="string">
            <text:p>Corelli, Concerto grosso in F, Op. 6.9 - 2 Allemande Allegro.wav</text:p>
          </table:table-cell>
          <table:table-cell office:value-type="float" office:value="158.36" calcext:value-type="float">
            <text:p>158.36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b4411bf-eaca-477f-b726-dd1748cac8f6</text:p>
          </table:table-cell>
          <table:table-cell office:value-type="string" calcext:value-type="string">
            <text:p>Corelli, Sonata da camera Op. 2.6 in G min - 3 Giga, allegro.wav</text:p>
          </table:table-cell>
          <table:table-cell office:value-type="float" office:value="118.544739229025" calcext:value-type="float">
            <text:p>118.544739229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e43ec95-47bb-4a98-a053-bb4292979172</text:p>
          </table:table-cell>
          <table:table-cell office:value-type="string" calcext:value-type="string">
            <text:p>Corelli, Sonata da camera Op. 4.10 in G - 2 Grave.wav</text:p>
          </table:table-cell>
          <table:table-cell office:value-type="float" office:value="76.9055555555556" calcext:value-type="float">
            <text:p>76.9055555556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d5e1f01-bcce-481d-a156-bd10ea8692b7</text:p>
          </table:table-cell>
          <table:table-cell office:value-type="string" calcext:value-type="string">
            <text:p>Corelli, Sonata da camera Op. 4.3 in A - 1 Preludio, Largo.wav</text:p>
          </table:table-cell>
          <table:table-cell office:value-type="float" office:value="165.042698412698" calcext:value-type="float">
            <text:p>165.0426984127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f08c836-fc23-4084-9f22-18a6e7bd48b1</text:p>
          </table:table-cell>
          <table:table-cell office:value-type="string" calcext:value-type="string">
            <text:p>Corelli, Concerto grosso in F, Op. 6.6 - 3 Largo - 4 Vivace.wav</text:p>
          </table:table-cell>
          <table:table-cell office:value-type="float" office:value="347.76" calcext:value-type="float">
            <text:p>347.76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66fbf7f-13fd-40be-bff5-f01ced9280cf</text:p>
          </table:table-cell>
          <table:table-cell office:value-type="string" calcext:value-type="string">
            <text:p>Corelli, Sonata da camera Op. 4.5 in A min - 1 Preludio, Adagio.wav</text:p>
          </table:table-cell>
          <table:table-cell office:value-type="float" office:value="109.036167800454" calcext:value-type="float">
            <text:p>109.0361678005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db6dc45-d01d-4b7c-805c-99cbd185294a</text:p>
          </table:table-cell>
          <table:table-cell office:value-type="string" calcext:value-type="string">
            <text:p>Corelli, Sonata da camera Op. 2.1 in D - 2 Allemanda, Largo.wav</text:p>
          </table:table-cell>
          <table:table-cell office:value-type="float" office:value="80.0924943310658" calcext:value-type="float">
            <text:p>80.0924943311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63b76e6-9763-45f3-899d-7876ff53240e</text:p>
          </table:table-cell>
          <table:table-cell office:value-type="string" calcext:value-type="string">
            <text:p>Corelli, Concerto grosso in D, Op. 6.4 - 2 Adagio - Vivace.wav</text:p>
          </table:table-cell>
          <table:table-cell office:value-type="float" office:value="190.226666666667" calcext:value-type="float">
            <text:p>190.2266666667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3ced7cff-ba9b-4d7f-9760-0f23c7fcacbe</text:p>
          </table:table-cell>
          <table:table-cell office:value-type="string" calcext:value-type="string">
            <text:p>Corelli, Concerto grosso in C, Op. 6.10 - 1 Preludio (Andante largo).wav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5fe96f2-8bda-4ed0-9e5d-ba99e7733b23</text:p>
          </table:table-cell>
          <table:table-cell office:value-type="string" calcext:value-type="string">
            <text:p>Corelli, Concerto grosso in D, Op. 6.7 - 3 Andante Largo - 4 Allegro.wav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ea30897-e026-4e49-a01e-92e41f056b16</text:p>
          </table:table-cell>
          <table:table-cell office:value-type="string" calcext:value-type="string">
            <text:p>Corelli, Sonata da camera Op. 2.4 in E min - 2 Allemanda, presto.wav</text:p>
          </table:table-cell>
          <table:table-cell office:value-type="float" office:value="66.6916780045352" calcext:value-type="float">
            <text:p>66.6916780045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8cd0f9f-ff2f-46cc-93d0-9a90effe5329</text:p>
          </table:table-cell>
          <table:table-cell office:value-type="string" calcext:value-type="string">
            <text:p>Corelli, Sonata da camera Op. 4.4 in D - 3 Adagio.wav</text:p>
          </table:table-cell>
          <table:table-cell office:value-type="float" office:value="106.972494331066" calcext:value-type="float">
            <text:p>106.9724943311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3991cba-dce4-4dda-a14a-25a762be085a</text:p>
          </table:table-cell>
          <table:table-cell office:value-type="string" calcext:value-type="string">
            <text:p>Corelli, Sonata da camera Op. 4.7 in F - 3 Grave - Saravanda, Vivace.wav</text:p>
          </table:table-cell>
          <table:table-cell office:value-type="float" office:value="101.695759637188" calcext:value-type="float">
            <text:p>101.6957596372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4e644af-6e5d-4f0c-8b6f-377b322247de</text:p>
          </table:table-cell>
          <table:table-cell office:value-type="string" calcext:value-type="string">
            <text:p>Corelli, Sonata da camera Op. 4.11 in C min - 2 Corrente, Allegro.wav</text:p>
          </table:table-cell>
          <table:table-cell office:value-type="float" office:value="144.223106575964" calcext:value-type="float">
            <text:p>144.223106576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5bf0953-03e2-4f17-968a-df533ede22be</text:p>
          </table:table-cell>
          <table:table-cell office:value-type="string" calcext:value-type="string">
            <text:p>Corelli, Concerto grosso in C min, Op. 6.3 - 1 Largo - Allegro.wav</text:p>
          </table:table-cell>
          <table:table-cell office:value-type="float" office:value="236.64" calcext:value-type="float">
            <text:p>236.64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eef540f-0b8f-4197-be7d-0cb4c86ed875</text:p>
          </table:table-cell>
          <table:table-cell office:value-type="string" calcext:value-type="string">
            <text:p>Corelli, Sonata da camera Op. 2.6 in G min - 1 Allemanda, Largo.wav</text:p>
          </table:table-cell>
          <table:table-cell office:value-type="float" office:value="126.877800453515" calcext:value-type="float">
            <text:p>126.8778004535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f68af40-4b9a-4d87-8b45-9fb3d2f26e02</text:p>
          </table:table-cell>
          <table:table-cell office:value-type="string" calcext:value-type="string">
            <text:p>Corelli, Sonata da camera Op. 4.9 in B flat - 2 Corrente, Allegro.wav</text:p>
          </table:table-cell>
          <table:table-cell office:value-type="float" office:value="99.6843310657596" calcext:value-type="float">
            <text:p>99.6843310658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494ef6c-e51b-41e6-8bc0-0d3b97d739ef</text:p>
          </table:table-cell>
          <table:table-cell office:value-type="string" calcext:value-type="string">
            <text:p>Corelli, Concerto grosso in F, Op. 6.6 - 1 Adagio - 2 Allegro.wav</text:p>
          </table:table-cell>
          <table:table-cell office:value-type="float" office:value="209.8" calcext:value-type="float">
            <text:p>209.8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0e35645-6c9c-44d9-bfe4-bb653b3f423b</text:p>
          </table:table-cell>
          <table:table-cell office:value-type="string" calcext:value-type="string">
            <text:p>Corelli, Sonata da camera Op. 4.4 in D - 4 Giga, Allegro.wav</text:p>
          </table:table-cell>
          <table:table-cell office:value-type="float" office:value="126.485963718821" calcext:value-type="float">
            <text:p>126.4859637188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34032557-8057-49e3-aabf-7681289d2ea1</text:p>
          </table:table-cell>
          <table:table-cell office:value-type="string" calcext:value-type="string">
            <text:p>Corelli, Sonata da camera Op. 2.8 in B min - 1 Preludio, Adagio.wav</text:p>
          </table:table-cell>
          <table:table-cell office:value-type="float" office:value="82.1039229024943" calcext:value-type="float">
            <text:p>82.1039229025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corell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4c367ba-41e9-48a0-84db-eac5bfe29764</text:p>
          </table:table-cell>
          <table:table-cell office:value-type="string" calcext:value-type="string">
            <text:p>Mahler, Symphony 9, 3 Rondo-Burleske. <text:s/>Allegro assai. <text:s/>Sehr trotzig.wav</text:p>
          </table:table-cell>
          <table:table-cell office:value-type="float" office:value="712.072902494331" calcext:value-type="float">
            <text:p>712.0729024943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mahl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7f6a358-d9de-4b1f-9ef4-196db03df85b</text:p>
          </table:table-cell>
          <table:table-cell office:value-type="string" calcext:value-type="string">
            <text:p>Mahler, Symphony 7, E Min - 4 Nachtmusik II Andante Amoroso.wav</text:p>
          </table:table-cell>
          <table:table-cell office:value-type="float" office:value="776.360249433107" calcext:value-type="float">
            <text:p>776.3602494331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mahl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ae28d23-b2e9-49df-b470-e4960104cfcc</text:p>
          </table:table-cell>
          <table:table-cell office:value-type="string" calcext:value-type="string">
            <text:p>01 Symphony No. 1 in D major ('Titan')- Movement 1.wav</text:p>
          </table:table-cell>
          <table:table-cell office:value-type="float" office:value="979.566780045352" calcext:value-type="float">
            <text:p>979.5667800454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mahl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c1ebf2e-a3e2-41b1-91a7-ed748dfb518b</text:p>
          </table:table-cell>
          <table:table-cell office:value-type="string" calcext:value-type="string">
            <text:p>Mahler, Das Lied von der Erde - 4 Von der Schonheit.wav</text:p>
          </table:table-cell>
          <table:table-cell office:value-type="float" office:value="490.08433106576" calcext:value-type="float">
            <text:p>490.0843310658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mahl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7bc6783-dee8-4fbe-9de4-eabd0255c0c2</text:p>
          </table:table-cell>
          <table:table-cell office:value-type="string" calcext:value-type="string">
            <text:p>Mahler, Das klagende Lied 1 Waldmaerchen.wav</text:p>
          </table:table-cell>
          <table:table-cell office:value-type="float" office:value="1121.77739229025" calcext:value-type="float">
            <text:p>1121.7773922903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mahl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40507e8-4533-4447-b136-e51fcb3e527a</text:p>
          </table:table-cell>
          <table:table-cell office:value-type="string" calcext:value-type="string">
            <text:p>03 Symphony No. 1 in D major ('Titan')- Movement 3.wav</text:p>
          </table:table-cell>
          <table:table-cell office:value-type="float" office:value="602.515351473923" calcext:value-type="float">
            <text:p>602.5153514739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mahl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d7ccf32-7a8b-45b9-8d42-51f133471b03</text:p>
          </table:table-cell>
          <table:table-cell office:value-type="string" calcext:value-type="string">
            <text:p>05 Symphony No. 1 in D major ('Titan')- Blumine (alternative movement 2).wav</text:p>
          </table:table-cell>
          <table:table-cell office:value-type="float" office:value="435.801882086168" calcext:value-type="float">
            <text:p>435.8018820862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mahl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28f6206-d497-497c-bee4-a2616985d293</text:p>
          </table:table-cell>
          <table:table-cell office:value-type="string" calcext:value-type="string">
            <text:p>Mahler, Das Lied von der Erde - 5 Der Trunkene im Fruhling.wav</text:p>
          </table:table-cell>
          <table:table-cell office:value-type="float" office:value="279.067188208617" calcext:value-type="float">
            <text:p>279.0671882086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mahl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867c95b-09fb-420f-b89a-e0f02bcc6b0b</text:p>
          </table:table-cell>
          <table:table-cell office:value-type="string" calcext:value-type="string">
            <text:p>Mahler, Symphony 7, E Min - 2 Allegro Moderato.wav</text:p>
          </table:table-cell>
          <table:table-cell office:value-type="float" office:value="904.412494331066" calcext:value-type="float">
            <text:p>904.4124943311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mahl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2e79a2d-b16f-478e-bb3f-fb73960acc27</text:p>
          </table:table-cell>
          <table:table-cell office:value-type="string" calcext:value-type="string">
            <text:p>Mahler, Das Lied von der Erde - 1 Das Trinklied vom Jammer der Erde.wav</text:p>
          </table:table-cell>
          <table:table-cell office:value-type="float" office:value="511.217392290249" calcext:value-type="float">
            <text:p>511.2173922903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mahl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a843c38-115f-4ee9-b582-99f8671b79fb</text:p>
          </table:table-cell>
          <table:table-cell office:value-type="string" calcext:value-type="string">
            <text:p>02 Symphony No. 1 in D major ('Titan')- Movement 2.wav</text:p>
          </table:table-cell>
          <table:table-cell office:value-type="float" office:value="452.102290249433" calcext:value-type="float">
            <text:p>452.1022902494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mahl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0fe6382-7973-42bd-8662-e5f397518296</text:p>
          </table:table-cell>
          <table:table-cell office:value-type="string" calcext:value-type="string">
            <text:p>04 Symphony No. 1 in D major ('Titan')- Movement 4.wav</text:p>
          </table:table-cell>
          <table:table-cell office:value-type="float" office:value="1169.50310657596" calcext:value-type="float">
            <text:p>1169.503106576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mahl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b5a9d54-66c1-4d35-8e8c-7d110ee01d22</text:p>
          </table:table-cell>
          <table:table-cell office:value-type="string" calcext:value-type="string">
            <text:p>Mahler, Das Lied von der Erde - 6 Der Abschied.wav</text:p>
          </table:table-cell>
          <table:table-cell office:value-type="float" office:value="1862.47943310658" calcext:value-type="float">
            <text:p>1862.4794331066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mahl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75e1c1-0d46-4fb1-8f0f-ba3673970051</text:p>
          </table:table-cell>
          <table:table-cell office:value-type="string" calcext:value-type="string">
            <text:p>Mahler, Das klagende Lied 2 Der Spielmann.wav</text:p>
          </table:table-cell>
          <table:table-cell office:value-type="float" office:value="1209.3920861678" calcext:value-type="float">
            <text:p>1209.3920861678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mahl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272a36a-e514-41ac-b60b-7fb7c95249d0</text:p>
          </table:table-cell>
          <table:table-cell office:value-type="string" calcext:value-type="string">
            <text:p>Mahler, Symphony 9, 4 Adagio. <text:s/>Sehr langsam und noch zuruckhaltend.wav</text:p>
          </table:table-cell>
          <table:table-cell office:value-type="float" office:value="1785.07861678005" calcext:value-type="float">
            <text:p>1785.0786167801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mahl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b721f8c-58bb-4cfd-9c43-55d0017e95ad</text:p>
          </table:table-cell>
          <table:table-cell office:value-type="string" calcext:value-type="string">
            <text:p>Mahler, Symphony 10, Adagio.wav</text:p>
          </table:table-cell>
          <table:table-cell office:value-type="float" office:value="1573.06882086168" calcext:value-type="float">
            <text:p>1573.0688208617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mahl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95e1d2f-5ea8-49ed-8c1c-74a9cd19bd18</text:p>
          </table:table-cell>
          <table:table-cell office:value-type="string" calcext:value-type="string">
            <text:p>Mahler, Symphony 7, E Min - 3 Scherzo.wav</text:p>
          </table:table-cell>
          <table:table-cell office:value-type="float" office:value="603.9520861678" calcext:value-type="float">
            <text:p>603.9520861678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mahl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925be9c-dc88-4f99-a7b8-b0ea6152cb9d</text:p>
          </table:table-cell>
          <table:table-cell office:value-type="string" calcext:value-type="string">
            <text:p>Mahler, Das Lied von der Erde - 2 Der Einsame im Herbst.wav</text:p>
          </table:table-cell>
          <table:table-cell office:value-type="float" office:value="682.08433106576" calcext:value-type="float">
            <text:p>682.0843310658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mahl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57d2eb-ea45-46b1-ac49-050e7f14aa4d</text:p>
          </table:table-cell>
          <table:table-cell office:value-type="string" calcext:value-type="string">
            <text:p>Mahler, Symphony 7, E Min - 1 Langsam. Adagio - Allegro.wav</text:p>
          </table:table-cell>
          <table:table-cell office:value-type="float" office:value="1347.29249433107" calcext:value-type="float">
            <text:p>1347.2924943311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mahl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eea2374-a1e3-4f40-b8cf-ca96de82af95</text:p>
          </table:table-cell>
          <table:table-cell office:value-type="string" calcext:value-type="string">
            <text:p>Mahler, Symphony 9, 2 Im Tempo eines gemächlichen Ländlers. Etwa täppisch und sehr derb.wav</text:p>
          </table:table-cell>
          <table:table-cell office:value-type="float" office:value="1051.09004535147" calcext:value-type="float">
            <text:p>1051.0900453515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mahl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66e656c-1e79-4227-bc92-c12abc67d454</text:p>
          </table:table-cell>
          <table:table-cell office:value-type="string" calcext:value-type="string">
            <text:p>Mahler, Das Lied von der Erde - 3 Von der Jugend.wav</text:p>
          </table:table-cell>
          <table:table-cell office:value-type="float" office:value="191.008412698413" calcext:value-type="float">
            <text:p>191.0084126984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mahl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3a9955e-0514-4e99-957c-791cfa2900e0</text:p>
          </table:table-cell>
          <table:table-cell office:value-type="string" calcext:value-type="string">
            <text:p>Mahler, Symphony 7, E Min - 5 Rondo - Finale.wav</text:p>
          </table:table-cell>
          <table:table-cell office:value-type="float" office:value="1086.06800453515" calcext:value-type="float">
            <text:p>1086.0680045352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mahl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b63a656-e6b9-4a1b-bba5-f51a13a91339</text:p>
          </table:table-cell>
          <table:table-cell office:value-type="string" calcext:value-type="string">
            <text:p>Mahler, Symphony 9, 1 Andante comodo.wav</text:p>
          </table:table-cell>
          <table:table-cell office:value-type="float" office:value="1803.07698412698" calcext:value-type="float">
            <text:p>1803.076984127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mahl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29b0df3-b871-4d12-b7e5-2b227f622c9e</text:p>
          </table:table-cell>
          <table:table-cell office:value-type="string" calcext:value-type="string">
            <text:p>04 Act 1. Tableau 1. No. 3 Petit Galop des enfants et entrée des parents.wav</text:p>
          </table:table-cell>
          <table:table-cell office:value-type="float" office:value="161.0720861678" calcext:value-type="float">
            <text:p>161.0720861678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tchaikov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f1ad67a-fc6c-4c4c-ad03-3a521c1d3f82</text:p>
          </table:table-cell>
          <table:table-cell office:value-type="string" calcext:value-type="string">
            <text:p>12 Act 2. Tableau 2. No. 11 Scène. Andante con moto - Moderato - Allegro a.wav</text:p>
          </table:table-cell>
          <table:table-cell office:value-type="float" office:value="277.343106575964" calcext:value-type="float">
            <text:p>277.343106576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tchaikov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c782f54-55ad-4b83-8281-a4c15235ba58</text:p>
          </table:table-cell>
          <table:table-cell office:value-type="string" calcext:value-type="string">
            <text:p>09 Act 1. Tableau 2. No. 8 Scène. Andante.wav</text:p>
          </table:table-cell>
          <table:table-cell office:value-type="float" office:value="237.793718820862" calcext:value-type="float">
            <text:p>237.7937188209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tchaikov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75ece7f-5c96-4ad6-932a-ece0cb2b1dd8</text:p>
          </table:table-cell>
          <table:table-cell office:value-type="string" calcext:value-type="string">
            <text:p>11 Act 2. Tableau 2. No. 10 Scène. Andante.wav</text:p>
          </table:table-cell>
          <table:table-cell office:value-type="float" office:value="255.896575963719" calcext:value-type="float">
            <text:p>255.8965759637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tchaikov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f3b542f-031c-47e3-9a5f-b3ad1d5bf9ed</text:p>
          </table:table-cell>
          <table:table-cell office:value-type="string" calcext:value-type="string">
            <text:p>05 Tchaikovsky, Rokoko Variations - Variation III. Andante sostenuto.wma</text:p>
          </table:table-cell>
          <table:table-cell office:value-type="float" office:value="231.131428571429" calcext:value-type="float">
            <text:p>231.1314285714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tchaikov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adf01f-d148-4d3f-96b8-46da8fb9a3d7</text:p>
          </table:table-cell>
          <table:table-cell office:value-type="string" calcext:value-type="string">
            <text:p>14 Act 2. Tableau 2. No. 13 Valse des fleurs. Tempo di Valse.wav</text:p>
          </table:table-cell>
          <table:table-cell office:value-type="float" office:value="418.064739229025" calcext:value-type="float">
            <text:p>418.064739229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tchaikov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74d979e-940e-476a-8d43-e9356d325e0f</text:p>
          </table:table-cell>
          <table:table-cell office:value-type="string" calcext:value-type="string">
            <text:p>Tchaikovsky, Sleeping Beauty - 3 Pas de caractère. Le Chat botté et la chatte blanche. Allegro mod.wav</text:p>
          </table:table-cell>
          <table:table-cell office:value-type="float" office:value="112.066371882086" calcext:value-type="float">
            <text:p>112.0663718821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tchaikov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8b3a6bd-f058-4f04-beb5-b661f1d6f51b</text:p>
          </table:table-cell>
          <table:table-cell office:value-type="string" calcext:value-type="string">
            <text:p>04 Tchaikovsky, Rokoko Variations - Variation II.Tempo della Thema.wma</text:p>
          </table:table-cell>
          <table:table-cell office:value-type="float" office:value="78.9942857142857" calcext:value-type="float">
            <text:p>78.9942857143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tchaikov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cbf1cc7-bf37-4601-8672-6f3e3b64c061</text:p>
          </table:table-cell>
          <table:table-cell office:value-type="string" calcext:value-type="string">
            <text:p>Tchaikovsky, Symphony 5 in E Minor, Op. 64 - 2 Andante cantabile, con alcuna licenza.wav</text:p>
          </table:table-cell>
          <table:table-cell office:value-type="float" office:value="993.72514739229" calcext:value-type="float">
            <text:p>993.7251473923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tchaikov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b16a86b-5379-43e8-bc0a-04dd6fc888b4</text:p>
          </table:table-cell>
          <table:table-cell office:value-type="string" calcext:value-type="string">
            <text:p>13 Act 2. Tableau 2. No. 12 Divertissement.wav</text:p>
          </table:table-cell>
          <table:table-cell office:value-type="float" office:value="728.974126984127" calcext:value-type="float">
            <text:p>728.9741269841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tchaikov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51f57aa8-fed1-406d-9901-b58df3baa8d3</text:p>
          </table:table-cell>
          <table:table-cell office:value-type="string" calcext:value-type="string">
            <text:p>10 Act 1. Tableau 2. No. 9 Valse des flocons de niege. Tempo di Valse, ma.wav</text:p>
          </table:table-cell>
          <table:table-cell office:value-type="float" office:value="384.810861678005" calcext:value-type="float">
            <text:p>384.810861678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tchaikov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810f503-5601-4692-9bcc-0f9690668b6b</text:p>
          </table:table-cell>
          <table:table-cell office:value-type="string" calcext:value-type="string">
            <text:p>Tchaikovsky, Piano concerto 1 - 3 Allegro con fuoco.wma</text:p>
          </table:table-cell>
          <table:table-cell office:value-type="float" office:value="419.398820861678" calcext:value-type="float">
            <text:p>419.3988208617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tchaikov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62adb91-ebfa-4e49-872d-5f9bdfdd7094</text:p>
          </table:table-cell>
          <table:table-cell office:value-type="string" calcext:value-type="string">
            <text:p>01 Tchaikovsky, Rokoko Variations - Thema, Moderato quasi andante.wma</text:p>
          </table:table-cell>
          <table:table-cell office:value-type="float" office:value="57.6319274376417" calcext:value-type="float">
            <text:p>57.6319274376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tchaikov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75201de-68c7-4a90-919f-ad9a299facad</text:p>
          </table:table-cell>
          <table:table-cell office:value-type="string" calcext:value-type="string">
            <text:p>01 Ouverture. Allegro giusto.wav</text:p>
          </table:table-cell>
          <table:table-cell office:value-type="float" office:value="202.08433106576" calcext:value-type="float">
            <text:p>202.0843310658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tchaikov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fca859c-31c4-4292-ba98-ffba64d0c5e2</text:p>
          </table:table-cell>
          <table:table-cell office:value-type="string" calcext:value-type="string">
            <text:p>02 Act 1. Tableau 1. No. 1 Scène. L'ornement et l'illumination de l'arbre.wav</text:p>
          </table:table-cell>
          <table:table-cell office:value-type="float" office:value="236.252494331066" calcext:value-type="float">
            <text:p>236.2524943311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tchaikov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0eb963a-f5ee-422e-9616-8502700d03aa</text:p>
          </table:table-cell>
          <table:table-cell office:value-type="string" calcext:value-type="string">
            <text:p>Tchaikovsky, Sleeping Beauty - 2 Adagio. Pas d'action. Andante - Adagio maestoso - Molto sostenuto.wav</text:p>
          </table:table-cell>
          <table:table-cell office:value-type="float" office:value="359.080249433107" calcext:value-type="float">
            <text:p>359.0802494331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tchaikov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72a5e0a-5d4a-4703-ba9a-bf5957a2fe27</text:p>
          </table:table-cell>
          <table:table-cell office:value-type="string" calcext:value-type="string">
            <text:p>05 Act 1. Tableau 1. No. 4 Scène dansante. Andantino - ALlegro vivo - Anda.wav</text:p>
          </table:table-cell>
          <table:table-cell office:value-type="float" office:value="341.055759637188" calcext:value-type="float">
            <text:p>341.0557596372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tchaikov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b0a1b61-2de0-4901-a34d-cbf8ebfb5b70</text:p>
          </table:table-cell>
          <table:table-cell office:value-type="string" calcext:value-type="string">
            <text:p>Tchaikovsky, Symphony 6 (Pathétique) in B Minor, Op. 74 - 1 Adagio - Allegro non troppo.wav</text:p>
          </table:table-cell>
          <table:table-cell office:value-type="float" office:value="1362.70473922902" calcext:value-type="float">
            <text:p>1362.704739229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tchaikov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b4db8d7-7b25-470a-acbd-4a8b18e27bba</text:p>
          </table:table-cell>
          <table:table-cell office:value-type="string" calcext:value-type="string">
            <text:p>Tchaikovsky, The Tempest Op.18.wav</text:p>
          </table:table-cell>
          <table:table-cell office:value-type="float" office:value="1309.04922902494" calcext:value-type="float">
            <text:p>1309.049229025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tchaikov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5e5ddbf1-a9a5-49d4-bc40-dfe756d91503</text:p>
          </table:table-cell>
          <table:table-cell office:value-type="string" calcext:value-type="string">
            <text:p>15 Act 2. Tableau 2. No. 14 Pas de deux.wav</text:p>
          </table:table-cell>
          <table:table-cell office:value-type="float" office:value="552.7520861678" calcext:value-type="float">
            <text:p>552.7520861678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tchaikov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51be2577-2375-41ab-b622-af1db55cd09b</text:p>
          </table:table-cell>
          <table:table-cell office:value-type="string" calcext:value-type="string">
            <text:p>Tchaikovsky, Sleeping Beauty - 1 Introduction. La Fée des lilas. Allegro vivo - Andantino - Più mo.wav</text:p>
          </table:table-cell>
          <table:table-cell office:value-type="float" office:value="266.05820861678" calcext:value-type="float">
            <text:p>266.0582086168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tchaikov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fd458eb-5ee5-4179-a122-b273605230dc</text:p>
          </table:table-cell>
          <table:table-cell office:value-type="string" calcext:value-type="string">
            <text:p>08 Tchaikovsky, Rokoko Variations - Variation VI. Andante.wma</text:p>
          </table:table-cell>
          <table:table-cell office:value-type="float" office:value="146.610793650794" calcext:value-type="float">
            <text:p>146.6107936508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tchaikov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e75cf39-c12d-4076-b153-543d669e024a</text:p>
          </table:table-cell>
          <table:table-cell office:value-type="string" calcext:value-type="string">
            <text:p>07 Act 1. Tableau 1. No. 6 Scène. Allegro semplice - Moderato con moto - A.wav</text:p>
          </table:table-cell>
          <table:table-cell office:value-type="float" office:value="416.993718820862" calcext:value-type="float">
            <text:p>416.9937188209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tchaikov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c2d3fef-eb95-4c58-bb85-c548052b8dcb</text:p>
          </table:table-cell>
          <table:table-cell office:value-type="string" calcext:value-type="string">
            <text:p>Tchaikovsky, Violin Concerto in D Op. 35 - 3 Finale, Allegro Vivacissimo.m4a</text:p>
          </table:table-cell>
          <table:table-cell office:value-type="float" office:value="619.344399092971" calcext:value-type="float">
            <text:p>619.344399093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tchaikov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1b2ff63-58e3-426e-b30d-a43794ca9e7f</text:p>
          </table:table-cell>
          <table:table-cell office:value-type="string" calcext:value-type="string">
            <text:p>Tchaikovsky, Romeo and Juliet Fantasy Overture.wav</text:p>
          </table:table-cell>
          <table:table-cell office:value-type="float" office:value="1144.05984126984" calcext:value-type="float">
            <text:p>1144.0598412699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tchaikov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072eb66-cb5d-47cf-8029-0c5d0e270867</text:p>
          </table:table-cell>
          <table:table-cell office:value-type="string" calcext:value-type="string">
            <text:p>Tchaikovsky, Eugene Onegin - 1 Polonaise.wav</text:p>
          </table:table-cell>
          <table:table-cell office:value-type="float" office:value="262.401065759637" calcext:value-type="float">
            <text:p>262.4010657596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tchaikov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bdbc500-d2a8-4147-bb88-1a0c6f063889</text:p>
          </table:table-cell>
          <table:table-cell office:value-type="string" calcext:value-type="string">
            <text:p>Tchaikovsky, Symphony 5 in E Minor, Op. 64 - 3 Valse, Allegro moderato.wav</text:p>
          </table:table-cell>
          <table:table-cell office:value-type="float" office:value="380.814126984127" calcext:value-type="float">
            <text:p>380.8141269841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tchaikov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fc06d75-10d3-49d4-9d33-608e944d862a</text:p>
          </table:table-cell>
          <table:table-cell office:value-type="string" calcext:value-type="string">
            <text:p>Tchaikovsky, Symphony 6 (Pathétique) in B Minor, Op. 74 - 2 Allegro con grazia.wav</text:p>
          </table:table-cell>
          <table:table-cell office:value-type="float" office:value="515.867188208617" calcext:value-type="float">
            <text:p>515.8671882086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tchaikov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36f189c5-5add-4561-b159-50102da76c5c</text:p>
          </table:table-cell>
          <table:table-cell office:value-type="string" calcext:value-type="string">
            <text:p>03 Tchaikovsky, Rokoko Variations - Variation I .Tempo della Thema.wma</text:p>
          </table:table-cell>
          <table:table-cell office:value-type="float" office:value="53.6380952380952" calcext:value-type="float">
            <text:p>53.6380952381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tchaikov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d6754f1-1b68-4427-afd3-b9447c9b2b7c</text:p>
          </table:table-cell>
          <table:table-cell office:value-type="string" calcext:value-type="string">
            <text:p>Tchaikovsky, Symphony 6 (Pathétique) in B Minor, Op. 74 - 4 Finale, Adagio lamentoso.wav</text:p>
          </table:table-cell>
          <table:table-cell office:value-type="float" office:value="1033.66637188209" calcext:value-type="float">
            <text:p>1033.6663718821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tchaikov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db74edb-5af2-4ca9-a5aa-c755d7343a42</text:p>
          </table:table-cell>
          <table:table-cell office:value-type="string" calcext:value-type="string">
            <text:p>08 Act 1. Tableau 1. No. 7 Scène. Allegro vivo.wav</text:p>
          </table:table-cell>
          <table:table-cell office:value-type="float" office:value="198.740657596372" calcext:value-type="float">
            <text:p>198.7406575964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tchaikov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b1c7987-cdf5-47e8-b453-0bffa64ca305</text:p>
          </table:table-cell>
          <table:table-cell office:value-type="string" calcext:value-type="string">
            <text:p>Tchaikovsky, Symphony 5 in E Minor, Op. 64 - 4 Finale, Andante maestoso - Allegro vivace.wav</text:p>
          </table:table-cell>
          <table:table-cell office:value-type="float" office:value="807.132494331066" calcext:value-type="float">
            <text:p>807.1324943311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tchaikov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3d21f8e5-f5bb-4611-bb7d-b429a47c2c49</text:p>
          </table:table-cell>
          <table:table-cell office:value-type="string" calcext:value-type="string">
            <text:p>06 Tchaikovsky, Rokoko Variations - Variation IV. Andante grazioso.wma</text:p>
          </table:table-cell>
          <table:table-cell office:value-type="float" office:value="115.914013605442" calcext:value-type="float">
            <text:p>115.9140136054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tchaikov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7d58e2c-98ab-419d-be88-45e005b06507</text:p>
          </table:table-cell>
          <table:table-cell office:value-type="string" calcext:value-type="string">
            <text:p>03 Act 1. Tableau 1. No. 2 Marche. Tempo di marcia viva.wav</text:p>
          </table:table-cell>
          <table:table-cell office:value-type="float" office:value="143.935759637188" calcext:value-type="float">
            <text:p>143.9357596372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tchaikov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f32d53b-bae0-4112-ad91-264e4c94b421</text:p>
          </table:table-cell>
          <table:table-cell office:value-type="string" calcext:value-type="string">
            <text:p>06 Act 1. Tableau 1. No. 5 Scène et Danse Gross-Vater. Andante - Andantino.wav</text:p>
          </table:table-cell>
          <table:table-cell office:value-type="float" office:value="407.093310657596" calcext:value-type="float">
            <text:p>407.0933106576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tchaikov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c3cec43-29ca-434b-9312-76ddcb40b1c4</text:p>
          </table:table-cell>
          <table:table-cell office:value-type="string" calcext:value-type="string">
            <text:p>09 Tchaikovsky, Rokoko Variations - Variation VII e Coda. Allegro vivo.wma</text:p>
          </table:table-cell>
          <table:table-cell office:value-type="float" office:value="136.394013605442" calcext:value-type="float">
            <text:p>136.3940136054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tchaikov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4fd12a-11b1-4bde-a717-34a43c30c5d2</text:p>
          </table:table-cell>
          <table:table-cell office:value-type="string" calcext:value-type="string">
            <text:p>07 Tchaikovsky, Rokoko Variations - Variation V. Allegro moderato.wma</text:p>
          </table:table-cell>
          <table:table-cell office:value-type="float" office:value="197.926893424036" calcext:value-type="float">
            <text:p>197.926893424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tchaikov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cb77b83-ca73-423b-be6e-7b409b01c831</text:p>
          </table:table-cell>
          <table:table-cell office:value-type="string" calcext:value-type="string">
            <text:p>16 Act 2. Tableau 2. No. 15 Valse finale et Apothéose.wav</text:p>
          </table:table-cell>
          <table:table-cell office:value-type="float" office:value="339.383922902494" calcext:value-type="float">
            <text:p>339.3839229025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tchaikov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3b92e619-5e05-4d0e-933a-e3a767fd07c5</text:p>
          </table:table-cell>
          <table:table-cell office:value-type="string" calcext:value-type="string">
            <text:p>Tchaikovsky, Symphony 6 (Pathétique) in B Minor, Op. 74 - 3 Allegro molto vivace.wav</text:p>
          </table:table-cell>
          <table:table-cell office:value-type="float" office:value="598.936575963719" calcext:value-type="float">
            <text:p>598.9365759637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tchaikov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537e3e36-d06a-4095-8a6f-877c1997aac9</text:p>
          </table:table-cell>
          <table:table-cell office:value-type="string" calcext:value-type="string">
            <text:p>Tchaikovsky, Capriccio Italien Op 45.wav</text:p>
          </table:table-cell>
          <table:table-cell office:value-type="float" office:value="888.085963718821" calcext:value-type="float">
            <text:p>888.0859637188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tchaikov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3e7a35-82c5-4a86-bddf-d094fcbbb05c</text:p>
          </table:table-cell>
          <table:table-cell office:value-type="string" calcext:value-type="string">
            <text:p>02 Tchaikovsky, Rokoko Variations - Thema, Moderato semplice.wma</text:p>
          </table:table-cell>
          <table:table-cell office:value-type="float" office:value="98.4990476190476" calcext:value-type="float">
            <text:p>98.499047619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tchaikov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df9bffc-9dcf-4767-a601-7622e9264773</text:p>
          </table:table-cell>
          <table:table-cell office:value-type="string" calcext:value-type="string">
            <text:p>Tchaikovsky, Sleeping Beauty - 5 Valse. Allegro (Tempo di Valse).wav</text:p>
          </table:table-cell>
          <table:table-cell office:value-type="float" office:value="284.082698412698" calcext:value-type="float">
            <text:p>284.0826984127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tchaikov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524ca78a-b557-42b6-8dd1-b95b0c84ee7d</text:p>
          </table:table-cell>
          <table:table-cell office:value-type="string" calcext:value-type="string">
            <text:p>Tchaikovsky, Piano concerto 1 - 1 Allegro non troppo.wma</text:p>
          </table:table-cell>
          <table:table-cell office:value-type="float" office:value="1276.0758276644" calcext:value-type="float">
            <text:p>1276.0758276644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tchaikov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95a1cb8-5152-487d-aab4-c024c62c14bb</text:p>
          </table:table-cell>
          <table:table-cell office:value-type="string" calcext:value-type="string">
            <text:p>Tchaikovsky, Ouverture solennelle 1812, Op 49.wav</text:p>
          </table:table-cell>
          <table:table-cell office:value-type="float" office:value="965.068820861678" calcext:value-type="float">
            <text:p>965.0688208617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tchaikov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498cd6d-145c-43d0-bf4a-b9fab89ab4e0</text:p>
          </table:table-cell>
          <table:table-cell office:value-type="string" calcext:value-type="string">
            <text:p>Tchaikovsky, Symphony 5 in E Minor, Op. 64 - 1 Andante - Allegro con anima.wav</text:p>
          </table:table-cell>
          <table:table-cell office:value-type="float" office:value="982.85820861678" calcext:value-type="float">
            <text:p>982.8582086168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tchaikov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b981b3d-203e-4bce-961b-c526403529e7</text:p>
          </table:table-cell>
          <table:table-cell office:value-type="string" calcext:value-type="string">
            <text:p>Tchaikovsky, Eugene Onegin - 2 Waltz.wav</text:p>
          </table:table-cell>
          <table:table-cell office:value-type="float" office:value="382.120249433107" calcext:value-type="float">
            <text:p>382.1202494331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tchaikov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3f5a214-bd70-4d38-bc4b-0123ad84be52</text:p>
          </table:table-cell>
          <table:table-cell office:value-type="string" calcext:value-type="string">
            <text:p>Tchaikovsky, Sleeping Beauty - 4 Panorama. Andantino.wav</text:p>
          </table:table-cell>
          <table:table-cell office:value-type="float" office:value="187.063922902494" calcext:value-type="float">
            <text:p>187.0639229025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tchaikov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0192343-b4ed-4e36-baf4-f603dc29aff9</text:p>
          </table:table-cell>
          <table:table-cell office:value-type="string" calcext:value-type="string">
            <text:p>Tchaikovsky, Violin Concerto in D Op. 35 - 1 Allegro Moderato.m4a</text:p>
          </table:table-cell>
          <table:table-cell office:value-type="float" office:value="1167.21922902494" calcext:value-type="float">
            <text:p>1167.219229025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tchaikov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262abdc-cbba-479a-b756-6408ff3e10ab</text:p>
          </table:table-cell>
          <table:table-cell office:value-type="string" calcext:value-type="string">
            <text:p>Tchaikovsky, Violin Concerto in D Op. 35 - 2 Canzonetta Andante.m4a</text:p>
          </table:table-cell>
          <table:table-cell office:value-type="float" office:value="432.563083900227" calcext:value-type="float">
            <text:p>432.5630839002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tchaikov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8a4f2e7-f113-4f72-9fd6-b6ee7245ba77</text:p>
          </table:table-cell>
          <table:table-cell office:value-type="string" calcext:value-type="string">
            <text:p>Tchaikovsky, Piano concerto 1 - 2 Andantino simplice - Prestissimo.wma</text:p>
          </table:table-cell>
          <table:table-cell office:value-type="float" office:value="450.420680272109" calcext:value-type="float">
            <text:p>450.4206802721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tchaikov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3c6045b4-2e02-4a83-8b23-c18314fecd3d</text:p>
          </table:table-cell>
          <table:table-cell office:value-type="string" calcext:value-type="string">
            <text:p>Dvořák, Danses Slaves Op. 72 - <text:s/>2 Allegretto grazioso in E min.wav</text:p>
          </table:table-cell>
          <table:table-cell office:value-type="float" office:value="343.640816326531" calcext:value-type="float">
            <text:p>343.6408163265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dvora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6c1f658-8ec8-4c87-a95d-ef62d561a16e</text:p>
          </table:table-cell>
          <table:table-cell office:value-type="string" calcext:value-type="string">
            <text:p>Dvořák, Cello Concerto in B min, Op 104 - 2 Adagio ma non troppo.mp3</text:p>
          </table:table-cell>
          <table:table-cell office:value-type="float" office:value="795.977142857143" calcext:value-type="float">
            <text:p>795.9771428571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dvora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3f6e4f9-2f4f-46bc-aeb6-534d7313d7e6</text:p>
          </table:table-cell>
          <table:table-cell office:value-type="string" calcext:value-type="string">
            <text:p>Dvořák, Symphony 5 in F, B. 54 (Op. 76) - 2 Andante con moto.wav</text:p>
          </table:table-cell>
          <table:table-cell office:value-type="float" office:value="472.582290249433" calcext:value-type="float">
            <text:p>472.5822902494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dvora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1937fa9-2a18-4a4d-a40a-e14c1664e9b4</text:p>
          </table:table-cell>
          <table:table-cell office:value-type="string" calcext:value-type="string">
            <text:p>Dvořák, Danses Slaves Op. 46 - <text:s/>2 Allegro scherzando in E min.wav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dvora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54d96c9-5ed9-4810-aa1c-532429470b63</text:p>
          </table:table-cell>
          <table:table-cell office:value-type="string" calcext:value-type="string">
            <text:p>Dvořák, Symphony 8 in G, Op. 88 - 4.wav</text:p>
          </table:table-cell>
          <table:table-cell office:value-type="float" office:value="524.696575963719" calcext:value-type="float">
            <text:p>524.6965759637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dvora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3ebd617-b897-4c6a-8f0c-1b0395746a95</text:p>
          </table:table-cell>
          <table:table-cell office:value-type="string" calcext:value-type="string">
            <text:p>Dvořák, Symphony 8 in G, Op. 88 - 3.wav</text:p>
          </table:table-cell>
          <table:table-cell office:value-type="float" office:value="361.274535147392" calcext:value-type="float">
            <text:p>361.2745351474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dvora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b5d1784-ab8f-47b1-a033-989bdd0c1c4d</text:p>
          </table:table-cell>
          <table:table-cell office:value-type="string" calcext:value-type="string">
            <text:p>Dvořák, Danses Slaves Op. 46 - <text:s/>7 Allegro assai in C min.wav</text:p>
          </table:table-cell>
          <table:table-cell office:value-type="float" office:value="189.884081632653" calcext:value-type="float">
            <text:p>189.8840816327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dvora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0eff016-cf60-41a5-b334-5bc6da3895f3</text:p>
          </table:table-cell>
          <table:table-cell office:value-type="string" calcext:value-type="string">
            <text:p>Dvořák, Danses Slaves Op. 46 - <text:s/>3 Poco allegro in Av.wav</text:p>
          </table:table-cell>
          <table:table-cell office:value-type="float" office:value="256.522448979592" calcext:value-type="float">
            <text:p>256.5224489796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dvora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05c2814-9928-43bc-9d52-4f7b6bf5ba19</text:p>
          </table:table-cell>
          <table:table-cell office:value-type="string" calcext:value-type="string">
            <text:p>Dvořák, Symphony 1 in C min ('The Bells of Zlonice'), B9 - 3 Allegretto.wav</text:p>
          </table:table-cell>
          <table:table-cell office:value-type="float" office:value="578.012494331066" calcext:value-type="float">
            <text:p>578.0124943311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dvora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acafd53-8393-489e-b8e9-a927ffff5d5f</text:p>
          </table:table-cell>
          <table:table-cell office:value-type="string" calcext:value-type="string">
            <text:p>Dvořák, Danses Slaves Op. 72 - <text:s/>1 Molto vivace in B.wav</text:p>
          </table:table-cell>
          <table:table-cell office:value-type="float" office:value="241.162448979592" calcext:value-type="float">
            <text:p>241.1624489796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dvora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d0a8720-fcb6-4ee2-89f1-6d5b09a6fbfc</text:p>
          </table:table-cell>
          <table:table-cell office:value-type="string" calcext:value-type="string">
            <text:p>Dvořák, Danses Slaves Op. 72 - <text:s/>3 Allegro in F.wav</text:p>
          </table:table-cell>
          <table:table-cell office:value-type="float" office:value="200.98612244898" calcext:value-type="float">
            <text:p>200.986122449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dvora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7140b87-78ec-47fc-809b-2f7ed58f143e</text:p>
          </table:table-cell>
          <table:table-cell office:value-type="string" calcext:value-type="string">
            <text:p>Dvořák, Violin Concerto in A min, Op 53 - 3 Finale (Allegro giocoso).mp3</text:p>
          </table:table-cell>
          <table:table-cell office:value-type="float" office:value="649.430204081633" calcext:value-type="float">
            <text:p>649.4302040816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dvora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4a7166a-64a5-4461-bd01-7dbbac2f6bd9</text:p>
          </table:table-cell>
          <table:table-cell office:value-type="string" calcext:value-type="string">
            <text:p>Dvořák, Danses Slaves Op. 72 - <text:s/>8 Grazioso e lento, ma non troppo, quasi Tempo di valse in Ab.wav</text:p>
          </table:table-cell>
          <table:table-cell office:value-type="float" office:value="412.81306122449" calcext:value-type="float">
            <text:p>412.8130612245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dvora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b435650-a343-4cec-bc9d-fac1ddd0b5ca</text:p>
          </table:table-cell>
          <table:table-cell office:value-type="string" calcext:value-type="string">
            <text:p>Dvořák, Cello Concerto in B min, Op 104 - 1 Allegro.mp3</text:p>
          </table:table-cell>
          <table:table-cell office:value-type="float" office:value="923.585306122449" calcext:value-type="float">
            <text:p>923.5853061224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dvora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7ef13aa-c3ba-48d7-aed3-14936f67bd27</text:p>
          </table:table-cell>
          <table:table-cell office:value-type="string" calcext:value-type="string">
            <text:p>Dvořák, Danses Slaves Op. 46 - <text:s/>6 Allegretto scherzando in D.wav</text:p>
          </table:table-cell>
          <table:table-cell office:value-type="float" office:value="325.041632653061" calcext:value-type="float">
            <text:p>325.0416326531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dvora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dd931f6-faac-4970-8e07-bfdde7821504</text:p>
          </table:table-cell>
          <table:table-cell office:value-type="string" calcext:value-type="string">
            <text:p>Dvořák, Danses Slaves Op. 72 - <text:s/>4 Allegretto grazioso in Db.wav</text:p>
          </table:table-cell>
          <table:table-cell office:value-type="float" office:value="336.822857142857" calcext:value-type="float">
            <text:p>336.8228571429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dvora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9c999d4-aaf3-4741-b211-e3c9f4105d65</text:p>
          </table:table-cell>
          <table:table-cell office:value-type="string" calcext:value-type="string">
            <text:p>Dvořák, Danses Slaves Op. 72 - <text:s/>6 Moderato, quasi Minuetto in Bb.wav</text:p>
          </table:table-cell>
          <table:table-cell office:value-type="float" office:value="224.313469387755" calcext:value-type="float">
            <text:p>224.3134693878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dvora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688b0d0-875b-4bbb-a0ee-ea5a0ba1b181</text:p>
          </table:table-cell>
          <table:table-cell office:value-type="string" calcext:value-type="string">
            <text:p>Dvořák, The Wild Dove (Holoubek), symphonic poem for orchestra, B. 198 (Op. 110).wav</text:p>
          </table:table-cell>
          <table:table-cell office:value-type="float" office:value="1146.75045351474" calcext:value-type="float">
            <text:p>1146.7504535147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dvora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52447116-42bc-4266-a563-132c94cfde88</text:p>
          </table:table-cell>
          <table:table-cell office:value-type="string" calcext:value-type="string">
            <text:p>Dvořák, Symphony 6 in D <text:s/>B. 112 (Op. 60) - 4 Finale, Allegro con spirito.wav</text:p>
          </table:table-cell>
          <table:table-cell office:value-type="float" office:value="727.250045351474" calcext:value-type="float">
            <text:p>727.2500453515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dvora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7120ea9-255c-48aa-8254-c15e9eddd547</text:p>
          </table:table-cell>
          <table:table-cell office:value-type="string" calcext:value-type="string">
            <text:p>Dvořák, Symphony 9 in B, Op. 95 - 2 Largo.wav</text:p>
          </table:table-cell>
          <table:table-cell office:value-type="float" office:value="731.9520861678" calcext:value-type="float">
            <text:p>731.9520861678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dvora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868c506-97ce-4554-9db4-3fc618458696</text:p>
          </table:table-cell>
          <table:table-cell office:value-type="string" calcext:value-type="string">
            <text:p>Dvořák, Violin Concerto in A min, Op 53 - 1 Allegro ma non troppo.mp3</text:p>
          </table:table-cell>
          <table:table-cell office:value-type="float" office:value="711.418775510204" calcext:value-type="float">
            <text:p>711.4187755102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dvora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029403c-78eb-46f3-adce-572f8a83b1a9</text:p>
          </table:table-cell>
          <table:table-cell office:value-type="string" calcext:value-type="string">
            <text:p>Dvořák, Piano Concerto in G, Op 33 - 1 Allegro agitato.mp3</text:p>
          </table:table-cell>
          <table:table-cell office:value-type="float" office:value="1113.52163265306" calcext:value-type="float">
            <text:p>1113.5216326531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dvora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badfcc4-6358-4a6c-9dfd-d981f33a1232</text:p>
          </table:table-cell>
          <table:table-cell office:value-type="string" calcext:value-type="string">
            <text:p>Dvořák, Danses Slaves Op. 46 - <text:s/>1 Presto in C.wav</text:p>
          </table:table-cell>
          <table:table-cell office:value-type="float" office:value="222.484897959184" calcext:value-type="float">
            <text:p>222.4848979592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dvora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749cf42-1761-4e79-a4fb-79598e6284cf</text:p>
          </table:table-cell>
          <table:table-cell office:value-type="string" calcext:value-type="string">
            <text:p>Dvořák, Symphony 4 in D min, B. 41 (Op. 13) - 3 Allegro feroce...L'istesso tempo.wav</text:p>
          </table:table-cell>
          <table:table-cell office:value-type="float" office:value="485.721882086168" calcext:value-type="float">
            <text:p>485.7218820862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dvora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2982876-e558-4f5b-8bac-b0f3c283b453</text:p>
          </table:table-cell>
          <table:table-cell office:value-type="string" calcext:value-type="string">
            <text:p>Dvořák, Symphony 7 in D min, B. 141 (Op. 70) - 2 Poco adagio.wav</text:p>
          </table:table-cell>
          <table:table-cell office:value-type="float" office:value="585.196167800454" calcext:value-type="float">
            <text:p>585.1961678005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dvora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5fca2908-7993-498c-9b05-355fd30ecad3</text:p>
          </table:table-cell>
          <table:table-cell office:value-type="string" calcext:value-type="string">
            <text:p>Dvořák, Symphony 7 in D min, B. 141 (Op. 70) - 1 Allegro maestoso.wav</text:p>
          </table:table-cell>
          <table:table-cell office:value-type="float" office:value="684.304739229025" calcext:value-type="float">
            <text:p>684.304739229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dvora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9286aaf-4534-464a-88eb-77f353d71199</text:p>
          </table:table-cell>
          <table:table-cell office:value-type="string" calcext:value-type="string">
            <text:p>Dvořák, Symphony 4 in D min, B. 41 (Op. 13) - 1 Allegro.wav</text:p>
          </table:table-cell>
          <table:table-cell office:value-type="float" office:value="626.260657596372" calcext:value-type="float">
            <text:p>626.2606575964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dvora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428b6cf-0dba-4d9c-9e8a-3aa25dd1a336</text:p>
          </table:table-cell>
          <table:table-cell office:value-type="string" calcext:value-type="string">
            <text:p>Dvořák, Piano Concerto in G, Op 33 - 2 Andante sostenuto.mp3</text:p>
          </table:table-cell>
          <table:table-cell office:value-type="float" office:value="532.297142857143" calcext:value-type="float">
            <text:p>532.2971428571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dvora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cce38c7-0740-43cc-ad71-f49e1fc7b9fe</text:p>
          </table:table-cell>
          <table:table-cell office:value-type="string" calcext:value-type="string">
            <text:p>Dvořák, Cello Concerto in B min, Op 104 - 3 Finale (Allegro moderato).mp3</text:p>
          </table:table-cell>
          <table:table-cell office:value-type="float" office:value="814.393469387755" calcext:value-type="float">
            <text:p>814.3934693878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dvora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5a96c56-045e-4bc6-937d-07cac146044f</text:p>
          </table:table-cell>
          <table:table-cell office:value-type="string" calcext:value-type="string">
            <text:p>Dvořák, Symphony 2 in B flat major, B. 12 (Op. 4) - 2 Poco adagio.wav</text:p>
          </table:table-cell>
          <table:table-cell office:value-type="float" office:value="932.520249433107" calcext:value-type="float">
            <text:p>932.5202494331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dvora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cffb8ba-bc02-4341-b90e-e652a3e61628</text:p>
          </table:table-cell>
          <table:table-cell office:value-type="string" calcext:value-type="string">
            <text:p>Dvořák, Symphony 3 in E flat, B. 34 (Op. 10) - 2 Adagio molto.wav</text:p>
          </table:table-cell>
          <table:table-cell office:value-type="float" office:value="1078.49249433107" calcext:value-type="float">
            <text:p>1078.4924943311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dvora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f8a2ef-36e4-406a-bd72-64542777188e</text:p>
          </table:table-cell>
          <table:table-cell office:value-type="string" calcext:value-type="string">
            <text:p>Dvořák, Symphony 4 in D min, B. 41 (Op. 13) - 2 Andante sostenuto e molto cantabile.wav</text:p>
          </table:table-cell>
          <table:table-cell office:value-type="float" office:value="747.939024943311" calcext:value-type="float">
            <text:p>747.9390249433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dvora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77e9af-fa9a-4095-ad7a-900fe05b8672</text:p>
          </table:table-cell>
          <table:table-cell office:value-type="string" calcext:value-type="string">
            <text:p>Dvořák, Symphony 6 in D <text:s/>B. 112 (Op. 60) - 3 Scherzo (Furiant), Presto.wav</text:p>
          </table:table-cell>
          <table:table-cell office:value-type="float" office:value="516.93820861678" calcext:value-type="float">
            <text:p>516.9382086168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dvora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7cb1f93-8fd6-4b45-a783-4a7570d1d87f</text:p>
          </table:table-cell>
          <table:table-cell office:value-type="string" calcext:value-type="string">
            <text:p>Dvořák, Symphony 3 in E flat, B. 34 (Op. 10) - 3 Finale, Allegro vivace.wav</text:p>
          </table:table-cell>
          <table:table-cell office:value-type="float" office:value="503.459024943311" calcext:value-type="float">
            <text:p>503.4590249433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dvora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188ed37-75e7-467c-baa9-337e10ed5a64</text:p>
          </table:table-cell>
          <table:table-cell office:value-type="string" calcext:value-type="string">
            <text:p>Dvořák, Symphony 8 in G, Op. 88 - 1.wav</text:p>
          </table:table-cell>
          <table:table-cell office:value-type="float" office:value="588.827188208617" calcext:value-type="float">
            <text:p>588.8271882086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dvora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3268e19-0527-4da7-ba47-56834856f939</text:p>
          </table:table-cell>
          <table:table-cell office:value-type="string" calcext:value-type="string">
            <text:p>Dvořák, Danses Slaves Op. 46 - <text:s/>8 Presto in G min.wav</text:p>
          </table:table-cell>
          <table:table-cell office:value-type="float" office:value="246.491428571429" calcext:value-type="float">
            <text:p>246.4914285714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dvora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d2f966f-62a2-4f1b-9241-9aa8745afa46</text:p>
          </table:table-cell>
          <table:table-cell office:value-type="string" calcext:value-type="string">
            <text:p>Dvořák, Symphony 1 in C min ('The Bells of Zlonice'), B9 - 2 Adagio di molto.wav</text:p>
          </table:table-cell>
          <table:table-cell office:value-type="float" office:value="673.12433106576" calcext:value-type="float">
            <text:p>673.1243310658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dvora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76f86ba-db6f-4996-a6be-3dc1a34e33d9</text:p>
          </table:table-cell>
          <table:table-cell office:value-type="string" calcext:value-type="string">
            <text:p>Dvořák, Symphony 1 in C min ('The Bells of Zlonice'), B9 - 1 Allegro.wav</text:p>
          </table:table-cell>
          <table:table-cell office:value-type="float" office:value="814.812494331066" calcext:value-type="float">
            <text:p>814.8124943311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dvora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5cbcadc9-00f0-4676-a879-d59be36b59d9</text:p>
          </table:table-cell>
          <table:table-cell office:value-type="string" calcext:value-type="string">
            <text:p>Dvořák, Symphony 5 in F, B. 54 (Op. 76) - 1 Alegro ma non troppo.wav</text:p>
          </table:table-cell>
          <table:table-cell office:value-type="float" office:value="798.355351473923" calcext:value-type="float">
            <text:p>798.3553514739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dvora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490c184-b38f-41f8-8c12-603e06dfacfa</text:p>
          </table:table-cell>
          <table:table-cell office:value-type="string" calcext:value-type="string">
            <text:p>Dvořák, Symphony 4 in D min, B. 41 (Op. 13) - 4 Allegro con brio...Poco meno mosso.wav</text:p>
          </table:table-cell>
          <table:table-cell office:value-type="float" office:value="586.267188208617" calcext:value-type="float">
            <text:p>586.2671882086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dvora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0599e36-b652-4ec4-8cbe-6589043241e5</text:p>
          </table:table-cell>
          <table:table-cell office:value-type="string" calcext:value-type="string">
            <text:p>Dvořák, Symphony 9 in B, Op. 95 - 1 Adagio - Allegro molto.wav</text:p>
          </table:table-cell>
          <table:table-cell office:value-type="float" office:value="549.356167800454" calcext:value-type="float">
            <text:p>549.3561678005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dvora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e1ac1fe-2ec7-4250-9c22-a3ae684af206</text:p>
          </table:table-cell>
          <table:table-cell office:value-type="string" calcext:value-type="string">
            <text:p>Dvořák, Symphony 7 in D min, B. 141 (Op. 70) - 4 Finale, Allegro.wav</text:p>
          </table:table-cell>
          <table:table-cell office:value-type="float" office:value="565.917800453515" calcext:value-type="float">
            <text:p>565.9178004535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dvora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9ea74ec-e68b-4ac6-8a18-f062d0ba22ee</text:p>
          </table:table-cell>
          <table:table-cell office:value-type="string" calcext:value-type="string">
            <text:p>Dvořák, Symphony 9 in B, Op. 95 - 3 Scherzo, Molto vivace.wav</text:p>
          </table:table-cell>
          <table:table-cell office:value-type="float" office:value="464.275351473923" calcext:value-type="float">
            <text:p>464.2753514739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dvora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51240a5-e8aa-4aaf-a5bd-de4e051bfb02</text:p>
          </table:table-cell>
          <table:table-cell office:value-type="string" calcext:value-type="string">
            <text:p>Dvořák, Symphony 7 in D min, B. 141 (Op. 70) - 3 Scherzo, Vivace... Poco meno mosso.wav</text:p>
          </table:table-cell>
          <table:table-cell office:value-type="float" office:value="448.340657596372" calcext:value-type="float">
            <text:p>448.3406575964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dvora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177b840-bfca-4102-a580-384fe4a15abe</text:p>
          </table:table-cell>
          <table:table-cell office:value-type="string" calcext:value-type="string">
            <text:p>Dvořák, Symphony 6 in D <text:s/>B. 112 (Op. 60) - 1 Allegro non tanto.wav</text:p>
          </table:table-cell>
          <table:table-cell office:value-type="float" office:value="798.407596371882" calcext:value-type="float">
            <text:p>798.4075963719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dvora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06cdd17-38cd-4860-b58d-d0a7f5ac4a40</text:p>
          </table:table-cell>
          <table:table-cell office:value-type="string" calcext:value-type="string">
            <text:p>Dvořák, Danses Slaves Op. 46 - <text:s/>4 Tempo di Minuetto in F.wav</text:p>
          </table:table-cell>
          <table:table-cell office:value-type="float" office:value="405.76" calcext:value-type="float">
            <text:p>405.76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dvora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799cd0f-d76e-4598-b0b8-f736b24e204b</text:p>
          </table:table-cell>
          <table:table-cell office:value-type="string" calcext:value-type="string">
            <text:p>Dvořák, Symphony 5 in F, B. 54 (Op. 76) - 3 Scherzo, Allegro scherzando.wav</text:p>
          </table:table-cell>
          <table:table-cell office:value-type="float" office:value="472.869637188209" calcext:value-type="float">
            <text:p>472.8696371882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dvora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599b8564-3e8d-402e-880d-d5c532d60806</text:p>
          </table:table-cell>
          <table:table-cell office:value-type="string" calcext:value-type="string">
            <text:p>Dvořák, Violin Concerto in A min, Op 53 - 2 Adagio ma non troppo.mp3</text:p>
          </table:table-cell>
          <table:table-cell office:value-type="float" office:value="653.531428571429" calcext:value-type="float">
            <text:p>653.5314285714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dvora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62b787b-ba30-403c-8af0-082ec5c63590</text:p>
          </table:table-cell>
          <table:table-cell office:value-type="string" calcext:value-type="string">
            <text:p>Dvořák, Symphony 5 in F, B. 54 (Op. 76) - 4 Finale, Allegro molto.wav</text:p>
          </table:table-cell>
          <table:table-cell office:value-type="float" office:value="754.887596371882" calcext:value-type="float">
            <text:p>754.8875963719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dvora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6021365-cf67-47d3-a9a7-5dbee08b25fd</text:p>
          </table:table-cell>
          <table:table-cell office:value-type="string" calcext:value-type="string">
            <text:p>Dvořák, Symphony 9 in B, Op. 95 - 4 Allegro con fuoco.wav</text:p>
          </table:table-cell>
          <table:table-cell office:value-type="float" office:value="674.874535147392" calcext:value-type="float">
            <text:p>674.8745351474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dvora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98e7b05-78ce-48ab-9923-9f437f6c4748</text:p>
          </table:table-cell>
          <table:table-cell office:value-type="string" calcext:value-type="string">
            <text:p>Dvořák, Piano Concerto in G, Op 33 - 3 Allegro con fuoco.mp3</text:p>
          </table:table-cell>
          <table:table-cell office:value-type="float" office:value="668.81306122449" calcext:value-type="float">
            <text:p>668.8130612245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dvora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43c6dcf-888c-469e-b04d-196add5c47a0</text:p>
          </table:table-cell>
          <table:table-cell office:value-type="string" calcext:value-type="string">
            <text:p>Dvořák, Symphony 8 in G, Op. 88 - 2.wav</text:p>
          </table:table-cell>
          <table:table-cell office:value-type="float" office:value="702.485963718821" calcext:value-type="float">
            <text:p>702.4859637188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dvora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cc64141-7974-4069-bf59-0b3b3dffffe0</text:p>
          </table:table-cell>
          <table:table-cell office:value-type="string" calcext:value-type="string">
            <text:p>Dvořák, Symphony 1 in C min ('The Bells of Zlonice'), B9 - 4 Finale, Allegro animato.wav</text:p>
          </table:table-cell>
          <table:table-cell office:value-type="float" office:value="826.541473922902" calcext:value-type="float">
            <text:p>826.5414739229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dvora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0860dda-aad0-4cd0-84ed-ac39c87c60ec</text:p>
          </table:table-cell>
          <table:table-cell office:value-type="string" calcext:value-type="string">
            <text:p>Dvořák, Symphony 3 in E flat, B. 34 (Op. 10) - 1 Allegro moderato.wav</text:p>
          </table:table-cell>
          <table:table-cell office:value-type="float" office:value="719.700657596372" calcext:value-type="float">
            <text:p>719.7006575964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dvora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9d213d8-d08f-4068-aca1-dea8907b42b4</text:p>
          </table:table-cell>
          <table:table-cell office:value-type="string" calcext:value-type="string">
            <text:p>Dvořák, Danses Slaves Op. 72 - <text:s/>7 Allegro vivace in C.wav</text:p>
          </table:table-cell>
          <table:table-cell office:value-type="float" office:value="189.727346938775" calcext:value-type="float">
            <text:p>189.7273469388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dvora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3cd76e42-1f46-4e53-9907-2016c5e0af37</text:p>
          </table:table-cell>
          <table:table-cell office:value-type="string" calcext:value-type="string">
            <text:p>Dvořák, Danses Slaves Op. 46 - <text:s/>5 Allegro vivace in A.wav</text:p>
          </table:table-cell>
          <table:table-cell office:value-type="float" office:value="193.645714285714" calcext:value-type="float">
            <text:p>193.6457142857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dvora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cc1e9f5-4716-4522-a58b-e9f3fff63265</text:p>
          </table:table-cell>
          <table:table-cell office:value-type="string" calcext:value-type="string">
            <text:p>Dvořák, Danses Slaves Op. 72 - <text:s/>5 Poco adagio in Bb min.wav</text:p>
          </table:table-cell>
          <table:table-cell office:value-type="float" office:value="147.591836734694" calcext:value-type="float">
            <text:p>147.5918367347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dvora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5798ea7-ab6b-4828-b771-c0f2311d9d62</text:p>
          </table:table-cell>
          <table:table-cell office:value-type="string" calcext:value-type="string">
            <text:p>Dvořák, Symphony 2 in B flat major, B. 12 (Op. 4) - 1 Allegro con moto.wav</text:p>
          </table:table-cell>
          <table:table-cell office:value-type="float" office:value="785.032902494331" calcext:value-type="float">
            <text:p>785.0329024943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dvora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fa7c675-ee1f-41da-b161-05d96322179f</text:p>
          </table:table-cell>
          <table:table-cell office:value-type="string" calcext:value-type="string">
            <text:p>Dvořák, Symphony 6 in D <text:s/>B. 112 (Op. 60) - 2 Adagio.wav</text:p>
          </table:table-cell>
          <table:table-cell office:value-type="float" office:value="689.73820861678" calcext:value-type="float">
            <text:p>689.7382086168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dvora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7d615a3-9f7c-4ad6-ba68-1c74c6f3fb1f</text:p>
          </table:table-cell>
          <table:table-cell office:value-type="string" calcext:value-type="string">
            <text:p>Dvořák, Scherzo capriccioso for orchestra, B. 131 (Op. 66).wav</text:p>
          </table:table-cell>
          <table:table-cell office:value-type="float" office:value="767.896575963719" calcext:value-type="float">
            <text:p>767.8965759637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dvora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15a5839-9dea-4524-a98c-200750b62cd4</text:p>
          </table:table-cell>
          <table:table-cell office:value-type="string" calcext:value-type="string">
            <text:p>Dvořák, Carnival, concert overture, B. 169 (Op. 92).wav</text:p>
          </table:table-cell>
          <table:table-cell office:value-type="float" office:value="541.467188208617" calcext:value-type="float">
            <text:p>541.4671882086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dvora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531d511e-d545-4c4e-936f-f6e74e49a8b0</text:p>
          </table:table-cell>
          <table:table-cell office:value-type="string" calcext:value-type="string">
            <text:p>Dvořák, Symphony 2 in B flat major, B. 12 (Op. 4) - 4 Finale, Allegro con fuoco.wav</text:p>
          </table:table-cell>
          <table:table-cell office:value-type="float" office:value="695.720249433107" calcext:value-type="float">
            <text:p>695.7202494331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dvora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49d3d5b-351f-4697-a382-c549e3c4d9a9</text:p>
          </table:table-cell>
          <table:table-cell office:value-type="string" calcext:value-type="string">
            <text:p>Dvořák, Symphony 2 in B flat major, B. 12 (Op. 4) - 3 Scherzo, Allegro con brio.wav</text:p>
          </table:table-cell>
          <table:table-cell office:value-type="float" office:value="808.020657596372" calcext:value-type="float">
            <text:p>808.0206575964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dvora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6caccc0-d678-4029-981e-60fc2bf71c18</text:p>
          </table:table-cell>
          <table:table-cell office:value-type="string" calcext:value-type="string">
            <text:p>Sibelius, Symphony 2 <text:s/>in D, Op. 43 - 1 Allegretto.wav</text:p>
          </table:table-cell>
          <table:table-cell office:value-type="float" office:value="575.37306122449" calcext:value-type="float">
            <text:p>575.3730612245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sibeliu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113b612-af02-424a-a4fd-73fb7daee750</text:p>
          </table:table-cell>
          <table:table-cell office:value-type="string" calcext:value-type="string">
            <text:p>Sibelius, Violin Concerto D minor, Op.47 - 3 Allegro, Ma Non Tanto.wma</text:p>
          </table:table-cell>
          <table:table-cell office:value-type="float" office:value="436.117188208617" calcext:value-type="float">
            <text:p>436.1171882086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sibeliu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c011d96-8e0e-4d8c-94f3-859c294f74e5</text:p>
          </table:table-cell>
          <table:table-cell office:value-type="string" calcext:value-type="string">
            <text:p>Sibelius, Symphony 6 in D min, Op. 104 - 2 Allegretto Moderato.wav</text:p>
          </table:table-cell>
          <table:table-cell office:value-type="float" office:value="378.07126984127" calcext:value-type="float">
            <text:p>378.0712698413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sibeliu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cc3ddb1-22b8-41da-a57d-4b44144b0078</text:p>
          </table:table-cell>
          <table:table-cell office:value-type="string" calcext:value-type="string">
            <text:p>Sibelius, Symphony 5 in E Flat, Op. 82 - 2 Andante Mosso, Quasi Allegretto.wav</text:p>
          </table:table-cell>
          <table:table-cell office:value-type="float" office:value="510.303106575964" calcext:value-type="float">
            <text:p>510.303106576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sibeliu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57ca40d-65b4-4418-86e0-2d86f34adbf3</text:p>
          </table:table-cell>
          <table:table-cell office:value-type="string" calcext:value-type="string">
            <text:p>Sibelius, Symphony 4 in A Min, Op. 63 - 3 Tempo Largo.wav</text:p>
          </table:table-cell>
          <table:table-cell office:value-type="float" office:value="705.463922902494" calcext:value-type="float">
            <text:p>705.4639229025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sibeliu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3a31fa64-2718-41cd-88f1-0b44e3fee689</text:p>
          </table:table-cell>
          <table:table-cell office:value-type="string" calcext:value-type="string">
            <text:p>Sibelius, Symphony 1, E min, Op 39 - 3.wav</text:p>
          </table:table-cell>
          <table:table-cell office:value-type="float" office:value="331.076984126984" calcext:value-type="float">
            <text:p>331.076984127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sibeliu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5e71b72-8bbf-484d-a4fc-2fef02fe0eea</text:p>
          </table:table-cell>
          <table:table-cell office:value-type="string" calcext:value-type="string">
            <text:p>Sibelius, Symphony 6 in D min, Op. 104 - 3 Poco Vivace.wav</text:p>
          </table:table-cell>
          <table:table-cell office:value-type="float" office:value="228.93820861678" calcext:value-type="float">
            <text:p>228.9382086168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sibeliu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699aa4a-1fd6-4c7e-a1e8-d8ce681d65e3</text:p>
          </table:table-cell>
          <table:table-cell office:value-type="string" calcext:value-type="string">
            <text:p>Sibelius, Violin Concerto D minor, Op.47 - 1 Allegro Moderato.wma</text:p>
          </table:table-cell>
          <table:table-cell office:value-type="float" office:value="1039.7431292517" calcext:value-type="float">
            <text:p>1039.7431292517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sibeliu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e4a6d4b-b3ac-4902-ac59-910ed59e1f21</text:p>
          </table:table-cell>
          <table:table-cell office:value-type="string" calcext:value-type="string">
            <text:p>Sibelius, <text:s/>Symphony 7- 2.wav</text:p>
          </table:table-cell>
          <table:table-cell office:value-type="float" office:value="904.099024943311" calcext:value-type="float">
            <text:p>904.0990249433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sibeliu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0feeb29-a0c4-4aed-a9c7-e228fc8531d4</text:p>
          </table:table-cell>
          <table:table-cell office:value-type="string" calcext:value-type="string">
            <text:p>Sibelius, The Swan of Tuonela, (Lemminkäinen Suite No. 3) Op. 22-3.wav</text:p>
          </table:table-cell>
          <table:table-cell office:value-type="float" office:value="462.210612244898" calcext:value-type="float">
            <text:p>462.2106122449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sibeliu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0014b52-a55e-49ae-a837-97b42696ab44</text:p>
          </table:table-cell>
          <table:table-cell office:value-type="string" calcext:value-type="string">
            <text:p>Sibelius, Valse Triste (from Kuolema) Op. 44-1.wav</text:p>
          </table:table-cell>
          <table:table-cell office:value-type="float" office:value="377.260408163265" calcext:value-type="float">
            <text:p>377.2604081633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sibeliu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28c4036-5e28-4cf1-96b7-8790717915d8</text:p>
          </table:table-cell>
          <table:table-cell office:value-type="string" calcext:value-type="string">
            <text:p>Sibelius, Symphony 5 in E Flat, Op. 82 - 3 Allegro Molto.wav</text:p>
          </table:table-cell>
          <table:table-cell office:value-type="float" office:value="563.305555555556" calcext:value-type="float">
            <text:p>563.3055555556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sibeliu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169f4d3-2afd-4335-8b23-f9e598db7358</text:p>
          </table:table-cell>
          <table:table-cell office:value-type="string" calcext:value-type="string">
            <text:p>Sibelius, Symphony 2 <text:s/>in D, Op. 43 - 3 Vivacissimo.wav</text:p>
          </table:table-cell>
          <table:table-cell office:value-type="float" office:value="393.848163265306" calcext:value-type="float">
            <text:p>393.8481632653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sibeliu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9eba50c-2862-49e0-88b1-f65695388e25</text:p>
          </table:table-cell>
          <table:table-cell office:value-type="string" calcext:value-type="string">
            <text:p>Sibelius, Symphony 4 in A Min, Op. 63 - 2 Allegro Molto Vivace.wav</text:p>
          </table:table-cell>
          <table:table-cell office:value-type="float" office:value="287.086780045351" calcext:value-type="float">
            <text:p>287.0867800454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sibeliu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9923dde-87a1-4d88-b309-b0aaaad32200</text:p>
          </table:table-cell>
          <table:table-cell office:value-type="string" calcext:value-type="string">
            <text:p>Finlandia, tone poem for orchestra, Op. 26.wav</text:p>
          </table:table-cell>
          <table:table-cell office:value-type="float" office:value="570.044081632653" calcext:value-type="float">
            <text:p>570.0440816327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sibeliu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83c2457-d46e-4ec9-8e7e-c49fa8bea866</text:p>
          </table:table-cell>
          <table:table-cell office:value-type="string" calcext:value-type="string">
            <text:p>Sibelius, Symphony 1, E min, Op 39 - 1 Andante, ma non troppo - Allegro energico.wav</text:p>
          </table:table-cell>
          <table:table-cell office:value-type="float" office:value="740.023922902494" calcext:value-type="float">
            <text:p>740.0239229025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sibeliu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31dcdc74-5265-437f-a80c-30ef8066391e</text:p>
          </table:table-cell>
          <table:table-cell office:value-type="string" calcext:value-type="string">
            <text:p>Sibelius, Violin Concerto D minor, Op.47 - 2 Adagio Di Molto.wma</text:p>
          </table:table-cell>
          <table:table-cell office:value-type="float" office:value="515.62231292517" calcext:value-type="float">
            <text:p>515.6223129252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sibeliu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76e0ec-48e5-414c-8b2d-04e81f042991</text:p>
          </table:table-cell>
          <table:table-cell office:value-type="string" calcext:value-type="string">
            <text:p>Sibelius, <text:s/>Symphony 7- 1.wav</text:p>
          </table:table-cell>
          <table:table-cell office:value-type="float" office:value="819.122698412699" calcext:value-type="float">
            <text:p>819.1226984127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sibeliu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6602258-4112-4a5b-b8fc-50d79b203e13</text:p>
          </table:table-cell>
          <table:table-cell office:value-type="string" calcext:value-type="string">
            <text:p>Sibelius, Symphony 4 in A Min, Op. 63 - 1 Tempo Molto Moderato, Quasi Adagio.wav</text:p>
          </table:table-cell>
          <table:table-cell office:value-type="float" office:value="653.323514739229" calcext:value-type="float">
            <text:p>653.3235147392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sibeliu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59693509-3fb3-4fe7-84c2-072595b22a48</text:p>
          </table:table-cell>
          <table:table-cell office:value-type="string" calcext:value-type="string">
            <text:p>Sibelius, Symphony 1, E min, Op 39 - 2.wav</text:p>
          </table:table-cell>
          <table:table-cell office:value-type="float" office:value="540.396167800454" calcext:value-type="float">
            <text:p>540.3961678005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sibeliu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8bc6512-31e4-4c51-9ec6-c03396dffac9</text:p>
          </table:table-cell>
          <table:table-cell office:value-type="string" calcext:value-type="string">
            <text:p>Sibelius, Symphony 5 in E Flat, Op. 82 - 1 Tempo Molto Moderato.wav</text:p>
          </table:table-cell>
          <table:table-cell office:value-type="float" office:value="829.91126984127" calcext:value-type="float">
            <text:p>829.9112698413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sibeliu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402168f-9fd7-471e-a8fe-64d3de398210</text:p>
          </table:table-cell>
          <table:table-cell office:value-type="string" calcext:value-type="string">
            <text:p>Sibelius, <text:s/>Symphony 7- 3.wav</text:p>
          </table:table-cell>
          <table:table-cell office:value-type="float" office:value="649.065555555556" calcext:value-type="float">
            <text:p>649.0655555556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sibeliu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502c3b7-39ea-4622-b1b3-6a7c125ed520</text:p>
          </table:table-cell>
          <table:table-cell office:value-type="string" calcext:value-type="string">
            <text:p>Sibelius, Symphony 6 in D min, Op. 104 - 1 Allegro Molto Moderato.wav</text:p>
          </table:table-cell>
          <table:table-cell office:value-type="float" office:value="548.624739229025" calcext:value-type="float">
            <text:p>548.624739229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sibeliu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4140d7f-01dc-4c32-9899-8186a107f4cb</text:p>
          </table:table-cell>
          <table:table-cell office:value-type="string" calcext:value-type="string">
            <text:p>Sibelius, Symphony 6 in D min, Op. 104 - 4 Allegro molto.wav</text:p>
          </table:table-cell>
          <table:table-cell office:value-type="float" office:value="632.608412698413" calcext:value-type="float">
            <text:p>632.6084126984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sibeliu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294f52f-7de2-4095-be0f-22ec676c77bb</text:p>
          </table:table-cell>
          <table:table-cell office:value-type="string" calcext:value-type="string">
            <text:p>Sibelius, The Oceanides (Aallottaret), Op. 73.wav</text:p>
          </table:table-cell>
          <table:table-cell office:value-type="float" office:value="632.294943310658" calcext:value-type="float">
            <text:p>632.2949433107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sibeliu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02fc5ac-b75c-41a8-b88a-c909bce9b506</text:p>
          </table:table-cell>
          <table:table-cell office:value-type="string" calcext:value-type="string">
            <text:p>Sibelius, Symphony 2 <text:s/>in D, Op. 43 - 2 Tempo Andante Ma Rubato.wav</text:p>
          </table:table-cell>
          <table:table-cell office:value-type="float" office:value="941.191836734694" calcext:value-type="float">
            <text:p>941.1918367347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sibeliu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c0a4866-86cb-471d-8c34-50ce0f30dc14</text:p>
          </table:table-cell>
          <table:table-cell office:value-type="string" calcext:value-type="string">
            <text:p>Sibelius, Symphony 2 <text:s/>in D, Op. 43 - 4 Finale. Allegro Moderato.wav</text:p>
          </table:table-cell>
          <table:table-cell office:value-type="float" office:value="925.936326530612" calcext:value-type="float">
            <text:p>925.9363265306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sibeliu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d186ded-f999-4655-a2b3-12a77b3829d6</text:p>
          </table:table-cell>
          <table:table-cell office:value-type="string" calcext:value-type="string">
            <text:p>Sibelius, Symphony 4 in A Min, Op. 63 - 4 Allegro.wav</text:p>
          </table:table-cell>
          <table:table-cell office:value-type="float" office:value="617.170045351474" calcext:value-type="float">
            <text:p>617.1700453515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sibeliu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4cf7410-e25a-410d-b0e5-8aa9cf551eaa</text:p>
          </table:table-cell>
          <table:table-cell office:value-type="string" calcext:value-type="string">
            <text:p>Elgar, Pomp and circumstance, op.39, 5 in C, Vivace.wav</text:p>
          </table:table-cell>
          <table:table-cell office:value-type="float" office:value="334.995351473923" calcext:value-type="float">
            <text:p>334.9953514739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elg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2051955-aefc-4ca0-a6e3-9f2434038c54</text:p>
          </table:table-cell>
          <table:table-cell office:value-type="string" calcext:value-type="string">
            <text:p>13 XII. (B.G.N.)- Andante.wav</text:p>
          </table:table-cell>
          <table:table-cell office:value-type="float" office:value="172.853310657596" calcext:value-type="float">
            <text:p>172.8533106576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elg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f16620a-c2be-4fe0-add4-de59c9987f98</text:p>
          </table:table-cell>
          <table:table-cell office:value-type="string" calcext:value-type="string">
            <text:p>11 X. Intermezzo (Dorabella)- Allegretto.wav</text:p>
          </table:table-cell>
          <table:table-cell office:value-type="float" office:value="158.224739229025" calcext:value-type="float">
            <text:p>158.224739229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elg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3ee960-e4a3-4d22-8001-c2efb12e1bf7</text:p>
          </table:table-cell>
          <table:table-cell office:value-type="string" calcext:value-type="string">
            <text:p>15 XIV.Finale(E.D.U.)- Allegro-Presto.wav</text:p>
          </table:table-cell>
          <table:table-cell office:value-type="float" office:value="307.906371882086" calcext:value-type="float">
            <text:p>307.9063718821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elg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c50df01-8a87-47e7-9f33-db0ea49625fe</text:p>
          </table:table-cell>
          <table:table-cell office:value-type="string" calcext:value-type="string">
            <text:p>Elgar, Overture Cocaigne, Op 40.wav</text:p>
          </table:table-cell>
          <table:table-cell office:value-type="float" office:value="883.147755102041" calcext:value-type="float">
            <text:p>883.147755102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elg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2073845-f448-4908-a78d-0ddf163215e2</text:p>
          </table:table-cell>
          <table:table-cell office:value-type="string" calcext:value-type="string">
            <text:p>Elgar, Falstaff, Op 68 - 1 Allegro.wav</text:p>
          </table:table-cell>
          <table:table-cell office:value-type="float" office:value="977.606530612245" calcext:value-type="float">
            <text:p>977.6065306122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elg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2014cf0-8f30-4e01-88f7-efc4014f6739</text:p>
          </table:table-cell>
          <table:table-cell office:value-type="string" calcext:value-type="string">
            <text:p>Elgar, Serenade In E Minor, Op. 2 - 2 Larghetto.wav</text:p>
          </table:table-cell>
          <table:table-cell office:value-type="float" office:value="390.557800453515" calcext:value-type="float">
            <text:p>390.5578004535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elg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36b13c4e-2e76-4186-b77c-18fb161e69e6</text:p>
          </table:table-cell>
          <table:table-cell office:value-type="string" calcext:value-type="string">
            <text:p>Elgar, Symphony 2 in E Flat, Op 63 - 1 Allegro Vivace e Nobilmente.wav</text:p>
          </table:table-cell>
          <table:table-cell office:value-type="float" office:value="1042.80922902494" calcext:value-type="float">
            <text:p>1042.809229025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elg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fc2640e-46c2-4868-b374-2bdd48643d00</text:p>
          </table:table-cell>
          <table:table-cell office:value-type="string" calcext:value-type="string">
            <text:p>09 VIII. (W.N.)- Allegretto.wav</text:p>
          </table:table-cell>
          <table:table-cell office:value-type="float" office:value="103.106371882086" calcext:value-type="float">
            <text:p>103.1063718821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elg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d5d1c5a-cc65-41bc-96af-78e5e38acfb3</text:p>
          </table:table-cell>
          <table:table-cell office:value-type="string" calcext:value-type="string">
            <text:p>Elgar, Symphony 2 in E Flat, Op 63 - 4 Moderato e Maestoso.wav</text:p>
          </table:table-cell>
          <table:table-cell office:value-type="float" office:value="896.314535147392" calcext:value-type="float">
            <text:p>896.3145351474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elg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1694808-643b-449a-8922-c28832de2176</text:p>
          </table:table-cell>
          <table:table-cell office:value-type="string" calcext:value-type="string">
            <text:p>Elgar, Symphony 2 in E Flat, Op 63 - 3 Rondo.wav</text:p>
          </table:table-cell>
          <table:table-cell office:value-type="float" office:value="466.652494331066" calcext:value-type="float">
            <text:p>466.6524943311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elg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561b9564-70ed-4a49-b80b-17299328c729</text:p>
          </table:table-cell>
          <table:table-cell office:value-type="string" calcext:value-type="string">
            <text:p>02 I. (C.A.E.)- L'istesso tempo.wav</text:p>
          </table:table-cell>
          <table:table-cell office:value-type="float" office:value="114.077800453515" calcext:value-type="float">
            <text:p>114.0778004535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elg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d33ec6f-ee22-4498-b087-3e7a88160410</text:p>
          </table:table-cell>
          <table:table-cell office:value-type="string" calcext:value-type="string">
            <text:p>Elgar, Cello concerto - 1 Adagio, moderato; 2 Lento, Allegro molto.wma</text:p>
          </table:table-cell>
          <table:table-cell office:value-type="float" office:value="745.081904761905" calcext:value-type="float">
            <text:p>745.0819047619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elg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c5295e3-802f-4855-8403-51a1242b9060</text:p>
          </table:table-cell>
          <table:table-cell office:value-type="string" calcext:value-type="string">
            <text:p>Elgar, Elegy for Strings, Op 57 - Adagio.wav</text:p>
          </table:table-cell>
          <table:table-cell office:value-type="float" office:value="275.983673469388" calcext:value-type="float">
            <text:p>275.9836734694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elg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b1a3cb7-7940-48b7-9850-34ab45a7fad5</text:p>
          </table:table-cell>
          <table:table-cell office:value-type="string" calcext:value-type="string">
            <text:p>Elgar, Dream Children Op 43 - 2 Allegretto.wav</text:p>
          </table:table-cell>
          <table:table-cell office:value-type="float" office:value="256.156734693878" calcext:value-type="float">
            <text:p>256.1567346939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elg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71ca51c-a92b-4dca-8726-1a61bfb23f2a</text:p>
          </table:table-cell>
          <table:table-cell office:value-type="string" calcext:value-type="string">
            <text:p>Elgar, Symphony 2 in E Flat, Op 63 - 2 Larghetto.wav</text:p>
          </table:table-cell>
          <table:table-cell office:value-type="float" office:value="920.76514739229" calcext:value-type="float">
            <text:p>920.7651473923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elg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23fc2ce-94e0-4b06-ad7a-bcd342867767</text:p>
          </table:table-cell>
          <table:table-cell office:value-type="string" calcext:value-type="string">
            <text:p>2 Elgar, Chanson de matin, Op 15 No 2.wav</text:p>
          </table:table-cell>
          <table:table-cell office:value-type="float" office:value="185.234285714286" calcext:value-type="float">
            <text:p>185.2342857143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elg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b6a4a98-641e-45f6-9eef-f8f4440468f0</text:p>
          </table:table-cell>
          <table:table-cell office:value-type="string" calcext:value-type="string">
            <text:p>Elgar, Three Bavarian Dances Op 27 - 1 Allegretto giocoso.wav</text:p>
          </table:table-cell>
          <table:table-cell office:value-type="float" office:value="226.246530612245" calcext:value-type="float">
            <text:p>226.2465306122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elg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e5807d2-e02f-4375-b83c-a900ae8d8caa</text:p>
          </table:table-cell>
          <table:table-cell office:value-type="string" calcext:value-type="string">
            <text:p>Elgar, Dream Children Op 43 - 1 Andante.wav</text:p>
          </table:table-cell>
          <table:table-cell office:value-type="float" office:value="207.595102040816" calcext:value-type="float">
            <text:p>207.5951020408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elg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3252ea40-4dda-4284-867f-ff99e746770a</text:p>
          </table:table-cell>
          <table:table-cell office:value-type="string" calcext:value-type="string">
            <text:p>Elgar, Serenade In E Minor, Op. 2 - 1 Allegro Piacevole.wav</text:p>
          </table:table-cell>
          <table:table-cell office:value-type="float" office:value="203.024739229025" calcext:value-type="float">
            <text:p>203.024739229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elg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f403355-3559-47c1-b9df-f768cd18c06f</text:p>
          </table:table-cell>
          <table:table-cell office:value-type="string" calcext:value-type="string">
            <text:p>Elgar, Symphony 1 in A flat, Op 55 - 2 Allegro molto.wav</text:p>
          </table:table-cell>
          <table:table-cell office:value-type="float" office:value="434.494693877551" calcext:value-type="float">
            <text:p>434.4946938776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elg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39c716bc-527a-42b5-bbfc-4ea063f0596b</text:p>
          </table:table-cell>
          <table:table-cell office:value-type="string" calcext:value-type="string">
            <text:p>Elgar, Overture Froissart, Op 19.wav</text:p>
          </table:table-cell>
          <table:table-cell office:value-type="float" office:value="851.408979591837" calcext:value-type="float">
            <text:p>851.4089795918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elg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0a77b10-35be-42b5-8004-105bd878c376</text:p>
          </table:table-cell>
          <table:table-cell office:value-type="string" calcext:value-type="string">
            <text:p>Elgar, Pomp and circumstance, op.39, 4 in G, Allegro marziale.wav</text:p>
          </table:table-cell>
          <table:table-cell office:value-type="float" office:value="290.952902494331" calcext:value-type="float">
            <text:p>290.9529024943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elg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2bbc8db-4169-458e-8857-a7c2c252f3d1</text:p>
          </table:table-cell>
          <table:table-cell office:value-type="string" calcext:value-type="string">
            <text:p>Elgar, Introduction and Allegro, Op 47.wav</text:p>
          </table:table-cell>
          <table:table-cell office:value-type="float" office:value="817.998367346939" calcext:value-type="float">
            <text:p>817.9983673469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elg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a6e2265-4b41-4cab-a49c-ebe31da4f1a7</text:p>
          </table:table-cell>
          <table:table-cell office:value-type="string" calcext:value-type="string">
            <text:p>12 XI.(G.R.S.)- Allegro di molto.wav</text:p>
          </table:table-cell>
          <table:table-cell office:value-type="float" office:value="57.3137188208617" calcext:value-type="float">
            <text:p>57.3137188209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elg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e45673-4ddf-4746-8bca-db46dbde14dc</text:p>
          </table:table-cell>
          <table:table-cell office:value-type="string" calcext:value-type="string">
            <text:p>07 VI. (Ysobel)- Andantino.wav</text:p>
          </table:table-cell>
          <table:table-cell office:value-type="float" office:value="83.8018820861678" calcext:value-type="float">
            <text:p>83.8018820862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elg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e350b46-39ba-4d90-b61f-f07894e06966</text:p>
          </table:table-cell>
          <table:table-cell office:value-type="string" calcext:value-type="string">
            <text:p>06 V. (R.P.A.)- Moderato.wav</text:p>
          </table:table-cell>
          <table:table-cell office:value-type="float" office:value="124.709637188209" calcext:value-type="float">
            <text:p>124.7096371882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elg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4a87aaf-75f5-432c-b9bf-2a432d9a4636</text:p>
          </table:table-cell>
          <table:table-cell office:value-type="string" calcext:value-type="string">
            <text:p>1 Elgar, Chanson de nuit, Op 15 No 1.wav</text:p>
          </table:table-cell>
          <table:table-cell office:value-type="float" office:value="271.699591836735" calcext:value-type="float">
            <text:p>271.6995918367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elg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92f2288-bd26-4917-818e-ea7d0b42f056</text:p>
          </table:table-cell>
          <table:table-cell office:value-type="string" calcext:value-type="string">
            <text:p>04 III. (R.B.T.)- Allegretto.wav</text:p>
          </table:table-cell>
          <table:table-cell office:value-type="float" office:value="81.6075963718821" calcext:value-type="float">
            <text:p>81.6075963719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elg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5e43d079-c010-4968-a8e6-acc86c0e5c0b</text:p>
          </table:table-cell>
          <table:table-cell office:value-type="string" calcext:value-type="string">
            <text:p>10 IX. (Nimrod)- Adagio.wav</text:p>
          </table:table-cell>
          <table:table-cell office:value-type="float" office:value="235.939024943311" calcext:value-type="float">
            <text:p>235.9390249433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elg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dc25280-8b52-4ee8-81d4-8b81be3cef63</text:p>
          </table:table-cell>
          <table:table-cell office:value-type="string" calcext:value-type="string">
            <text:p>05 IV. (W.M.B.)- Allegro di molto.wav</text:p>
          </table:table-cell>
          <table:table-cell office:value-type="float" office:value="31.3218820861678" calcext:value-type="float">
            <text:p>31.3218820862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elg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58255984-346c-4221-831e-51e98254c99d</text:p>
          </table:table-cell>
          <table:table-cell office:value-type="string" calcext:value-type="string">
            <text:p>Elgar, Imperial March, Op. 32.wav</text:p>
          </table:table-cell>
          <table:table-cell office:value-type="float" office:value="309.160249433107" calcext:value-type="float">
            <text:p>309.1602494331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elg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0988d12-8ddc-4b4b-a82d-ace718fb7351</text:p>
          </table:table-cell>
          <table:table-cell office:value-type="string" calcext:value-type="string">
            <text:p>Elgar, Pomp and circumstance, op.39, 3. in C min, Con fuocco - Cantabile - Tempo 1.wav</text:p>
          </table:table-cell>
          <table:table-cell office:value-type="float" office:value="329.40514739229" calcext:value-type="float">
            <text:p>329.4051473923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elg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1434fc0-a05f-43f4-8d1e-9db0946769d3</text:p>
          </table:table-cell>
          <table:table-cell office:value-type="string" calcext:value-type="string">
            <text:p>Elgar, Falstaff, Op 68 - 3 2nd Interlude - Allegretto.wav</text:p>
          </table:table-cell>
          <table:table-cell office:value-type="float" office:value="684.382040816327" calcext:value-type="float">
            <text:p>684.3820408163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elg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8b4f64c-f490-42de-a6e8-e06f790c26e5</text:p>
          </table:table-cell>
          <table:table-cell office:value-type="string" calcext:value-type="string">
            <text:p>Elgar, Pomp and circumstance, op.39, 2 in A min, Allegro molto.wav</text:p>
          </table:table-cell>
          <table:table-cell office:value-type="float" office:value="308.245963718821" calcext:value-type="float">
            <text:p>308.2459637188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elg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80a6cb6-1753-45cd-a480-685dd7e3bfc1</text:p>
          </table:table-cell>
          <table:table-cell office:value-type="string" calcext:value-type="string">
            <text:p>01 Elgar_ Violin Concerto In B Minor.m4a</text:p>
          </table:table-cell>
          <table:table-cell office:value-type="float" office:value="1144.88163265306" calcext:value-type="float">
            <text:p>1144.8816326531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elg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070e2bc-a178-434d-8a1c-4acb5b75463f</text:p>
          </table:table-cell>
          <table:table-cell office:value-type="string" calcext:value-type="string">
            <text:p>Elgar, Three Bavarian Dances Op 27 - 3 Allegro Vivace.wav</text:p>
          </table:table-cell>
          <table:table-cell office:value-type="float" office:value="289.149387755102" calcext:value-type="float">
            <text:p>289.1493877551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elg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7759b3f-9ad4-4868-8098-4ed5833de3e7</text:p>
          </table:table-cell>
          <table:table-cell office:value-type="string" calcext:value-type="string">
            <text:p>Elgar, Symphony 1 in A flat, Op 55 - 1 Andante noblimente.wav</text:p>
          </table:table-cell>
          <table:table-cell office:value-type="float" office:value="1120.41795918367" calcext:value-type="float">
            <text:p>1120.4179591837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elg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49f6143-a98b-49cc-8525-75c1f557a398</text:p>
          </table:table-cell>
          <table:table-cell office:value-type="string" calcext:value-type="string">
            <text:p>Elgar, Three Bavarian Dances Op 27 - 2 Moderato.wav</text:p>
          </table:table-cell>
          <table:table-cell office:value-type="float" office:value="252.18612244898" calcext:value-type="float">
            <text:p>252.186122449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elg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ecff2c9-4f12-40f7-929b-843e0544df69</text:p>
          </table:table-cell>
          <table:table-cell office:value-type="string" calcext:value-type="string">
            <text:p>03 Elgar_ Violin Concerto In B Minor.m4a</text:p>
          </table:table-cell>
          <table:table-cell office:value-type="float" office:value="1286.61623582766" calcext:value-type="float">
            <text:p>1286.6162358277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elg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843b0ca-e72f-45e3-a09a-34a88c1cb811</text:p>
          </table:table-cell>
          <table:table-cell office:value-type="string" calcext:value-type="string">
            <text:p>Elgar, Serenade In E Minor, Op. 2 - 3 Allegretto, Come Prima.wav</text:p>
          </table:table-cell>
          <table:table-cell office:value-type="float" office:value="161.72514739229" calcext:value-type="float">
            <text:p>161.7251473923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elg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7ab7ceb-de07-4b12-8035-503466ceebed</text:p>
          </table:table-cell>
          <table:table-cell office:value-type="string" calcext:value-type="string">
            <text:p>01 Enigma- Andante.wav</text:p>
          </table:table-cell>
          <table:table-cell office:value-type="float" office:value="91.8214739229025" calcext:value-type="float">
            <text:p>91.8214739229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elg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be6438c-db1f-4f75-b015-845a0a476a30</text:p>
          </table:table-cell>
          <table:table-cell office:value-type="string" calcext:value-type="string">
            <text:p>Elgar, Triumphant March from Caractacus, Op. 35.wav</text:p>
          </table:table-cell>
          <table:table-cell office:value-type="float" office:value="434.077800453515" calcext:value-type="float">
            <text:p>434.0778004535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elg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efa12e6-769a-4a20-97b0-e997d12a9256</text:p>
          </table:table-cell>
          <table:table-cell office:value-type="string" calcext:value-type="string">
            <text:p>Elgar, Symphony 1 in A flat, Op 55 - 4 Lento - Allegro.wav</text:p>
          </table:table-cell>
          <table:table-cell office:value-type="float" office:value="728.711836734694" calcext:value-type="float">
            <text:p>728.7118367347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elg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0db68a-8106-49c5-a0d5-889f938833b2</text:p>
          </table:table-cell>
          <table:table-cell office:value-type="string" calcext:value-type="string">
            <text:p>03 II. (H.D.S.-P.)- Allegro.wav</text:p>
          </table:table-cell>
          <table:table-cell office:value-type="float" office:value="44.174126984127" calcext:value-type="float">
            <text:p>44.1741269841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elg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50ee7ef6-0e27-453d-a400-6d5ecf15e06c</text:p>
          </table:table-cell>
          <table:table-cell office:value-type="string" calcext:value-type="string">
            <text:p>14 XIII. Romanza (---)- Moderato.wav</text:p>
          </table:table-cell>
          <table:table-cell office:value-type="float" office:value="187.455759637188" calcext:value-type="float">
            <text:p>187.4557596372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elg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310b265a-66e1-46e1-9839-a56c57928623</text:p>
          </table:table-cell>
          <table:table-cell office:value-type="string" calcext:value-type="string">
            <text:p>Elgar, Cello concerto - 3 Adagio.wma</text:p>
          </table:table-cell>
          <table:table-cell office:value-type="float" office:value="301.069931972789" calcext:value-type="float">
            <text:p>301.0699319728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elg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97a3f85-83e6-417e-b017-37a026ac4adb</text:p>
          </table:table-cell>
          <table:table-cell office:value-type="string" calcext:value-type="string">
            <text:p>Elgar, Cello concerto - 4 Allegro.wma</text:p>
          </table:table-cell>
          <table:table-cell office:value-type="float" office:value="702.403628117914" calcext:value-type="float">
            <text:p>702.4036281179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elg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9208575-3796-4e9e-a13c-cded1f67897c</text:p>
          </table:table-cell>
          <table:table-cell office:value-type="string" calcext:value-type="string">
            <text:p>Elgar, Falstaff, Op 68 - 2 Dream Interlude.wav</text:p>
          </table:table-cell>
          <table:table-cell office:value-type="float" office:value="403.095510204082" calcext:value-type="float">
            <text:p>403.0955102041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elg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3eeaf85b-737b-4939-b09f-5164ae1c51ec</text:p>
          </table:table-cell>
          <table:table-cell office:value-type="string" calcext:value-type="string">
            <text:p>08 VII. (Troyte)- Presto.wav</text:p>
          </table:table-cell>
          <table:table-cell office:value-type="float" office:value="58.8026984126984" calcext:value-type="float">
            <text:p>58.8026984127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elg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d8d972d-a5dc-4f8b-90eb-9eee6eadec55</text:p>
          </table:table-cell>
          <table:table-cell office:value-type="string" calcext:value-type="string">
            <text:p>Elgar, Pomp and circumstance, op.39, 1 in D, Allegro con molto fuoco.wav</text:p>
          </table:table-cell>
          <table:table-cell office:value-type="float" office:value="352.967596371882" calcext:value-type="float">
            <text:p>352.9675963719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elg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4b703c-f3b8-418a-ac17-625f576fea95</text:p>
          </table:table-cell>
          <table:table-cell office:value-type="string" calcext:value-type="string">
            <text:p>Elgar, Sursum Corda, Op 11.wav</text:p>
          </table:table-cell>
          <table:table-cell office:value-type="float" office:value="426.840816326531" calcext:value-type="float">
            <text:p>426.8408163265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elg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3482c1e3-0caf-4f9f-8baf-bf1d18b12f32</text:p>
          </table:table-cell>
          <table:table-cell office:value-type="string" calcext:value-type="string">
            <text:p>Elgar, Symphony 1 in A flat, Op 55 - 3 Adagio.wav</text:p>
          </table:table-cell>
          <table:table-cell office:value-type="float" office:value="657.084081632653" calcext:value-type="float">
            <text:p>657.0840816327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elg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df5151a-cf72-407c-8758-91b25b72d1cc</text:p>
          </table:table-cell>
          <table:table-cell office:value-type="string" calcext:value-type="string">
            <text:p>02 Elgar_ Violin Concerto In B Minor.m4a</text:p>
          </table:table-cell>
          <table:table-cell office:value-type="float" office:value="806.868752834467" calcext:value-type="float">
            <text:p>806.8687528345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elg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7d17d84-a18c-4a3d-97d5-092b070025a6</text:p>
          </table:table-cell>
          <table:table-cell office:value-type="string" calcext:value-type="string">
            <text:p>Brahms, Hungarian Dances, WoO 1 - No. <text:s/>8 in A minor.wav</text:p>
          </table:table-cell>
          <table:table-cell office:value-type="float" office:value="180.977392290249" calcext:value-type="float">
            <text:p>180.9773922903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brahm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4a79d49-63bd-4b62-a6a0-454b143dd9b0</text:p>
          </table:table-cell>
          <table:table-cell office:value-type="string" calcext:value-type="string">
            <text:p>Brahms, Hungarian Dances, WoO 1 - No. <text:s/>1 in G minor.wav</text:p>
          </table:table-cell>
          <table:table-cell office:value-type="float" office:value="207.961882086168" calcext:value-type="float">
            <text:p>207.9618820862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brahm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9f5bcb-b8e3-452e-9a3c-78eb19153c63</text:p>
          </table:table-cell>
          <table:table-cell office:value-type="string" calcext:value-type="string">
            <text:p>Brahms, Hungarian Dances, WoO 1 - No. 18 in D major.wav</text:p>
          </table:table-cell>
          <table:table-cell office:value-type="float" office:value="91.0378004535147" calcext:value-type="float">
            <text:p>91.0378004535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brahm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49e4973-7853-4b20-ab6f-55509f957185</text:p>
          </table:table-cell>
          <table:table-cell office:value-type="string" calcext:value-type="string">
            <text:p>Brahms, Symphony 1 - 1 Un poco sostenuto - Allegro - Meno allegro.wav</text:p>
          </table:table-cell>
          <table:table-cell office:value-type="float" office:value="782.054943310658" calcext:value-type="float">
            <text:p>782.0549433107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brahm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e94315b-48d1-4545-b854-550e5bc09666</text:p>
          </table:table-cell>
          <table:table-cell office:value-type="string" calcext:value-type="string">
            <text:p>Brahms, Symphony 2 - 1 Allegro Non Troppo.wav</text:p>
          </table:table-cell>
          <table:table-cell office:value-type="float" office:value="894.015759637188" calcext:value-type="float">
            <text:p>894.0157596372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brahm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c6bd07e-52df-4cfa-ba20-d19b9d43967c</text:p>
          </table:table-cell>
          <table:table-cell office:value-type="string" calcext:value-type="string">
            <text:p>Brahms, Hungarian Dances, WoO 1 - No. 21 in E minor.wav</text:p>
          </table:table-cell>
          <table:table-cell office:value-type="float" office:value="89.3137188208617" calcext:value-type="float">
            <text:p>89.3137188209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brahm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380af4a-ad97-4a3c-956f-02271b4449d3</text:p>
          </table:table-cell>
          <table:table-cell office:value-type="string" calcext:value-type="string">
            <text:p>Brahms, Symphony 4 - 4 Allegro energico e passionato-Piu Allegro.wav</text:p>
          </table:table-cell>
          <table:table-cell office:value-type="float" office:value="620.409229024943" calcext:value-type="float">
            <text:p>620.4092290249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brahm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06ca17a-aa76-432d-83b4-59dd21f66b99</text:p>
          </table:table-cell>
          <table:table-cell office:value-type="string" calcext:value-type="string">
            <text:p>Brahms, Hungarian Dances, WoO 1 - No. 10 in F major.wav</text:p>
          </table:table-cell>
          <table:table-cell office:value-type="float" office:value="116.010861678005" calcext:value-type="float">
            <text:p>116.010861678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brahm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75b80c1-ab03-4a1f-8921-c5972437239d</text:p>
          </table:table-cell>
          <table:table-cell office:value-type="string" calcext:value-type="string">
            <text:p>Brahms, Double Concerto (violin &amp; cello) in A min, Op. 102 - 1 Allegro.wma</text:p>
          </table:table-cell>
          <table:table-cell office:value-type="float" office:value="1049.07755102041" calcext:value-type="float">
            <text:p>1049.0775510204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brahm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c95f5ac-aa89-4bc7-b8f6-1d9eb8f52cde</text:p>
          </table:table-cell>
          <table:table-cell office:value-type="string" calcext:value-type="string">
            <text:p>Brahms, Symphony 2 - 2 Adagio Non Troppo.wav</text:p>
          </table:table-cell>
          <table:table-cell office:value-type="float" office:value="553.379024943311" calcext:value-type="float">
            <text:p>553.3790249433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brahm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ef54c3b-50b2-439d-90ca-9275ae4128b0</text:p>
          </table:table-cell>
          <table:table-cell office:value-type="string" calcext:value-type="string">
            <text:p>Brahms, Hungarian Dances, WoO 1 - No. <text:s/>7 in A major.wav</text:p>
          </table:table-cell>
          <table:table-cell office:value-type="float" office:value="110.133310657596" calcext:value-type="float">
            <text:p>110.1333106576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brahm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e793977-223f-432a-90cf-81964045ebc6</text:p>
          </table:table-cell>
          <table:table-cell office:value-type="string" calcext:value-type="string">
            <text:p>Brahms, Piano Concerto 2 in B Flat, Op. 83 - 3 Andante.m4a</text:p>
          </table:table-cell>
          <table:table-cell office:value-type="float" office:value="760.243083900227" calcext:value-type="float">
            <text:p>760.2430839002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brahm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5a939d3-23d7-4693-bcba-4dd4e8071353</text:p>
          </table:table-cell>
          <table:table-cell office:value-type="string" calcext:value-type="string">
            <text:p>Brahms, Hungarian Dances, WoO 1 - No. 12 in D minor.wav</text:p>
          </table:table-cell>
          <table:table-cell office:value-type="float" office:value="151.041065759637" calcext:value-type="float">
            <text:p>151.0410657596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brahm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af30a1f-24a6-491a-9cdf-402cb25dd93b</text:p>
          </table:table-cell>
          <table:table-cell office:value-type="string" calcext:value-type="string">
            <text:p>Brahms, Hungarian Dances, WoO 1 - No. 13 in D major.wav</text:p>
          </table:table-cell>
          <table:table-cell office:value-type="float" office:value="93.1798412698413" calcext:value-type="float">
            <text:p>93.1798412698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brahm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aa8388c-910d-4ca6-b34e-22d235afcdb7</text:p>
          </table:table-cell>
          <table:table-cell office:value-type="string" calcext:value-type="string">
            <text:p>Brahms, Hungarian Dances, WoO 1 - No. 19 in B minor.wav</text:p>
          </table:table-cell>
          <table:table-cell office:value-type="float" office:value="122.097392290249" calcext:value-type="float">
            <text:p>122.0973922903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brahm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05b162a-ba9e-4551-88d7-9403fef2ade4</text:p>
          </table:table-cell>
          <table:table-cell office:value-type="string" calcext:value-type="string">
            <text:p>Brahms, Hungarian Dances, WoO 1 - No. 20 in E minor.wav</text:p>
          </table:table-cell>
          <table:table-cell office:value-type="float" office:value="171.155351473923" calcext:value-type="float">
            <text:p>171.1553514739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brahm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e31b372-fe25-4dba-b9d2-b1f145e3bac1</text:p>
          </table:table-cell>
          <table:table-cell office:value-type="string" calcext:value-type="string">
            <text:p>Brahms, Violin Concerto in D, Op. 77, 2 Adagio.wma</text:p>
          </table:table-cell>
          <table:table-cell office:value-type="float" office:value="597.310113378685" calcext:value-type="float">
            <text:p>597.3101133787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brahm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8226d00-c343-4fb9-86ae-ba45e74ddb1b</text:p>
          </table:table-cell>
          <table:table-cell office:value-type="string" calcext:value-type="string">
            <text:p>Brahms, Double Concerto (violin &amp; cello) in A min, Op. 102 - 2 Andante.wma</text:p>
          </table:table-cell>
          <table:table-cell office:value-type="float" office:value="474.615873015873" calcext:value-type="float">
            <text:p>474.6158730159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brahm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2a86c65-8076-4fbd-8d44-c87d9bda38e4</text:p>
          </table:table-cell>
          <table:table-cell office:value-type="string" calcext:value-type="string">
            <text:p>Brahms, Symphony 2 - 4 Allegro Con Spirito.wav</text:p>
          </table:table-cell>
          <table:table-cell office:value-type="float" office:value="295.602698412698" calcext:value-type="float">
            <text:p>295.6026984127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brahm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ebb6607-4fd9-41fd-8a37-eb4a5c0daef9</text:p>
          </table:table-cell>
          <table:table-cell office:value-type="string" calcext:value-type="string">
            <text:p>Brahms, Violin Concerto in D, Op. 77, 3 Allegro giocoso, ma non troppo vivace.wma</text:p>
          </table:table-cell>
          <table:table-cell office:value-type="float" office:value="490.312562358277" calcext:value-type="float">
            <text:p>490.3125623583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brahm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9022834-54ca-4f16-9188-006edeb5b9c8</text:p>
          </table:table-cell>
          <table:table-cell office:value-type="string" calcext:value-type="string">
            <text:p>Brahms, Symphony 3 - 4 Allegro.wav</text:p>
          </table:table-cell>
          <table:table-cell office:value-type="float" office:value="548.023922902494" calcext:value-type="float">
            <text:p>548.0239229025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brahm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d71458d-a739-4db7-be60-0aa376e6c390</text:p>
          </table:table-cell>
          <table:table-cell office:value-type="string" calcext:value-type="string">
            <text:p>Brahms, Violin Concerto in D, Op. 77 - 3 Allegro giocoso, ma non troppo vivace.m4a</text:p>
          </table:table-cell>
          <table:table-cell office:value-type="float" office:value="471.317188208617" calcext:value-type="float">
            <text:p>471.3171882086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brahm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d96cdc1-84fe-4f0a-b807-fc5ce31483a9</text:p>
          </table:table-cell>
          <table:table-cell office:value-type="string" calcext:value-type="string">
            <text:p>Brahms, Violin Concerto in D, Op. 77, 1 Allegro non troppo.wma</text:p>
          </table:table-cell>
          <table:table-cell office:value-type="float" office:value="1330.59628117914" calcext:value-type="float">
            <text:p>1330.5962811791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brahm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8e23681-97f2-4bff-8610-d817018ba964</text:p>
          </table:table-cell>
          <table:table-cell office:value-type="string" calcext:value-type="string">
            <text:p>Brahms, Academic Festival Overture.wav</text:p>
          </table:table-cell>
          <table:table-cell office:value-type="float" office:value="624.066371882086" calcext:value-type="float">
            <text:p>624.0663718821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brahm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23ad6e9-8b58-4133-8386-dd6d2fa41f48</text:p>
          </table:table-cell>
          <table:table-cell office:value-type="string" calcext:value-type="string">
            <text:p>Brahms, Symphony 1 - 4 Adagio - Più andante.wav</text:p>
          </table:table-cell>
          <table:table-cell office:value-type="float" office:value="1044.06310657596" calcext:value-type="float">
            <text:p>1044.063106576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brahm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a87198c-8ceb-4874-809f-eed705b3dd4b</text:p>
          </table:table-cell>
          <table:table-cell office:value-type="string" calcext:value-type="string">
            <text:p>Brahms, Hungarian Dances, WoO 1 - No. <text:s/>3 in F major.wav</text:p>
          </table:table-cell>
          <table:table-cell office:value-type="float" office:value="134.923514739229" calcext:value-type="float">
            <text:p>134.9235147392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brahm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a80f88a-cbcc-4d4c-93b5-27881366742b</text:p>
          </table:table-cell>
          <table:table-cell office:value-type="string" calcext:value-type="string">
            <text:p>Brahms, Symphony 3 - 1 Allegro Con Brio.wav</text:p>
          </table:table-cell>
          <table:table-cell office:value-type="float" office:value="779.024739229025" calcext:value-type="float">
            <text:p>779.024739229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brahm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5af0c410-4e93-4f30-b6b1-e36a23eb31c0</text:p>
          </table:table-cell>
          <table:table-cell office:value-type="string" calcext:value-type="string">
            <text:p>Brahms, Symphony 4 - 1 Allegro non troppo.wav</text:p>
          </table:table-cell>
          <table:table-cell office:value-type="float" office:value="797.25820861678" calcext:value-type="float">
            <text:p>797.2582086168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brahm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753ceb2-4458-4d68-9f29-9de006a5f250</text:p>
          </table:table-cell>
          <table:table-cell office:value-type="string" calcext:value-type="string">
            <text:p>Brahms, Hungarian Dances, WoO 1 - No. 17 in F sharp minor.wav</text:p>
          </table:table-cell>
          <table:table-cell office:value-type="float" office:value="192.001065759637" calcext:value-type="float">
            <text:p>192.0010657596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brahm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d7ad387-5017-47bb-b5e3-8df33d182510</text:p>
          </table:table-cell>
          <table:table-cell office:value-type="string" calcext:value-type="string">
            <text:p>Brahms, Hungarian Dances, WoO 1 - No. <text:s/>4 in F sharp minor.wav</text:p>
          </table:table-cell>
          <table:table-cell office:value-type="float" office:value="306.103922902494" calcext:value-type="float">
            <text:p>306.1039229025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brahm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3767e15-08a0-4552-bd1e-82a473776c14</text:p>
          </table:table-cell>
          <table:table-cell office:value-type="string" calcext:value-type="string">
            <text:p>Brahms, Violin Concerto in D, Op. 77 - 1 Allegro non troppo.m4a</text:p>
          </table:table-cell>
          <table:table-cell office:value-type="float" office:value="1395.75002267574" calcext:value-type="float">
            <text:p>1395.7500226757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brahm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a8a0517-3977-4d45-ad35-03c810339750</text:p>
          </table:table-cell>
          <table:table-cell office:value-type="string" calcext:value-type="string">
            <text:p>Brahms, Hungarian Dances, WoO 1 - No. <text:s/>5 in G minor.wav</text:p>
          </table:table-cell>
          <table:table-cell office:value-type="float" office:value="142.995351473923" calcext:value-type="float">
            <text:p>142.9953514739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brahm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dcae566-4a51-45e9-b018-f3810eb0697c</text:p>
          </table:table-cell>
          <table:table-cell office:value-type="string" calcext:value-type="string">
            <text:p>Brahms, Hungarian Dances, WoO 1 - No. 14 in D minor.wav</text:p>
          </table:table-cell>
          <table:table-cell office:value-type="float" office:value="146.9920861678" calcext:value-type="float">
            <text:p>146.9920861678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brahm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e02e731-94dc-40b6-a12d-774a9bda068f</text:p>
          </table:table-cell>
          <table:table-cell office:value-type="string" calcext:value-type="string">
            <text:p>Brahms, Double Concerto (violin &amp; cello) in A min, Op. 102 - 3 Vivace non troppo.wma</text:p>
          </table:table-cell>
          <table:table-cell office:value-type="float" office:value="566.845532879819" calcext:value-type="float">
            <text:p>566.8455328798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brahm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3efc9e3-7fee-4b93-83ca-017d3f08a343</text:p>
          </table:table-cell>
          <table:table-cell office:value-type="string" calcext:value-type="string">
            <text:p>Brahms, Symphony 3 - 2 Andante.wav</text:p>
          </table:table-cell>
          <table:table-cell office:value-type="float" office:value="494.028820861678" calcext:value-type="float">
            <text:p>494.0288208617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brahm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42d80a7-524e-4e97-a9ac-b326ac43a2eb</text:p>
          </table:table-cell>
          <table:table-cell office:value-type="string" calcext:value-type="string">
            <text:p>Brahms, Hungarian Dances, WoO 1 - No. <text:s/>2 in D minor.wav</text:p>
          </table:table-cell>
          <table:table-cell office:value-type="float" office:value="170.267188208617" calcext:value-type="float">
            <text:p>170.2671882086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brahm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5152f93f-3896-4c78-9884-e64e781eaf47</text:p>
          </table:table-cell>
          <table:table-cell office:value-type="string" calcext:value-type="string">
            <text:p>Brahms, Piano Concerto 2 in B Flat, Op. 83 - 1 Allegro Non Troppo.m4a</text:p>
          </table:table-cell>
          <table:table-cell office:value-type="float" office:value="1162.18049886621" calcext:value-type="float">
            <text:p>1162.1804988662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brahm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6336a91-ba15-423e-81b0-91a2c832bfaa</text:p>
          </table:table-cell>
          <table:table-cell office:value-type="string" calcext:value-type="string">
            <text:p>Brahms, Hungarian Dances, WoO 1 - No. 15 in D minor.wav</text:p>
          </table:table-cell>
          <table:table-cell office:value-type="float" office:value="137.143922902494" calcext:value-type="float">
            <text:p>137.1439229025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brahm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885218e-c253-417f-9e20-7e944b1243c0</text:p>
          </table:table-cell>
          <table:table-cell office:value-type="string" calcext:value-type="string">
            <text:p>Brahms, Hungarian Dances, WoO 1 - No. 11 in D minor.wav</text:p>
          </table:table-cell>
          <table:table-cell office:value-type="float" office:value="247.067188208617" calcext:value-type="float">
            <text:p>247.0671882086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brahm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bcb03e3-51e4-4ec3-9aad-60497531c776</text:p>
          </table:table-cell>
          <table:table-cell office:value-type="string" calcext:value-type="string">
            <text:p>Brahms, Symphony 1 - 3 Un poco allegretto e grazioso.wav</text:p>
          </table:table-cell>
          <table:table-cell office:value-type="float" office:value="293.094943310658" calcext:value-type="float">
            <text:p>293.0949433107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brahm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1d6eafb-b9b2-4a5b-9456-7f85d416d889</text:p>
          </table:table-cell>
          <table:table-cell office:value-type="string" calcext:value-type="string">
            <text:p>Brahms, Symphony 4 - 3 Allegro giocoso - Poco meno presto - Tempo I.wav</text:p>
          </table:table-cell>
          <table:table-cell office:value-type="float" office:value="402.130045351474" calcext:value-type="float">
            <text:p>402.1300453515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brahm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875df4d-9914-48cd-aec9-deb7fca5df91</text:p>
          </table:table-cell>
          <table:table-cell office:value-type="string" calcext:value-type="string">
            <text:p>Brahms, Symphony 3 - 3 Poco Allegretto.wav</text:p>
          </table:table-cell>
          <table:table-cell office:value-type="float" office:value="371.01820861678" calcext:value-type="float">
            <text:p>371.0182086168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brahm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3aced21-38b8-4d57-945c-1f6b349736d5</text:p>
          </table:table-cell>
          <table:table-cell office:value-type="string" calcext:value-type="string">
            <text:p>Brahms, Piano Concerto 2 in B Flat, Op. 83 - 4 Allegro Grazioso.m4a</text:p>
          </table:table-cell>
          <table:table-cell office:value-type="float" office:value="572.068571428571" calcext:value-type="float">
            <text:p>572.0685714286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brahm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9472e81-f225-4558-b974-18376d89871c</text:p>
          </table:table-cell>
          <table:table-cell office:value-type="string" calcext:value-type="string">
            <text:p>Brahms, Violin Concerto in D, Op. 77 - 2 Adagio.m4a</text:p>
          </table:table-cell>
          <table:table-cell office:value-type="float" office:value="571.441632653061" calcext:value-type="float">
            <text:p>571.4416326531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brahm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2bee0cf-9007-45aa-a328-cd6c4a9f4d3d</text:p>
          </table:table-cell>
          <table:table-cell office:value-type="string" calcext:value-type="string">
            <text:p>Brahms, Tragic Overture, Op.81.wav</text:p>
          </table:table-cell>
          <table:table-cell office:value-type="float" office:value="826.097392290249" calcext:value-type="float">
            <text:p>826.0973922903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brahm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32988237-cbb4-4ba5-8592-0b70f6fcce6b</text:p>
          </table:table-cell>
          <table:table-cell office:value-type="string" calcext:value-type="string">
            <text:p>Brahms, Hungarian Dances, WoO 1 - No. <text:s/>6 in D major.wav</text:p>
          </table:table-cell>
          <table:table-cell office:value-type="float" office:value="207.17820861678" calcext:value-type="float">
            <text:p>207.1782086168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brahm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725821e-13c1-4719-ae25-753cc65ed7e4</text:p>
          </table:table-cell>
          <table:table-cell office:value-type="string" calcext:value-type="string">
            <text:p>Brahms, Symphony 4 - 2 Andante moderato.wav</text:p>
          </table:table-cell>
          <table:table-cell office:value-type="float" office:value="726.152902494331" calcext:value-type="float">
            <text:p>726.1529024943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brahm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1293b0d-181d-4d5e-9185-41d566ef16b3</text:p>
          </table:table-cell>
          <table:table-cell office:value-type="string" calcext:value-type="string">
            <text:p>Brahms, Symphony 2 - 3 Allegretton Grazioso.wav</text:p>
          </table:table-cell>
          <table:table-cell office:value-type="float" office:value="573.075351473923" calcext:value-type="float">
            <text:p>573.0753514739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brahm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bd47f37-536f-403e-88eb-0ec03bcd9126</text:p>
          </table:table-cell>
          <table:table-cell office:value-type="string" calcext:value-type="string">
            <text:p>Brahms, Piano Concerto 2 in B Flat, Op. 83 - 2 Allegro Appassionato.m4a</text:p>
          </table:table-cell>
          <table:table-cell office:value-type="float" office:value="546.480181405896" calcext:value-type="float">
            <text:p>546.4801814059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brahm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35b93ebd-adcb-4ba2-a3d6-739be357a6a4</text:p>
          </table:table-cell>
          <table:table-cell office:value-type="string" calcext:value-type="string">
            <text:p>Brahms, Symphony 1 - 2 Andante sostenuto.wav</text:p>
          </table:table-cell>
          <table:table-cell office:value-type="float" office:value="543.086780045352" calcext:value-type="float">
            <text:p>543.0867800454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brahm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cea43a6-5578-4525-8e6d-671b40a6e4e9</text:p>
          </table:table-cell>
          <table:table-cell office:value-type="string" calcext:value-type="string">
            <text:p>Brahms, Hungarian Dances, WoO 1 - No. <text:s/>9 in E minor.wav</text:p>
          </table:table-cell>
          <table:table-cell office:value-type="float" office:value="131.109637188209" calcext:value-type="float">
            <text:p>131.1096371882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brahm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c56e77a-8eef-47c5-8022-491aee19902c</text:p>
          </table:table-cell>
          <table:table-cell office:value-type="string" calcext:value-type="string">
            <text:p>Brahms, Hungarian Dances, WoO 1 - No. 16 in F minor.wav</text:p>
          </table:table-cell>
          <table:table-cell office:value-type="float" office:value="179.122698412698" calcext:value-type="float">
            <text:p>179.1226984127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brahm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57201c47-7b12-4b2c-bbb6-a79d5f039e95</text:p>
          </table:table-cell>
          <table:table-cell office:value-type="string" calcext:value-type="string">
            <text:p>04 Kurtág_ Stele - 2. Lamentoso_ Dis.wav</text:p>
          </table:table-cell>
          <table:table-cell office:value-type="float" office:value="247.014943310658" calcext:value-type="float">
            <text:p>247.0149433107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ockhaus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a709fd-c09f-429f-aab1-f039fcd5ae54</text:p>
          </table:table-cell>
          <table:table-cell office:value-type="string" calcext:value-type="string">
            <text:p>20 Adoration.wav</text:p>
          </table:table-cell>
          <table:table-cell office:value-type="float" office:value="267.233718820862" calcext:value-type="float">
            <text:p>267.2337188209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ockhaus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5ab85e7f-6bf2-4a53-8612-156ef854a53e</text:p>
          </table:table-cell>
          <table:table-cell office:value-type="string" calcext:value-type="string">
            <text:p>04 Abschnitt 12.wav</text:p>
          </table:table-cell>
          <table:table-cell office:value-type="float" office:value="211.122698412698" calcext:value-type="float">
            <text:p>211.1226984127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ockhaus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bbca7b7-7fa9-4c2b-a8b8-98632bd222c4</text:p>
          </table:table-cell>
          <table:table-cell office:value-type="string" calcext:value-type="string">
            <text:p>07 Evolution.wav</text:p>
          </table:table-cell>
          <table:table-cell office:value-type="float" office:value="369.294126984127" calcext:value-type="float">
            <text:p>369.2941269841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ockhaus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6e842c5-3e45-4bca-b3e0-65ef2bb7b692</text:p>
          </table:table-cell>
          <table:table-cell office:value-type="string" calcext:value-type="string">
            <text:p>05 Kurtág_ Stele - 3. Molto Sostenut.wav</text:p>
          </table:table-cell>
          <table:table-cell office:value-type="float" office:value="355.03126984127" calcext:value-type="float">
            <text:p>355.0312698413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ockhaus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e422eac-d23e-4255-b7de-4db1d6f86b00</text:p>
          </table:table-cell>
          <table:table-cell office:value-type="string" calcext:value-type="string">
            <text:p>14 Harmony - Presence.wav</text:p>
          </table:table-cell>
          <table:table-cell office:value-type="float" office:value="76.2263718820862" calcext:value-type="float">
            <text:p>76.2263718821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ockhaus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83b2a7e-460d-4c24-9fdb-0a44350aa681</text:p>
          </table:table-cell>
          <table:table-cell office:value-type="string" calcext:value-type="string">
            <text:p>11 Genesis.wav</text:p>
          </table:table-cell>
          <table:table-cell office:value-type="float" office:value="123.429637188209" calcext:value-type="float">
            <text:p>123.4296371882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ockhaus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e998154-84b1-4dd6-a17b-ed592630133c</text:p>
          </table:table-cell>
          <table:table-cell office:value-type="string" calcext:value-type="string">
            <text:p>03 Abschnitt 6.wav</text:p>
          </table:table-cell>
          <table:table-cell office:value-type="float" office:value="253.28433106576" calcext:value-type="float">
            <text:p>253.2843310658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ockhaus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348a1ad2-b93c-4b33-b070-f316389fae72</text:p>
          </table:table-cell>
          <table:table-cell office:value-type="string" calcext:value-type="string">
            <text:p>01 Kurtág_ Grabstein Für Stephan.wav</text:p>
          </table:table-cell>
          <table:table-cell office:value-type="float" office:value="571.011678004535" calcext:value-type="float">
            <text:p>571.0116780045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ockhaus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56ea5fb1-f876-4748-9d75-8efff299a7e7</text:p>
          </table:table-cell>
          <table:table-cell office:value-type="string" calcext:value-type="string">
            <text:p>13 Orchestra Pause.wav</text:p>
          </table:table-cell>
          <table:table-cell office:value-type="float" office:value="62.5120861678005" calcext:value-type="float">
            <text:p>62.5120861678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ockhaus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a33d1ec-128f-4275-af7f-0b84357e1c94</text:p>
          </table:table-cell>
          <table:table-cell office:value-type="string" calcext:value-type="string">
            <text:p>18 Evolution.wav</text:p>
          </table:table-cell>
          <table:table-cell office:value-type="float" office:value="202.868004535147" calcext:value-type="float">
            <text:p>202.8680045351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ockhaus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d5ea5ac-4769-4490-b094-c73d3dcb95c2</text:p>
          </table:table-cell>
          <table:table-cell office:value-type="string" calcext:value-type="string">
            <text:p>10 Melody - Genesis.wav</text:p>
          </table:table-cell>
          <table:table-cell office:value-type="float" office:value="57.9929024943311" calcext:value-type="float">
            <text:p>57.9929024943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ockhaus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67eff9-a7ac-436d-81f5-1ea43d257fcd</text:p>
          </table:table-cell>
          <table:table-cell office:value-type="string" calcext:value-type="string">
            <text:p>06 Abschnitt 23.wav</text:p>
          </table:table-cell>
          <table:table-cell office:value-type="float" office:value="325.826371882086" calcext:value-type="float">
            <text:p>325.8263718821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ockhaus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c11c197-c1c5-4ab7-a073-7f185adf9836</text:p>
          </table:table-cell>
          <table:table-cell office:value-type="string" calcext:value-type="string">
            <text:p>12 Genesis.wav</text:p>
          </table:table-cell>
          <table:table-cell office:value-type="float" office:value="170.319433106576" calcext:value-type="float">
            <text:p>170.3194331066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ockhaus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757fa9-72a2-49d8-8b72-26cd8934f01a</text:p>
          </table:table-cell>
          <table:table-cell office:value-type="string" calcext:value-type="string">
            <text:p>16 Echo.wav</text:p>
          </table:table-cell>
          <table:table-cell office:value-type="float" office:value="406.518616780045" calcext:value-type="float">
            <text:p>406.51861678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ockhaus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3af32da-6aa0-4219-a73a-f121526a3e0e</text:p>
          </table:table-cell>
          <table:table-cell office:value-type="string" calcext:value-type="string">
            <text:p>07 Abschnitt 29A.wav</text:p>
          </table:table-cell>
          <table:table-cell office:value-type="float" office:value="59.7692290249433" calcext:value-type="float">
            <text:p>59.7692290249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ockhaus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6a4cafd-393e-4537-a994-38fab39a0eef</text:p>
          </table:table-cell>
          <table:table-cell office:value-type="string" calcext:value-type="string">
            <text:p>08 Echo.wav</text:p>
          </table:table-cell>
          <table:table-cell office:value-type="float" office:value="178.182290249433" calcext:value-type="float">
            <text:p>178.1822902494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ockhaus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52e514d-329c-45d0-a064-8f8f2a39ac80</text:p>
          </table:table-cell>
          <table:table-cell office:value-type="string" calcext:value-type="string">
            <text:p>02 Abschnitt 1.wav</text:p>
          </table:table-cell>
          <table:table-cell office:value-type="float" office:value="251.481882086168" calcext:value-type="float">
            <text:p>251.4818820862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ockhaus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6ef36c4-367b-4d3f-949f-3e3d1b9bc57c</text:p>
          </table:table-cell>
          <table:table-cell office:value-type="string" calcext:value-type="string">
            <text:p>15 Orchestra Pause.wav</text:p>
          </table:table-cell>
          <table:table-cell office:value-type="float" office:value="138.450045351474" calcext:value-type="float">
            <text:p>138.4500453515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ockhaus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355fdb9-6e98-4fa2-8616-4b0904e38583</text:p>
          </table:table-cell>
          <table:table-cell office:value-type="string" calcext:value-type="string">
            <text:p>21 Orchestra Pause.wav</text:p>
          </table:table-cell>
          <table:table-cell office:value-type="float" office:value="432.196984126984" calcext:value-type="float">
            <text:p>432.196984127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ockhaus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04b37f0-32cf-4eba-89c3-7f977251c90d</text:p>
          </table:table-cell>
          <table:table-cell office:value-type="string" calcext:value-type="string">
            <text:p>09 Orchestra Pause.wav</text:p>
          </table:table-cell>
          <table:table-cell office:value-type="float" office:value="32.8108616780045" calcext:value-type="float">
            <text:p>32.810861678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ockhaus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172939b-b7aa-47fe-b67f-4a8f0666d015</text:p>
          </table:table-cell>
          <table:table-cell office:value-type="string" calcext:value-type="string">
            <text:p>03 Echo.wav</text:p>
          </table:table-cell>
          <table:table-cell office:value-type="float" office:value="106.0320861678" calcext:value-type="float">
            <text:p>106.0320861678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ockhaus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811b524-cb03-4d89-a38d-fff688549be8</text:p>
          </table:table-cell>
          <table:table-cell office:value-type="string" calcext:value-type="string">
            <text:p>01 Eroffnung.wav</text:p>
          </table:table-cell>
          <table:table-cell office:value-type="float" office:value="36.5202494331066" calcext:value-type="float">
            <text:p>36.5202494331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ockhaus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f74db0a-b32f-42fb-aa7e-de39fc026bc3</text:p>
          </table:table-cell>
          <table:table-cell office:value-type="string" calcext:value-type="string">
            <text:p>03 Kurtág_ Stele - 1. Adagio.wav</text:p>
          </table:table-cell>
          <table:table-cell office:value-type="float" office:value="151.041065759637" calcext:value-type="float">
            <text:p>151.0410657596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ockhaus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c1ab816-aeda-4d52-9be5-8c314de6ccf1</text:p>
          </table:table-cell>
          <table:table-cell office:value-type="string" calcext:value-type="string">
            <text:p>05 Abschnitt 17.wav</text:p>
          </table:table-cell>
          <table:table-cell office:value-type="float" office:value="266.998616780045" calcext:value-type="float">
            <text:p>266.99861678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ockhaus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3b89ce65-dfc5-4c98-bf54-19fe66965364</text:p>
          </table:table-cell>
          <table:table-cell office:value-type="string" calcext:value-type="string">
            <text:p>06 Genesis.wav</text:p>
          </table:table-cell>
          <table:table-cell office:value-type="float" office:value="212.794535147392" calcext:value-type="float">
            <text:p>212.7945351474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ockhaus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1e8ff6b-fba7-431c-9ad8-2df311587789</text:p>
          </table:table-cell>
          <table:table-cell office:value-type="string" calcext:value-type="string">
            <text:p>09 Abschnitt 29C.wav</text:p>
          </table:table-cell>
          <table:table-cell office:value-type="float" office:value="19.723514739229" calcext:value-type="float">
            <text:p>19.7235147392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ockhaus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fa790e8-4a6b-4d82-bb4d-971305186af9</text:p>
          </table:table-cell>
          <table:table-cell office:value-type="string" calcext:value-type="string">
            <text:p>01 Rhythm - Genesis.wav</text:p>
          </table:table-cell>
          <table:table-cell office:value-type="float" office:value="444.866371882086" calcext:value-type="float">
            <text:p>444.8663718821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ockhaus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11f2fc2-4ad6-44c2-8118-6d1fb0d197eb</text:p>
          </table:table-cell>
          <table:table-cell office:value-type="string" calcext:value-type="string">
            <text:p>04 Orchestra Pause.wav</text:p>
          </table:table-cell>
          <table:table-cell office:value-type="float" office:value="99.8671882086168" calcext:value-type="float">
            <text:p>99.8671882086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ockhaus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53009c2-81e1-4c0c-9fe7-92a53e837bb8</text:p>
          </table:table-cell>
          <table:table-cell office:value-type="string" calcext:value-type="string">
            <text:p>05 Dynamic - Genesis.wav</text:p>
          </table:table-cell>
          <table:table-cell office:value-type="float" office:value="169.901473922903" calcext:value-type="float">
            <text:p>169.9014739229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ockhaus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576884a-752e-4fcf-9c50-0febb608ac70</text:p>
          </table:table-cell>
          <table:table-cell office:value-type="string" calcext:value-type="string">
            <text:p>02 Stockhausen_ Gruppen.wav</text:p>
          </table:table-cell>
          <table:table-cell office:value-type="float" office:value="1354.00596371882" calcext:value-type="float">
            <text:p>1354.0059637188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ockhaus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cff65ec-98e4-4a65-8a0c-b40be483ba99</text:p>
          </table:table-cell>
          <table:table-cell office:value-type="string" calcext:value-type="string">
            <text:p>08 Abschnitt 29B.wav</text:p>
          </table:table-cell>
          <table:table-cell office:value-type="float" office:value="40.0206575963719" calcext:value-type="float">
            <text:p>40.0206575964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ockhaus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fdce844-00ba-43c8-a1bc-8f98045f505f</text:p>
          </table:table-cell>
          <table:table-cell office:value-type="string" calcext:value-type="string">
            <text:p>17 Polyphony - Evolution.wav</text:p>
          </table:table-cell>
          <table:table-cell office:value-type="float" office:value="287.609229024943" calcext:value-type="float">
            <text:p>287.6092290249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ockhaus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386fe6c-e727-4454-9e91-96cbabb63b4c</text:p>
          </table:table-cell>
          <table:table-cell office:value-type="string" calcext:value-type="string">
            <text:p>10 Abschnitt 30.wav</text:p>
          </table:table-cell>
          <table:table-cell office:value-type="float" office:value="270.499024943311" calcext:value-type="float">
            <text:p>270.4990249433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ockhaus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0133777-306b-4b2e-8197-bd34f835100f</text:p>
          </table:table-cell>
          <table:table-cell office:value-type="string" calcext:value-type="string">
            <text:p>19 Spiral.wav</text:p>
          </table:table-cell>
          <table:table-cell office:value-type="float" office:value="319.687596371882" calcext:value-type="float">
            <text:p>319.6875963719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ockhaus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3882f983-809e-4479-aa43-70c94429e1fb</text:p>
          </table:table-cell>
          <table:table-cell office:value-type="string" calcext:value-type="string">
            <text:p>02 Evolution.wav</text:p>
          </table:table-cell>
          <table:table-cell office:value-type="float" office:value="196.676984126984" calcext:value-type="float">
            <text:p>196.676984127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ockhaus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eb578b7-a825-4698-9a8c-4081db385c27</text:p>
          </table:table-cell>
          <table:table-cell office:value-type="string" calcext:value-type="string">
            <text:p>10-03 Stravinsky_ Concerto For Piano.m4a</text:p>
          </table:table-cell>
          <table:table-cell office:value-type="float" office:value="304.179954648526" calcext:value-type="float">
            <text:p>304.1799546485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3ad8982-ce1f-4e5a-97be-567c75cd485d</text:p>
          </table:table-cell>
          <table:table-cell office:value-type="string" calcext:value-type="string">
            <text:p>13-10 Stravinsky_ Concerto For 2 Pia.m4a</text:p>
          </table:table-cell>
          <table:table-cell office:value-type="float" office:value="385.496235827664" calcext:value-type="float">
            <text:p>385.4962358277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1023005-7caf-4705-bdfd-af905d7130bc</text:p>
          </table:table-cell>
          <table:table-cell office:value-type="string" calcext:value-type="string">
            <text:p>7-22 Stravinsky_ Pulcinella Suite -.wav</text:p>
          </table:table-cell>
          <table:table-cell office:value-type="float" office:value="129.333310657596" calcext:value-type="float">
            <text:p>129.3333106576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5e6cf69-7217-4eaa-b56a-8ecb9f155c49</text:p>
          </table:table-cell>
          <table:table-cell office:value-type="string" calcext:value-type="string">
            <text:p>Stravinsky, The Rite of Spring, Part I The Adoration of the Earth - 7 Adoration of the Earth (Wise Elder).wav</text:p>
          </table:table-cell>
          <table:table-cell office:value-type="float" office:value="29.2843310657596" calcext:value-type="float">
            <text:p>29.2843310658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1b53f84-4229-4dab-a8ae-8b76e965b2ae</text:p>
          </table:table-cell>
          <table:table-cell office:value-type="string" calcext:value-type="string">
            <text:p>6-08 Stravinsky_ Orphée - Act 1_ L'A.wav</text:p>
          </table:table-cell>
          <table:table-cell office:value-type="float" office:value="140.722698412698" calcext:value-type="float">
            <text:p>140.7226984127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9e6f890-67f7-49fd-b5bf-4e1dd78b095e</text:p>
          </table:table-cell>
          <table:table-cell office:value-type="string" calcext:value-type="string">
            <text:p>06 Stravinsky_ Suite #2 For Small Or.wav</text:p>
          </table:table-cell>
          <table:table-cell office:value-type="float" office:value="73.5618820861678" calcext:value-type="float">
            <text:p>73.5618820862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90118da-29c6-480f-9431-f9c5cda10cfe</text:p>
          </table:table-cell>
          <table:table-cell office:value-type="string" calcext:value-type="string">
            <text:p>6-12 Stravinsky_ Orphée - Act 2_ Pas.wav</text:p>
          </table:table-cell>
          <table:table-cell office:value-type="float" office:value="115.566780045351" calcext:value-type="float">
            <text:p>115.5667800454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b62a39-49b6-45b1-a4f5-35aa2738dcab</text:p>
          </table:table-cell>
          <table:table-cell office:value-type="string" calcext:value-type="string">
            <text:p>13-12 Stravinsky_ Concerto For 2 Pia.m4a</text:p>
          </table:table-cell>
          <table:table-cell office:value-type="float" office:value="251.168798185941" calcext:value-type="float">
            <text:p>251.1687981859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428a03c-d6cd-4ea5-9f45-285fdb7a7fb7</text:p>
          </table:table-cell>
          <table:table-cell office:value-type="string" calcext:value-type="string">
            <text:p>5-04 Scènes de ballet_ 04. Pas de de.wav</text:p>
          </table:table-cell>
          <table:table-cell office:value-type="float" office:value="168.961065759637" calcext:value-type="float">
            <text:p>168.9610657596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f3fed3c-e253-4cfc-a601-1b7cec87b9da</text:p>
          </table:table-cell>
          <table:table-cell office:value-type="string" calcext:value-type="string">
            <text:p>19-09 Stravinsky_ Monumentum Pro Ges.wav</text:p>
          </table:table-cell>
          <table:table-cell office:value-type="float" office:value="162.430453514739" calcext:value-type="float">
            <text:p>162.4304535147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10fdfad-9d0f-4d23-85fc-51aa108ae87e</text:p>
          </table:table-cell>
          <table:table-cell office:value-type="string" calcext:value-type="string">
            <text:p>Stravinsky, Symphony in Three Movements - 1 Overture. Allegro.wav</text:p>
          </table:table-cell>
          <table:table-cell office:value-type="float" office:value="560.667188208617" calcext:value-type="float">
            <text:p>560.6671882086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b7f770c-b8f0-4577-a8cb-7223edb68d08</text:p>
          </table:table-cell>
          <table:table-cell office:value-type="string" calcext:value-type="string">
            <text:p>08 Stravinsky_ The Fairy's Kiss_ Sec.wav</text:p>
          </table:table-cell>
          <table:table-cell office:value-type="float" office:value="252.788004535147" calcext:value-type="float">
            <text:p>252.7880045351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3085133-4359-45db-827a-a6b3720ac970</text:p>
          </table:table-cell>
          <table:table-cell office:value-type="string" calcext:value-type="string">
            <text:p>04 Petrouchka, Scene 3 The Moor's Ro.wav</text:p>
          </table:table-cell>
          <table:table-cell office:value-type="float" office:value="219.32514739229" calcext:value-type="float">
            <text:p>219.3251473923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10dee72-cb50-4666-ae2c-33a829c32ee9</text:p>
          </table:table-cell>
          <table:table-cell office:value-type="string" calcext:value-type="string">
            <text:p>19-07 Stravinsky_ Monumentum Pro Ges.wav</text:p>
          </table:table-cell>
          <table:table-cell office:value-type="float" office:value="148.115351473923" calcext:value-type="float">
            <text:p>148.1153514739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ee174de-0519-4c72-94b5-fa7d4cef02f0</text:p>
          </table:table-cell>
          <table:table-cell office:value-type="string" calcext:value-type="string">
            <text:p>Stravinsky, The Rite of Spring, Part I The Adoration of the Earth - 8 Dance of the Earth.wav</text:p>
          </table:table-cell>
          <table:table-cell office:value-type="float" office:value="70.0092290249433" calcext:value-type="float">
            <text:p>70.0092290249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5ac63ed6-fe57-495c-b523-ea3101e3f682</text:p>
          </table:table-cell>
          <table:table-cell office:value-type="string" calcext:value-type="string">
            <text:p>Stravinsky, The Rite of Spring, Part I The Adoration of the Earth - 5 Games of the Rival Tribes.wav</text:p>
          </table:table-cell>
          <table:table-cell office:value-type="float" office:value="107.207596371882" calcext:value-type="float">
            <text:p>107.2075963719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9da420c-370c-479b-8104-dfb53908b3c7</text:p>
          </table:table-cell>
          <table:table-cell office:value-type="string" calcext:value-type="string">
            <text:p>4-06 Stravinsky_ Apollon Musagète -.wav</text:p>
          </table:table-cell>
          <table:table-cell office:value-type="float" office:value="89.8361678004535" calcext:value-type="float">
            <text:p>89.8361678005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da13b61-5f0a-4fb7-b777-830b3e56b4dd</text:p>
          </table:table-cell>
          <table:table-cell office:value-type="string" calcext:value-type="string">
            <text:p>31 Stravinsky_ 4 Etudes - 3. Cantiqu.wav</text:p>
          </table:table-cell>
          <table:table-cell office:value-type="float" office:value="257.045963718821" calcext:value-type="float">
            <text:p>257.0459637188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caa2fb4-9d9e-425e-a38c-cfa2ea67f7a5</text:p>
          </table:table-cell>
          <table:table-cell office:value-type="string" calcext:value-type="string">
            <text:p>15 Stravinsky_ The Fairy's Kiss_ Thi.wav</text:p>
          </table:table-cell>
          <table:table-cell office:value-type="float" office:value="72.7782086167801" calcext:value-type="float">
            <text:p>72.7782086168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4cc414e-e95d-4f9d-b363-d661ea068a76</text:p>
          </table:table-cell>
          <table:table-cell office:value-type="string" calcext:value-type="string">
            <text:p>6-16 Stravinsky_ Orphée - Act 3_ Apo.wav</text:p>
          </table:table-cell>
          <table:table-cell office:value-type="float" office:value="172.539841269841" calcext:value-type="float">
            <text:p>172.5398412698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51a0a64-58df-4e0d-8e22-9deb4c569eed</text:p>
          </table:table-cell>
          <table:table-cell office:value-type="string" calcext:value-type="string">
            <text:p>5-02 Scènes de ballet_ 02. Danses.wav</text:p>
          </table:table-cell>
          <table:table-cell office:value-type="float" office:value="254.068004535147" calcext:value-type="float">
            <text:p>254.0680045351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c9e3fff-08fb-4fa4-a3e6-c515a55ca211</text:p>
          </table:table-cell>
          <table:table-cell office:value-type="string" calcext:value-type="string">
            <text:p>14 Stravinsky_ The Fairy's Kiss_ Thi.wav</text:p>
          </table:table-cell>
          <table:table-cell office:value-type="float" office:value="193.960249433107" calcext:value-type="float">
            <text:p>193.9602494331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2eb30eb-72cb-4012-a24b-bfaa17fb7f79</text:p>
          </table:table-cell>
          <table:table-cell office:value-type="string" calcext:value-type="string">
            <text:p>11 Stravinsky_ Firebird - Dawn, Ivan.wav</text:p>
          </table:table-cell>
          <table:table-cell office:value-type="float" office:value="95.8965759637188" calcext:value-type="float">
            <text:p>95.8965759637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3bd4599c-f886-4229-9695-4e03788d60da</text:p>
          </table:table-cell>
          <table:table-cell office:value-type="string" calcext:value-type="string">
            <text:p>08 Stravinsky_ Suite #2 For Small Or.wav</text:p>
          </table:table-cell>
          <table:table-cell office:value-type="float" office:value="61.3104535147392" calcext:value-type="float">
            <text:p>61.3104535147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980c3d3-8529-4503-bb2f-d870b59c3ca1</text:p>
          </table:table-cell>
          <table:table-cell office:value-type="string" calcext:value-type="string">
            <text:p>6-10 Stravinsky_ Orphée - Act 2_ Pas.wav</text:p>
          </table:table-cell>
          <table:table-cell office:value-type="float" office:value="191.034535147392" calcext:value-type="float">
            <text:p>191.0345351474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b5d9ab3-210f-448b-9886-0c90068fb5f2</text:p>
          </table:table-cell>
          <table:table-cell office:value-type="string" calcext:value-type="string">
            <text:p>6-09 Stravinsky_ Orphée - Act 1_ Int.wav</text:p>
          </table:table-cell>
          <table:table-cell office:value-type="float" office:value="121.261473922903" calcext:value-type="float">
            <text:p>121.2614739229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9a2ff67-6734-4702-bf39-b3133c9b8c02</text:p>
          </table:table-cell>
          <table:table-cell office:value-type="string" calcext:value-type="string">
            <text:p>18 Stravinsky_ The Fairy's Kiss_ Fou.wav</text:p>
          </table:table-cell>
          <table:table-cell office:value-type="float" office:value="313.235351473923" calcext:value-type="float">
            <text:p>313.2353514739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b5f77af-ee25-40b4-a3a7-70c96522e141</text:p>
          </table:table-cell>
          <table:table-cell office:value-type="string" calcext:value-type="string">
            <text:p>30 Stravinsky_ 4 Etudes - 2. Excentr.wav</text:p>
          </table:table-cell>
          <table:table-cell office:value-type="float" office:value="140.64433106576" calcext:value-type="float">
            <text:p>140.6443310658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c24ee4b-7648-4989-a963-60367551d269</text:p>
          </table:table-cell>
          <table:table-cell office:value-type="string" calcext:value-type="string">
            <text:p>10 Petrouchka, Scene 4 The Fair (tow.wav</text:p>
          </table:table-cell>
          <table:table-cell office:value-type="float" office:value="123.116167800454" calcext:value-type="float">
            <text:p>123.1161678005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d6494c4-c66c-4b09-9e87-a221a722d0e7</text:p>
          </table:table-cell>
          <table:table-cell office:value-type="string" calcext:value-type="string">
            <text:p>Stravinsky, Violin Concerto in D, for violin &amp; orchestra in D Major - 3, Aria II.wma</text:p>
          </table:table-cell>
          <table:table-cell office:value-type="float" office:value="366.968163265306" calcext:value-type="float">
            <text:p>366.9681632653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d63df89-b67a-49f3-903a-c4b58b9b5285</text:p>
          </table:table-cell>
          <table:table-cell office:value-type="string" calcext:value-type="string">
            <text:p>6-06 Stravinsky_ Orphée - Act 1_ Orp.wav</text:p>
          </table:table-cell>
          <table:table-cell office:value-type="float" office:value="172.200249433107" calcext:value-type="float">
            <text:p>172.2002494331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9cab4aa-db0f-47e4-8a39-c4db2daa9f80</text:p>
          </table:table-cell>
          <table:table-cell office:value-type="string" calcext:value-type="string">
            <text:p>32 Stravinsky_ 4 Etudes - 4. Madrid.wav</text:p>
          </table:table-cell>
          <table:table-cell office:value-type="float" office:value="147.357800453515" calcext:value-type="float">
            <text:p>147.3578004535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4a7874d-7329-4f59-999b-b647ef08d195</text:p>
          </table:table-cell>
          <table:table-cell office:value-type="string" calcext:value-type="string">
            <text:p>06 Petrouchka, Scene 4 The Fair (tow.wav</text:p>
          </table:table-cell>
          <table:table-cell office:value-type="float" office:value="59.5863718820862" calcext:value-type="float">
            <text:p>59.5863718821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6e6b653-c245-4263-b78f-1e135668e078</text:p>
          </table:table-cell>
          <table:table-cell office:value-type="string" calcext:value-type="string">
            <text:p>Stravinsky, The Rite of Spring, Part II The Sacrifice - 2 Mystic Circles of the Young girls.wav</text:p>
          </table:table-cell>
          <table:table-cell office:value-type="float" office:value="222.930045351474" calcext:value-type="float">
            <text:p>222.9300453515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25b89fc-ba01-49f6-a062-97725e900039</text:p>
          </table:table-cell>
          <table:table-cell office:value-type="string" calcext:value-type="string">
            <text:p>07 Petrouchka, Scene 4 The Fair (tow.wav</text:p>
          </table:table-cell>
          <table:table-cell office:value-type="float" office:value="154.019024943311" calcext:value-type="float">
            <text:p>154.0190249433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330bc3f-57b4-4c06-a6c3-c0298198636b</text:p>
          </table:table-cell>
          <table:table-cell office:value-type="string" calcext:value-type="string">
            <text:p>5-01 Scènes de ballet_ 01. Introduct.wav</text:p>
          </table:table-cell>
          <table:table-cell office:value-type="float" office:value="52.4810657596372" calcext:value-type="float">
            <text:p>52.4810657596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c37f63c-8dc0-4464-871d-817b32ddcf85</text:p>
          </table:table-cell>
          <table:table-cell office:value-type="string" calcext:value-type="string">
            <text:p>10 Stravinsky_ The Fairy's Kiss_ Sec.wav</text:p>
          </table:table-cell>
          <table:table-cell office:value-type="float" office:value="241.215759637188" calcext:value-type="float">
            <text:p>241.2157596372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fbdb209-a5e1-4d4e-a995-abc8f9c1f52b</text:p>
          </table:table-cell>
          <table:table-cell office:value-type="string" calcext:value-type="string">
            <text:p>10-05 Stravinsky_ Movements For Pian.m4a</text:p>
          </table:table-cell>
          <table:table-cell office:value-type="float" office:value="94.5269841269841" calcext:value-type="float">
            <text:p>94.526984127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8f00cbf-dd50-4ad8-9116-91393075bd56</text:p>
          </table:table-cell>
          <table:table-cell office:value-type="string" calcext:value-type="string">
            <text:p>09 Petrouchka, Scene 4 The Fair (tow.wav</text:p>
          </table:table-cell>
          <table:table-cell office:value-type="float" office:value="70.4271882086168" calcext:value-type="float">
            <text:p>70.4271882086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56309bdb-1cae-48a4-849f-ccc5f79a1f1e</text:p>
          </table:table-cell>
          <table:table-cell office:value-type="string" calcext:value-type="string">
            <text:p>Stravinsky, The Rite of Spring, Part I The Adoration of the Earth - 1 Introduction.wav</text:p>
          </table:table-cell>
          <table:table-cell office:value-type="float" office:value="217.810045351474" calcext:value-type="float">
            <text:p>217.8100453515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03ea0db-7344-4b39-bb4d-028ebab45b04</text:p>
          </table:table-cell>
          <table:table-cell office:value-type="string" calcext:value-type="string">
            <text:p>4-10 Stravinsky_ Apollon Musagète -.wav</text:p>
          </table:table-cell>
          <table:table-cell office:value-type="float" office:value="192.758616780045" calcext:value-type="float">
            <text:p>192.75861678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32636429-4e51-499e-b537-d7778c375e22</text:p>
          </table:table-cell>
          <table:table-cell office:value-type="string" calcext:value-type="string">
            <text:p>07 Stravinsky_ The Fairy's Kiss_ Fir.wav</text:p>
          </table:table-cell>
          <table:table-cell office:value-type="float" office:value="94.3553514739229" calcext:value-type="float">
            <text:p>94.3553514739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3837be4d-b068-4957-b0c0-0c636126097c</text:p>
          </table:table-cell>
          <table:table-cell office:value-type="string" calcext:value-type="string">
            <text:p>08 Stravinsky_ Firebird - The Prince.wav</text:p>
          </table:table-cell>
          <table:table-cell office:value-type="float" office:value="143.021473922903" calcext:value-type="float">
            <text:p>143.0214739229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71442a8-1bff-41f7-88b2-3fa6689103bd</text:p>
          </table:table-cell>
          <table:table-cell office:value-type="string" calcext:value-type="string">
            <text:p>01 Petrouchka, Scene 1 The Shrovetid.wav</text:p>
          </table:table-cell>
          <table:table-cell office:value-type="float" office:value="439.48514739229" calcext:value-type="float">
            <text:p>439.4851473923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3848721-2ac7-4347-8920-0bbe3f229ced</text:p>
          </table:table-cell>
          <table:table-cell office:value-type="string" calcext:value-type="string">
            <text:p>Stravinski, Symphony in C - 4 Largo - Tempo giusto, alla br.wav</text:p>
          </table:table-cell>
          <table:table-cell office:value-type="float" office:value="443.481882086168" calcext:value-type="float">
            <text:p>443.4818820862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c4f7f18-326d-4a04-8074-d18e8885d47c</text:p>
          </table:table-cell>
          <table:table-cell office:value-type="string" calcext:value-type="string">
            <text:p>4-02 Stravinsky_ Apollon Musagète -.wav</text:p>
          </table:table-cell>
          <table:table-cell office:value-type="float" office:value="174.969229024943" calcext:value-type="float">
            <text:p>174.9692290249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21488c3-3991-48d3-b01b-39b08f2961a9</text:p>
          </table:table-cell>
          <table:table-cell office:value-type="string" calcext:value-type="string">
            <text:p>7-21 Stravinsky_ Pulcinella Suite -.wav</text:p>
          </table:table-cell>
          <table:table-cell office:value-type="float" office:value="127.374126984127" calcext:value-type="float">
            <text:p>127.3741269841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27554f9-6260-4116-8d41-7796b3be564d</text:p>
          </table:table-cell>
          <table:table-cell office:value-type="string" calcext:value-type="string">
            <text:p>10-08 Stravinsky_ Movements For Pian.m4a</text:p>
          </table:table-cell>
          <table:table-cell office:value-type="float" office:value="123.877006802721" calcext:value-type="float">
            <text:p>123.8770068027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dfa4776-85e9-4ab6-9167-26e14f0d5154</text:p>
          </table:table-cell>
          <table:table-cell office:value-type="string" calcext:value-type="string">
            <text:p>06 Stravinsky_ Firebird - The Firebi.wav</text:p>
          </table:table-cell>
          <table:table-cell office:value-type="float" office:value="315.638616780045" calcext:value-type="float">
            <text:p>315.63861678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e42a6cd-1d32-4ef4-86c4-0c50cd4f6617</text:p>
          </table:table-cell>
          <table:table-cell office:value-type="string" calcext:value-type="string">
            <text:p>01 Stravinsky_ Firebird - Introducti.wav</text:p>
          </table:table-cell>
          <table:table-cell office:value-type="float" office:value="141.715351473923" calcext:value-type="float">
            <text:p>141.7153514739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e519f8-e9be-4826-a63f-6dd4decc0eb4</text:p>
          </table:table-cell>
          <table:table-cell office:value-type="string" calcext:value-type="string">
            <text:p>5-09 Scènes de ballet_ 09. Apothéose.wav</text:p>
          </table:table-cell>
          <table:table-cell office:value-type="float" office:value="132.546371882086" calcext:value-type="float">
            <text:p>132.5463718821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33b7bf1c-5424-4cce-89ec-f9e2bd2a7253</text:p>
          </table:table-cell>
          <table:table-cell office:value-type="string" calcext:value-type="string">
            <text:p>5-06 Scènes de ballet_ 06. Variation.wav</text:p>
          </table:table-cell>
          <table:table-cell office:value-type="float" office:value="144.641065759637" calcext:value-type="float">
            <text:p>144.6410657596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72ee203-74eb-4a13-91d6-1737452af246</text:p>
          </table:table-cell>
          <table:table-cell office:value-type="string" calcext:value-type="string">
            <text:p>5-08 Scènes de ballet_ 08. Danses.wav</text:p>
          </table:table-cell>
          <table:table-cell office:value-type="float" office:value="62.5643310657596" calcext:value-type="float">
            <text:p>62.5643310658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6ed990d-9416-45c6-9452-ab8bf4ee5c8e</text:p>
          </table:table-cell>
          <table:table-cell office:value-type="string" calcext:value-type="string">
            <text:p>16 Stravinsky_ The Fairy's Kiss_ Thi.wav</text:p>
          </table:table-cell>
          <table:table-cell office:value-type="float" office:value="123.925963718821" calcext:value-type="float">
            <text:p>123.9259637188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ddf12ba-769d-4c56-91e6-869b9d405f49</text:p>
          </table:table-cell>
          <table:table-cell office:value-type="string" calcext:value-type="string">
            <text:p>Stravinsky, The Rite of Spring, Part II The Sacrifice - 1 Introduction.wav</text:p>
          </table:table-cell>
          <table:table-cell office:value-type="float" office:value="266.737392290249" calcext:value-type="float">
            <text:p>266.7373922903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f59ed9f-3795-4b7a-8fac-135cda289d1f</text:p>
          </table:table-cell>
          <table:table-cell office:value-type="string" calcext:value-type="string">
            <text:p>4-04 Stravinsky_ Apollon Musagète -.wav</text:p>
          </table:table-cell>
          <table:table-cell office:value-type="float" office:value="90.5675963718821" calcext:value-type="float">
            <text:p>90.5675963719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c234a7b-0599-41d3-8f51-4180f2321c3d</text:p>
          </table:table-cell>
          <table:table-cell office:value-type="string" calcext:value-type="string">
            <text:p>09 Stravinsky_ Firebird - The Sudden.wav</text:p>
          </table:table-cell>
          <table:table-cell office:value-type="float" office:value="61.519433106576" calcext:value-type="float">
            <text:p>61.5194331066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4dbe5f4-33b7-4c03-90d3-e32b3027c84e</text:p>
          </table:table-cell>
          <table:table-cell office:value-type="string" calcext:value-type="string">
            <text:p>02 Stravinsky_ Suite #1 For Small Or.wav</text:p>
          </table:table-cell>
          <table:table-cell office:value-type="float" office:value="77.5324943310658" calcext:value-type="float">
            <text:p>77.5324943311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d96fdb-e6dd-4a5e-9e6c-f2e8bf9e40f7</text:p>
          </table:table-cell>
          <table:table-cell office:value-type="string" calcext:value-type="string">
            <text:p>6-13 Stravinsky_ Orphée - Act 2_ Pas.wav</text:p>
          </table:table-cell>
          <table:table-cell office:value-type="float" office:value="303.099841269841" calcext:value-type="float">
            <text:p>303.0998412698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1e1aea7-7fc7-4afb-8ef0-0228ae685d4f</text:p>
          </table:table-cell>
          <table:table-cell office:value-type="string" calcext:value-type="string">
            <text:p>12 Stravinsky_ Firebird - The Sound.wav</text:p>
          </table:table-cell>
          <table:table-cell office:value-type="float" office:value="85.8655555555556" calcext:value-type="float">
            <text:p>85.8655555556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e5cc028-460b-40ab-8898-d07f32774f3f</text:p>
          </table:table-cell>
          <table:table-cell office:value-type="string" calcext:value-type="string">
            <text:p>08 Petrouchka, Scene 4 The Fair (tow.wav</text:p>
          </table:table-cell>
          <table:table-cell office:value-type="float" office:value="89.0263718820862" calcext:value-type="float">
            <text:p>89.0263718821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4c370aa-d7c6-42a4-bce6-f38fceb21991</text:p>
          </table:table-cell>
          <table:table-cell office:value-type="string" calcext:value-type="string">
            <text:p>Stravinsky, Violin Concerto in D, for violin &amp; orchestra in D Major - 1, Toccata.wma</text:p>
          </table:table-cell>
          <table:table-cell office:value-type="float" office:value="291.456870748299" calcext:value-type="float">
            <text:p>291.4568707483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4a7a080-eec0-43e8-bd54-0ffdb95358fc</text:p>
          </table:table-cell>
          <table:table-cell office:value-type="string" calcext:value-type="string">
            <text:p>Stravinsky, Tango (1953).wav</text:p>
          </table:table-cell>
          <table:table-cell office:value-type="float" office:value="246.570861678005" calcext:value-type="float">
            <text:p>246.570861678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a8aae08-632b-4103-8416-42cc2d46bf8a</text:p>
          </table:table-cell>
          <table:table-cell office:value-type="string" calcext:value-type="string">
            <text:p>04 Stravinsky_ The Fairy's Kiss_ Fir.wav</text:p>
          </table:table-cell>
          <table:table-cell office:value-type="float" office:value="159.7920861678" calcext:value-type="float">
            <text:p>159.7920861678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ddd6eff-0d5a-4f93-aaff-1737d0bb4886</text:p>
          </table:table-cell>
          <table:table-cell office:value-type="string" calcext:value-type="string">
            <text:p>Stravinski, Symphony in C - 2 Larghetto concertante.wav</text:p>
          </table:table-cell>
          <table:table-cell office:value-type="float" office:value="350.172494331066" calcext:value-type="float">
            <text:p>350.1724943311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21bbbb3-971b-4965-a973-a7a607461b47</text:p>
          </table:table-cell>
          <table:table-cell office:value-type="string" calcext:value-type="string">
            <text:p>10 Stravinsky_ Firebird - The Prince.wav</text:p>
          </table:table-cell>
          <table:table-cell office:value-type="float" office:value="239.517800453515" calcext:value-type="float">
            <text:p>239.5178004535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0fb574d-68b4-4ba7-829c-437af20bcf4f</text:p>
          </table:table-cell>
          <table:table-cell office:value-type="string" calcext:value-type="string">
            <text:p>6-15 Stravinsky_ Orphée - Act 2_ Pas.wav</text:p>
          </table:table-cell>
          <table:table-cell office:value-type="float" office:value="154.019024943311" calcext:value-type="float">
            <text:p>154.0190249433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7912830-3453-431a-bcb0-78b4c065bd5c</text:p>
          </table:table-cell>
          <table:table-cell office:value-type="string" calcext:value-type="string">
            <text:p>02 Petrouchka, Scene 1 The Shrovetid.wav</text:p>
          </table:table-cell>
          <table:table-cell office:value-type="float" office:value="164.363514739229" calcext:value-type="float">
            <text:p>164.3635147392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7585210-3e17-4c0e-b30e-b5cea5956adc</text:p>
          </table:table-cell>
          <table:table-cell office:value-type="string" calcext:value-type="string">
            <text:p>03 Stravinsky_ Firebird - The Firebi.wav</text:p>
          </table:table-cell>
          <table:table-cell office:value-type="float" office:value="142.107188208617" calcext:value-type="float">
            <text:p>142.1071882086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b12207a-968d-4285-9f32-bef16174e193</text:p>
          </table:table-cell>
          <table:table-cell office:value-type="string" calcext:value-type="string">
            <text:p>04 Stravinsky_ Firebird - Dance Of T.wav</text:p>
          </table:table-cell>
          <table:table-cell office:value-type="float" office:value="87.3545351473923" calcext:value-type="float">
            <text:p>87.3545351474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b18a9bb-fa9e-439e-b7bf-4117feaa1579</text:p>
          </table:table-cell>
          <table:table-cell office:value-type="string" calcext:value-type="string">
            <text:p>12 Stravinsky_ The Fairy's Kiss_ Thi.wav</text:p>
          </table:table-cell>
          <table:table-cell office:value-type="float" office:value="185.104739229025" calcext:value-type="float">
            <text:p>185.104739229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aac45d8-599f-4b02-9e17-24f70b6a0b54</text:p>
          </table:table-cell>
          <table:table-cell office:value-type="string" calcext:value-type="string">
            <text:p>Stravinsky, The Rite of Spring, Part I The Adoration of the Earth - 3 Mock Abduction.wav</text:p>
          </table:table-cell>
          <table:table-cell office:value-type="float" office:value="80.3537188208617" calcext:value-type="float">
            <text:p>80.3537188209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cb8fdf8-e81f-442a-94b8-827abf4ee626</text:p>
          </table:table-cell>
          <table:table-cell office:value-type="string" calcext:value-type="string">
            <text:p>05 Stravinsky_ Firebird - Ivan Tsare.wav</text:p>
          </table:table-cell>
          <table:table-cell office:value-type="float" office:value="60.5006575963719" calcext:value-type="float">
            <text:p>60.5006575964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8c287d2-2142-427c-8cb8-c30b47bba2cb</text:p>
          </table:table-cell>
          <table:table-cell office:value-type="string" calcext:value-type="string">
            <text:p>17 Stravinsky_ The Fairy's Kiss_ Thi.wav</text:p>
          </table:table-cell>
          <table:table-cell office:value-type="float" office:value="293.408412698413" calcext:value-type="float">
            <text:p>293.4084126984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6c4daf3-7145-49c2-85a4-ba125d8074c1</text:p>
          </table:table-cell>
          <table:table-cell office:value-type="string" calcext:value-type="string">
            <text:p>7-17 Stravinsky_ Pulcinella Suite -.wav</text:p>
          </table:table-cell>
          <table:table-cell office:value-type="float" office:value="73.7969841269841" calcext:value-type="float">
            <text:p>73.796984127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b1c94a4-0ee2-4651-a931-58480fe57005</text:p>
          </table:table-cell>
          <table:table-cell office:value-type="string" calcext:value-type="string">
            <text:p>12 Petrouchka, Scene 4 The Fair (tow.wav</text:p>
          </table:table-cell>
          <table:table-cell office:value-type="float" office:value="47.4133106575964" calcext:value-type="float">
            <text:p>47.4133106576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99cb875-2bc3-4b08-9258-6b516a27d559</text:p>
          </table:table-cell>
          <table:table-cell office:value-type="string" calcext:value-type="string">
            <text:p>03 Stravinsky_ Suite #1 For Small Or.wav</text:p>
          </table:table-cell>
          <table:table-cell office:value-type="float" office:value="73.0133106575964" calcext:value-type="float">
            <text:p>73.0133106576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5f0e3fe-4074-431c-b1ed-36cce3ae0bbb</text:p>
          </table:table-cell>
          <table:table-cell office:value-type="string" calcext:value-type="string">
            <text:p>Stravinski, Symphony in C - 1 Moderato alla breve.wav</text:p>
          </table:table-cell>
          <table:table-cell office:value-type="float" office:value="542.747188208617" calcext:value-type="float">
            <text:p>542.7471882086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f2e44d6-f884-4f98-a9c9-024ba6951113</text:p>
          </table:table-cell>
          <table:table-cell office:value-type="string" calcext:value-type="string">
            <text:p>6-11 Stravinsky_ Orphée - Act 2_ Air.wav</text:p>
          </table:table-cell>
          <table:table-cell office:value-type="float" office:value="215.406780045351" calcext:value-type="float">
            <text:p>215.4067800454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33dfd37-9708-40bc-ad8d-ce78ec2ea140</text:p>
          </table:table-cell>
          <table:table-cell office:value-type="string" calcext:value-type="string">
            <text:p>09 Stravinsky_ The Fairy's Kiss_ Sec.wav</text:p>
          </table:table-cell>
          <table:table-cell office:value-type="float" office:value="164.520249433107" calcext:value-type="float">
            <text:p>164.5202494331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fe17215-de5e-47f9-a31a-c2f21db6c3f8</text:p>
          </table:table-cell>
          <table:table-cell office:value-type="string" calcext:value-type="string">
            <text:p>7-20 Stravinsky_ Pulcinella Suite -.wav</text:p>
          </table:table-cell>
          <table:table-cell office:value-type="float" office:value="97.7773922902494" calcext:value-type="float">
            <text:p>97.7773922902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8bc99ee-9e61-47fb-9b90-bf7bf436efe4</text:p>
          </table:table-cell>
          <table:table-cell office:value-type="string" calcext:value-type="string">
            <text:p>05 Stravinsky_ The Fairy's Kiss_ Fir.wav</text:p>
          </table:table-cell>
          <table:table-cell office:value-type="float" office:value="120.268820861678" calcext:value-type="float">
            <text:p>120.2688208617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2c1895d-970a-4e3b-a39f-44a330d157a5</text:p>
          </table:table-cell>
          <table:table-cell office:value-type="string" calcext:value-type="string">
            <text:p>Stravinsky, The Rite of Spring, Part II The Sacrifice - Sacrificial Dance (Chosen One).wav</text:p>
          </table:table-cell>
          <table:table-cell office:value-type="float" office:value="279.223922902494" calcext:value-type="float">
            <text:p>279.2239229025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473deee-a5bc-4719-b8f9-af1470ad35b2</text:p>
          </table:table-cell>
          <table:table-cell office:value-type="string" calcext:value-type="string">
            <text:p>Stravinsky, The Rite of Spring, Part I The Adoration of the Earth - 4 Spring Rounds.wav</text:p>
          </table:table-cell>
          <table:table-cell office:value-type="float" office:value="231.49820861678" calcext:value-type="float">
            <text:p>231.4982086168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7134976-1a2f-42f4-a4b5-afe91f74a363</text:p>
          </table:table-cell>
          <table:table-cell office:value-type="string" calcext:value-type="string">
            <text:p>Stravinsky, Symphony in Three Movements - 3 Con moto.wav</text:p>
          </table:table-cell>
          <table:table-cell office:value-type="float" office:value="375.746371882086" calcext:value-type="float">
            <text:p>375.7463718821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e9ad913-f08d-4ae5-ad3c-087a99d99585</text:p>
          </table:table-cell>
          <table:table-cell office:value-type="string" calcext:value-type="string">
            <text:p>10-06 Stravinsky_ Movements For Pian.m4a</text:p>
          </table:table-cell>
          <table:table-cell office:value-type="float" office:value="67.0113378684807" calcext:value-type="float">
            <text:p>67.0113378685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2f8859f-a3c1-4172-9bd0-1bd47cceb900</text:p>
          </table:table-cell>
          <table:table-cell office:value-type="string" calcext:value-type="string">
            <text:p>7-12 Stravinsky_ Pulcinella Suite -.wav</text:p>
          </table:table-cell>
          <table:table-cell office:value-type="float" office:value="116.29820861678" calcext:value-type="float">
            <text:p>116.2982086168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61d8d38-af75-46c5-b5cf-4592f605fc7a</text:p>
          </table:table-cell>
          <table:table-cell office:value-type="string" calcext:value-type="string">
            <text:p>Stravinsky, Violin Concerto in D, for violin &amp; orchestra in D Major - 4, Capriccio.wma</text:p>
          </table:table-cell>
          <table:table-cell office:value-type="float" office:value="332.277551020408" calcext:value-type="float">
            <text:p>332.2775510204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ccd9275-3a10-48ae-b927-bba2321b378a</text:p>
          </table:table-cell>
          <table:table-cell office:value-type="string" calcext:value-type="string">
            <text:p>04 Stravinsky_ Suite #1 For Small Or.wav</text:p>
          </table:table-cell>
          <table:table-cell office:value-type="float" office:value="68.9643310657596" calcext:value-type="float">
            <text:p>68.9643310658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c4043ae-07f8-42a4-a592-f6afc2c9733d</text:p>
          </table:table-cell>
          <table:table-cell office:value-type="string" calcext:value-type="string">
            <text:p>05 Petrouchka, Scene 3 The Moor's Ro.wav</text:p>
          </table:table-cell>
          <table:table-cell office:value-type="float" office:value="190.329229024943" calcext:value-type="float">
            <text:p>190.3292290249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745ab87-84a7-40b4-b5f4-2ec0134eb097</text:p>
          </table:table-cell>
          <table:table-cell office:value-type="string" calcext:value-type="string">
            <text:p>7-18 Stravinsky_ Pulcinella Suite -.wav</text:p>
          </table:table-cell>
          <table:table-cell office:value-type="float" office:value="55.563514739229" calcext:value-type="float">
            <text:p>55.5635147392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5e648758-1825-4883-8774-aeccd5f770a6</text:p>
          </table:table-cell>
          <table:table-cell office:value-type="string" calcext:value-type="string">
            <text:p>13-13 Stravinsky_ Concerto For 2 Pia.m4a</text:p>
          </table:table-cell>
          <table:table-cell office:value-type="float" office:value="262.267936507937" calcext:value-type="float">
            <text:p>262.2679365079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3bf9ab52-6817-403b-905d-84207b297ae3</text:p>
          </table:table-cell>
          <table:table-cell office:value-type="string" calcext:value-type="string">
            <text:p>07 Stravinsky_ Firebird - The Appear.wav</text:p>
          </table:table-cell>
          <table:table-cell office:value-type="float" office:value="144.301473922902" calcext:value-type="float">
            <text:p>144.3014739229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8a42f41-120c-49fb-ba9e-7f444f8bfd2a</text:p>
          </table:table-cell>
          <table:table-cell office:value-type="string" calcext:value-type="string">
            <text:p>10-01 Stravinsky_ Concerto For Piano.m4a</text:p>
          </table:table-cell>
          <table:table-cell office:value-type="float" office:value="430.380408163265" calcext:value-type="float">
            <text:p>430.3804081633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872ea36-2c9f-4177-98f7-be4f2bd1e371</text:p>
          </table:table-cell>
          <table:table-cell office:value-type="string" calcext:value-type="string">
            <text:p>4-09 Stravinsky_ Apollon Musagète -.wav</text:p>
          </table:table-cell>
          <table:table-cell office:value-type="float" office:value="199.393718820862" calcext:value-type="float">
            <text:p>199.3937188209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c5ee429-f525-40cc-93d1-ea4be5e248cb</text:p>
          </table:table-cell>
          <table:table-cell office:value-type="string" calcext:value-type="string">
            <text:p>06 Stravinsky_ The Fairy's Kiss_ Fir.wav</text:p>
          </table:table-cell>
          <table:table-cell office:value-type="float" office:value="123.220657596372" calcext:value-type="float">
            <text:p>123.2206575964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9d7afc3-ba84-45c3-b4bc-ca0b9d3f48c6</text:p>
          </table:table-cell>
          <table:table-cell office:value-type="string" calcext:value-type="string">
            <text:p>4-27 Stravinsky_ Jeu De Cartes - Pre.wav</text:p>
          </table:table-cell>
          <table:table-cell office:value-type="float" office:value="316.944739229025" calcext:value-type="float">
            <text:p>316.944739229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f377159-c3cf-4fcd-995c-742284fd3298</text:p>
          </table:table-cell>
          <table:table-cell office:value-type="string" calcext:value-type="string">
            <text:p>5-07 Scènes de ballet_ 07. Pantomime.wav</text:p>
          </table:table-cell>
          <table:table-cell office:value-type="float" office:value="27.1945351473923" calcext:value-type="float">
            <text:p>27.1945351474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8f11cdc-addf-47d2-9239-fc1324c49eaf</text:p>
          </table:table-cell>
          <table:table-cell office:value-type="string" calcext:value-type="string">
            <text:p>Stravinski, Symphony in C - 3 Allegretto.wav</text:p>
          </table:table-cell>
          <table:table-cell office:value-type="float" office:value="286.903922902494" calcext:value-type="float">
            <text:p>286.9039229025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711b200-5aeb-4a65-b6ac-b23f0c09d844</text:p>
          </table:table-cell>
          <table:table-cell office:value-type="string" calcext:value-type="string">
            <text:p>05 Stravinsky_ Suite #1 For Small Or.wav</text:p>
          </table:table-cell>
          <table:table-cell office:value-type="float" office:value="55.1978004535147" calcext:value-type="float">
            <text:p>55.1978004535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5256c7bf-b738-4047-a682-2d693c45947f</text:p>
          </table:table-cell>
          <table:table-cell office:value-type="string" calcext:value-type="string">
            <text:p>6-07 Stravinsky_ Orphée - Act 1_ Air.wav</text:p>
          </table:table-cell>
          <table:table-cell office:value-type="float" office:value="193.594535147392" calcext:value-type="float">
            <text:p>193.5945351474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c48c7b-4f00-4cba-a54f-a3c90295d4a2</text:p>
          </table:table-cell>
          <table:table-cell office:value-type="string" calcext:value-type="string">
            <text:p>4-03 Stravinsky_ Apollon Musagète -.wav</text:p>
          </table:table-cell>
          <table:table-cell office:value-type="float" office:value="277.343106575964" calcext:value-type="float">
            <text:p>277.343106576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facf37b-47b5-4098-b820-1a6e050e49e6</text:p>
          </table:table-cell>
          <table:table-cell office:value-type="string" calcext:value-type="string">
            <text:p>7-16 Stravinsky_ Pulcinella Suite -.wav</text:p>
          </table:table-cell>
          <table:table-cell office:value-type="float" office:value="77.1406575963719" calcext:value-type="float">
            <text:p>77.1406575964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d83c3e7-aba2-452d-9cca-c51c18cc62e4</text:p>
          </table:table-cell>
          <table:table-cell office:value-type="string" calcext:value-type="string">
            <text:p>4-08 Stravinsky_ Apollon Musagète -.wav</text:p>
          </table:table-cell>
          <table:table-cell office:value-type="float" office:value="229.042698412698" calcext:value-type="float">
            <text:p>229.0426984127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3afc397-53f4-4997-9e3c-52d328a11bb2</text:p>
          </table:table-cell>
          <table:table-cell office:value-type="string" calcext:value-type="string">
            <text:p>13-11 Stravinsky_ Concerto For 2 Pia.m4a</text:p>
          </table:table-cell>
          <table:table-cell office:value-type="float" office:value="273.041995464853" calcext:value-type="float">
            <text:p>273.0419954649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bef1a98-8c7f-4598-85bb-3955f024efeb</text:p>
          </table:table-cell>
          <table:table-cell office:value-type="string" calcext:value-type="string">
            <text:p>09 Stravinsky_ Suite #2 For Small Or.wav</text:p>
          </table:table-cell>
          <table:table-cell office:value-type="float" office:value="105.40514739229" calcext:value-type="float">
            <text:p>105.4051473923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3e0a4450-0d9c-46e2-a38f-9b1492b6ebeb</text:p>
          </table:table-cell>
          <table:table-cell office:value-type="string" calcext:value-type="string">
            <text:p>5-03 Scènes de ballet_ 03. Pantomime.wav</text:p>
          </table:table-cell>
          <table:table-cell office:value-type="float" office:value="125.623922902494" calcext:value-type="float">
            <text:p>125.6239229025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f8fa2c6-1e7e-42e3-9783-1bc7bfbff523</text:p>
          </table:table-cell>
          <table:table-cell office:value-type="string" calcext:value-type="string">
            <text:p>Stravinsky, The Rite of Spring, Part II The Sacrifice - 4 Summoning of the Ancients.wav</text:p>
          </table:table-cell>
          <table:table-cell office:value-type="float" office:value="62.3031065759637" calcext:value-type="float">
            <text:p>62.303106576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60c237f-3aab-46c0-87b2-f930ea77371c</text:p>
          </table:table-cell>
          <table:table-cell office:value-type="string" calcext:value-type="string">
            <text:p>4-01 Stravinsky_ Apollon Musagète -.wav</text:p>
          </table:table-cell>
          <table:table-cell office:value-type="float" office:value="270.290045351474" calcext:value-type="float">
            <text:p>270.2900453515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985efc2-853c-4212-9505-130f725bb23a</text:p>
          </table:table-cell>
          <table:table-cell office:value-type="string" calcext:value-type="string">
            <text:p>13 Petrouchka, Scene 4 The Fair (tow.wav</text:p>
          </table:table-cell>
          <table:table-cell office:value-type="float" office:value="61.3626984126984" calcext:value-type="float">
            <text:p>61.3626984127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412fea1-7d3a-4e12-a6e0-243b83a25024</text:p>
          </table:table-cell>
          <table:table-cell office:value-type="string" calcext:value-type="string">
            <text:p>13 Stravinsky_ Firebird - The Arriva.wav</text:p>
          </table:table-cell>
          <table:table-cell office:value-type="float" office:value="70.3226984126984" calcext:value-type="float">
            <text:p>70.3226984127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d6abc98-464c-4336-b662-19d41224fe91</text:p>
          </table:table-cell>
          <table:table-cell office:value-type="string" calcext:value-type="string">
            <text:p>4-07 Stravinsky_ Apollon Musagète -.wav</text:p>
          </table:table-cell>
          <table:table-cell office:value-type="float" office:value="126.694943310658" calcext:value-type="float">
            <text:p>126.6949433107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6f3bca6-90b9-4152-bc49-120e2580af46</text:p>
          </table:table-cell>
          <table:table-cell office:value-type="string" calcext:value-type="string">
            <text:p>4-28 Stravinsky_ Jeu De Cartes - Deu.wav</text:p>
          </table:table-cell>
          <table:table-cell office:value-type="float" office:value="584.360249433107" calcext:value-type="float">
            <text:p>584.3602494331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4925770-c3c2-4607-828b-200b0043e6cc</text:p>
          </table:table-cell>
          <table:table-cell office:value-type="string" calcext:value-type="string">
            <text:p>10-02 Stravinsky_ Concerto For Piano.m4a</text:p>
          </table:table-cell>
          <table:table-cell office:value-type="float" office:value="419.815328798186" calcext:value-type="float">
            <text:p>419.8153287982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52c2572-05d0-40ab-87a5-2bf27e952122</text:p>
          </table:table-cell>
          <table:table-cell office:value-type="string" calcext:value-type="string">
            <text:p>4-05 Stravinsky_ Apollon Musagète -.wav</text:p>
          </table:table-cell>
          <table:table-cell office:value-type="float" office:value="75.8084126984127" calcext:value-type="float">
            <text:p>75.8084126984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0400984-6d19-4b73-8959-a55a3a35c823</text:p>
          </table:table-cell>
          <table:table-cell office:value-type="string" calcext:value-type="string">
            <text:p>03 Petrouchka, Scene 2 Petrouchka's.wav</text:p>
          </table:table-cell>
          <table:table-cell office:value-type="float" office:value="271.570045351474" calcext:value-type="float">
            <text:p>271.5700453515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31d7a0cc-b88a-4b01-9169-da46a591b110</text:p>
          </table:table-cell>
          <table:table-cell office:value-type="string" calcext:value-type="string">
            <text:p>Stravinsky, The Rite of Spring, Part I The Adoration of the Earth - 2 Harbingers of Spring.wav</text:p>
          </table:table-cell>
          <table:table-cell office:value-type="float" office:value="207.622290249433" calcext:value-type="float">
            <text:p>207.6222902494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60685d5-7f6e-4ff8-964f-23de805facfa</text:p>
          </table:table-cell>
          <table:table-cell office:value-type="string" calcext:value-type="string">
            <text:p>07 Stravinsky_ Suite #2 For Small Or.wav</text:p>
          </table:table-cell>
          <table:table-cell office:value-type="float" office:value="125.963514739229" calcext:value-type="float">
            <text:p>125.9635147392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561e2341-73d5-421a-a482-d268d2c09750</text:p>
          </table:table-cell>
          <table:table-cell office:value-type="string" calcext:value-type="string">
            <text:p>11 Petrouchka, Scene 4 The Fair (tow.wav</text:p>
          </table:table-cell>
          <table:table-cell office:value-type="float" office:value="92.8924943310658" calcext:value-type="float">
            <text:p>92.8924943311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c7f6e31-77e2-498a-8019-eb2b72b7d89b</text:p>
          </table:table-cell>
          <table:table-cell office:value-type="string" calcext:value-type="string">
            <text:p>7-14 Stravinsky_ Pulcinella Suite -.wav</text:p>
          </table:table-cell>
          <table:table-cell office:value-type="float" office:value="105.718616780045" calcext:value-type="float">
            <text:p>105.71861678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ceab041-f0fb-4413-8b16-d2a932f891fd</text:p>
          </table:table-cell>
          <table:table-cell office:value-type="string" calcext:value-type="string">
            <text:p>Stravinsky, The Rite of Spring, Part II The Sacrifice - 3 Glorification of the Chosen One.wav</text:p>
          </table:table-cell>
          <table:table-cell office:value-type="float" office:value="101.983106575964" calcext:value-type="float">
            <text:p>101.983106576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7eb0e4a-a147-4876-8a38-0e2d9dd5ca9c</text:p>
          </table:table-cell>
          <table:table-cell office:value-type="string" calcext:value-type="string">
            <text:p>Stravinsky, The Rite of Spring, Part I The Adoration of the Earth - 6 Procession of the Wise Elder.wav</text:p>
          </table:table-cell>
          <table:table-cell office:value-type="float" office:value="41.5357596371882" calcext:value-type="float">
            <text:p>41.5357596372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544641d-5952-4764-9ef8-92f87c0368ef</text:p>
          </table:table-cell>
          <table:table-cell office:value-type="string" calcext:value-type="string">
            <text:p>10-07 Stravinsky_ Movements For Pian.m4a</text:p>
          </table:table-cell>
          <table:table-cell office:value-type="float" office:value="96.4774603174603" calcext:value-type="float">
            <text:p>96.4774603175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14cbb65-ba91-446a-ad31-00ea92cf71dd</text:p>
          </table:table-cell>
          <table:table-cell office:value-type="string" calcext:value-type="string">
            <text:p>29 Stravinsky_ 4 Etudes - 1. Danse.wav</text:p>
          </table:table-cell>
          <table:table-cell office:value-type="float" office:value="64.4973922902494" calcext:value-type="float">
            <text:p>64.4973922902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bc72905-c32e-44b5-8137-2d4717b35158</text:p>
          </table:table-cell>
          <table:table-cell office:value-type="string" calcext:value-type="string">
            <text:p>10-04 Stravinsky_ Movements For Pian.m4a</text:p>
          </table:table-cell>
          <table:table-cell office:value-type="float" office:value="117.027120181406" calcext:value-type="float">
            <text:p>117.0271201814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a99a5ae-daf3-41f3-97b7-b89fc6568089</text:p>
          </table:table-cell>
          <table:table-cell office:value-type="string" calcext:value-type="string">
            <text:p>7-19 Stravinsky_ Pulcinella Suite -.wav</text:p>
          </table:table-cell>
          <table:table-cell office:value-type="float" office:value="257.150453514739" calcext:value-type="float">
            <text:p>257.1504535147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d99beb3-4b9a-4291-8dbf-f9f9dc0f6737</text:p>
          </table:table-cell>
          <table:table-cell office:value-type="string" calcext:value-type="string">
            <text:p>4-29 Stravinsky_ Jeu De Cartes - Tro.wav</text:p>
          </table:table-cell>
          <table:table-cell office:value-type="float" office:value="453.251678004535" calcext:value-type="float">
            <text:p>453.2516780045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bfa89c0-09d6-4704-84ec-5d13e231e703</text:p>
          </table:table-cell>
          <table:table-cell office:value-type="string" calcext:value-type="string">
            <text:p>Stravinsky, Symphony in Three Movements - 2 Andante - Interlude, L'istess.wav</text:p>
          </table:table-cell>
          <table:table-cell office:value-type="float" office:value="383.243514739229" calcext:value-type="float">
            <text:p>383.2435147392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b57e6bf-0502-4053-832a-77ba94769ce6</text:p>
          </table:table-cell>
          <table:table-cell office:value-type="string" calcext:value-type="string">
            <text:p>6-14 Stravinsky_ Orphée - Act 2_ Int.wav</text:p>
          </table:table-cell>
          <table:table-cell office:value-type="float" office:value="64.9675963718821" calcext:value-type="float">
            <text:p>64.9675963719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98a6c95-840a-40ea-9c35-14ad49ba3a07</text:p>
          </table:table-cell>
          <table:table-cell office:value-type="string" calcext:value-type="string">
            <text:p>Stravinsky, The Rite of Spring, Part II The Sacrifice - 5 Ritual of the Ancients.wav</text:p>
          </table:table-cell>
          <table:table-cell office:value-type="float" office:value="207.021473922902" calcext:value-type="float">
            <text:p>207.0214739229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62aaa62-9017-4464-a966-341c1e383ca2</text:p>
          </table:table-cell>
          <table:table-cell office:value-type="string" calcext:value-type="string">
            <text:p>02 Stravinsky_ Firebird - Kastchei's.wav</text:p>
          </table:table-cell>
          <table:table-cell office:value-type="float" office:value="90.6198412698413" calcext:value-type="float">
            <text:p>90.6198412698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3e588932-1ba5-473e-ae98-4e1b844170a7</text:p>
          </table:table-cell>
          <table:table-cell office:value-type="string" calcext:value-type="string">
            <text:p>11 Stravinsky_ The Fairy's Kiss_ Thi.wav</text:p>
          </table:table-cell>
          <table:table-cell office:value-type="float" office:value="194.169229024943" calcext:value-type="float">
            <text:p>194.1692290249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218b112-65c4-409c-ae96-024961378415</text:p>
          </table:table-cell>
          <table:table-cell office:value-type="string" calcext:value-type="string">
            <text:p>13 Stravinsky_ The Fairy's Kiss_ Thi.wav</text:p>
          </table:table-cell>
          <table:table-cell office:value-type="float" office:value="91.5863718820862" calcext:value-type="float">
            <text:p>91.5863718821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96505ac-c950-4e1d-a78b-30471dc93e01</text:p>
          </table:table-cell>
          <table:table-cell office:value-type="string" calcext:value-type="string">
            <text:p>19-08 Stravinsky_ Monumentum Pro Ges.wav</text:p>
          </table:table-cell>
          <table:table-cell office:value-type="float" office:value="115.932494331066" calcext:value-type="float">
            <text:p>115.9324943311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90b2848-6768-4bc1-835b-6e77e2429238</text:p>
          </table:table-cell>
          <table:table-cell office:value-type="string" calcext:value-type="string">
            <text:p>14 Petrouchka, Scene 4 The Fair (tow.wav</text:p>
          </table:table-cell>
          <table:table-cell office:value-type="float" office:value="95.0345351473923" calcext:value-type="float">
            <text:p>95.0345351474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67c9362-81da-42a1-ab45-fd5a04d35b6a</text:p>
          </table:table-cell>
          <table:table-cell office:value-type="string" calcext:value-type="string">
            <text:p>7-15 Stravinsky_ Pulcinella Suite -.wav</text:p>
          </table:table-cell>
          <table:table-cell office:value-type="float" office:value="62.3553514739229" calcext:value-type="float">
            <text:p>62.3553514739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456dcb6-33e4-442c-9d6a-e2c1410e2b4d</text:p>
          </table:table-cell>
          <table:table-cell office:value-type="string" calcext:value-type="string">
            <text:p>7-13 Stravinsky_ Pulcinella Suite -.wav</text:p>
          </table:table-cell>
          <table:table-cell office:value-type="float" office:value="184.79126984127" calcext:value-type="float">
            <text:p>184.7912698413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81789eb-2c10-4298-a508-edcf8adf9f1f</text:p>
          </table:table-cell>
          <table:table-cell office:value-type="string" calcext:value-type="string">
            <text:p>Stravinsky, Violin Concerto in D, for violin &amp; orchestra in D Major - 2, Aria I.wma</text:p>
          </table:table-cell>
          <table:table-cell office:value-type="float" office:value="267.215238095238" calcext:value-type="float">
            <text:p>267.2152380952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travinsk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7b6867b-eddd-4311-a2ef-db93a2b12649</text:p>
          </table:table-cell>
          <table:table-cell office:value-type="string" calcext:value-type="string">
            <text:p>Ives, Symphony 2 - 4 Lento maestoso.wav</text:p>
          </table:table-cell>
          <table:table-cell office:value-type="float" office:value="185.155918367347" calcext:value-type="float">
            <text:p>185.1559183673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iv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07e2494-9eb2-4953-9939-57572bde48ac</text:p>
          </table:table-cell>
          <table:table-cell office:value-type="string" calcext:value-type="string">
            <text:p>Ives, Central Park in the Dark.wav</text:p>
          </table:table-cell>
          <table:table-cell office:value-type="float" office:value="460.982857142857" calcext:value-type="float">
            <text:p>460.9828571429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iv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8ff20d8-2c39-4809-b9eb-76ae031493dd</text:p>
          </table:table-cell>
          <table:table-cell office:value-type="string" calcext:value-type="string">
            <text:p>Ives, Symphony 2 - 5 Allegro molto vivace.wav</text:p>
          </table:table-cell>
          <table:table-cell office:value-type="float" office:value="617.325714285714" calcext:value-type="float">
            <text:p>617.3257142857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iv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f2150e9-350d-4c07-abbe-0272203c21ee</text:p>
          </table:table-cell>
          <table:table-cell office:value-type="string" calcext:value-type="string">
            <text:p>06 Orchestral Set No. 2 <text:s/>3. <text:s/>From Hanover Square North at the End of a Tragic Day the Voice of the Peop.wav</text:p>
          </table:table-cell>
          <table:table-cell office:value-type="float" office:value="595.148820861678" calcext:value-type="float">
            <text:p>595.1488208617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iv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8286d64-cedd-43b4-a8d1-daaa19f3673a</text:p>
          </table:table-cell>
          <table:table-cell office:value-type="string" calcext:value-type="string">
            <text:p>Ives, Three Places in New England - 2 Putnam's Camp, Redding, Connecticut.wav</text:p>
          </table:table-cell>
          <table:table-cell office:value-type="float" office:value="360.33306122449" calcext:value-type="float">
            <text:p>360.3330612245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iv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5d146f0-3605-405d-a173-ead1ac502890</text:p>
          </table:table-cell>
          <table:table-cell office:value-type="string" calcext:value-type="string">
            <text:p>Ives, Symphony 4 - 2 Allegretto.wav</text:p>
          </table:table-cell>
          <table:table-cell office:value-type="float" office:value="725.472653061224" calcext:value-type="float">
            <text:p>725.4726530612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iv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5b42632-2ab9-4448-98e5-bc1e6e17fd2d</text:p>
          </table:table-cell>
          <table:table-cell office:value-type="string" calcext:value-type="string">
            <text:p>Ives, Symphony 2 - 2 Allegro.wav</text:p>
          </table:table-cell>
          <table:table-cell office:value-type="float" office:value="672.182857142857" calcext:value-type="float">
            <text:p>672.1828571429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iv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5c93f5ef-0438-4e94-aad0-ab153b9244e3</text:p>
          </table:table-cell>
          <table:table-cell office:value-type="string" calcext:value-type="string">
            <text:p>03 Symphony 3 <text:s/>lll. Communion.wav</text:p>
          </table:table-cell>
          <table:table-cell office:value-type="float" office:value="505.000249433107" calcext:value-type="float">
            <text:p>505.0002494331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iv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67de922-4ece-460c-acae-31c57f342821</text:p>
          </table:table-cell>
          <table:table-cell office:value-type="string" calcext:value-type="string">
            <text:p>01 Symphony 3 <text:s/>l. Old Folks Gatherin'.wav</text:p>
          </table:table-cell>
          <table:table-cell office:value-type="float" office:value="484.232902494331" calcext:value-type="float">
            <text:p>484.2329024943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iv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325413d8-907c-4e7a-bf21-1949dc0962f0</text:p>
          </table:table-cell>
          <table:table-cell office:value-type="string" calcext:value-type="string">
            <text:p>04 Orchestral Set No. 2 <text:s/>1. An Elegy to Our Forefathers.wav</text:p>
          </table:table-cell>
          <table:table-cell office:value-type="float" office:value="343.798616780045" calcext:value-type="float">
            <text:p>343.79861678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iv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a6058e8-471b-4f3c-8d32-02473de241e5</text:p>
          </table:table-cell>
          <table:table-cell office:value-type="string" calcext:value-type="string">
            <text:p>Ives, Symphony 2 - 3 Adagio cantabile.wav</text:p>
          </table:table-cell>
          <table:table-cell office:value-type="float" office:value="707.134693877551" calcext:value-type="float">
            <text:p>707.1346938776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iv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dc0b9fc-3823-4125-b0a8-ecfc0bef9368</text:p>
          </table:table-cell>
          <table:table-cell office:value-type="string" calcext:value-type="string">
            <text:p>05 Orchestral Set No. 2 <text:s/>2. The Rockstrewn Hills Join in the People's Outdoor Meeting.wav</text:p>
          </table:table-cell>
          <table:table-cell office:value-type="float" office:value="287.112902494331" calcext:value-type="float">
            <text:p>287.1129024943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iv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f01bb1-a698-45b3-8d8e-34e1bb52b3c1</text:p>
          </table:table-cell>
          <table:table-cell office:value-type="string" calcext:value-type="string">
            <text:p>Ives, Symphony 2 - 1 Andante moderato.wav</text:p>
          </table:table-cell>
          <table:table-cell office:value-type="float" office:value="376.111020408163" calcext:value-type="float">
            <text:p>376.1110204082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iv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e6527f5-2988-4c85-9869-89d7bb4d4b6d</text:p>
          </table:table-cell>
          <table:table-cell office:value-type="string" calcext:value-type="string">
            <text:p>Ives, Three Places in New England - 1 The St Gaudens in Boston Common.wav</text:p>
          </table:table-cell>
          <table:table-cell office:value-type="float" office:value="516.310204081633" calcext:value-type="float">
            <text:p>516.3102040816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iv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0e81fec-b253-44b9-ab29-a44f551e2301</text:p>
          </table:table-cell>
          <table:table-cell office:value-type="string" calcext:value-type="string">
            <text:p>Ives, Symphony 4 - 3 Fugue - Andante moderato.wav</text:p>
          </table:table-cell>
          <table:table-cell office:value-type="float" office:value="462.837551020408" calcext:value-type="float">
            <text:p>462.8375510204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iv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38888ec-2ec1-419e-ba67-67c9c21414bb</text:p>
          </table:table-cell>
          <table:table-cell office:value-type="string" calcext:value-type="string">
            <text:p>Ives, Symphony 4 - 4 Very Slowly - Largo maestoso.wav</text:p>
          </table:table-cell>
          <table:table-cell office:value-type="float" office:value="487.993469387755" calcext:value-type="float">
            <text:p>487.9934693878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iv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c75b275-451b-46a7-8488-dcbdbeae21b5</text:p>
          </table:table-cell>
          <table:table-cell office:value-type="string" calcext:value-type="string">
            <text:p>Ives, Symphony 4 - 1 Prelude - Maestoso.wav</text:p>
          </table:table-cell>
          <table:table-cell office:value-type="float" office:value="178.651428571429" calcext:value-type="float">
            <text:p>178.6514285714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iv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3ca57f5-1d71-458e-b5cd-728fc8e87823</text:p>
          </table:table-cell>
          <table:table-cell office:value-type="string" calcext:value-type="string">
            <text:p>Ives, The unanswered Question.wav</text:p>
          </table:table-cell>
          <table:table-cell office:value-type="float" office:value="367.490612244898" calcext:value-type="float">
            <text:p>367.4906122449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iv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cb45a3a-078b-407a-bbf8-900e1070ed4a</text:p>
          </table:table-cell>
          <table:table-cell office:value-type="string" calcext:value-type="string">
            <text:p>Ives, Three Places in New England - The Housatonic at Stockbridge.wav</text:p>
          </table:table-cell>
          <table:table-cell office:value-type="float" office:value="233.325714285714" calcext:value-type="float">
            <text:p>233.3257142857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iv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884818d-1466-4e1e-aa24-fa6a1497b7a9</text:p>
          </table:table-cell>
          <table:table-cell office:value-type="string" calcext:value-type="string">
            <text:p>Ives, Tone Roads no 1 - Allegro.wav</text:p>
          </table:table-cell>
          <table:table-cell office:value-type="float" office:value="200.98612244898" calcext:value-type="float">
            <text:p>200.986122449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iv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15153b7-5843-4a6b-93db-3a6eeff432de</text:p>
          </table:table-cell>
          <table:table-cell office:value-type="string" calcext:value-type="string">
            <text:p>Ives, The Gong on the hook and Ladder.wav</text:p>
          </table:table-cell>
          <table:table-cell office:value-type="float" office:value="139.990204081633" calcext:value-type="float">
            <text:p>139.9902040816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iv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53da23f9-671d-4223-96a6-111092076973</text:p>
          </table:table-cell>
          <table:table-cell office:value-type="string" calcext:value-type="string">
            <text:p>02 Symphony 3 <text:s/>ll. Children's Day.wav</text:p>
          </table:table-cell>
          <table:table-cell office:value-type="float" office:value="407.615759637188" calcext:value-type="float">
            <text:p>407.6157596372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iv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54f454a-bfbc-43c2-9289-b18b382b6985</text:p>
          </table:table-cell>
          <table:table-cell office:value-type="string" calcext:value-type="string">
            <text:p>Lieutenant Kijé, film score and suite for orchestra, Op. 60- No. 5, 'Burial of Kije'.wav</text:p>
          </table:table-cell>
          <table:table-cell office:value-type="float" office:value="374.151836734694" calcext:value-type="float">
            <text:p>374.1518367347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prokofiev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ef2ce6b-44c9-4e9f-b1e9-4c01bc3c07f7</text:p>
          </table:table-cell>
          <table:table-cell office:value-type="string" calcext:value-type="string">
            <text:p>4-07 Prokofiev_ Symphony #7 In C Sha.wav</text:p>
          </table:table-cell>
          <table:table-cell office:value-type="float" office:value="512.810861678005" calcext:value-type="float">
            <text:p>512.810861678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prokofiev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0676e56-8c98-465e-a2eb-967be206f54c</text:p>
          </table:table-cell>
          <table:table-cell office:value-type="string" calcext:value-type="string">
            <text:p>01 Romeo and Juliet, Suite No. 1 for orchestra, Op. 64 bis.wav</text:p>
          </table:table-cell>
          <table:table-cell office:value-type="float" office:value="330.971428571429" calcext:value-type="float">
            <text:p>330.9714285714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prokofiev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35a62220-1c3c-423d-ac0b-034107e84613</text:p>
          </table:table-cell>
          <table:table-cell office:value-type="string" calcext:value-type="string">
            <text:p>2-02 Prokofiev_ Symphony #2 In D Min.wav</text:p>
          </table:table-cell>
          <table:table-cell office:value-type="float" office:value="1390.47290249433" calcext:value-type="float">
            <text:p>1390.4729024943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prokofiev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9ccecea-a800-49d3-86b7-37f8472c4aa1</text:p>
          </table:table-cell>
          <table:table-cell office:value-type="string" calcext:value-type="string">
            <text:p>Lieutenant Kijé, film score and suite for orchestra, Op. 60- No. 3, 'Kije's Wedding'.wav</text:p>
          </table:table-cell>
          <table:table-cell office:value-type="float" office:value="184.29387755102" calcext:value-type="float">
            <text:p>184.293877551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prokofiev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ef3a3b9-dc46-400b-82b4-4de9768450e3</text:p>
          </table:table-cell>
          <table:table-cell office:value-type="string" calcext:value-type="string">
            <text:p>Prokofiev, Piano concerto 2, G min, Op.16 - 4 Allegro tempestoso.wma</text:p>
          </table:table-cell>
          <table:table-cell office:value-type="float" office:value="693.719365079365" calcext:value-type="float">
            <text:p>693.7193650794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prokofiev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e16c700-7f13-43b2-951e-337aa04b3ff6</text:p>
          </table:table-cell>
          <table:table-cell office:value-type="string" calcext:value-type="string">
            <text:p>Prokofiev, Concertino for cello, Op.132 - 2 Andante.wma</text:p>
          </table:table-cell>
          <table:table-cell office:value-type="float" office:value="338.407619047619" calcext:value-type="float">
            <text:p>338.4076190476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prokofiev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433b9e3-5e81-47ae-bbbc-eb8182bf09a6</text:p>
          </table:table-cell>
          <table:table-cell office:value-type="string" calcext:value-type="string">
            <text:p>06 Romeo and Juliet, Suite No. 1 for orchestra, Op. 64 bis.wav</text:p>
          </table:table-cell>
          <table:table-cell office:value-type="float" office:value="127.634285714286" calcext:value-type="float">
            <text:p>127.6342857143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prokofiev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5a0f83f1-0ecf-469d-9e24-4c3c1a75e187</text:p>
          </table:table-cell>
          <table:table-cell office:value-type="string" calcext:value-type="string">
            <text:p>3-06 Prokofiev_ Symphony #5 In B Fla.wav</text:p>
          </table:table-cell>
          <table:table-cell office:value-type="float" office:value="499.67126984127" calcext:value-type="float">
            <text:p>499.6712698413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prokofiev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45e2b8c-6bfd-4983-910a-682f25a881af</text:p>
          </table:table-cell>
          <table:table-cell office:value-type="string" calcext:value-type="string">
            <text:p>Prokofiev, Piano concerto 5, G maj, Op.55 - 2 Moderato ben accentuato.wma</text:p>
          </table:table-cell>
          <table:table-cell office:value-type="float" office:value="287.091519274376" calcext:value-type="float">
            <text:p>287.0915192744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prokofiev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ab50d96-b78e-459c-8b23-555b072e03c4</text:p>
          </table:table-cell>
          <table:table-cell office:value-type="string" calcext:value-type="string">
            <text:p>3-07 Prokofiev_ Symphony #5 In B Fla.wav</text:p>
          </table:table-cell>
          <table:table-cell office:value-type="float" office:value="702.851678004535" calcext:value-type="float">
            <text:p>702.8516780045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prokofiev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a4c31c3-d473-48f3-957c-be47117f36b1</text:p>
          </table:table-cell>
          <table:table-cell office:value-type="string" calcext:value-type="string">
            <text:p>Prokofiev, Concertino for cello, Op.132 - 1 Andante mosso.wma</text:p>
          </table:table-cell>
          <table:table-cell office:value-type="float" office:value="529.089886621315" calcext:value-type="float">
            <text:p>529.0898866213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prokofiev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373aa2a-858c-4fff-bce9-858afe134ddf</text:p>
          </table:table-cell>
          <table:table-cell office:value-type="string" calcext:value-type="string">
            <text:p>Prokofiev, Violin concerto 2, G min, Op.63 - 2 Andante assai.wma</text:p>
          </table:table-cell>
          <table:table-cell office:value-type="float" office:value="580.127346938776" calcext:value-type="float">
            <text:p>580.1273469388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prokofiev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aaf28fe-e92d-407c-8f6f-098bba95ed06</text:p>
          </table:table-cell>
          <table:table-cell office:value-type="string" calcext:value-type="string">
            <text:p>4-04 Prokofiev_ Symphony #7 In C Sha.wav</text:p>
          </table:table-cell>
          <table:table-cell office:value-type="float" office:value="596.95126984127" calcext:value-type="float">
            <text:p>596.9512698413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prokofiev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7058993-f47b-4cab-8240-982c0f8a1b1c</text:p>
          </table:table-cell>
          <table:table-cell office:value-type="string" calcext:value-type="string">
            <text:p>Prokofiev, Piano concerto 5, G maj, Op.55 - 1 Allegro con brio.wma</text:p>
          </table:table-cell>
          <table:table-cell office:value-type="float" office:value="322.060770975057" calcext:value-type="float">
            <text:p>322.0607709751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prokofiev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ae1db8f-f4bb-4d0d-b349-f7e8bf814a00</text:p>
          </table:table-cell>
          <table:table-cell office:value-type="string" calcext:value-type="string">
            <text:p>Prokofiev, Piano concerto 2, G min, Op.16 - 1 Andantino.wma</text:p>
          </table:table-cell>
          <table:table-cell office:value-type="float" office:value="728.549297052154" calcext:value-type="float">
            <text:p>728.5492970522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prokofiev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7249c38-9308-42f0-9469-1847d63422a7</text:p>
          </table:table-cell>
          <table:table-cell office:value-type="string" calcext:value-type="string">
            <text:p>Lieutenant Kijé, film score and suite for orchestra, Op. 60- No. 2, 'Romance'.wav</text:p>
          </table:table-cell>
          <table:table-cell office:value-type="float" office:value="309.263673469388" calcext:value-type="float">
            <text:p>309.2636734694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prokofiev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746f12b-25cf-4bd8-acb7-096bce8983c3</text:p>
          </table:table-cell>
          <table:table-cell office:value-type="string" calcext:value-type="string">
            <text:p>Prokofiev, Violin concerto 1, D maj, Op.19 - 1 Andantino.wma</text:p>
          </table:table-cell>
          <table:table-cell office:value-type="float" office:value="580.080907029478" calcext:value-type="float">
            <text:p>580.0809070295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prokofiev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9ef5edf-e010-4449-86e1-4e918905826a</text:p>
          </table:table-cell>
          <table:table-cell office:value-type="string" calcext:value-type="string">
            <text:p>2-03 Prokofiev_ Symphony #3 In C Min.wav</text:p>
          </table:table-cell>
          <table:table-cell office:value-type="float" office:value="696.190453514739" calcext:value-type="float">
            <text:p>696.1904535147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prokofiev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20849c1-9469-4213-9c87-f34d04a17235</text:p>
          </table:table-cell>
          <table:table-cell office:value-type="string" calcext:value-type="string">
            <text:p>Prokofiev, Piano concerto 3, C maj, Op.26 - 2 Andantino con variazioni.wma</text:p>
          </table:table-cell>
          <table:table-cell office:value-type="float" office:value="554.724716553288" calcext:value-type="float">
            <text:p>554.7247165533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prokofiev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c319e17-ee41-43ab-b2fe-a012f4ce77de</text:p>
          </table:table-cell>
          <table:table-cell office:value-type="string" calcext:value-type="string">
            <text:p>4-01 Prokofiev_ Symphony #6 In E Fla.wav</text:p>
          </table:table-cell>
          <table:table-cell office:value-type="float" office:value="900.259024943311" calcext:value-type="float">
            <text:p>900.2590249433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prokofiev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8c4e53f-a234-4f74-b6bd-8d7b35618f98</text:p>
          </table:table-cell>
          <table:table-cell office:value-type="string" calcext:value-type="string">
            <text:p>4-06 Prokofiev_ Symphony #7 In C Sha.wav</text:p>
          </table:table-cell>
          <table:table-cell office:value-type="float" office:value="349.91126984127" calcext:value-type="float">
            <text:p>349.9112698413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prokofiev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2553175-4a20-46b0-a0ec-7398c28f4038</text:p>
          </table:table-cell>
          <table:table-cell office:value-type="string" calcext:value-type="string">
            <text:p>Prokofiev, Concertino for cello, Op.132 - 3 Allegretto.wma</text:p>
          </table:table-cell>
          <table:table-cell office:value-type="float" office:value="301.720090702948" calcext:value-type="float">
            <text:p>301.7200907029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prokofiev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e5d503e-f9ae-4039-80c3-0236a90ebc10</text:p>
          </table:table-cell>
          <table:table-cell office:value-type="string" calcext:value-type="string">
            <text:p>Prokofiev, Piano concerto 4, B flat, Op.53 - 4 Vivace.wma</text:p>
          </table:table-cell>
          <table:table-cell office:value-type="float" office:value="103.235918367347" calcext:value-type="float">
            <text:p>103.2359183673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prokofiev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8ffd553-6b35-431a-bf71-9d0f45d36760</text:p>
          </table:table-cell>
          <table:table-cell office:value-type="string" calcext:value-type="string">
            <text:p>02 Romeo and Juliet, Suite No. 1 for orchestra, Op. 64 bis.wav</text:p>
          </table:table-cell>
          <table:table-cell office:value-type="float" office:value="248.450612244898" calcext:value-type="float">
            <text:p>248.4506122449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prokofiev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439f6c5-a180-4863-9147-80263b81108c</text:p>
          </table:table-cell>
          <table:table-cell office:value-type="string" calcext:value-type="string">
            <text:p>Prokofiev, Violin concerto 2, G min, Op.63 - 1 Allegro moderato.wma</text:p>
          </table:table-cell>
          <table:table-cell office:value-type="float" office:value="649.462131519274" calcext:value-type="float">
            <text:p>649.4621315193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prokofiev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7dc593f-1eed-4bea-8248-98f8a4dfb17d</text:p>
          </table:table-cell>
          <table:table-cell office:value-type="string" calcext:value-type="string">
            <text:p>4-03 Prokofiev_ Symphony #6 In E Fla.wav</text:p>
          </table:table-cell>
          <table:table-cell office:value-type="float" office:value="670.930045351474" calcext:value-type="float">
            <text:p>670.9300453515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prokofiev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23a2089-4690-463f-8e98-72e3a8772b0d</text:p>
          </table:table-cell>
          <table:table-cell office:value-type="string" calcext:value-type="string">
            <text:p>10 Romeo and Juliet, Suite No. 3 for orchestra, Op. 101.wav</text:p>
          </table:table-cell>
          <table:table-cell office:value-type="float" office:value="265.952653061225" calcext:value-type="float">
            <text:p>265.9526530612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prokofiev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f1ac1ed-216f-4560-904c-eb80eae7160c</text:p>
          </table:table-cell>
          <table:table-cell office:value-type="string" calcext:value-type="string">
            <text:p>3-04 Prokofiev_ Symphony #4 In C, Op.wav</text:p>
          </table:table-cell>
          <table:table-cell office:value-type="float" office:value="400.928412698413" calcext:value-type="float">
            <text:p>400.9284126984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prokofiev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2d24653-d522-4dd0-a48e-de59bd49e062</text:p>
          </table:table-cell>
          <table:table-cell office:value-type="string" calcext:value-type="string">
            <text:p>3-02 Prokofiev_ Symphony #4 In C, Op.wav</text:p>
          </table:table-cell>
          <table:table-cell office:value-type="float" office:value="395.573310657596" calcext:value-type="float">
            <text:p>395.5733106576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prokofiev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c8e87f6-0b25-43c2-8e4c-03cd649d570f</text:p>
          </table:table-cell>
          <table:table-cell office:value-type="string" calcext:value-type="string">
            <text:p>4-02 Prokofiev_ Symphony #6 In E Fla.wav</text:p>
          </table:table-cell>
          <table:table-cell office:value-type="float" office:value="867.65820861678" calcext:value-type="float">
            <text:p>867.6582086168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prokofiev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9186cdc-ca85-43e8-b2cd-eb29eed45e5d</text:p>
          </table:table-cell>
          <table:table-cell office:value-type="string" calcext:value-type="string">
            <text:p>Prokofiev, Piano concerto 2, G min, Op.16 - 2 Scherzo, Vivace.wma</text:p>
          </table:table-cell>
          <table:table-cell office:value-type="float" office:value="159.892607709751" calcext:value-type="float">
            <text:p>159.8926077098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prokofiev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a3415e7-3ef0-4bdb-b201-50eee3ed12fc</text:p>
          </table:table-cell>
          <table:table-cell office:value-type="string" calcext:value-type="string">
            <text:p>Prokofiev, Piano concerto 1, D maj, Op.10 - 1 Allegro brioso.wma</text:p>
          </table:table-cell>
          <table:table-cell office:value-type="float" office:value="415.079909297052" calcext:value-type="float">
            <text:p>415.0799092971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prokofiev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a718689-e9b8-4176-9c9c-d8ed7948770a</text:p>
          </table:table-cell>
          <table:table-cell office:value-type="string" calcext:value-type="string">
            <text:p>Prokofiev, Piano concerto 4, B flat, Op.53 - 2 Andante.wma</text:p>
          </table:table-cell>
          <table:table-cell office:value-type="float" office:value="539.167346938776" calcext:value-type="float">
            <text:p>539.1673469388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prokofiev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c765872-44fa-4486-8175-000f66485899</text:p>
          </table:table-cell>
          <table:table-cell office:value-type="string" calcext:value-type="string">
            <text:p>Prokofiev, Piano concerto 4, B flat, Op.53 - 3 Moderato.wma</text:p>
          </table:table-cell>
          <table:table-cell office:value-type="float" office:value="505.777052154195" calcext:value-type="float">
            <text:p>505.7770521542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prokofiev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dfcc51b-57b5-4e4c-ae0c-15b8e38cfd2b</text:p>
          </table:table-cell>
          <table:table-cell office:value-type="string" calcext:value-type="string">
            <text:p>3-08 Prokofiev_ Symphony #5 In B Fla.wav</text:p>
          </table:table-cell>
          <table:table-cell office:value-type="float" office:value="548.415759637188" calcext:value-type="float">
            <text:p>548.4157596372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prokofiev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8f6a114-9c92-4aac-b2ab-69f19657be29</text:p>
          </table:table-cell>
          <table:table-cell office:value-type="string" calcext:value-type="string">
            <text:p>08 Romeo and Juliet, Suite No. 1 for orchestra, Op. 64 bis.wav</text:p>
          </table:table-cell>
          <table:table-cell office:value-type="float" office:value="124.13387755102" calcext:value-type="float">
            <text:p>124.133877551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prokofiev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986fdb0-2d98-480f-9906-ef114f974b58</text:p>
          </table:table-cell>
          <table:table-cell office:value-type="string" calcext:value-type="string">
            <text:p>Prokofiev, Piano Concerto 2, G Min, Op.16 (Wang) - 2 Scherzo (Vivace).mp3</text:p>
          </table:table-cell>
          <table:table-cell office:value-type="float" office:value="141.505306122449" calcext:value-type="float">
            <text:p>141.5053061224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prokofiev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25a266e-a233-4598-9911-3e43d24a5e56</text:p>
          </table:table-cell>
          <table:table-cell office:value-type="string" calcext:value-type="string">
            <text:p>Prokofiev, Piano Concerto 2, G Min, Op.16 (Wang) - 1 Andantino.mp3</text:p>
          </table:table-cell>
          <table:table-cell office:value-type="float" office:value="661.707755102041" calcext:value-type="float">
            <text:p>661.707755102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prokofiev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5795f7d-b9f3-4610-9c31-11211598c518</text:p>
          </table:table-cell>
          <table:table-cell office:value-type="string" calcext:value-type="string">
            <text:p>Lieutenant Kijé, film score and suite for orchestra, Op. 60- No. 1, 'Birth of Kije'.wav</text:p>
          </table:table-cell>
          <table:table-cell office:value-type="float" office:value="273.89387755102" calcext:value-type="float">
            <text:p>273.893877551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prokofiev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71592d3-d831-4363-89fb-308b6d3b819f</text:p>
          </table:table-cell>
          <table:table-cell office:value-type="string" calcext:value-type="string">
            <text:p>Prokofiev, Piano concerto 5, G maj, Op.55 - 5 Vivo.wma</text:p>
          </table:table-cell>
          <table:table-cell office:value-type="float" office:value="325.543764172336" calcext:value-type="float">
            <text:p>325.5437641723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prokofiev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9ee4208-d1e3-4000-884f-7aa4ebb71641</text:p>
          </table:table-cell>
          <table:table-cell office:value-type="string" calcext:value-type="string">
            <text:p>Prokofiev, Piano concerto 1, D maj, Op.10 - 2 Andante assai.wma</text:p>
          </table:table-cell>
          <table:table-cell office:value-type="float" office:value="274.784943310658" calcext:value-type="float">
            <text:p>274.7849433107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prokofiev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f3748a8-7d7f-4ae8-8319-2b1f06ee7d43</text:p>
          </table:table-cell>
          <table:table-cell office:value-type="string" calcext:value-type="string">
            <text:p>03 Romeo and Juliet, Suite No. 1 for orchestra, Op. 64 bis.wav</text:p>
          </table:table-cell>
          <table:table-cell office:value-type="float" office:value="161.802448979592" calcext:value-type="float">
            <text:p>161.8024489796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prokofiev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8f7c55d-e45a-4bde-b2c5-7e9c487aa8b5</text:p>
          </table:table-cell>
          <table:table-cell office:value-type="string" calcext:value-type="string">
            <text:p>Prokofiev, Piano concerto 5, G maj, Op.55 - 4 Larghetto.wma</text:p>
          </table:table-cell>
          <table:table-cell office:value-type="float" office:value="451.674557823129" calcext:value-type="float">
            <text:p>451.6745578231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prokofiev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3691662-88de-4e7f-81ef-0795813da8ed</text:p>
          </table:table-cell>
          <table:table-cell office:value-type="string" calcext:value-type="string">
            <text:p>09 Romeo and Juliet, Suite No. 1 for orchestra, Op. 64 bis.wav</text:p>
          </table:table-cell>
          <table:table-cell office:value-type="float" office:value="402.964897959184" calcext:value-type="float">
            <text:p>402.9648979592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prokofiev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61b0de2-e796-4663-96a8-344c11e1e57f</text:p>
          </table:table-cell>
          <table:table-cell office:value-type="string" calcext:value-type="string">
            <text:p>Prokofiev, Piano concerto 3, C maj, Op.26 - 1 Andante, Allegro.wma</text:p>
          </table:table-cell>
          <table:table-cell office:value-type="float" office:value="586.536054421769" calcext:value-type="float">
            <text:p>586.5360544218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prokofiev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8653a0-6a7a-48d6-9e57-49b6da5ef7a0</text:p>
          </table:table-cell>
          <table:table-cell office:value-type="string" calcext:value-type="string">
            <text:p>Prokofiev, Piano concerto 4, B flat, Op.53 - 1 Vivace.wma</text:p>
          </table:table-cell>
          <table:table-cell office:value-type="float" office:value="268.887074829932" calcext:value-type="float">
            <text:p>268.8870748299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prokofiev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dd5e6ec-f9d4-4c1e-a2da-fb13d231388f</text:p>
          </table:table-cell>
          <table:table-cell office:value-type="string" calcext:value-type="string">
            <text:p>Prokofiev, Piano concerto 1, D maj, Op.10 - 3 Allegro scherzando.wma</text:p>
          </table:table-cell>
          <table:table-cell office:value-type="float" office:value="258.484535147392" calcext:value-type="float">
            <text:p>258.4845351474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prokofiev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fcfddc0-2451-4ce4-804c-7c56501c09ea</text:p>
          </table:table-cell>
          <table:table-cell office:value-type="string" calcext:value-type="string">
            <text:p>2-05 Prokofiev_ Symphony #3 In C Min.wav</text:p>
          </table:table-cell>
          <table:table-cell office:value-type="float" office:value="478.329229024943" calcext:value-type="float">
            <text:p>478.3292290249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prokofiev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c2b15b6-f947-4bcd-b040-05d6c3cc8e53</text:p>
          </table:table-cell>
          <table:table-cell office:value-type="string" calcext:value-type="string">
            <text:p>2-06 Prokofiev_ Symphony #3 In C Min.wav</text:p>
          </table:table-cell>
          <table:table-cell office:value-type="float" office:value="368.066371882086" calcext:value-type="float">
            <text:p>368.0663718821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prokofiev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d5b0b11-baf3-453d-9ed4-94eed24e153c</text:p>
          </table:table-cell>
          <table:table-cell office:value-type="string" calcext:value-type="string">
            <text:p>Prokofiev, Piano Concerto 2, G Min, Op.16 (Wang) - 4 Finale (Allegro tempestoso).mp3</text:p>
          </table:table-cell>
          <table:table-cell office:value-type="float" office:value="659.670204081633" calcext:value-type="float">
            <text:p>659.6702040816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prokofiev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c479bf2-4858-43b7-8cad-0ffa82c5ac69</text:p>
          </table:table-cell>
          <table:table-cell office:value-type="string" calcext:value-type="string">
            <text:p>04 Romeo and Juliet, Suite No. 1 for orchestra, Op. 64 bis.wav</text:p>
          </table:table-cell>
          <table:table-cell office:value-type="float" office:value="143.621224489796" calcext:value-type="float">
            <text:p>143.6212244898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prokofiev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a180294-244c-41a2-98cc-4cd2947e7b4b</text:p>
          </table:table-cell>
          <table:table-cell office:value-type="string" calcext:value-type="string">
            <text:p>3-01 Prokofiev_ Symphony #4 In C, Op.wav</text:p>
          </table:table-cell>
          <table:table-cell office:value-type="float" office:value="347.690861678005" calcext:value-type="float">
            <text:p>347.690861678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prokofiev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9082bbb-ad45-4cc3-b167-66b7a982dcda</text:p>
          </table:table-cell>
          <table:table-cell office:value-type="string" calcext:value-type="string">
            <text:p>Prokofiev, Piano concerto 2, G min, Op.16 - 3 Intermezzo, Allegro moderato.wma</text:p>
          </table:table-cell>
          <table:table-cell office:value-type="float" office:value="388.098321995465" calcext:value-type="float">
            <text:p>388.0983219955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prokofiev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44f2ea9-1d05-405d-863c-ad7748fc8810</text:p>
          </table:table-cell>
          <table:table-cell office:value-type="string" calcext:value-type="string">
            <text:p>Prokofiev, Piano Concerto 2, G Min, Op.16 (Wang) - 3 Intermezzo (Allegro moderato).mp3</text:p>
          </table:table-cell>
          <table:table-cell office:value-type="float" office:value="394.631836734694" calcext:value-type="float">
            <text:p>394.6318367347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prokofiev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67f0193-78af-4394-af85-ddd1eef1e6c3</text:p>
          </table:table-cell>
          <table:table-cell office:value-type="string" calcext:value-type="string">
            <text:p>2-04 Prokofiev_ Symphony #3 In C Min.wav</text:p>
          </table:table-cell>
          <table:table-cell office:value-type="float" office:value="371.566780045351" calcext:value-type="float">
            <text:p>371.5667800454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prokofiev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08937d4-ca0b-4ebe-9e3a-890b4a9ec1f8</text:p>
          </table:table-cell>
          <table:table-cell office:value-type="string" calcext:value-type="string">
            <text:p>Prokofiev, Piano concerto 3, C maj, Op.26 - Allegro ma non troppo.wma</text:p>
          </table:table-cell>
          <table:table-cell office:value-type="float" office:value="581.938503401361" calcext:value-type="float">
            <text:p>581.9385034014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prokofiev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b6609aa-1cca-4e1c-a8e5-a81e09951999</text:p>
          </table:table-cell>
          <table:table-cell office:value-type="string" calcext:value-type="string">
            <text:p>3-05 Prokofiev_ Symphony #5 In B Fla.wav</text:p>
          </table:table-cell>
          <table:table-cell office:value-type="float" office:value="754.652494331066" calcext:value-type="float">
            <text:p>754.6524943311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prokofiev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307502e-3e67-4b79-abde-cbdf64bd483a</text:p>
          </table:table-cell>
          <table:table-cell office:value-type="string" calcext:value-type="string">
            <text:p>Lieutenant Kijé, film score and suite for orchestra, Op. 60- No. 4, 'Troika'.wav</text:p>
          </table:table-cell>
          <table:table-cell office:value-type="float" office:value="182.282448979592" calcext:value-type="float">
            <text:p>182.2824489796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prokofiev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82316e9-b3df-4368-9b99-44d431ba1150</text:p>
          </table:table-cell>
          <table:table-cell office:value-type="string" calcext:value-type="string">
            <text:p>05 Romeo and Juliet, Suite No. 1 for orchestra, Op. 64 bis.wav</text:p>
          </table:table-cell>
          <table:table-cell office:value-type="float" office:value="204.956734693878" calcext:value-type="float">
            <text:p>204.9567346939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prokofiev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cf0e1fd-ba4f-4afb-aa14-3479379f26e4</text:p>
          </table:table-cell>
          <table:table-cell office:value-type="string" calcext:value-type="string">
            <text:p>2-01 Prokofiev_ Symphony #2 In D Min.wav</text:p>
          </table:table-cell>
          <table:table-cell office:value-type="float" office:value="695.746371882086" calcext:value-type="float">
            <text:p>695.7463718821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prokofiev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7d0c5a5-49ba-443c-8928-3adaf6fa926e</text:p>
          </table:table-cell>
          <table:table-cell office:value-type="string" calcext:value-type="string">
            <text:p>Prokofiev, Violin concerto 1, D maj, Op.19 - 3 Moderato.wma</text:p>
          </table:table-cell>
          <table:table-cell office:value-type="float" office:value="507.727528344671" calcext:value-type="float">
            <text:p>507.7275283447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prokofiev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845b8e3-de54-473a-bb87-a0416d4bd358</text:p>
          </table:table-cell>
          <table:table-cell office:value-type="string" calcext:value-type="string">
            <text:p>Prokofiev, Piano concerto 5, G maj, Op.55 - 3 Toccata, Allegro con fuoco.wma</text:p>
          </table:table-cell>
          <table:table-cell office:value-type="float" office:value="116.796371882086" calcext:value-type="float">
            <text:p>116.7963718821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prokofiev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53b57bb-ac7d-420f-b86a-c3d3995fd1cc</text:p>
          </table:table-cell>
          <table:table-cell office:value-type="string" calcext:value-type="string">
            <text:p>4-05 Prokofiev_ Symphony #7 In C Sha.wav</text:p>
          </table:table-cell>
          <table:table-cell office:value-type="float" office:value="458.502290249433" calcext:value-type="float">
            <text:p>458.5022902494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prokofiev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d27a755-646e-4240-811a-67f59224e58b</text:p>
          </table:table-cell>
          <table:table-cell office:value-type="string" calcext:value-type="string">
            <text:p>Prokofiev, Violin concerto 2, G min, Op.63 - 3 Allegro ben marcato.wma</text:p>
          </table:table-cell>
          <table:table-cell office:value-type="float" office:value="384.801088435374" calcext:value-type="float">
            <text:p>384.8010884354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prokofiev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9a7dcb9-bce8-4a35-9992-0b6dc491f59e</text:p>
          </table:table-cell>
          <table:table-cell office:value-type="string" calcext:value-type="string">
            <text:p>3-03 Prokofiev_ Symphony #4 In C, Op.wav</text:p>
          </table:table-cell>
          <table:table-cell office:value-type="float" office:value="242.495759637188" calcext:value-type="float">
            <text:p>242.4957596372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prokofiev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e1130b3-466b-4b88-a968-ae5fb0b56384</text:p>
          </table:table-cell>
          <table:table-cell office:value-type="string" calcext:value-type="string">
            <text:p>Prokofiev, Violin concerto 1, D maj, Op.19 - 2 Scherzo, vivacissimo.wma</text:p>
          </table:table-cell>
          <table:table-cell office:value-type="float" office:value="233.406984126984" calcext:value-type="float">
            <text:p>233.406984127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prokofiev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9ab597b-3808-423c-b994-192804f8b7f9</text:p>
          </table:table-cell>
          <table:table-cell office:value-type="string" calcext:value-type="string">
            <text:p>07 Romeo and Juliet, Suite No. 1 for orchestra, Op. 64 bis.wav</text:p>
          </table:table-cell>
          <table:table-cell office:value-type="float" office:value="341.10693877551" calcext:value-type="float">
            <text:p>341.1069387755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prokofiev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95960ed-2e6f-4c9e-b594-f9a34eabc287</text:p>
          </table:table-cell>
          <table:table-cell office:value-type="string" calcext:value-type="string">
            <text:p>Shostakovich, Symphony 10 E Minor, Op. 93 - 3 Allegretto.wav</text:p>
          </table:table-cell>
          <table:table-cell office:value-type="float" office:value="746.397800453515" calcext:value-type="float">
            <text:p>746.3978004535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hostakovi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427d0af-592c-4cdb-b903-a1954ff59a2b</text:p>
          </table:table-cell>
          <table:table-cell office:value-type="string" calcext:value-type="string">
            <text:p>Shostakovich, Symphony 15 A, Op.141 - 2 Adagio, Largo.wav</text:p>
          </table:table-cell>
          <table:table-cell office:value-type="float" office:value="985.130861678005" calcext:value-type="float">
            <text:p>985.130861678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hostakovi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8be514-4102-4bdf-9893-396565689d18</text:p>
          </table:table-cell>
          <table:table-cell office:value-type="string" calcext:value-type="string">
            <text:p>Shostakovich, Symphony 8 In C Min Op. 65 - 5 Allegretto.wav</text:p>
          </table:table-cell>
          <table:table-cell office:value-type="float" office:value="892.918616780045" calcext:value-type="float">
            <text:p>892.91861678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hostakovi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360ea91-6a3d-4eac-9b4d-4b2f9d41acb6</text:p>
          </table:table-cell>
          <table:table-cell office:value-type="string" calcext:value-type="string">
            <text:p>Shostakovich, Violin Concerto 1 A Min Op. 77 - 1 Nocturne.m4a</text:p>
          </table:table-cell>
          <table:table-cell office:value-type="float" office:value="695.203990929705" calcext:value-type="float">
            <text:p>695.2039909297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hostakovi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0ac3870-d388-487e-8ad8-4550f2950bdd</text:p>
          </table:table-cell>
          <table:table-cell office:value-type="string" calcext:value-type="string">
            <text:p>Shostakovich, Symphony 12 in D, Op.112 - 3 Aurora.wav</text:p>
          </table:table-cell>
          <table:table-cell office:value-type="float" office:value="255.008412698413" calcext:value-type="float">
            <text:p>255.0084126984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hostakovi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81f34d7-640f-476a-9e6b-7d281104d41a</text:p>
          </table:table-cell>
          <table:table-cell office:value-type="string" calcext:value-type="string">
            <text:p>Shostakovich, Symphony 8 In C Min Op. 65 - 4 Largo.wav</text:p>
          </table:table-cell>
          <table:table-cell office:value-type="float" office:value="529.11126984127" calcext:value-type="float">
            <text:p>529.1112698413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hostakovi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ee1c68a-0108-4802-bb8f-48a0af10ba13</text:p>
          </table:table-cell>
          <table:table-cell office:value-type="string" calcext:value-type="string">
            <text:p>Shostakovich, Symphony 15 A, Op.141 - 4 Adagio, Allegretto.wav</text:p>
          </table:table-cell>
          <table:table-cell office:value-type="float" office:value="1023.00841269841" calcext:value-type="float">
            <text:p>1023.0084126984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hostakovi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6a71d01-1c1d-455a-a682-116bf85265a7</text:p>
          </table:table-cell>
          <table:table-cell office:value-type="string" calcext:value-type="string">
            <text:p>Shostakovich, Piano Concerto 2 F maj, Op. 102 - 1. Allegro.m4a</text:p>
          </table:table-cell>
          <table:table-cell office:value-type="float" office:value="436.115736961451" calcext:value-type="float">
            <text:p>436.1157369615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hostakovi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49cc9c9-f8aa-41fb-9d48-b3fa1814d016</text:p>
          </table:table-cell>
          <table:table-cell office:value-type="string" calcext:value-type="string">
            <text:p>Shostakovich, Cello Concerto 1, E flat, Op. 107- 2 Moderato.wma</text:p>
          </table:table-cell>
          <table:table-cell office:value-type="float" office:value="704.586303854875" calcext:value-type="float">
            <text:p>704.5863038549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hostakovi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07874ea-9be2-4b33-a8d2-dce03a1ed584</text:p>
          </table:table-cell>
          <table:table-cell office:value-type="string" calcext:value-type="string">
            <text:p>Shostakovich, Symphony 9 E flat Op. 70 - 3 Presto.wav</text:p>
          </table:table-cell>
          <table:table-cell office:value-type="float" office:value="157.963514739229" calcext:value-type="float">
            <text:p>157.9635147392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hostakovi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3857f584-6cf2-4922-b0b3-3e55fc198140</text:p>
          </table:table-cell>
          <table:table-cell office:value-type="string" calcext:value-type="string">
            <text:p>Shostakovich, Symphony 8 In C Min Op. 65 - 2 Allegretto.wav</text:p>
          </table:table-cell>
          <table:table-cell office:value-type="float" office:value="376.373310657596" calcext:value-type="float">
            <text:p>376.3733106576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hostakovi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7416730-45c4-4ac9-960e-ee0ef314c16b</text:p>
          </table:table-cell>
          <table:table-cell office:value-type="string" calcext:value-type="string">
            <text:p>Shostakovich, Symphony 1 F min Op. 10 - 4 Allegro molto.wav</text:p>
          </table:table-cell>
          <table:table-cell office:value-type="float" office:value="564.350453514739" calcext:value-type="float">
            <text:p>564.3504535147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hostakovi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c234822-02c5-4095-b4db-db96d44247f6</text:p>
          </table:table-cell>
          <table:table-cell office:value-type="string" calcext:value-type="string">
            <text:p>Shostakovich, Cello Concerto 1, E flat, Op. 107- 4 Allegro con moto.wma</text:p>
          </table:table-cell>
          <table:table-cell office:value-type="float" office:value="297.076099773243" calcext:value-type="float">
            <text:p>297.0760997732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hostakovi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e5ee729-6442-4121-9b25-93629cb1cf4f</text:p>
          </table:table-cell>
          <table:table-cell office:value-type="string" calcext:value-type="string">
            <text:p>Shostakovich, Symphony 1 F min Op. 10 - 2 Allegro (moto pepetuo).wav</text:p>
          </table:table-cell>
          <table:table-cell office:value-type="float" office:value="295.968412698413" calcext:value-type="float">
            <text:p>295.9684126984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hostakovi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5a85f8-69f4-497e-bb28-6d81df72ed63</text:p>
          </table:table-cell>
          <table:table-cell office:value-type="string" calcext:value-type="string">
            <text:p>Shostakovich, Symphony 9 E flat Op. 70 - 2 Moderato.wav</text:p>
          </table:table-cell>
          <table:table-cell office:value-type="float" office:value="466.600249433107" calcext:value-type="float">
            <text:p>466.6002494331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hostakovi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57d14285-dc11-4810-9acc-31bc5695bfb2</text:p>
          </table:table-cell>
          <table:table-cell office:value-type="string" calcext:value-type="string">
            <text:p>Shostakovich, Symphony 8 In C Min Op. 65 - 3 Allegro Non Troppo.wav</text:p>
          </table:table-cell>
          <table:table-cell office:value-type="float" office:value="357.068820861678" calcext:value-type="float">
            <text:p>357.0688208617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hostakovi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8deb903-b9cc-4d45-9c44-61d50973ee7e</text:p>
          </table:table-cell>
          <table:table-cell office:value-type="string" calcext:value-type="string">
            <text:p>Shostakovich Symphony 4 C Minor, Op. 43 - 2 Presto.wav</text:p>
          </table:table-cell>
          <table:table-cell office:value-type="float" office:value="754.156167800454" calcext:value-type="float">
            <text:p>754.1561678005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hostakovi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535931d9-3c0b-4698-a235-b7cced486f27</text:p>
          </table:table-cell>
          <table:table-cell office:value-type="string" calcext:value-type="string">
            <text:p>Shostakovich, Symphony 11 G Minor Op. 103 (Year 1905) - 3 In Memoriam.wav</text:p>
          </table:table-cell>
          <table:table-cell office:value-type="float" office:value="683.285963718821" calcext:value-type="float">
            <text:p>683.2859637188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hostakovi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3de8113-04fd-4502-800b-d91a5c78ae26</text:p>
          </table:table-cell>
          <table:table-cell office:value-type="string" calcext:value-type="string">
            <text:p>Shostakovich, Symphony 6 B Minor, Op 54 - 3 Presto.wav</text:p>
          </table:table-cell>
          <table:table-cell office:value-type="float" office:value="417.908004535147" calcext:value-type="float">
            <text:p>417.9080045351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hostakovi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3222d3e-7d90-4723-b117-dbeaba2ca64d</text:p>
          </table:table-cell>
          <table:table-cell office:value-type="string" calcext:value-type="string">
            <text:p>Shostakovich, Symphony 11 G Minor Op. 103 (Year 1905) - 4 The Tocsin.wav</text:p>
          </table:table-cell>
          <table:table-cell office:value-type="float" office:value="856.399433106576" calcext:value-type="float">
            <text:p>856.3994331066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hostakovi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dc7809f-5016-4bbd-a8f3-196cfc5e39af</text:p>
          </table:table-cell>
          <table:table-cell office:value-type="string" calcext:value-type="string">
            <text:p>Shostakovich, Symphony 5 D min Op.47 - 3 Largo.wav</text:p>
          </table:table-cell>
          <table:table-cell office:value-type="float" office:value="942.316167800453" calcext:value-type="float">
            <text:p>942.3161678005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hostakovi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22a2005-f709-4926-ac0e-facca11bcc0d</text:p>
          </table:table-cell>
          <table:table-cell office:value-type="string" calcext:value-type="string">
            <text:p>Shostakovich, Symphony 5 D min Op.47 - 4 Allegro non troppo.wav</text:p>
          </table:table-cell>
          <table:table-cell office:value-type="float" office:value="653.062290249433" calcext:value-type="float">
            <text:p>653.0622902494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hostakovi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e4070bf-528d-4f0a-8774-4e800f8adc26</text:p>
          </table:table-cell>
          <table:table-cell office:value-type="string" calcext:value-type="string">
            <text:p>Shostakovich, Symphony 8 In C Min Op. 65 - 1 Adagio, Allegro Non Troppo.wav</text:p>
          </table:table-cell>
          <table:table-cell office:value-type="float" office:value="1561.75780045351" calcext:value-type="float">
            <text:p>1561.7578004535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hostakovi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438cc91-d382-40c2-977e-b3646818dee2</text:p>
          </table:table-cell>
          <table:table-cell office:value-type="string" calcext:value-type="string">
            <text:p>Shostakovich, Symphony 7 C maj, 1 Allegretto.wav</text:p>
          </table:table-cell>
          <table:table-cell office:value-type="float" office:value="1568.36678004535" calcext:value-type="float">
            <text:p>1568.3667800454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hostakovi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6bae077-a31c-44d1-86f8-5275348b326a</text:p>
          </table:table-cell>
          <table:table-cell office:value-type="string" calcext:value-type="string">
            <text:p>Shostakovich, Cello Concerto 2, G maj, <text:s/>Op. 126 - 1 Largo.wma</text:p>
          </table:table-cell>
          <table:table-cell office:value-type="float" office:value="903.209795918367" calcext:value-type="float">
            <text:p>903.2097959184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hostakovi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ce633d0-f529-4a91-bf9f-29e45a076f72</text:p>
          </table:table-cell>
          <table:table-cell office:value-type="string" calcext:value-type="string">
            <text:p>Shostakovich, Piano Concerto 1, C Minor, Op. 35 - 1. Allegro Moderato.m4a</text:p>
          </table:table-cell>
          <table:table-cell office:value-type="float" office:value="353.034739229025" calcext:value-type="float">
            <text:p>353.034739229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hostakovi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3ddfff5d-1e4e-49a9-b69d-d57d08de7380</text:p>
          </table:table-cell>
          <table:table-cell office:value-type="string" calcext:value-type="string">
            <text:p>Shostakovich, Symphony 1 F min Op. 10 - 1 Allegretto.wav</text:p>
          </table:table-cell>
          <table:table-cell office:value-type="float" office:value="492.356984126984" calcext:value-type="float">
            <text:p>492.356984127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hostakovi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033959a-a021-4a4a-a1e6-926c549cacc5</text:p>
          </table:table-cell>
          <table:table-cell office:value-type="string" calcext:value-type="string">
            <text:p>Shostakovich, Piano Concerto 1, C Minor, Op. 35 - 2. Lento; 3. Moderato; 4. Allegro Con Brio.m4a</text:p>
          </table:table-cell>
          <table:table-cell office:value-type="float" office:value="971.869750566894" calcext:value-type="float">
            <text:p>971.8697505669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hostakovi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e165bc3-ca6a-4255-a7ed-34f14fdad018</text:p>
          </table:table-cell>
          <table:table-cell office:value-type="string" calcext:value-type="string">
            <text:p>Shostakovich, Symphony 11 G Minor Op. 103 (Year 1905) - 2 The Ninth Of January.wav</text:p>
          </table:table-cell>
          <table:table-cell office:value-type="float" office:value="1194.34555555556" calcext:value-type="float">
            <text:p>1194.3455555556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hostakovi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a86429-82b7-4830-8603-1de9a962f9ce</text:p>
          </table:table-cell>
          <table:table-cell office:value-type="string" calcext:value-type="string">
            <text:p>Shostakovich, Symphony 7 C maj, 3 Adagio.wav</text:p>
          </table:table-cell>
          <table:table-cell office:value-type="float" office:value="1160.07290249433" calcext:value-type="float">
            <text:p>1160.0729024943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hostakovi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062c4f5-96a6-4f3b-83f6-86b112ff6080</text:p>
          </table:table-cell>
          <table:table-cell office:value-type="string" calcext:value-type="string">
            <text:p>Shostakovich, Symphony 9 E flat Op. 70 - 5 Allegretto, Allegro.wav</text:p>
          </table:table-cell>
          <table:table-cell office:value-type="float" office:value="397.219024943311" calcext:value-type="float">
            <text:p>397.2190249433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hostakovi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c48972b-bf2c-4bf5-beb6-5fb58979a36e</text:p>
          </table:table-cell>
          <table:table-cell office:value-type="string" calcext:value-type="string">
            <text:p>Shostakovich, Symphony 15 A, Op.141 - 3 Allegretto.wav</text:p>
          </table:table-cell>
          <table:table-cell office:value-type="float" office:value="256.889229024943" calcext:value-type="float">
            <text:p>256.8892290249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hostakovi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857dc45-8791-448c-9ba6-88fbca1fb14e</text:p>
          </table:table-cell>
          <table:table-cell office:value-type="string" calcext:value-type="string">
            <text:p>Shostakovich, Violin Concerto 1 A Min Op. 77 - 4 Burlesque.wma</text:p>
          </table:table-cell>
          <table:table-cell office:value-type="float" office:value="308.871836734694" calcext:value-type="float">
            <text:p>308.8718367347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hostakovi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66d9c4c-70cd-4cce-8023-de017881fdd5</text:p>
          </table:table-cell>
          <table:table-cell office:value-type="string" calcext:value-type="string">
            <text:p>Shostakovich, Violin Concerto 1 A Min Op. 77 - 2 Scherzo.m4a</text:p>
          </table:table-cell>
          <table:table-cell office:value-type="float" office:value="391.742403628118" calcext:value-type="float">
            <text:p>391.7424036281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hostakovi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1f95a00-979d-4319-93df-e14d84595c31</text:p>
          </table:table-cell>
          <table:table-cell office:value-type="string" calcext:value-type="string">
            <text:p>Shostakovich, Symphony 2 B Flat, Op. 14 (To October) - 1. Largo, Allegro Molto.wav</text:p>
          </table:table-cell>
          <table:table-cell office:value-type="float" office:value="763.821473922902" calcext:value-type="float">
            <text:p>763.8214739229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hostakovi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4a5da6c-fa72-43a5-896d-c4c7d1d20c16</text:p>
          </table:table-cell>
          <table:table-cell office:value-type="string" calcext:value-type="string">
            <text:p>Shostakovich, Symphony 15 A, Op.141 - 1 Allegretto.wav</text:p>
          </table:table-cell>
          <table:table-cell office:value-type="float" office:value="488.177392290249" calcext:value-type="float">
            <text:p>488.1773922903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hostakovi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0f51206-e9d5-4dff-ba1e-f59fb8b3fda9</text:p>
          </table:table-cell>
          <table:table-cell office:value-type="string" calcext:value-type="string">
            <text:p>Shostakovich, Cello Concerto 2, G maj, <text:s/>Op. 126 - 2 Allegretto.wma</text:p>
          </table:table-cell>
          <table:table-cell office:value-type="float" office:value="267.354557823129" calcext:value-type="float">
            <text:p>267.3545578231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hostakovi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5a7f05ff-65be-4d8e-ab78-a638914d1560</text:p>
          </table:table-cell>
          <table:table-cell office:value-type="string" calcext:value-type="string">
            <text:p>Shostakovich, Cello Concerto 1, E flat, Op. 107- 3 Cadenza.wma</text:p>
          </table:table-cell>
          <table:table-cell office:value-type="float" office:value="369.011519274376" calcext:value-type="float">
            <text:p>369.0115192744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hostakovi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8f8b2c8-ca9b-4c44-b8cc-a668402b70ab</text:p>
          </table:table-cell>
          <table:table-cell office:value-type="string" calcext:value-type="string">
            <text:p>Shostakovich Symphony 4 C Minor, Op. 43 - 4 Largo.wav</text:p>
          </table:table-cell>
          <table:table-cell office:value-type="float" office:value="422.89739229025" calcext:value-type="float">
            <text:p>422.8973922903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hostakovi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2417d1d-229f-4829-9862-f40034ac4678</text:p>
          </table:table-cell>
          <table:table-cell office:value-type="string" calcext:value-type="string">
            <text:p>Shostakovich, Symphony 1 F min Op. 10 - 3 Lento.wav</text:p>
          </table:table-cell>
          <table:table-cell office:value-type="float" office:value="585.692494331066" calcext:value-type="float">
            <text:p>585.6924943311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hostakovi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3a612cf-0b0f-45f4-9839-69b7d7c30ccf</text:p>
          </table:table-cell>
          <table:table-cell office:value-type="string" calcext:value-type="string">
            <text:p>Shostakovich, Symphony 7 C maj, 2 Moderato.wav</text:p>
          </table:table-cell>
          <table:table-cell office:value-type="float" office:value="615.028004535147" calcext:value-type="float">
            <text:p>615.0280045351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hostakovi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931fc23-8bd2-465b-b670-41f274ff1650</text:p>
          </table:table-cell>
          <table:table-cell office:value-type="string" calcext:value-type="string">
            <text:p>Shostakovich, Symphony 10 E Minor, Op. 93 - 2 Allegro.wav</text:p>
          </table:table-cell>
          <table:table-cell office:value-type="float" office:value="248.033718820862" calcext:value-type="float">
            <text:p>248.0337188209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hostakovi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649a921-ee7d-4fc0-8c4a-e88c585d2a09</text:p>
          </table:table-cell>
          <table:table-cell office:value-type="string" calcext:value-type="string">
            <text:p>Shostakovich, Symphony 10 E Minor, Op. 93 - 1 Moderato.wav</text:p>
          </table:table-cell>
          <table:table-cell office:value-type="float" office:value="1462.72759637188" calcext:value-type="float">
            <text:p>1462.7275963719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hostakovi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45be3f7-07b1-442d-a27e-b46e4011c06c</text:p>
          </table:table-cell>
          <table:table-cell office:value-type="string" calcext:value-type="string">
            <text:p>Shostakovich, Cello Concerto 1, E flat, Op. 107- 1 Allegretto.wma</text:p>
          </table:table-cell>
          <table:table-cell office:value-type="float" office:value="373.887709750567" calcext:value-type="float">
            <text:p>373.8877097506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hostakovi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9b9bcbc-775c-44c2-8c25-7c8cf7554601</text:p>
          </table:table-cell>
          <table:table-cell office:value-type="string" calcext:value-type="string">
            <text:p>Shostakovich, Symphony 12 in D, Op.112 - 2 Razliv.wav</text:p>
          </table:table-cell>
          <table:table-cell office:value-type="float" office:value="843.494943310658" calcext:value-type="float">
            <text:p>843.4949433107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hostakovi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a61cbdc-3abb-47e8-9af4-a15518e0577c</text:p>
          </table:table-cell>
          <table:table-cell office:value-type="string" calcext:value-type="string">
            <text:p>Shostakovich, Symphony 5 D min Op.47 - 2 Allegretto.wav</text:p>
          </table:table-cell>
          <table:table-cell office:value-type="float" office:value="326.479433106576" calcext:value-type="float">
            <text:p>326.4794331066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hostakovi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8c5ff99-1588-44a3-a477-5821f2b81c3e</text:p>
          </table:table-cell>
          <table:table-cell office:value-type="string" calcext:value-type="string">
            <text:p>Shostakovich, Symphony 10 E Minor, Op. 93 - 4 Andante, Allegro.wav</text:p>
          </table:table-cell>
          <table:table-cell office:value-type="float" office:value="836.624739229025" calcext:value-type="float">
            <text:p>836.624739229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hostakovi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37dc8cc-4525-49cb-9297-dfa22adc93d4</text:p>
          </table:table-cell>
          <table:table-cell office:value-type="string" calcext:value-type="string">
            <text:p>Shostakovich Symphony 3, E flat, Op. 20 (The First of May).wav</text:p>
          </table:table-cell>
          <table:table-cell office:value-type="float" office:value="1886.30310657596" calcext:value-type="float">
            <text:p>1886.303106576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hostakovi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51eba36-88e9-42e4-8a0c-bbef5139d010</text:p>
          </table:table-cell>
          <table:table-cell office:value-type="string" calcext:value-type="string">
            <text:p>Shostakovich, Symphony 11 G Minor Op. 103 (Year 1905) - 1 The Palace Square.wav</text:p>
          </table:table-cell>
          <table:table-cell office:value-type="float" office:value="953.41820861678" calcext:value-type="float">
            <text:p>953.4182086168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hostakovi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656e402-cb28-4815-84f2-8c2477c83c72</text:p>
          </table:table-cell>
          <table:table-cell office:value-type="string" calcext:value-type="string">
            <text:p>Shostakovich, Symphony 6 B Minor, Op 54 - 1 Largo.wav</text:p>
          </table:table-cell>
          <table:table-cell office:value-type="float" office:value="777.379024943311" calcext:value-type="float">
            <text:p>777.3790249433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hostakovi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5178aeb5-f34b-4049-a2b1-4b4443e100a3</text:p>
          </table:table-cell>
          <table:table-cell office:value-type="string" calcext:value-type="string">
            <text:p>Shostakovich, Violin Concerto 1 A Min Op. 77 - 3 Passacaglia.m4a</text:p>
          </table:table-cell>
          <table:table-cell office:value-type="float" office:value="752.139319727891" calcext:value-type="float">
            <text:p>752.1393197279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hostakovi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472f924-3784-4ede-9f31-c412227c378e</text:p>
          </table:table-cell>
          <table:table-cell office:value-type="string" calcext:value-type="string">
            <text:p>Shostakovich, Cello Concerto 2, G maj, <text:s/>Op. 126 - 3 <text:s/>Allegretto.wma</text:p>
          </table:table-cell>
          <table:table-cell office:value-type="float" office:value="933.117097505669" calcext:value-type="float">
            <text:p>933.1170975057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hostakovi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2bc2e32-2e5c-4ded-981c-2ab3a6788853</text:p>
          </table:table-cell>
          <table:table-cell office:value-type="string" calcext:value-type="string">
            <text:p>Shostakovich, Symphony 2 B Flat, Op. 14 (To October) - 2. My Shili, My Prosil Raboty I Khleba.wav</text:p>
          </table:table-cell>
          <table:table-cell office:value-type="float" office:value="503.119433106576" calcext:value-type="float">
            <text:p>503.1194331066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hostakovi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df7032e-52a3-4281-8f7b-66a75a014c82</text:p>
          </table:table-cell>
          <table:table-cell office:value-type="string" calcext:value-type="string">
            <text:p>Shostakovich, Symphony 6 B Minor, Op 54 - 2 Allegro.wav</text:p>
          </table:table-cell>
          <table:table-cell office:value-type="float" office:value="362.946371882086" calcext:value-type="float">
            <text:p>362.9463718821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hostakovi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cc9cbca-ad79-4608-9d59-22881be9496d</text:p>
          </table:table-cell>
          <table:table-cell office:value-type="string" calcext:value-type="string">
            <text:p>Shostakovich Symphony 4 C Minor, Op. 43 - 3 Moderato Con Moto.wav</text:p>
          </table:table-cell>
          <table:table-cell office:value-type="float" office:value="549.800249433107" calcext:value-type="float">
            <text:p>549.8002494331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hostakovi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d41b867-7659-4bc5-af16-9b274c3249fc</text:p>
          </table:table-cell>
          <table:table-cell office:value-type="string" calcext:value-type="string">
            <text:p>Shostakovich, Symphony 9 E flat Op. 70 - 1 Allegro.wav</text:p>
          </table:table-cell>
          <table:table-cell office:value-type="float" office:value="300.148004535147" calcext:value-type="float">
            <text:p>300.1480045351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hostakovi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a3b9b9e-205a-47fd-86d7-fd60dc33da95</text:p>
          </table:table-cell>
          <table:table-cell office:value-type="string" calcext:value-type="string">
            <text:p>Shostakovich, Symphony 7 C maj, 4 Allegro non troppo.wav</text:p>
          </table:table-cell>
          <table:table-cell office:value-type="float" office:value="1002.2933106576" calcext:value-type="float">
            <text:p>1002.2933106576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hostakovi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39c91cf-15d9-4e99-80ef-922523a3e7ee</text:p>
          </table:table-cell>
          <table:table-cell office:value-type="string" calcext:value-type="string">
            <text:p>Shostakovich, Symphony 5 D min Op.47 - 1 Moderato.wav</text:p>
          </table:table-cell>
          <table:table-cell office:value-type="float" office:value="227.893310657596" calcext:value-type="float">
            <text:p>227.8933106576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hostakovi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02ea102-b62f-4b47-bf47-9e7576095c7e</text:p>
          </table:table-cell>
          <table:table-cell office:value-type="string" calcext:value-type="string">
            <text:p>Shostakovich Symphony 4 C Minor, Op. 43 - 5 Allegro.wav</text:p>
          </table:table-cell>
          <table:table-cell office:value-type="float" office:value="1354.76351473923" calcext:value-type="float">
            <text:p>1354.7635147392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hostakovi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e89de90-2af3-4542-bf43-a01f11c6838f</text:p>
          </table:table-cell>
          <table:table-cell office:value-type="string" calcext:value-type="string">
            <text:p>Shostakovich Symphony 4 C Minor, Op. 43 - 1 Allegretto Poco Moderato.wav</text:p>
          </table:table-cell>
          <table:table-cell office:value-type="float" office:value="980.219841269841" calcext:value-type="float">
            <text:p>980.2198412698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hostakovi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09ac917-fa11-4294-9c45-99669106c91c</text:p>
          </table:table-cell>
          <table:table-cell office:value-type="string" calcext:value-type="string">
            <text:p>Shostakovich, Symphony 12 in D, Op.112 - 1 Revolutionary Petrograd.wav</text:p>
          </table:table-cell>
          <table:table-cell office:value-type="float" office:value="810.920249433107" calcext:value-type="float">
            <text:p>810.9202494331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hostakovi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3c879eaf-2d33-44f8-bd0a-c2f015076eff</text:p>
          </table:table-cell>
          <table:table-cell office:value-type="string" calcext:value-type="string">
            <text:p>Shostakovich, Symphony 9 E flat Op. 70 - 4 Largo.wav</text:p>
          </table:table-cell>
          <table:table-cell office:value-type="float" office:value="235.939024943311" calcext:value-type="float">
            <text:p>235.9390249433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hostakovi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304970a-9f92-4bcd-abd1-416de7ac1c9f</text:p>
          </table:table-cell>
          <table:table-cell office:value-type="string" calcext:value-type="string">
            <text:p>Shostakovich, Piano Concerto 2 F maj, Op. 102 - 2. Andante; 3. Allegro.m4a</text:p>
          </table:table-cell>
          <table:table-cell office:value-type="float" office:value="734.840453514739" calcext:value-type="float">
            <text:p>734.8404535147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hostakovi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ab37783-5c8d-4913-b090-b457fd07df92</text:p>
          </table:table-cell>
          <table:table-cell office:value-type="string" calcext:value-type="string">
            <text:p>Shostakovich, Symphony 12 in D, Op.112 - 4 The Dawn Of Humanity.wav</text:p>
          </table:table-cell>
          <table:table-cell office:value-type="float" office:value="665.470453514739" calcext:value-type="float">
            <text:p>665.4704535147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shostakovi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4ce736c-5a37-439a-984b-281900e9ce84</text:p>
          </table:table-cell>
          <table:table-cell office:value-type="string" calcext:value-type="string">
            <text:p>Messiaen, Des Canyons aux Étoiles - 11 Omao, Leiothrix, Elepaio, Shama.wav</text:p>
          </table:table-cell>
          <table:table-cell office:value-type="float" office:value="617.953718820862" calcext:value-type="float">
            <text:p>617.9537188209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messia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42e4998-2ebc-43ad-a8cc-ba1536e4a677</text:p>
          </table:table-cell>
          <table:table-cell office:value-type="string" calcext:value-type="string">
            <text:p>13-02 Messiaen_ Et Exspecto Resurrec.wav</text:p>
          </table:table-cell>
          <table:table-cell office:value-type="float" office:value="229.904739229025" calcext:value-type="float">
            <text:p>229.904739229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messia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7fe31e2-d866-418f-9103-2fad3166ef78</text:p>
          </table:table-cell>
          <table:table-cell office:value-type="string" calcext:value-type="string">
            <text:p>2-11 Japanese Skeches _7 Haikai_ For.wav</text:p>
          </table:table-cell>
          <table:table-cell office:value-type="float" office:value="131.6320861678" calcext:value-type="float">
            <text:p>131.6320861678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messia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3b2a33d-cea2-4b61-8ac6-1bd26c498f01</text:p>
          </table:table-cell>
          <table:table-cell office:value-type="string" calcext:value-type="string">
            <text:p>13-07 Messiaen_ L'Ascension For Orch.wav</text:p>
          </table:table-cell>
          <table:table-cell office:value-type="float" office:value="289.463922902494" calcext:value-type="float">
            <text:p>289.4639229025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messia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206383b-9fca-4fbb-b979-715ee0cfddf1</text:p>
          </table:table-cell>
          <table:table-cell office:value-type="string" calcext:value-type="string">
            <text:p>5-08 Messiaen_ Les Offrandes Oubliée.wav</text:p>
          </table:table-cell>
          <table:table-cell office:value-type="float" office:value="719.961882086168" calcext:value-type="float">
            <text:p>719.9618820862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messia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9856775-fcb6-4703-b2ce-ef8a90f652fc</text:p>
          </table:table-cell>
          <table:table-cell office:value-type="string" calcext:value-type="string">
            <text:p>Messiaen, Des Canyons aux Étoiles - 04 Le Cossyphe D'Heuglin.wav</text:p>
          </table:table-cell>
          <table:table-cell office:value-type="float" office:value="264.77820861678" calcext:value-type="float">
            <text:p>264.7782086168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messia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ffc8fe0-ac40-4675-896d-2dbf3f6b51c3</text:p>
          </table:table-cell>
          <table:table-cell office:value-type="string" calcext:value-type="string">
            <text:p>Messiaen, Des Canyons aux Étoiles - 07 Bryce Canyon Et Les Rochers Rouge-Orange.wav</text:p>
          </table:table-cell>
          <table:table-cell office:value-type="float" office:value="844.905555555556" calcext:value-type="float">
            <text:p>844.9055555556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messia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cce382f-4f14-463f-9e8e-76f7a2a60fa0</text:p>
          </table:table-cell>
          <table:table-cell office:value-type="string" calcext:value-type="string">
            <text:p>2-09 Japanese Skeches _7 Haikai_ For.wav</text:p>
          </table:table-cell>
          <table:table-cell office:value-type="float" office:value="106.68514739229" calcext:value-type="float">
            <text:p>106.6851473923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messia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6a1fd8d-a14f-434d-a41c-b7fa4087c658</text:p>
          </table:table-cell>
          <table:table-cell office:value-type="string" calcext:value-type="string">
            <text:p>2-10 Le Banquet Celeste.wav</text:p>
          </table:table-cell>
          <table:table-cell office:value-type="float" office:value="364.226371882086" calcext:value-type="float">
            <text:p>364.2263718821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messia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323df4ff-6596-449d-b1df-d6f936c98563</text:p>
          </table:table-cell>
          <table:table-cell office:value-type="string" calcext:value-type="string">
            <text:p>03 Messiaen_ Turangalîla-Symphonie -.wav</text:p>
          </table:table-cell>
          <table:table-cell office:value-type="float" office:value="305.7120861678" calcext:value-type="float">
            <text:p>305.7120861678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messia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573961e9-00b9-49d3-85ae-896410cebfae</text:p>
          </table:table-cell>
          <table:table-cell office:value-type="string" calcext:value-type="string">
            <text:p>13-06 Messiaen_ Et Exspecto Resurrec.wav</text:p>
          </table:table-cell>
          <table:table-cell office:value-type="float" office:value="412.892494331066" calcext:value-type="float">
            <text:p>412.8924943311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messia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780b2b-7b51-4a6f-b896-cd21e12706d4</text:p>
          </table:table-cell>
          <table:table-cell office:value-type="string" calcext:value-type="string">
            <text:p>Messiaen, Des Canyons aux Étoiles - 01 Le Désert.wav</text:p>
          </table:table-cell>
          <table:table-cell office:value-type="float" office:value="264.281882086168" calcext:value-type="float">
            <text:p>264.2818820862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messia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878b7cd-d324-4782-a8f8-5958ca448e64</text:p>
          </table:table-cell>
          <table:table-cell office:value-type="string" calcext:value-type="string">
            <text:p>13-08 Messiaen_ L'Ascension For Orch.wav</text:p>
          </table:table-cell>
          <table:table-cell office:value-type="float" office:value="382.094126984127" calcext:value-type="float">
            <text:p>382.0941269841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messia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fe14210-948b-4adb-9e6c-6d7881186bc3</text:p>
          </table:table-cell>
          <table:table-cell office:value-type="string" calcext:value-type="string">
            <text:p>2-05 Japanese Skeches _7 Haikai_ For.wav</text:p>
          </table:table-cell>
          <table:table-cell office:value-type="float" office:value="122.6720861678" calcext:value-type="float">
            <text:p>122.6720861678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messia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de55a7c-b589-48ea-87a3-65d44228cbff</text:p>
          </table:table-cell>
          <table:table-cell office:value-type="string" calcext:value-type="string">
            <text:p>13-10 Messiaen_ L'Ascension For Orch.wav</text:p>
          </table:table-cell>
          <table:table-cell office:value-type="float" office:value="562.965963718821" calcext:value-type="float">
            <text:p>562.9659637188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messia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789700e-5be3-46f8-af4b-7f85c76d178d</text:p>
          </table:table-cell>
          <table:table-cell office:value-type="string" calcext:value-type="string">
            <text:p>02 Messiaen_ Turangalîla-Symphonie -.wav</text:p>
          </table:table-cell>
          <table:table-cell office:value-type="float" office:value="480.027188208617" calcext:value-type="float">
            <text:p>480.0271882086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messia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38b7ffc-ae92-403b-ad7e-8f44dedce180</text:p>
          </table:table-cell>
          <table:table-cell office:value-type="string" calcext:value-type="string">
            <text:p>Messiaen, Des Canyons aux Étoiles - 06 Appel Interstellaire.wav</text:p>
          </table:table-cell>
          <table:table-cell office:value-type="float" office:value="417.908004535147" calcext:value-type="float">
            <text:p>417.9080045351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messia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9eda7cb-dee4-4c34-936d-379f33269c03</text:p>
          </table:table-cell>
          <table:table-cell office:value-type="string" calcext:value-type="string">
            <text:p>06 Messiaen_ Turangalîla-Symphonie -.wav</text:p>
          </table:table-cell>
          <table:table-cell office:value-type="float" office:value="638.642698412698" calcext:value-type="float">
            <text:p>638.6426984127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messia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330aa52b-8be9-4db6-a69f-2fca1f60bb5f</text:p>
          </table:table-cell>
          <table:table-cell office:value-type="string" calcext:value-type="string">
            <text:p>Messiaen, Des Canyons aux Étoiles - 03 Ce Qui Est Écrit Sur Les Étoiles....wav</text:p>
          </table:table-cell>
          <table:table-cell office:value-type="float" office:value="461.741473922903" calcext:value-type="float">
            <text:p>461.7414739229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messia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960a957-d3ee-4a71-842e-f7855363cb16</text:p>
          </table:table-cell>
          <table:table-cell office:value-type="string" calcext:value-type="string">
            <text:p>2-10 Japanese Skeches _7 Haikai_ For.wav</text:p>
          </table:table-cell>
          <table:table-cell office:value-type="float" office:value="384.314535147392" calcext:value-type="float">
            <text:p>384.3145351474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messia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356f4df8-4185-4922-a0d8-c599baf0192d</text:p>
          </table:table-cell>
          <table:table-cell office:value-type="string" calcext:value-type="string">
            <text:p>Messiaen, Des Canyons aux Étoiles - 05 Cedar Breaks et le Don De Crainte.wav</text:p>
          </table:table-cell>
          <table:table-cell office:value-type="float" office:value="502.910453514739" calcext:value-type="float">
            <text:p>502.9104535147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messia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ea42e2a-37f1-489b-89a3-0ff33099103b</text:p>
          </table:table-cell>
          <table:table-cell office:value-type="string" calcext:value-type="string">
            <text:p>Messiaen, Des Canyons aux Étoiles - 02 Les Orioles.wav</text:p>
          </table:table-cell>
          <table:table-cell office:value-type="float" office:value="397.689229024943" calcext:value-type="float">
            <text:p>397.6892290249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messia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fd5ca38-ab4e-4154-906f-f466b8bba249</text:p>
          </table:table-cell>
          <table:table-cell office:value-type="string" calcext:value-type="string">
            <text:p>Messiaen, Des Canyons aux Étoiles - 09 Le Monqueur Polyglotte.wav</text:p>
          </table:table-cell>
          <table:table-cell office:value-type="float" office:value="694.544739229025" calcext:value-type="float">
            <text:p>694.544739229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messia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939b430-6052-465a-aac3-a164c08feea7</text:p>
          </table:table-cell>
          <table:table-cell office:value-type="string" calcext:value-type="string">
            <text:p>07 Messiaen_ Turangalîla-Symphonie -.wav</text:p>
          </table:table-cell>
          <table:table-cell office:value-type="float" office:value="242.756984126984" calcext:value-type="float">
            <text:p>242.756984127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messia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c723d9b-ba79-4c45-ad0d-5a2856318193</text:p>
          </table:table-cell>
          <table:table-cell office:value-type="string" calcext:value-type="string">
            <text:p>2-06 Japanese Skeches _7 Haikai_ For.wav</text:p>
          </table:table-cell>
          <table:table-cell office:value-type="float" office:value="123.743106575964" calcext:value-type="float">
            <text:p>123.743106576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messia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f7415ce-73eb-48a1-abdb-7e6677b247ff</text:p>
          </table:table-cell>
          <table:table-cell office:value-type="string" calcext:value-type="string">
            <text:p>01 Messiaen_ Turangalîla-Symphonie -.wav</text:p>
          </table:table-cell>
          <table:table-cell office:value-type="float" office:value="371.04433106576" calcext:value-type="float">
            <text:p>371.0443310658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messia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aa7420a-b98f-4c25-99f7-fc7e02eda6d3</text:p>
          </table:table-cell>
          <table:table-cell office:value-type="string" calcext:value-type="string">
            <text:p>04 Messiaen_ Turangalîla-Symphonie -.wav</text:p>
          </table:table-cell>
          <table:table-cell office:value-type="float" office:value="622.943106575964" calcext:value-type="float">
            <text:p>622.943106576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messia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150b8a9-5fcc-44b9-a52a-6aec8587b475</text:p>
          </table:table-cell>
          <table:table-cell office:value-type="string" calcext:value-type="string">
            <text:p>10 Messiaen_ Turangalîla-Symphonie -.wav</text:p>
          </table:table-cell>
          <table:table-cell office:value-type="float" office:value="391.158616780045" calcext:value-type="float">
            <text:p>391.15861678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messia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f5bbf4b-bbe0-4d9a-8be8-e948c367c24b</text:p>
          </table:table-cell>
          <table:table-cell office:value-type="string" calcext:value-type="string">
            <text:p>13-05 Messiaen_ Et Exspecto Resurrec.wav</text:p>
          </table:table-cell>
          <table:table-cell office:value-type="float" office:value="526.629637188209" calcext:value-type="float">
            <text:p>526.6296371882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messia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6f2f72a-ccff-4c64-b6ad-cce8d8f5df41</text:p>
          </table:table-cell>
          <table:table-cell office:value-type="string" calcext:value-type="string">
            <text:p>09 Messiaen_ Turangalîla-Symphonie -.wav</text:p>
          </table:table-cell>
          <table:table-cell office:value-type="float" office:value="254.015759637188" calcext:value-type="float">
            <text:p>254.0157596372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messia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52006773-8dcd-4da5-9fb2-65c98042da14</text:p>
          </table:table-cell>
          <table:table-cell office:value-type="string" calcext:value-type="string">
            <text:p>05 Messiaen_ Turangalîla-Symphonie -.wav</text:p>
          </table:table-cell>
          <table:table-cell office:value-type="float" office:value="382.851678004535" calcext:value-type="float">
            <text:p>382.8516780045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messia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1735863-29b8-4020-aa9c-bbd8d930fc35</text:p>
          </table:table-cell>
          <table:table-cell office:value-type="string" calcext:value-type="string">
            <text:p>5-09 Messiaen_ Hymne Au Saint-Sacrem.wav</text:p>
          </table:table-cell>
          <table:table-cell office:value-type="float" office:value="839.628820861678" calcext:value-type="float">
            <text:p>839.6288208617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messia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9549af5-20c5-48b1-a0a4-d4fb58b27735</text:p>
          </table:table-cell>
          <table:table-cell office:value-type="string" calcext:value-type="string">
            <text:p>13-09 Messiaen_ L'Ascension For Orch.wav</text:p>
          </table:table-cell>
          <table:table-cell office:value-type="float" office:value="350.381473922902" calcext:value-type="float">
            <text:p>350.3814739229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messia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a6ff946-550c-49bf-bd0b-bed8a07908c4</text:p>
          </table:table-cell>
          <table:table-cell office:value-type="string" calcext:value-type="string">
            <text:p>08 Messiaen_ Turangalîla-Symphonie -.wav</text:p>
          </table:table-cell>
          <table:table-cell office:value-type="float" office:value="694.962698412698" calcext:value-type="float">
            <text:p>694.9626984127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messia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1100e34-bac4-439b-805d-a7cd58ee93a2</text:p>
          </table:table-cell>
          <table:table-cell office:value-type="string" calcext:value-type="string">
            <text:p>Messiaen, Des Canyons aux Étoiles - 08 Les Ressuscités Et Le Chant De L'Étoile Aldebaran.wav</text:p>
          </table:table-cell>
          <table:table-cell office:value-type="float" office:value="567.694126984127" calcext:value-type="float">
            <text:p>567.6941269841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messia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1a555bf-686b-4360-85b8-d0ce56e820c0</text:p>
          </table:table-cell>
          <table:table-cell office:value-type="string" calcext:value-type="string">
            <text:p>13-03 Messiaen_ Et Exspecto Resurrec.wav</text:p>
          </table:table-cell>
          <table:table-cell office:value-type="float" office:value="330.110453514739" calcext:value-type="float">
            <text:p>330.1104535147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messia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3169abdd-b7d1-4f11-aff8-f4657d0d5eb5</text:p>
          </table:table-cell>
          <table:table-cell office:value-type="string" calcext:value-type="string">
            <text:p>2-08 Japanese Skeches _7 Haikai_ For.wav</text:p>
          </table:table-cell>
          <table:table-cell office:value-type="float" office:value="248.79126984127" calcext:value-type="float">
            <text:p>248.7912698413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messia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185e874-57d7-46ef-91bf-9e8d9b57dbb2</text:p>
          </table:table-cell>
          <table:table-cell office:value-type="string" calcext:value-type="string">
            <text:p>2-07 Japanese Skeches _7 Haikai_ For.wav</text:p>
          </table:table-cell>
          <table:table-cell office:value-type="float" office:value="262.479433106576" calcext:value-type="float">
            <text:p>262.4794331066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messia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93c084f-3462-48e0-8386-ca5ac64d3bc4</text:p>
          </table:table-cell>
          <table:table-cell office:value-type="string" calcext:value-type="string">
            <text:p>Messiaen, Des Canyons aux Étoiles - 12 Zion Park et la Cite Celeste.wav</text:p>
          </table:table-cell>
          <table:table-cell office:value-type="float" office:value="669.754535147392" calcext:value-type="float">
            <text:p>669.7545351474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messia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3b3d11b6-2869-43da-ad29-8871d25b9256</text:p>
          </table:table-cell>
          <table:table-cell office:value-type="string" calcext:value-type="string">
            <text:p>13-04 Messiaen_ Et Exspecto Resurrec.wav</text:p>
          </table:table-cell>
          <table:table-cell office:value-type="float" office:value="310.257392290249" calcext:value-type="float">
            <text:p>310.2573922903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messia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5ca78ff-0e17-4283-8902-e7d0482d78bb</text:p>
          </table:table-cell>
          <table:table-cell office:value-type="string" calcext:value-type="string">
            <text:p>Messiaen, Des Canyons aux Étoiles - 10 La Grive Des Bois.wav</text:p>
          </table:table-cell>
          <table:table-cell office:value-type="float" office:value="303.1520861678" calcext:value-type="float">
            <text:p>303.1520861678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messia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2a1539c-ab6b-493e-9910-594409922788</text:p>
          </table:table-cell>
          <table:table-cell office:value-type="string" calcext:value-type="string">
            <text:p>Telemann, Tafelmusik III - 1 Maestoso.wma</text:p>
          </table:table-cell>
          <table:table-cell office:value-type="float" office:value="227.091156462585" calcext:value-type="float">
            <text:p>227.0911564626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teleman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56cbc4f-1e86-4b7a-8e17-708639effdc1</text:p>
          </table:table-cell>
          <table:table-cell office:value-type="string" calcext:value-type="string">
            <text:p>Telemann, Recorder suite in A min - 6 Passepied I &amp; II.wma</text:p>
          </table:table-cell>
          <table:table-cell office:value-type="float" office:value="152.97306122449" calcext:value-type="float">
            <text:p>152.9730612245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teleman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d62c505-6fd5-453b-bc13-e332e2d9656c</text:p>
          </table:table-cell>
          <table:table-cell office:value-type="string" calcext:value-type="string">
            <text:p>Telemann, Recorder suite in A min - 4 Menuet II.wma</text:p>
          </table:table-cell>
          <table:table-cell office:value-type="float" office:value="133.421859410431" calcext:value-type="float">
            <text:p>133.4218594104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teleman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3ad0c5c-a95e-47e1-b771-e49e31c452a4</text:p>
          </table:table-cell>
          <table:table-cell office:value-type="string" calcext:value-type="string">
            <text:p>Telemann, Recorder suite in A min - 2 Les plaisirs.wma</text:p>
          </table:table-cell>
          <table:table-cell office:value-type="float" office:value="160.960725623583" calcext:value-type="float">
            <text:p>160.9607256236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teleman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0997d38-d0a8-4970-b637-a8fa222f8b7c</text:p>
          </table:table-cell>
          <table:table-cell office:value-type="string" calcext:value-type="string">
            <text:p>Telemann, Viola concerto in G - 1. Largo.wma</text:p>
          </table:table-cell>
          <table:table-cell office:value-type="float" office:value="224.211882086168" calcext:value-type="float">
            <text:p>224.2118820862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teleman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7d7eb5a-77ba-4535-9bb3-839ef954ddd5</text:p>
          </table:table-cell>
          <table:table-cell office:value-type="string" calcext:value-type="string">
            <text:p>Telemann, Viola concerto in G - 4 Presto.wma</text:p>
          </table:table-cell>
          <table:table-cell office:value-type="float" office:value="172.895782312925" calcext:value-type="float">
            <text:p>172.8957823129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teleman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3af53d82-c2ac-41aa-8e63-35dac38d3e9f</text:p>
          </table:table-cell>
          <table:table-cell office:value-type="string" calcext:value-type="string">
            <text:p>Telemann, Viola concerto in G - 2 Allegro.wma</text:p>
          </table:table-cell>
          <table:table-cell office:value-type="float" office:value="172.895782312925" calcext:value-type="float">
            <text:p>172.8957823129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teleman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63cede8-e9fd-43fc-b0c7-910297815de5</text:p>
          </table:table-cell>
          <table:table-cell office:value-type="string" calcext:value-type="string">
            <text:p>Telemann, Recorder suite in A min - 3 Air à l'Italienne.wma</text:p>
          </table:table-cell>
          <table:table-cell office:value-type="float" office:value="319.135056689342" calcext:value-type="float">
            <text:p>319.1350566893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teleman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0372c4d-9692-4b43-97fc-3ef4bacbaec9</text:p>
          </table:table-cell>
          <table:table-cell office:value-type="string" calcext:value-type="string">
            <text:p>Telemann, Tafelmusik III - 4 Vivace.wma</text:p>
          </table:table-cell>
          <table:table-cell office:value-type="float" office:value="215.527619047619" calcext:value-type="float">
            <text:p>215.5276190476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teleman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10be613-af8c-4ab3-b804-082f84e31577</text:p>
          </table:table-cell>
          <table:table-cell office:value-type="string" calcext:value-type="string">
            <text:p>Telemann, Recorder suite in A min - 5 Rejouissance.wma</text:p>
          </table:table-cell>
          <table:table-cell office:value-type="float" office:value="95.1553741496599" calcext:value-type="float">
            <text:p>95.1553741497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teleman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6a1b64b-26dc-4628-985f-045e80f556cc</text:p>
          </table:table-cell>
          <table:table-cell office:value-type="string" calcext:value-type="string">
            <text:p>Telemann, Tafelmusik II - 2 Largo.wma</text:p>
          </table:table-cell>
          <table:table-cell office:value-type="float" office:value="336.085623582766" calcext:value-type="float">
            <text:p>336.0856235828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teleman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d1f3d4c-9d52-42fd-af3f-c968913411c9</text:p>
          </table:table-cell>
          <table:table-cell office:value-type="string" calcext:value-type="string">
            <text:p>Telemann, Tafelmusik III - 2 Allegro.wma</text:p>
          </table:table-cell>
          <table:table-cell office:value-type="float" office:value="212.091065759637" calcext:value-type="float">
            <text:p>212.0910657596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teleman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4c6510e-cc8a-40c0-a78d-f54a2b2fb910</text:p>
          </table:table-cell>
          <table:table-cell office:value-type="string" calcext:value-type="string">
            <text:p>Telemann, Recorder suite in A min - 7 Polonaise.wma</text:p>
          </table:table-cell>
          <table:table-cell office:value-type="float" office:value="68.3131065759637" calcext:value-type="float">
            <text:p>68.313106576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teleman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07c91c0-6fb2-4cc6-befc-308ed1d0fab3</text:p>
          </table:table-cell>
          <table:table-cell office:value-type="string" calcext:value-type="string">
            <text:p>Telemann, Tafelmusik II - 3 Vivace.wma</text:p>
          </table:table-cell>
          <table:table-cell office:value-type="float" office:value="193.050702947846" calcext:value-type="float">
            <text:p>193.0507029478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teleman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3687342-5805-4c25-8352-59d0aec652c5</text:p>
          </table:table-cell>
          <table:table-cell office:value-type="string" calcext:value-type="string">
            <text:p>Telemann, Recorder suite in A min - 1 Ouverture.wma</text:p>
          </table:table-cell>
          <table:table-cell office:value-type="float" office:value="386.612244897959" calcext:value-type="float">
            <text:p>386.612244898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teleman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f043102-b368-4957-aca4-1bf890457072</text:p>
          </table:table-cell>
          <table:table-cell office:value-type="string" calcext:value-type="string">
            <text:p>Telemann, Tafelmusik III - 3 Grave.wma</text:p>
          </table:table-cell>
          <table:table-cell office:value-type="float" office:value="169.877188208617" calcext:value-type="float">
            <text:p>169.8771882086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teleman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b061a2d-8cfa-4654-8ed7-98eb53fb4900</text:p>
          </table:table-cell>
          <table:table-cell office:value-type="string" calcext:value-type="string">
            <text:p>Telemann, Recorder suite in A min - 4 Menuet I.wma</text:p>
          </table:table-cell>
          <table:table-cell office:value-type="float" office:value="161.053605442177" calcext:value-type="float">
            <text:p>161.0536054422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teleman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a445ff0-a2b7-4815-be82-273b175e5e5b</text:p>
          </table:table-cell>
          <table:table-cell office:value-type="string" calcext:value-type="string">
            <text:p>Telemann, Tafelmusik II - 1 Alegro.wma</text:p>
          </table:table-cell>
          <table:table-cell office:value-type="float" office:value="336.085623582766" calcext:value-type="float">
            <text:p>336.0856235828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teleman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0e43f7a-c84a-471e-b25f-aea528f669a7</text:p>
          </table:table-cell>
          <table:table-cell office:value-type="string" calcext:value-type="string">
            <text:p>Telemann, Viola concerto in G - 3 Andante.wma</text:p>
          </table:table-cell>
          <table:table-cell office:value-type="float" office:value="276.224580498866" calcext:value-type="float">
            <text:p>276.2245804989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teleman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752959a-1324-44da-b4e6-5f6caa79fd7d</text:p>
          </table:table-cell>
          <table:table-cell office:value-type="string" calcext:value-type="string">
            <text:p>01 - Handel_ Water Music Suite No.1 in F, HWV 348 - 1. Ouverture (Largo -.mp3</text:p>
          </table:table-cell>
          <table:table-cell office:value-type="float" office:value="202.36" calcext:value-type="float">
            <text:p>202.36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hande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5687f9b-6d74-4693-8fa8-8b7c65646339</text:p>
          </table:table-cell>
          <table:table-cell office:value-type="string" calcext:value-type="string">
            <text:p>05 - Handel_ Water Music Suite No.1 in F, HWV 348 - without indication (d.mp3</text:p>
          </table:table-cell>
          <table:table-cell office:value-type="float" office:value="144.64" calcext:value-type="float">
            <text:p>144.64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hande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5ade11-8f82-474f-a910-66d047830397</text:p>
          </table:table-cell>
          <table:table-cell office:value-type="string" calcext:value-type="string">
            <text:p>05 - Handel_ Music for the Royal Fireworks_ Suite HWV 351 - 5. Menuet I.mp3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hande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c6238fc-ba5f-4965-b3c0-11bc21ac73bd</text:p>
          </table:table-cell>
          <table:table-cell office:value-type="string" calcext:value-type="string">
            <text:p>19 - Handel_ Water Music Suite No.3 In G, HWV 350 - 19. Menuet - 20. With.mp3</text:p>
          </table:table-cell>
          <table:table-cell office:value-type="float" office:value="213.96" calcext:value-type="float">
            <text:p>213.96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hande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5855793-1fd5-4967-a6cb-dd90f614799b</text:p>
          </table:table-cell>
          <table:table-cell office:value-type="string" calcext:value-type="string">
            <text:p>14 - Handel_ Water Music Suite No.2 in D, HWV 349 - 13. Minuet.mp3</text:p>
          </table:table-cell>
          <table:table-cell office:value-type="float" office:value="61.4666666666667" calcext:value-type="float">
            <text:p>61.4666666667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hande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d3e3bae-33f2-4599-8136-99899aa5196a</text:p>
          </table:table-cell>
          <table:table-cell office:value-type="string" calcext:value-type="string">
            <text:p>02 - Handel_ Music for the Royal Fireworks_ Suite HWV 351 - 2. Bourrée.mp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hande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c73c005-df9c-4db8-b5b4-55a953575773</text:p>
          </table:table-cell>
          <table:table-cell office:value-type="string" calcext:value-type="string">
            <text:p>10 - Handel_ Water Music Suite No.1 in F, HWV 348 - 8. Hornpipe.mp3</text:p>
          </table:table-cell>
          <table:table-cell office:value-type="float" office:value="136.733333333333" calcext:value-type="float">
            <text:p>136.7333333333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hande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00092cd-db66-4f9d-978e-df4b26e1875a</text:p>
          </table:table-cell>
          <table:table-cell office:value-type="string" calcext:value-type="string">
            <text:p>16 - Handel_ Water Music Suite No.2 in D, HWV 349 - 15. Bourrée.mp3</text:p>
          </table:table-cell>
          <table:table-cell office:value-type="float" office:value="70.3333333333333" calcext:value-type="float">
            <text:p>70.3333333333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hande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b699035-5764-4756-9fcc-b14c5ae494e0</text:p>
          </table:table-cell>
          <table:table-cell office:value-type="string" calcext:value-type="string">
            <text:p>11 - Handel_ Water Music Suite No.1 in F, HWV 348 - without indication (d.mp3</text:p>
          </table:table-cell>
          <table:table-cell office:value-type="float" office:value="172.773333333333" calcext:value-type="float">
            <text:p>172.7733333333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hande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1260b9b-9996-43a6-8d7a-e01c7c40d059</text:p>
          </table:table-cell>
          <table:table-cell office:value-type="string" calcext:value-type="string">
            <text:p>06 - Handel_ Water Music Suite No.1 in F, HWV 348 - Presto.mp3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hande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6fb9558-19ec-40a6-bb71-2a0c8b400831</text:p>
          </table:table-cell>
          <table:table-cell office:value-type="string" calcext:value-type="string">
            <text:p>07 - Handel_ Water Music Suite No.1 in F, HWV 348 - 5. Air.mp3</text:p>
          </table:table-cell>
          <table:table-cell office:value-type="float" office:value="206.36" calcext:value-type="float">
            <text:p>206.36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hande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c937115-3aa7-49df-a489-de0f618ae3a2</text:p>
          </table:table-cell>
          <table:table-cell office:value-type="string" calcext:value-type="string">
            <text:p>04 - Handel_ Music for the Royal Fireworks_ Suite HWV 351 - 4. La réjouis.mp3</text:p>
          </table:table-cell>
          <table:table-cell office:value-type="float" office:value="185.64" calcext:value-type="float">
            <text:p>185.64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hande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ea14f23-cb6c-4e80-8a91-10e299490592</text:p>
          </table:table-cell>
          <table:table-cell office:value-type="string" calcext:value-type="string">
            <text:p>17 - Handel_ Water Music Suite No.3 in G, HWV 350 - 16. without indicatio.mp3</text:p>
          </table:table-cell>
          <table:table-cell office:value-type="float" office:value="172.733333333333" calcext:value-type="float">
            <text:p>172.7333333333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hande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3f44a7d-718d-4ab9-b1aa-18f1d76036e2</text:p>
          </table:table-cell>
          <table:table-cell office:value-type="string" calcext:value-type="string">
            <text:p>12 - Handel_ Water Music Suite No.2 in D, HWV 349 - 11. Allegro.mp3</text:p>
          </table:table-cell>
          <table:table-cell office:value-type="float" office:value="115.293333333333" calcext:value-type="float">
            <text:p>115.2933333333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hande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024e854-b77e-42cb-971a-e8b4d921d95c</text:p>
          </table:table-cell>
          <table:table-cell office:value-type="string" calcext:value-type="string">
            <text:p>18 - Handel_ Water Music Suite No.3 in G, HWV 350 - 17. Rigaudon - 18. wi.mp3</text:p>
          </table:table-cell>
          <table:table-cell office:value-type="float" office:value="147.8" calcext:value-type="float">
            <text:p>147.8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hande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ea715a0-c0dd-4723-9253-dcd66eef52a2</text:p>
          </table:table-cell>
          <table:table-cell office:value-type="string" calcext:value-type="string">
            <text:p>03 - Handel_ Music For The Royal Fireworks, HWV 351 - 3. La paix.mp3</text:p>
          </table:table-cell>
          <table:table-cell office:value-type="float" office:value="175.36" calcext:value-type="float">
            <text:p>175.36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hande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87bd98e-26aa-41b6-8480-ae58f7ca5148</text:p>
          </table:table-cell>
          <table:table-cell office:value-type="string" calcext:value-type="string">
            <text:p>13 - Handel_ Water Music Suite No.2 in D, HWV 349 - 12. Alla hornpipe.mp3</text:p>
          </table:table-cell>
          <table:table-cell office:value-type="float" office:value="161.573333333333" calcext:value-type="float">
            <text:p>161.5733333333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hande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fba405d-18f2-4a7a-a95a-78f6eee635d1</text:p>
          </table:table-cell>
          <table:table-cell office:value-type="string" calcext:value-type="string">
            <text:p>02 - Handel_ Water Music Suite No.1 in F, HWV 348 - 2. Adagio e staccato.mp3</text:p>
          </table:table-cell>
          <table:table-cell office:value-type="float" office:value="109.24" calcext:value-type="float">
            <text:p>109.24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hande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636924e-c853-4bc1-8361-64660055caa2</text:p>
          </table:table-cell>
          <table:table-cell office:value-type="string" calcext:value-type="string">
            <text:p>15 - Handel_ Water Music Suite No.2 in D, HWV 349 - 14. Lentement.mp3</text:p>
          </table:table-cell>
          <table:table-cell office:value-type="float" office:value="96.4933333333333" calcext:value-type="float">
            <text:p>96.4933333333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hande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9771a52-6895-4ffb-8214-571fd0a881fe</text:p>
          </table:table-cell>
          <table:table-cell office:value-type="string" calcext:value-type="string">
            <text:p>03 - Handel_ Water Music Suite No.1 in F, HWV 348 - Allegro.mp3</text:p>
          </table:table-cell>
          <table:table-cell office:value-type="float" office:value="142.76" calcext:value-type="float">
            <text:p>142.76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hande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f7b2219-572d-44ca-9fac-e7d3a8b2bd32</text:p>
          </table:table-cell>
          <table:table-cell office:value-type="string" calcext:value-type="string">
            <text:p>09 - Handel_ Water Music Suite No.1 in F, HWV 348 - 7. Bourrée.mp3</text:p>
          </table:table-cell>
          <table:table-cell office:value-type="float" office:value="97.96" calcext:value-type="float">
            <text:p>97.96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hande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e0347c5-0e9a-4e5e-b2af-e6fb6e6afa8e</text:p>
          </table:table-cell>
          <table:table-cell office:value-type="string" calcext:value-type="string">
            <text:p>04 - Handel_ Water Music Suite No.1 in F, HWV 348 - Andante.mp3</text:p>
          </table:table-cell>
          <table:table-cell office:value-type="float" office:value="130.533333333333" calcext:value-type="float">
            <text:p>130.5333333333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hande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d44c35a-e6e2-4333-bd4a-0fced443f570</text:p>
          </table:table-cell>
          <table:table-cell office:value-type="string" calcext:value-type="string">
            <text:p>09 - Handel, Water Music, Suite 1 in F, HWV 348 - 9. (Andante).mp3</text:p>
          </table:table-cell>
          <table:table-cell office:value-type="float" office:value="188.293333333333" calcext:value-type="float">
            <text:p>188.2933333333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hande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76a90f2-d0b7-43bf-b6b8-821350cb8a9a</text:p>
          </table:table-cell>
          <table:table-cell office:value-type="string" calcext:value-type="string">
            <text:p>08 - Handel_ Water Music Suite No.1 in F, HWV 348 - 6. Menuet.mp3</text:p>
          </table:table-cell>
          <table:table-cell office:value-type="float" office:value="152.506666666667" calcext:value-type="float">
            <text:p>152.5066666667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hande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01f06c3-baac-4ae2-bb82-51bec636b400</text:p>
          </table:table-cell>
          <table:table-cell office:value-type="string" calcext:value-type="string">
            <text:p>18 - Handel, Water Music, Suite 3 in G, HWV 348 - 9. (Country Dance I_II).mp3</text:p>
          </table:table-cell>
          <table:table-cell office:value-type="float" office:value="88.84" calcext:value-type="float">
            <text:p>88.84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hande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59a442ee-ae08-45b1-aa3b-46ab647c57e6</text:p>
          </table:table-cell>
          <table:table-cell office:value-type="string" calcext:value-type="string">
            <text:p>20 - Handel_ Water Music Suite No.3 In G, HWV 350 - 21. without Indicatio.mp3</text:p>
          </table:table-cell>
          <table:table-cell office:value-type="float" office:value="82.3066666666667" calcext:value-type="float">
            <text:p>82.3066666667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hande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fa1b443-c6e3-4ff2-a0cc-f44ac6f2acf7</text:p>
          </table:table-cell>
          <table:table-cell office:value-type="string" calcext:value-type="string">
            <text:p>01 - Handel_ Music For The Royal Fireworks, HWV 351 - 1. Ouverture.mp3</text:p>
          </table:table-cell>
          <table:table-cell office:value-type="float" office:value="444.44" calcext:value-type="float">
            <text:p>444.44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hande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31942b6-d044-43f6-88fd-b3455b0361bf</text:p>
          </table:table-cell>
          <table:table-cell office:value-type="string" calcext:value-type="string">
            <text:p>06 - Handel_ Music for the Royal Fireworks_ Suite HWV 351 - 6. Menuet II.mp3</text:p>
          </table:table-cell>
          <table:table-cell office:value-type="float" office:value="142.466666666667" calcext:value-type="float">
            <text:p>142.4666666667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hande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318db134-a5a0-410b-a163-8add2a3831d4</text:p>
          </table:table-cell>
          <table:table-cell office:value-type="string" calcext:value-type="string">
            <text:p>Concerto for harpsichord and 2 flutes in F - II. Andante.wav</text:p>
          </table:table-cell>
          <table:table-cell office:value-type="float" office:value="222.12" calcext:value-type="float">
            <text:p>222.12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e9e2d6-bd7b-4bd3-81a7-9a258d5f4735</text:p>
          </table:table-cell>
          <table:table-cell office:value-type="string" calcext:value-type="string">
            <text:p>Double harpsichord concerto BWV1060 - II. Largo ovvero adagio.wav</text:p>
          </table:table-cell>
          <table:table-cell office:value-type="float" office:value="344.906666666667" calcext:value-type="float">
            <text:p>344.9066666667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3af76662-9b96-47b2-a7f6-f597efdaa3a3</text:p>
          </table:table-cell>
          <table:table-cell office:value-type="string" calcext:value-type="string">
            <text:p>Triple violin concerto - III. Allegro.wav</text:p>
          </table:table-cell>
          <table:table-cell office:value-type="float" office:value="255.093333333333" calcext:value-type="float">
            <text:p>255.0933333333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2c9f129-e519-4875-89d5-772586ce5f71</text:p>
          </table:table-cell>
          <table:table-cell office:value-type="string" calcext:value-type="string">
            <text:p>Triple harpsichord concerto BWV1064 - III. Allegro.wav</text:p>
          </table:table-cell>
          <table:table-cell office:value-type="float" office:value="270.573333333333" calcext:value-type="float">
            <text:p>270.5733333333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51f2a2f0-a03f-4269-8a4f-07a628886858</text:p>
          </table:table-cell>
          <table:table-cell office:value-type="string" calcext:value-type="string">
            <text:p>Flute and violin concerto - III. Alla breve.wav</text:p>
          </table:table-cell>
          <table:table-cell office:value-type="float" office:value="457.04" calcext:value-type="float">
            <text:p>457.04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1e8d589-6b46-4008-a5bf-b000dcc2a22d</text:p>
          </table:table-cell>
          <table:table-cell office:value-type="string" calcext:value-type="string">
            <text:p>Harpsichord concerto in F minor - II. Largo.wav</text:p>
          </table:table-cell>
          <table:table-cell office:value-type="float" office:value="147.666666666667" calcext:value-type="float">
            <text:p>147.6666666667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3006e3e-d684-45a7-948f-f7fc0802fa1a</text:p>
          </table:table-cell>
          <table:table-cell office:value-type="string" calcext:value-type="string">
            <text:p>Harpsichord concerto in F minor - III. Presto.wav</text:p>
          </table:table-cell>
          <table:table-cell office:value-type="float" office:value="212.96" calcext:value-type="float">
            <text:p>212.96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425ddb1-a5cb-46eb-afc0-15bfe6ea7ef4</text:p>
          </table:table-cell>
          <table:table-cell office:value-type="string" calcext:value-type="string">
            <text:p>Triple harpsichord concerto BWV1064 - II. Adagio.wav</text:p>
          </table:table-cell>
          <table:table-cell office:value-type="float" office:value="317.866666666667" calcext:value-type="float">
            <text:p>317.8666666667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3181de0-d80a-4add-8260-6d052f3e33d5</text:p>
          </table:table-cell>
          <table:table-cell office:value-type="string" calcext:value-type="string">
            <text:p>Harpsichord concerto in D minor - II. Adagio.wav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d8b11ed-5c5a-41c5-9ccd-1b8d047d46b9</text:p>
          </table:table-cell>
          <table:table-cell office:value-type="string" calcext:value-type="string">
            <text:p>Flute and violin concerto - I. Allegro.wav</text:p>
          </table:table-cell>
          <table:table-cell office:value-type="float" office:value="535.013333333333" calcext:value-type="float">
            <text:p>535.0133333333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5b4decc2-7860-4833-851a-9d829a646d96</text:p>
          </table:table-cell>
          <table:table-cell office:value-type="string" calcext:value-type="string">
            <text:p>Double harpsichord concerto BWV1062 - I.wav</text:p>
          </table:table-cell>
          <table:table-cell office:value-type="float" office:value="219.826666666667" calcext:value-type="float">
            <text:p>219.8266666667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96cb83e-ffff-4549-861e-89fb85661f16</text:p>
          </table:table-cell>
          <table:table-cell office:value-type="string" calcext:value-type="string">
            <text:p>Harpsichord concerto in G minor - II. Andante.wav</text:p>
          </table:table-cell>
          <table:table-cell office:value-type="float" office:value="369.666666666667" calcext:value-type="float">
            <text:p>369.6666666667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efcecda-1093-42e3-867d-a8de5bcaa7f0</text:p>
          </table:table-cell>
          <table:table-cell office:value-type="string" calcext:value-type="string">
            <text:p>Oboe d'amore concerto - II. Larghetto.wav</text:p>
          </table:table-cell>
          <table:table-cell office:value-type="float" office:value="347.16" calcext:value-type="float">
            <text:p>347.16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83ec1bd-7cc0-4fc2-8fc0-9733db80ff28</text:p>
          </table:table-cell>
          <table:table-cell office:value-type="string" calcext:value-type="string">
            <text:p>Concerto for harpsichord and 2 flutes in F - I.wav</text:p>
          </table:table-cell>
          <table:table-cell office:value-type="float" office:value="434.08" calcext:value-type="float">
            <text:p>434.08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58e7fd43-6813-45bb-b5df-e5c55c370893</text:p>
          </table:table-cell>
          <table:table-cell office:value-type="string" calcext:value-type="string">
            <text:p>Double harpsichord concerto BWV1062 - III. Allegro assai.wav</text:p>
          </table:table-cell>
          <table:table-cell office:value-type="float" office:value="271.946666666667" calcext:value-type="float">
            <text:p>271.9466666667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16a0334-3355-4aa1-8217-949f3561cc32</text:p>
          </table:table-cell>
          <table:table-cell office:value-type="string" calcext:value-type="string">
            <text:p>Double harpsichord concerto BWV1060 - III. Allegro.wav</text:p>
          </table:table-cell>
          <table:table-cell office:value-type="float" office:value="224.373333333333" calcext:value-type="float">
            <text:p>224.3733333333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7c63918-5384-45ba-88d8-03b291bb003a</text:p>
          </table:table-cell>
          <table:table-cell office:value-type="string" calcext:value-type="string">
            <text:p>Harpsichord concerto in D minor - I. Allegro.wav</text:p>
          </table:table-cell>
          <table:table-cell office:value-type="float" office:value="468.173333333333" calcext:value-type="float">
            <text:p>468.1733333333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59a11561-560e-4dfa-85d4-c4435c736d46</text:p>
          </table:table-cell>
          <table:table-cell office:value-type="string" calcext:value-type="string">
            <text:p>Triple harpsichord concerto BWV1064 - I.wav</text:p>
          </table:table-cell>
          <table:table-cell office:value-type="float" office:value="365.36" calcext:value-type="float">
            <text:p>365.36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a23426f-999f-413c-b372-f6197c6b5e36</text:p>
          </table:table-cell>
          <table:table-cell office:value-type="string" calcext:value-type="string">
            <text:p>Oboe d'amore concerto - I. Allegro.wav</text:p>
          </table:table-cell>
          <table:table-cell office:value-type="float" office:value="304.866666666667" calcext:value-type="float">
            <text:p>304.8666666667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2308eba-1f30-4b10-954c-8ea05ef84c77</text:p>
          </table:table-cell>
          <table:table-cell office:value-type="string" calcext:value-type="string">
            <text:p>Concerto for oboe violin and strings.wav</text:p>
          </table:table-cell>
          <table:table-cell office:value-type="float" office:value="322.866666666667" calcext:value-type="float">
            <text:p>322.8666666667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7f31c19-b703-4857-abc7-f103d237fb4d</text:p>
          </table:table-cell>
          <table:table-cell office:value-type="string" calcext:value-type="string">
            <text:p>Double harpsichord concerto BWV1062 - II. Andante.wav</text:p>
          </table:table-cell>
          <table:table-cell office:value-type="float" office:value="342.706666666667" calcext:value-type="float">
            <text:p>342.7066666667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bb4ac5b-ca4b-4efa-82fb-39337d8a0790</text:p>
          </table:table-cell>
          <table:table-cell office:value-type="string" calcext:value-type="string">
            <text:p>Double harpsichord concerto BWV1061 - III. Fuga.wav</text:p>
          </table:table-cell>
          <table:table-cell office:value-type="float" office:value="341.4" calcext:value-type="float">
            <text:p>341.4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7632c3a-8f32-4756-af0e-c920a524de95</text:p>
          </table:table-cell>
          <table:table-cell office:value-type="string" calcext:value-type="string">
            <text:p>Double harpsichord concerto BWV1061 - I.wav</text:p>
          </table:table-cell>
          <table:table-cell office:value-type="float" office:value="418.386666666667" calcext:value-type="float">
            <text:p>418.3866666667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53c3294d-9a6f-43ac-aa56-2365ec8cc632</text:p>
          </table:table-cell>
          <table:table-cell office:value-type="string" calcext:value-type="string">
            <text:p>Triple violin concerto - I. Allegro.wav</text:p>
          </table:table-cell>
          <table:table-cell office:value-type="float" office:value="352.933333333333" calcext:value-type="float">
            <text:p>352.9333333333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54f4426c-ccf9-48a7-8c1a-ee764339274d</text:p>
          </table:table-cell>
          <table:table-cell office:value-type="string" calcext:value-type="string">
            <text:p>Harpsichord concerto in D - III. Allegro.wav</text:p>
          </table:table-cell>
          <table:table-cell office:value-type="float" office:value="171.56" calcext:value-type="float">
            <text:p>171.56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99eed12-e6c4-4163-b8d8-96b211af7292</text:p>
          </table:table-cell>
          <table:table-cell office:value-type="string" calcext:value-type="string">
            <text:p>Concerto for four harpsichords - I.wav</text:p>
          </table:table-cell>
          <table:table-cell office:value-type="float" office:value="239.56" calcext:value-type="float">
            <text:p>239.56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1d7367a-013d-4283-9897-de8da4442ce5</text:p>
          </table:table-cell>
          <table:table-cell office:value-type="string" calcext:value-type="string">
            <text:p>Harpsichord concerto in D - I.wav</text:p>
          </table:table-cell>
          <table:table-cell office:value-type="float" office:value="469.266666666667" calcext:value-type="float">
            <text:p>469.2666666667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b7bd00-494a-4300-a706-8ac920e9ac93</text:p>
          </table:table-cell>
          <table:table-cell office:value-type="string" calcext:value-type="string">
            <text:p>Triple harpsichord concerto BWV1063 - I.wav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22a9d08-dc0b-4b0d-83a7-34bc7d98c13d</text:p>
          </table:table-cell>
          <table:table-cell office:value-type="string" calcext:value-type="string">
            <text:p>Harpsichord concerto in F minor - I.wav</text:p>
          </table:table-cell>
          <table:table-cell office:value-type="float" office:value="267.546666666667" calcext:value-type="float">
            <text:p>267.5466666667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4de948d-df1c-4be1-a821-768785d55cdf</text:p>
          </table:table-cell>
          <table:table-cell office:value-type="string" calcext:value-type="string">
            <text:p>Concerto for oboe violin strings and bc - II. Adagio.wav</text:p>
          </table:table-cell>
          <table:table-cell office:value-type="float" office:value="366.133333333333" calcext:value-type="float">
            <text:p>366.1333333333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d0b9e0e-273a-488a-8e8c-8d012f0f9da6</text:p>
          </table:table-cell>
          <table:table-cell office:value-type="string" calcext:value-type="string">
            <text:p>Triple harpsichord concerto BWV1063 - III. Allegro.wav</text:p>
          </table:table-cell>
          <table:table-cell office:value-type="float" office:value="292.12" calcext:value-type="float">
            <text:p>292.12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6fc44cd-e8c0-4a65-ae27-0bac76fe0ac2</text:p>
          </table:table-cell>
          <table:table-cell office:value-type="string" calcext:value-type="string">
            <text:p>Flute and violin concerto - II. Adagio.wav</text:p>
          </table:table-cell>
          <table:table-cell office:value-type="float" office:value="361.826666666667" calcext:value-type="float">
            <text:p>361.8266666667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4d621e0-aaef-43ab-b72e-717e9ae692a6</text:p>
          </table:table-cell>
          <table:table-cell office:value-type="string" calcext:value-type="string">
            <text:p>Triple violin concerto - II. Adagio.wav</text:p>
          </table:table-cell>
          <table:table-cell office:value-type="float" office:value="311.586666666667" calcext:value-type="float">
            <text:p>311.5866666667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dabb6aa-d432-44cb-9c06-b5fbc4df0571</text:p>
          </table:table-cell>
          <table:table-cell office:value-type="string" calcext:value-type="string">
            <text:p>Harpsichord concerto in E - I.wav</text:p>
          </table:table-cell>
          <table:table-cell office:value-type="float" office:value="487.946666666667" calcext:value-type="float">
            <text:p>487.9466666667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ebcdaf3-454b-4db8-87f2-4428a378f965</text:p>
          </table:table-cell>
          <table:table-cell office:value-type="string" calcext:value-type="string">
            <text:p>Harpsichord concerto in A - II. Larghetto.wav</text:p>
          </table:table-cell>
          <table:table-cell office:value-type="float" office:value="330.466666666667" calcext:value-type="float">
            <text:p>330.4666666667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516abf2-9a13-4c2c-ad81-9ba130dc4c5f</text:p>
          </table:table-cell>
          <table:table-cell office:value-type="string" calcext:value-type="string">
            <text:p>Concerto for four harpsichords - II. Largo.wav</text:p>
          </table:table-cell>
          <table:table-cell office:value-type="float" office:value="152.173333333333" calcext:value-type="float">
            <text:p>152.1733333333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534bb24-3457-4e5e-a13d-8623b5658016</text:p>
          </table:table-cell>
          <table:table-cell office:value-type="string" calcext:value-type="string">
            <text:p>Harpsichord concerto in A - III. Allegro ma non tanto.wav</text:p>
          </table:table-cell>
          <table:table-cell office:value-type="float" office:value="251.146666666667" calcext:value-type="float">
            <text:p>251.1466666667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34313dc5-e0ba-4427-b714-f757ac725281</text:p>
          </table:table-cell>
          <table:table-cell office:value-type="string" calcext:value-type="string">
            <text:p>Harpsichord concerto in E - II. Siciliano.wav</text:p>
          </table:table-cell>
          <table:table-cell office:value-type="float" office:value="270.306666666667" calcext:value-type="float">
            <text:p>270.3066666667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7085ae3-757b-4201-a825-ec501983fa55</text:p>
          </table:table-cell>
          <table:table-cell office:value-type="string" calcext:value-type="string">
            <text:p>Harpsichord concerto in E - III. Allegro.wav</text:p>
          </table:table-cell>
          <table:table-cell office:value-type="float" office:value="391.253333333333" calcext:value-type="float">
            <text:p>391.2533333333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eb3f04d-5bf7-4915-b06b-4e31661f23dc</text:p>
          </table:table-cell>
          <table:table-cell office:value-type="string" calcext:value-type="string">
            <text:p>Concerto for harpsichord and 2 flutes in F - III. Allegro assai.wav</text:p>
          </table:table-cell>
          <table:table-cell office:value-type="float" office:value="311.533333333333" calcext:value-type="float">
            <text:p>311.5333333333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3e1bff4c-6096-4dbd-a1f1-05ed9cbceb23</text:p>
          </table:table-cell>
          <table:table-cell office:value-type="string" calcext:value-type="string">
            <text:p>Harpsichord concerto in D minor - III. Allegro.wav</text:p>
          </table:table-cell>
          <table:table-cell office:value-type="float" office:value="483.466666666667" calcext:value-type="float">
            <text:p>483.4666666667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93f11e9-7cbf-485f-ac4c-fc6ea295b107</text:p>
          </table:table-cell>
          <table:table-cell office:value-type="string" calcext:value-type="string">
            <text:p>Double harpsichord concerto BWV1060 - I. Allegro.wav</text:p>
          </table:table-cell>
          <table:table-cell office:value-type="float" office:value="330.293333333333" calcext:value-type="float">
            <text:p>330.2933333333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410ad65-51df-498c-a1fc-43c8f1995534</text:p>
          </table:table-cell>
          <table:table-cell office:value-type="string" calcext:value-type="string">
            <text:p>Double harpsichord concerto BWV1061 - II. Adagio ovvero largo.wav</text:p>
          </table:table-cell>
          <table:table-cell office:value-type="float" office:value="309.8" calcext:value-type="float">
            <text:p>309.8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94606dc-79eb-4c0a-ad04-a656bcb82c21</text:p>
          </table:table-cell>
          <table:table-cell office:value-type="string" calcext:value-type="string">
            <text:p>Harpsichord concerto in A - I. Allegro.wav</text:p>
          </table:table-cell>
          <table:table-cell office:value-type="float" office:value="266.933333333333" calcext:value-type="float">
            <text:p>266.9333333333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ea22733-61f2-4818-b146-0a3847f311c2</text:p>
          </table:table-cell>
          <table:table-cell office:value-type="string" calcext:value-type="string">
            <text:p>Harpsichord concerto in D - II. Adagio e piano sempre.wav</text:p>
          </table:table-cell>
          <table:table-cell office:value-type="float" office:value="312.96" calcext:value-type="float">
            <text:p>312.96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0c3aa0c-e6c6-4487-8f6d-8c1cc3a9e2c0</text:p>
          </table:table-cell>
          <table:table-cell office:value-type="string" calcext:value-type="string">
            <text:p>Harpsichord concerto in G minor - III. Allegro assai.wav</text:p>
          </table:table-cell>
          <table:table-cell office:value-type="float" office:value="241.36" calcext:value-type="float">
            <text:p>241.36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e05c198-bb33-466a-9d2c-f0917e4c4fdf</text:p>
          </table:table-cell>
          <table:table-cell office:value-type="string" calcext:value-type="string">
            <text:p>Triple harpsichord concerto BWV1063 - II. Alla siciliana.wav</text:p>
          </table:table-cell>
          <table:table-cell office:value-type="float" office:value="227.2" calcext:value-type="float">
            <text:p>227.2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010c362-1e2b-4d2e-b1b6-428f2c3c28a6</text:p>
          </table:table-cell>
          <table:table-cell office:value-type="string" calcext:value-type="string">
            <text:p>Concerto for four harpsichords - III. Allegro.wav</text:p>
          </table:table-cell>
          <table:table-cell office:value-type="float" office:value="206.84" calcext:value-type="float">
            <text:p>206.84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46ebfdc-d7eb-46cd-9253-49a6b601a0f9</text:p>
          </table:table-cell>
          <table:table-cell office:value-type="string" calcext:value-type="string">
            <text:p>Harpsichord concerto in G minor - I.wav</text:p>
          </table:table-cell>
          <table:table-cell office:value-type="float" office:value="250.093333333333" calcext:value-type="float">
            <text:p>250.0933333333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fb635d9-8d3b-4475-8206-3f4e905cd2f8</text:p>
          </table:table-cell>
          <table:table-cell office:value-type="string" calcext:value-type="string">
            <text:p>Concerto for oboe violin strings and bc - III. Allegro.wav</text:p>
          </table:table-cell>
          <table:table-cell office:value-type="float" office:value="239.16" calcext:value-type="float">
            <text:p>239.16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0863f10-bf0c-41d7-8824-dfcdd4aa79f5</text:p>
          </table:table-cell>
          <table:table-cell office:value-type="string" calcext:value-type="string">
            <text:p>Oboe d'amore concerto - III. Allegro ma non tanto.wav</text:p>
          </table:table-cell>
          <table:table-cell office:value-type="float" office:value="225.133333333333" calcext:value-type="float">
            <text:p>225.1333333333</text:p>
          </table:table-cell>
          <table:table-cell office:value-type="string" calcext:value-type="string">
            <text:p>baroque</text:p>
          </table:table-cell>
          <table:table-cell office:value-type="string" calcext:value-type="string">
            <text:p>bach</text:p>
          </table:table-cell>
          <table:table-cell table:number-columns-repeated="1018"/>
        </table:table-row>
      </table:table>
      <table:named-expressions/>
      <table:database-ranges>
        <table:database-range table:name="__Anonymous_Sheet_DB__0" table:target-range-address="Overview.A14:Overview.A22">
          <table:sort>
            <table:sort-by table:field-number="0" table:data-type="automatic"/>
          </table:sort>
        </table:database-range>
        <table:database-range table:name="__Anonymous_Sheet_DB__1" table:target-range-address="Composers.A1:Composers.N21" table:display-filter-buttons="true">
          <table:sort>
            <table:sort-by table:field-number="3" table:data-type="automatic"/>
          </table:sort>
        </table:database-range>
        <table:database-range table:name="__Anonymous_Sheet_DB__2" table:target-range-address="Tracks.A1:Tracks.E136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 number:truncate-on-overflow="false">
      <number:minutes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</number:time-style>
    <number:time-style style:name="N115" number:truncate-on-overflow="false">
      <number:hours/>
    </number:time-style>
    <number:time-style style:name="N116" number:truncate-on-overflow="false">
      <number:hours/>
      <number:text> </number:text>
      <number:hours/>
    </number:time-style>
    <number:time-style style:name="N117" number:truncate-on-overflow="false">
      <number:hours/>
      <number:text> h</number:text>
    </number:time-style>
    <number:percentage-style style:name="N10111" number:language="en" number:country="GB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2">00/00/0000</text:date>, <text:time style:data-style-name="N2" text:time-value="17:12:51.4388178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20:42:57.056560536</meta:creation-date>
    <dc:date>2018-02-02T17:12:59.140896216</dc:date>
    <meta:editing-duration>PT6H26M12S</meta:editing-duration>
    <meta:editing-cycles>82</meta:editing-cycles>
    <meta:generator>LibreOffice/5.1.6.2$Linux_X86_64 LibreOffice_project/10m0$Build-2</meta:generator>
    <meta:document-statistic meta:table-count="3" meta:cell-count="7400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percentage-style style:name="N10111" number:language="en" number:country="GB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2" style:percentage-data-style-name="N10111">
      <style:chart-properties chart:link-data-style-to-source="true" chart:data-label-number="percentag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579d1c"/>
    </style:style>
    <style:style style:name="ch10" style:family="chart">
      <style:chart-properties chart:solid-type="cuboid"/>
      <style:graphic-properties draw:fill-color="#0084d1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c5000b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4.464cm" svg:y="0.316cm" chart:style-name="ch2">
          <text:p>Playing time by composition period</text:p>
        </chart:title>
        <chart:legend chart:legend-position="end" svg:x="13.79cm" svg:y="3.454cm" style:legend-expansion="high" chart:style-name="ch3"/>
        <chart:plot-area chart:style-name="ch4" table:cell-range-address="Overview.B5:Overview.E5 Overview.B7:Overview.E7" chart:data-source-has-labels="row" svg:x="0.32cm" svg:y="1.275cm" svg:width="13.15cm" svg:height="7.545cm">
          <chartooo:coordinate-region svg:x="3.123cm" svg:y="1.276cm" svg:width="7.544cm" svg:height="7.544cm"/>
          <chart:axis chart:dimension="x" chart:name="primary-x" chart:style-name="ch5" chartooo:axis-type="auto">
            <chartooo:date-scale/>
            <chart:categories table:cell-range-address="Overview.B5:Overview.E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Overview.B7:Overview.E7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roque</text:p>
                <draw:g>
                  <svg:desc>Overview.B5:Overview.E5</svg:desc>
                </draw:g>
              </table:table-cell>
              <table:table-cell office:value-type="string">
                <text:p>Classical</text:p>
              </table:table-cell>
              <table:table-cell office:value-type="string">
                <text:p>Romantic</text:p>
              </table:table-cell>
              <table:table-cell office:value-type="string">
                <text:p>Modern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0.996425558232558">
                <text:p>0.996425558232558</text:p>
                <draw:g>
                  <svg:desc>Overview.B7:Overview.E7</svg:desc>
                </draw:g>
              </table:table-cell>
              <table:table-cell office:value-type="float" office:value="1.55420578021332">
                <text:p>1.55420578021332</text:p>
              </table:table-cell>
              <table:table-cell office:value-type="float" office:value="1.69314874706056">
                <text:p>1.69314874706056</text:p>
              </table:table-cell>
              <table:table-cell office:value-type="float" office:value="1.53407912913623">
                <text:p>1.534079129136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ajor="100" chart:interval-minor-divisor="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848cm" svg:y="0.316cm" chart:style-name="ch2">
          <text:p>Number of tracks by composer</text:p>
        </chart:title>
        <chart:plot-area chart:style-name="ch3" table:cell-range-address="Composers.C2:Composers.C21 Composers.H2:Composers.H21 Composers.K2:Composers.K21" chart:data-source-has-labels="column" svg:x="0.32cm" svg:y="1.275cm" svg:width="15.36cm" svg:height="7.545cm">
          <chartooo:coordinate-region svg:x="1.127cm" svg:y="1.474cm" svg:width="14.553cm" svg:height="5.338cm"/>
          <chart:axis chart:dimension="x" chart:name="primary-x" chart:style-name="ch4" chartooo:axis-type="auto">
            <chartooo:date-scale/>
            <chart:categories table:cell-range-address="Composers.C2:Composers.C21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Composers.H2:Composers.H21" chart:class="chart:bar">
            <chart:data-point chart:repeated="20"/>
            <loext:propertry-mapping loext:property="FillColor" loext:cell-range-address="Composers.K2:Composers.K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Corelli</text:p>
                <draw:g>
                  <svg:desc>Composers.C2:Composers.C21</svg:desc>
                </draw:g>
              </table:table-cell>
              <table:table-cell office:value-type="float" office:value="130">
                <text:p>130</text:p>
                <draw:g>
                  <svg:desc>Composers.H2:Composers.H21</svg:desc>
                </draw:g>
              </table:table-cell>
              <table:table-cell office:value-type="float" office:value="5741852">
                <text:p>5741852</text:p>
                <draw:g>
                  <svg:desc>Composers.K2:Composers.K21</svg:desc>
                </draw:g>
              </table:table-cell>
            </table:table-row>
            <table:table-row>
              <table:table-cell office:value-type="string">
                <text:p>Vivaldi</text:p>
              </table:table-cell>
              <table:table-cell office:value-type="float" office:value="88">
                <text:p>88</text:p>
              </table:table-cell>
              <table:table-cell office:value-type="float" office:value="4554006">
                <text:p>4554006</text:p>
              </table:table-cell>
            </table:table-row>
            <table:table-row>
              <table:table-cell office:value-type="string">
                <text:p>Telemann</text:p>
              </table:table-cell>
              <table:table-cell office:value-type="float" office:value="41">
                <text:p>41</text:p>
              </table:table-cell>
              <table:table-cell office:value-type="float" office:value="3630097">
                <text:p>3630097</text:p>
              </table:table-cell>
            </table:table-row>
            <table:table-row>
              <table:table-cell office:value-type="string">
                <text:p>Bach</text:p>
              </table:table-cell>
              <table:table-cell office:value-type="float" office:value="135">
                <text:p>135</text:p>
              </table:table-cell>
              <table:table-cell office:value-type="float" office:value="2904077">
                <text:p>2904077</text:p>
              </table:table-cell>
            </table:table-row>
            <table:table-row>
              <table:table-cell office:value-type="string">
                <text:p>Handel</text:p>
              </table:table-cell>
              <table:table-cell office:value-type="float" office:value="38">
                <text:p>38</text:p>
              </table:table-cell>
              <table:table-cell office:value-type="float" office:value="2310154">
                <text:p>2310154</text:p>
              </table:table-cell>
            </table:table-row>
            <table:table-row>
              <table:table-cell office:value-type="string">
                <text:p>Haydn</text:p>
              </table:table-cell>
              <table:table-cell office:value-type="float" office:value="69">
                <text:p>69</text:p>
              </table:table-cell>
              <table:table-cell office:value-type="float" office:value="34001">
                <text:p>34001</text:p>
              </table:table-cell>
            </table:table-row>
            <table:table-row>
              <table:table-cell office:value-type="string">
                <text:p>Mozart</text:p>
              </table:table-cell>
              <table:table-cell office:value-type="float" office:value="186">
                <text:p>186</text:p>
              </table:table-cell>
              <table:table-cell office:value-type="float" office:value="23698">
                <text:p>23698</text:p>
              </table:table-cell>
            </table:table-row>
            <table:table-row>
              <table:table-cell office:value-type="string">
                <text:p>Beethoven</text:p>
              </table:table-cell>
              <table:table-cell office:value-type="float" office:value="68">
                <text:p>68</text:p>
              </table:table-cell>
              <table:table-cell office:value-type="float" office:value="16486">
                <text:p>16486</text:p>
              </table:table-cell>
            </table:table-row>
            <table:table-row>
              <table:table-cell office:value-type="string">
                <text:p>Brahms</text:p>
              </table:table-cell>
              <table:table-cell office:value-type="float" office:value="52">
                <text:p>52</text:p>
              </table:table-cell>
              <table:table-cell office:value-type="float" office:value="16765728">
                <text:p>16765728</text:p>
              </table:table-cell>
            </table:table-row>
            <table:table-row>
              <table:table-cell office:value-type="string">
                <text:p>Tchaikovsky</text:p>
              </table:table-cell>
              <table:table-cell office:value-type="float" office:value="50">
                <text:p>50</text:p>
              </table:table-cell>
              <table:table-cell office:value-type="float" office:value="13412377">
                <text:p>13412377</text:p>
              </table:table-cell>
            </table:table-row>
            <table:table-row>
              <table:table-cell office:value-type="string">
                <text:p>Dvořák</text:p>
              </table:table-cell>
              <table:table-cell office:value-type="float" office:value="63">
                <text:p>63</text:p>
              </table:table-cell>
              <table:table-cell office:value-type="float" office:value="10716692">
                <text:p>10716692</text:p>
              </table:table-cell>
            </table:table-row>
            <table:table-row>
              <table:table-cell office:value-type="string">
                <text:p>Elgar</text:p>
              </table:table-cell>
              <table:table-cell office:value-type="float" office:value="54">
                <text:p>54</text:p>
              </table:table-cell>
              <table:table-cell office:value-type="float" office:value="8547088">
                <text:p>8547088</text:p>
              </table:table-cell>
            </table:table-row>
            <table:table-row>
              <table:table-cell office:value-type="string">
                <text:p>Mahler</text:p>
              </table:table-cell>
              <table:table-cell office:value-type="float" office:value="23">
                <text:p>23</text:p>
              </table:table-cell>
              <table:table-cell office:value-type="float" office:value="6837516">
                <text:p>6837516</text:p>
              </table:table-cell>
            </table:table-row>
            <table:table-row>
              <table:table-cell office:value-type="string">
                <text:p>Sibelius</text:p>
              </table:table-cell>
              <table:table-cell office:value-type="float" office:value="28">
                <text:p>28</text:p>
              </table:table-cell>
              <table:table-cell office:value-type="float" office:value="5456905">
                <text:p>5456905</text:p>
              </table:table-cell>
            </table:table-row>
            <table:table-row>
              <table:table-cell office:value-type="string">
                <text:p>Ives</text:p>
              </table:table-cell>
              <table:table-cell office:value-type="float" office:value="22">
                <text:p>22</text:p>
              </table:table-cell>
              <table:table-cell office:value-type="float" office:value="12910603">
                <text:p>12910603</text:p>
              </table:table-cell>
            </table:table-row>
            <table:table-row>
              <table:table-cell office:value-type="string">
                <text:p>Stravinsky</text:p>
              </table:table-cell>
              <table:table-cell office:value-type="float" office:value="138">
                <text:p>138</text:p>
              </table:table-cell>
              <table:table-cell office:value-type="float" office:value="10289160">
                <text:p>10289160</text:p>
              </table:table-cell>
            </table:table-row>
            <table:table-row>
              <table:table-cell office:value-type="string">
                <text:p>Prokofiev</text:p>
              </table:table-cell>
              <table:table-cell office:value-type="float" office:value="68">
                <text:p>68</text:p>
              </table:table-cell>
              <table:table-cell office:value-type="float" office:value="8192006">
                <text:p>8192006</text:p>
              </table:table-cell>
            </table:table-row>
            <table:table-row>
              <table:table-cell office:value-type="string">
                <text:p>Shostakovich</text:p>
              </table:table-cell>
              <table:table-cell office:value-type="float" office:value="64">
                <text:p>64</text:p>
              </table:table-cell>
              <table:table-cell office:value-type="float" office:value="6553604">
                <text:p>6553604</text:p>
              </table:table-cell>
            </table:table-row>
            <table:table-row>
              <table:table-cell office:value-type="string">
                <text:p>Messiaen</text:p>
              </table:table-cell>
              <table:table-cell office:value-type="float" office:value="41">
                <text:p>41</text:p>
              </table:table-cell>
              <table:table-cell office:value-type="float" office:value="5242883">
                <text:p>5242883</text:p>
              </table:table-cell>
            </table:table-row>
            <table:table-row>
              <table:table-cell office:value-type="string">
                <text:p>Stockhausen</text:p>
              </table:table-cell>
              <table:table-cell office:value-type="float" office:value="36">
                <text:p>36</text:p>
              </table:table-cell>
              <table:table-cell office:value-type="float" office:value="4194306">
                <text:p>41943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111" number:language="en" number:country="GB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 style:percentage-data-style-name="N10111">
      <style:chart-properties chart:link-data-style-to-source="true" chart:label-position="avoid-overlap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579d1c"/>
    </style:style>
    <style:style style:name="ch10" style:family="chart">
      <style:chart-properties chart:solid-type="cuboid"/>
      <style:graphic-properties draw:fill-color="#0084d1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c5000b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chart-properties chart:solid-type="cuboid"/>
      <style:graphic-properties draw:fill-color="#004586"/>
    </style:style>
    <style:style style:name="ch20" style:family="chart">
      <style:chart-properties chart:solid-type="cuboid"/>
      <style:graphic-properties draw:fill-color="#ff420e"/>
    </style:style>
    <style:style style:name="ch2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3.961cm" svg:y="0.316cm" chart:style-name="ch2">
          <text:p>Number of tracks by composition period</text:p>
        </chart:title>
        <chart:legend chart:legend-position="end" svg:x="13.79cm" svg:y="3.454cm" style:legend-expansion="high" chart:style-name="ch3"/>
        <chart:plot-area chart:style-name="ch4" table:cell-range-address="Overview.B5:Overview.E5 Composers.H2:Composers.H21 Composers.K2:Composers.K21" chart:data-source-has-labels="column" svg:x="0.32cm" svg:y="1.275cm" svg:width="13.15cm" svg:height="7.545cm">
          <chartooo:coordinate-region svg:x="3.123cm" svg:y="1.276cm" svg:width="7.544cm" svg:height="7.544cm"/>
          <chart:axis chart:dimension="x" chart:name="primary-x" chart:style-name="ch5" chartooo:axis-type="auto">
            <chartooo:date-scale/>
            <chart:categories table:cell-range-address="Overview.B5:Overview.E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omposers.H2:Composers.H2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2"/>
            <chart:data-point chart:style-name="ch10"/>
            <chart:data-point chart:style-name="ch19"/>
            <chart:data-point chart:style-name="ch20"/>
            <chart:data-point chart:style-name="ch11"/>
            <chart:data-point chart:style-name="ch9"/>
            <chart:data-point chart:style-name="ch13"/>
            <chart:data-point chart:style-name="ch14"/>
            <chart:data-point chart:style-name="ch15"/>
            <chart:data-point chart:style-name="ch16"/>
            <loext:propertry-mapping loext:property="FillColor" loext:cell-range-address="Composers.K2:Composers.K21"/>
          </chart:series>
          <chart:series chart:style-name="ch21" chart:values-cell-range-address="" chart:class="chart:circle"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Overview.B5:Overview.E5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Column H</text:p>
                <draw:g>
                  <svg:desc/>
                </draw:g>
              </table:table-cell>
              <table:table-cell office:value-type="float" office:value="130">
                <text:p>130</text:p>
                <draw:g>
                  <svg:desc>Composers.H2:Composers.H21</svg:desc>
                </draw:g>
              </table:table-cell>
              <table:table-cell office:value-type="float" office:value="88">
                <text:p>88</text:p>
              </table:table-cell>
              <table:table-cell office:value-type="float" office:value="41">
                <text:p>41</text:p>
              </table:table-cell>
              <table:table-cell office:value-type="float" office:value="135">
                <text:p>135</text:p>
              </table:table-cell>
              <table:table-cell office:value-type="float" office:value="38">
                <text:p>38</text:p>
              </table:table-cell>
              <table:table-cell office:value-type="float" office:value="69">
                <text:p>69</text:p>
              </table:table-cell>
              <table:table-cell office:value-type="float" office:value="186">
                <text:p>186</text:p>
              </table:table-cell>
              <table:table-cell office:value-type="float" office:value="68">
                <text:p>68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63">
                <text:p>63</text:p>
              </table:table-cell>
              <table:table-cell office:value-type="float" office:value="54">
                <text:p>54</text:p>
              </table:table-cell>
              <table:table-cell office:value-type="float" office:value="23">
                <text:p>23</text:p>
              </table:table-cell>
              <table:table-cell office:value-type="float" office:value="28">
                <text:p>28</text:p>
              </table:table-cell>
              <table:table-cell office:value-type="float" office:value="22">
                <text:p>22</text:p>
              </table:table-cell>
              <table:table-cell office:value-type="float" office:value="138">
                <text:p>138</text:p>
              </table:table-cell>
              <table:table-cell office:value-type="float" office:value="68">
                <text:p>68</text:p>
              </table:table-cell>
              <table:table-cell office:value-type="float" office:value="64">
                <text:p>64</text:p>
              </table:table-cell>
              <table:table-cell office:value-type="float" office:value="41">
                <text:p>4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Column K</text:p>
                <draw:g>
                  <svg:desc/>
                </draw:g>
              </table:table-cell>
              <table:table-cell office:value-type="float" office:value="5741852">
                <text:p>5741852</text:p>
                <draw:g>
                  <svg:desc>Composers.K2:Composers.K21</svg:desc>
                </draw:g>
              </table:table-cell>
              <table:table-cell office:value-type="float" office:value="4554006">
                <text:p>4554006</text:p>
              </table:table-cell>
              <table:table-cell office:value-type="float" office:value="3630097">
                <text:p>3630097</text:p>
              </table:table-cell>
              <table:table-cell office:value-type="float" office:value="2904077">
                <text:p>2904077</text:p>
              </table:table-cell>
              <table:table-cell office:value-type="float" office:value="2310154">
                <text:p>2310154</text:p>
              </table:table-cell>
              <table:table-cell office:value-type="float" office:value="34001">
                <text:p>34001</text:p>
              </table:table-cell>
              <table:table-cell office:value-type="float" office:value="23698">
                <text:p>23698</text:p>
              </table:table-cell>
              <table:table-cell office:value-type="float" office:value="16486">
                <text:p>16486</text:p>
              </table:table-cell>
              <table:table-cell office:value-type="float" office:value="16765728">
                <text:p>16765728</text:p>
              </table:table-cell>
              <table:table-cell office:value-type="float" office:value="13412377">
                <text:p>13412377</text:p>
              </table:table-cell>
              <table:table-cell office:value-type="float" office:value="10716692">
                <text:p>10716692</text:p>
              </table:table-cell>
              <table:table-cell office:value-type="float" office:value="8547088">
                <text:p>8547088</text:p>
              </table:table-cell>
              <table:table-cell office:value-type="float" office:value="6837516">
                <text:p>6837516</text:p>
              </table:table-cell>
              <table:table-cell office:value-type="float" office:value="5456905">
                <text:p>5456905</text:p>
              </table:table-cell>
              <table:table-cell office:value-type="float" office:value="12910603">
                <text:p>12910603</text:p>
              </table:table-cell>
              <table:table-cell office:value-type="float" office:value="10289160">
                <text:p>10289160</text:p>
              </table:table-cell>
              <table:table-cell office:value-type="float" office:value="8192006">
                <text:p>8192006</text:p>
              </table:table-cell>
              <table:table-cell office:value-type="float" office:value="6553604">
                <text:p>6553604</text:p>
              </table:table-cell>
              <table:table-cell office:value-type="float" office:value="5242883">
                <text:p>5242883</text:p>
              </table:table-cell>
              <table:table-cell office:value-type="float" office:value="4194306">
                <text:p>419430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111" number:language="en" number:country="GB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 style:percentage-data-style-name="N10111">
      <style:chart-properties chart:link-data-style-to-source="true" chart:data-label-number="percentag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579d1c"/>
    </style:style>
    <style:style style:name="ch10" style:family="chart">
      <style:chart-properties chart:solid-type="cuboid"/>
      <style:graphic-properties draw:fill-color="#0084d1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c5000b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3.961cm" svg:y="0.316cm" chart:style-name="ch2">
          <text:p>Number of tracks by composition period</text:p>
        </chart:title>
        <chart:legend chart:legend-position="end" svg:x="13.79cm" svg:y="3.454cm" style:legend-expansion="high" chart:style-name="ch3"/>
        <chart:plot-area chart:style-name="ch4" table:cell-range-address="Overview.B5:Overview.E6" chart:data-source-has-labels="row" svg:x="0.32cm" svg:y="1.275cm" svg:width="13.15cm" svg:height="7.545cm">
          <chartooo:coordinate-region svg:x="3.123cm" svg:y="1.276cm" svg:width="7.544cm" svg:height="7.544cm"/>
          <chart:axis chart:dimension="x" chart:name="primary-x" chart:style-name="ch5" chartooo:axis-type="auto">
            <chartooo:date-scale/>
            <chart:categories table:cell-range-address="Overview.B5:Overview.E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Overview.B6:Overview.E6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roque</text:p>
                <draw:g>
                  <svg:desc>Overview.B5:Overview.E5</svg:desc>
                </draw:g>
              </table:table-cell>
              <table:table-cell office:value-type="string">
                <text:p>Classical</text:p>
              </table:table-cell>
              <table:table-cell office:value-type="string">
                <text:p>Romantic</text:p>
              </table:table-cell>
              <table:table-cell office:value-type="string">
                <text:p>Modern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432">
                <text:p>432</text:p>
                <draw:g>
                  <svg:desc>Overview.B6:Overview.E6</svg:desc>
                </draw:g>
              </table:table-cell>
              <table:table-cell office:value-type="float" office:value="323">
                <text:p>323</text:p>
              </table:table-cell>
              <table:table-cell office:value-type="float" office:value="270">
                <text:p>270</text:p>
              </table:table-cell>
              <table:table-cell office:value-type="float" office:value="369">
                <text:p>36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 number:truncate-on-overflow="false">
      <number:hours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5">
      <style:chart-properties chart:display-label="true" chart:logarithmic="false" chart:minimum="0" chart:maximum="0.833333333333333" chart:interval-major="0.416666666666667" chart:interval-minor-divisor="5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112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9cm" svg:y="0.316cm" chart:style-name="ch2">
          <text:p>Playing time by composer in hours</text:p>
        </chart:title>
        <chart:plot-area chart:style-name="ch3" table:cell-range-address="Composers.C2:Composers.C21 Composers.I2:Composers.I21 Composers.K2:Composers.K21" chart:data-source-has-labels="column" svg:x="0.32cm" svg:y="1.275cm" svg:width="15.36cm" svg:height="7.545cm">
          <chartooo:coordinate-region svg:x="0.941cm" svg:y="1.475cm" svg:width="14.739cm" svg:height="5.337cm"/>
          <chart:axis chart:dimension="x" chart:name="primary-x" chart:style-name="ch4" chartooo:axis-type="auto">
            <chartooo:date-scale/>
            <chart:categories table:cell-range-address="Composers.C2:Composers.C21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Composers.I2:Composers.I21" chart:class="chart:bar">
            <chart:data-point chart:repeated="20"/>
            <loext:propertry-mapping loext:property="FillColor" loext:cell-range-address="Composers.K2:Composers.K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Corelli</text:p>
                <draw:g>
                  <svg:desc>Composers.C2:Composers.C21</svg:desc>
                </draw:g>
              </table:table-cell>
              <table:table-cell office:value-type="float" office:value="0.184886875629884">
                <text:p>0.184886875629884</text:p>
                <draw:g>
                  <svg:desc>Composers.I2:Composers.I21</svg:desc>
                </draw:g>
              </table:table-cell>
              <table:table-cell office:value-type="float" office:value="5741852">
                <text:p>5741852</text:p>
                <draw:g>
                  <svg:desc>Composers.K2:Composers.K21</svg:desc>
                </draw:g>
              </table:table-cell>
            </table:table-row>
            <table:table-row>
              <table:table-cell office:value-type="string">
                <text:p>Vivaldi</text:p>
              </table:table-cell>
              <table:table-cell office:value-type="float" office:value="0.18299116827287">
                <text:p>0.18299116827287</text:p>
              </table:table-cell>
              <table:table-cell office:value-type="float" office:value="4554006">
                <text:p>4554006</text:p>
              </table:table-cell>
            </table:table-row>
            <table:table-row>
              <table:table-cell office:value-type="string">
                <text:p>Telemann</text:p>
              </table:table-cell>
              <table:table-cell office:value-type="float" office:value="0.101124111866968">
                <text:p>0.101124111866968</text:p>
              </table:table-cell>
              <table:table-cell office:value-type="float" office:value="3630097">
                <text:p>3630097</text:p>
              </table:table-cell>
            </table:table-row>
            <table:table-row>
              <table:table-cell office:value-type="string">
                <text:p>Bach</text:p>
              </table:table-cell>
              <table:table-cell office:value-type="float" office:value="0.452265075953218">
                <text:p>0.452265075953218</text:p>
              </table:table-cell>
              <table:table-cell office:value-type="float" office:value="2904077">
                <text:p>2904077</text:p>
              </table:table-cell>
            </table:table-row>
            <table:table-row>
              <table:table-cell office:value-type="string">
                <text:p>Handel</text:p>
              </table:table-cell>
              <table:table-cell office:value-type="float" office:value="0.0751583265096181">
                <text:p>0.0751583265096181</text:p>
              </table:table-cell>
              <table:table-cell office:value-type="float" office:value="2310154">
                <text:p>2310154</text:p>
              </table:table-cell>
            </table:table-row>
            <table:table-row>
              <table:table-cell office:value-type="string">
                <text:p>Haydn</text:p>
              </table:table-cell>
              <table:table-cell office:value-type="float" office:value="0.309337973460984">
                <text:p>0.309337973460984</text:p>
              </table:table-cell>
              <table:table-cell office:value-type="float" office:value="34001">
                <text:p>34001</text:p>
              </table:table-cell>
            </table:table-row>
            <table:table-row>
              <table:table-cell office:value-type="string">
                <text:p>Mozart</text:p>
              </table:table-cell>
              <table:table-cell office:value-type="float" office:value="0.795452805335093">
                <text:p>0.795452805335093</text:p>
              </table:table-cell>
              <table:table-cell office:value-type="float" office:value="23698">
                <text:p>23698</text:p>
              </table:table-cell>
            </table:table-row>
            <table:table-row>
              <table:table-cell office:value-type="string">
                <text:p>Beethoven</text:p>
              </table:table-cell>
              <table:table-cell office:value-type="float" office:value="0.449415001417234">
                <text:p>0.449415001417234</text:p>
              </table:table-cell>
              <table:table-cell office:value-type="float" office:value="16486">
                <text:p>16486</text:p>
              </table:table-cell>
            </table:table-row>
            <table:table-row>
              <table:table-cell office:value-type="string">
                <text:p>Brahms</text:p>
              </table:table-cell>
              <table:table-cell office:value-type="float" office:value="0.283363830362396">
                <text:p>0.283363830362396</text:p>
              </table:table-cell>
              <table:table-cell office:value-type="float" office:value="16765728">
                <text:p>16765728</text:p>
              </table:table-cell>
            </table:table-row>
            <table:table-row>
              <table:table-cell office:value-type="string">
                <text:p>Tchaikovsky</text:p>
              </table:table-cell>
              <table:table-cell office:value-type="float" office:value="0.273366334141678">
                <text:p>0.273366334141678</text:p>
              </table:table-cell>
              <table:table-cell office:value-type="float" office:value="13412377">
                <text:p>13412377</text:p>
              </table:table-cell>
            </table:table-row>
            <table:table-row>
              <table:table-cell office:value-type="string">
                <text:p>Dvořák</text:p>
              </table:table-cell>
              <table:table-cell office:value-type="float" office:value="0.422663507285625">
                <text:p>0.422663507285625</text:p>
              </table:table-cell>
              <table:table-cell office:value-type="float" office:value="10716692">
                <text:p>10716692</text:p>
              </table:table-cell>
            </table:table-row>
            <table:table-row>
              <table:table-cell office:value-type="string">
                <text:p>Elgar</text:p>
              </table:table-cell>
              <table:table-cell office:value-type="float" office:value="0.268878849363819">
                <text:p>0.268878849363819</text:p>
              </table:table-cell>
              <table:table-cell office:value-type="float" office:value="8547088">
                <text:p>8547088</text:p>
              </table:table-cell>
            </table:table-row>
            <table:table-row>
              <table:table-cell office:value-type="string">
                <text:p>Mahler</text:p>
              </table:table-cell>
              <table:table-cell office:value-type="float" office:value="0.250336489302512">
                <text:p>0.250336489302512</text:p>
              </table:table-cell>
              <table:table-cell office:value-type="float" office:value="6837516">
                <text:p>6837516</text:p>
              </table:table-cell>
            </table:table-row>
            <table:table-row>
              <table:table-cell office:value-type="string">
                <text:p>Sibelius</text:p>
              </table:table-cell>
              <table:table-cell office:value-type="float" office:value="0.194539736604514">
                <text:p>0.194539736604514</text:p>
              </table:table-cell>
              <table:table-cell office:value-type="float" office:value="5456905">
                <text:p>5456905</text:p>
              </table:table-cell>
            </table:table-row>
            <table:table-row>
              <table:table-cell office:value-type="string">
                <text:p>Ives</text:p>
              </table:table-cell>
              <table:table-cell office:value-type="float" office:value="0.107814737654317">
                <text:p>0.107814737654317</text:p>
              </table:table-cell>
              <table:table-cell office:value-type="float" office:value="12910603">
                <text:p>12910603</text:p>
              </table:table-cell>
            </table:table-row>
            <table:table-row>
              <table:table-cell office:value-type="string">
                <text:p>Stravinsky</text:p>
              </table:table-cell>
              <table:table-cell office:value-type="float" office:value="0.285149669837072">
                <text:p>0.285149669837072</text:p>
              </table:table-cell>
              <table:table-cell office:value-type="float" office:value="10289160">
                <text:p>10289160</text:p>
              </table:table-cell>
            </table:table-row>
            <table:table-row>
              <table:table-cell office:value-type="string">
                <text:p>Prokofiev</text:p>
              </table:table-cell>
              <table:table-cell office:value-type="float" office:value="0.340851119876968">
                <text:p>0.340851119876968</text:p>
              </table:table-cell>
              <table:table-cell office:value-type="float" office:value="8192006">
                <text:p>8192006</text:p>
              </table:table-cell>
            </table:table-row>
            <table:table-row>
              <table:table-cell office:value-type="string">
                <text:p>Shostakovich</text:p>
              </table:table-cell>
              <table:table-cell office:value-type="float" office:value="0.500968623236331">
                <text:p>0.500968623236331</text:p>
              </table:table-cell>
              <table:table-cell office:value-type="float" office:value="6553604">
                <text:p>6553604</text:p>
              </table:table-cell>
            </table:table-row>
            <table:table-row>
              <table:table-cell office:value-type="string">
                <text:p>Messiaen</text:p>
              </table:table-cell>
              <table:table-cell office:value-type="float" office:value="0.19780398268875">
                <text:p>0.19780398268875</text:p>
              </table:table-cell>
              <table:table-cell office:value-type="float" office:value="5242883">
                <text:p>5242883</text:p>
              </table:table-cell>
            </table:table-row>
            <table:table-row>
              <table:table-cell office:value-type="string">
                <text:p>Stockhausen</text:p>
              </table:table-cell>
              <table:table-cell office:value-type="float" office:value="0.101490995842778">
                <text:p>0.101490995842778</text:p>
              </table:table-cell>
              <table:table-cell office:value-type="float" office:value="4194306">
                <text:p>419430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percentage-style style:name="N10111" number:language="en" number:country="GB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2" style:percentage-data-style-name="N10111">
      <style:chart-properties chart:link-data-style-to-source="true" chart:label-position="avoid-overlap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579d1c"/>
    </style:style>
    <style:style style:name="ch10" style:family="chart">
      <style:chart-properties chart:solid-type="cuboid"/>
      <style:graphic-properties draw:fill-color="#0084d1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c5000b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chart-properties chart:solid-type="cuboid"/>
      <style:graphic-properties draw:fill-color="#004586"/>
    </style:style>
    <style:style style:name="ch20" style:family="chart">
      <style:chart-properties chart:solid-type="cuboid"/>
      <style:graphic-properties draw:fill-color="#ff420e"/>
    </style:style>
    <style:style style:name="ch21" style:family="chart" style:data-style-name="N112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4.464cm" svg:y="0.316cm" chart:style-name="ch2">
          <text:p>Playing time by composition period</text:p>
        </chart:title>
        <chart:legend chart:legend-position="end" svg:x="13.79cm" svg:y="3.454cm" style:legend-expansion="high" chart:style-name="ch3"/>
        <chart:plot-area chart:style-name="ch4" table:cell-range-address="Overview.B5:Overview.E5 Composers.I2:Composers.I21 Composers.K2:Composers.K21" chart:data-source-has-labels="column" svg:x="0.32cm" svg:y="1.275cm" svg:width="13.15cm" svg:height="7.545cm">
          <chartooo:coordinate-region svg:x="3.123cm" svg:y="1.276cm" svg:width="7.544cm" svg:height="7.544cm"/>
          <chart:axis chart:dimension="x" chart:name="primary-x" chart:style-name="ch5" chartooo:axis-type="auto">
            <chartooo:date-scale/>
            <chart:categories table:cell-range-address="Overview.B5:Overview.E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omposers.I2:Composers.I2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2"/>
            <chart:data-point chart:style-name="ch10"/>
            <chart:data-point chart:style-name="ch19"/>
            <chart:data-point chart:style-name="ch20"/>
            <chart:data-point chart:style-name="ch11"/>
            <chart:data-point chart:style-name="ch9"/>
            <chart:data-point chart:style-name="ch13"/>
            <chart:data-point chart:style-name="ch14"/>
            <chart:data-point chart:style-name="ch15"/>
            <chart:data-point chart:style-name="ch16"/>
            <loext:propertry-mapping loext:property="FillColor" loext:cell-range-address="Composers.K2:Composers.K21"/>
          </chart:series>
          <chart:series chart:style-name="ch21" chart:values-cell-range-address="" chart:class="chart:circle"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Baroque</text:p>
                <draw:g>
                  <svg:desc>Overview.B5:Overview.E5</svg:desc>
                </draw:g>
              </table:table-cell>
              <table:table-cell office:value-type="float" office:value="0.184886875629884">
                <text:p>0.184886875629884</text:p>
                <draw:g>
                  <svg:desc>Composers.I2:Composers.I21</svg:desc>
                </draw:g>
              </table:table-cell>
              <table:table-cell office:value-type="float" office:value="5741852">
                <text:p>5741852</text:p>
                <draw:g>
                  <svg:desc>Composers.K2:Composers.K21</svg:desc>
                </draw:g>
              </table:table-cell>
            </table:table-row>
            <table:table-row>
              <table:table-cell office:value-type="string">
                <text:p>Classical</text:p>
              </table:table-cell>
              <table:table-cell office:value-type="float" office:value="0.18299116827287">
                <text:p>0.18299116827287</text:p>
              </table:table-cell>
              <table:table-cell office:value-type="float" office:value="4554006">
                <text:p>4554006</text:p>
              </table:table-cell>
            </table:table-row>
            <table:table-row>
              <table:table-cell office:value-type="string">
                <text:p>Romantic</text:p>
              </table:table-cell>
              <table:table-cell office:value-type="float" office:value="0.101124111866968">
                <text:p>0.101124111866968</text:p>
              </table:table-cell>
              <table:table-cell office:value-type="float" office:value="3630097">
                <text:p>3630097</text:p>
              </table:table-cell>
            </table:table-row>
            <table:table-row>
              <table:table-cell office:value-type="string">
                <text:p>Modern</text:p>
              </table:table-cell>
              <table:table-cell office:value-type="float" office:value="0.452265075953218">
                <text:p>0.452265075953218</text:p>
              </table:table-cell>
              <table:table-cell office:value-type="float" office:value="2904077">
                <text:p>2904077</text:p>
              </table:table-cell>
            </table:table-row>
            <table:table-row>
              <table:table-cell office:value-type="string"/>
              <table:table-cell office:value-type="float" office:value="0.0751583265096181">
                <text:p>0.0751583265096181</text:p>
              </table:table-cell>
              <table:table-cell office:value-type="float" office:value="2310154">
                <text:p>2310154</text:p>
              </table:table-cell>
            </table:table-row>
            <table:table-row>
              <table:table-cell office:value-type="string"/>
              <table:table-cell office:value-type="float" office:value="0.309337973460984">
                <text:p>0.309337973460984</text:p>
              </table:table-cell>
              <table:table-cell office:value-type="float" office:value="34001">
                <text:p>34001</text:p>
              </table:table-cell>
            </table:table-row>
            <table:table-row>
              <table:table-cell office:value-type="string"/>
              <table:table-cell office:value-type="float" office:value="0.795452805335093">
                <text:p>0.795452805335093</text:p>
              </table:table-cell>
              <table:table-cell office:value-type="float" office:value="23698">
                <text:p>23698</text:p>
              </table:table-cell>
            </table:table-row>
            <table:table-row>
              <table:table-cell office:value-type="string"/>
              <table:table-cell office:value-type="float" office:value="0.449415001417234">
                <text:p>0.449415001417234</text:p>
              </table:table-cell>
              <table:table-cell office:value-type="float" office:value="16486">
                <text:p>16486</text:p>
              </table:table-cell>
            </table:table-row>
            <table:table-row>
              <table:table-cell office:value-type="string"/>
              <table:table-cell office:value-type="float" office:value="0.283363830362396">
                <text:p>0.283363830362396</text:p>
              </table:table-cell>
              <table:table-cell office:value-type="float" office:value="16765728">
                <text:p>16765728</text:p>
              </table:table-cell>
            </table:table-row>
            <table:table-row>
              <table:table-cell office:value-type="string"/>
              <table:table-cell office:value-type="float" office:value="0.273366334141678">
                <text:p>0.273366334141678</text:p>
              </table:table-cell>
              <table:table-cell office:value-type="float" office:value="13412377">
                <text:p>13412377</text:p>
              </table:table-cell>
            </table:table-row>
            <table:table-row>
              <table:table-cell office:value-type="string"/>
              <table:table-cell office:value-type="float" office:value="0.422663507285625">
                <text:p>0.422663507285625</text:p>
              </table:table-cell>
              <table:table-cell office:value-type="float" office:value="10716692">
                <text:p>10716692</text:p>
              </table:table-cell>
            </table:table-row>
            <table:table-row>
              <table:table-cell office:value-type="string"/>
              <table:table-cell office:value-type="float" office:value="0.268878849363819">
                <text:p>0.268878849363819</text:p>
              </table:table-cell>
              <table:table-cell office:value-type="float" office:value="8547088">
                <text:p>8547088</text:p>
              </table:table-cell>
            </table:table-row>
            <table:table-row>
              <table:table-cell office:value-type="string"/>
              <table:table-cell office:value-type="float" office:value="0.250336489302512">
                <text:p>0.250336489302512</text:p>
              </table:table-cell>
              <table:table-cell office:value-type="float" office:value="6837516">
                <text:p>6837516</text:p>
              </table:table-cell>
            </table:table-row>
            <table:table-row>
              <table:table-cell office:value-type="string"/>
              <table:table-cell office:value-type="float" office:value="0.194539736604514">
                <text:p>0.194539736604514</text:p>
              </table:table-cell>
              <table:table-cell office:value-type="float" office:value="5456905">
                <text:p>5456905</text:p>
              </table:table-cell>
            </table:table-row>
            <table:table-row>
              <table:table-cell office:value-type="string"/>
              <table:table-cell office:value-type="float" office:value="0.107814737654317">
                <text:p>0.107814737654317</text:p>
              </table:table-cell>
              <table:table-cell office:value-type="float" office:value="12910603">
                <text:p>12910603</text:p>
              </table:table-cell>
            </table:table-row>
            <table:table-row>
              <table:table-cell office:value-type="string"/>
              <table:table-cell office:value-type="float" office:value="0.285149669837072">
                <text:p>0.285149669837072</text:p>
              </table:table-cell>
              <table:table-cell office:value-type="float" office:value="10289160">
                <text:p>10289160</text:p>
              </table:table-cell>
            </table:table-row>
            <table:table-row>
              <table:table-cell office:value-type="string"/>
              <table:table-cell office:value-type="float" office:value="0.340851119876968">
                <text:p>0.340851119876968</text:p>
              </table:table-cell>
              <table:table-cell office:value-type="float" office:value="8192006">
                <text:p>8192006</text:p>
              </table:table-cell>
            </table:table-row>
            <table:table-row>
              <table:table-cell office:value-type="string"/>
              <table:table-cell office:value-type="float" office:value="0.500968623236331">
                <text:p>0.500968623236331</text:p>
              </table:table-cell>
              <table:table-cell office:value-type="float" office:value="6553604">
                <text:p>6553604</text:p>
              </table:table-cell>
            </table:table-row>
            <table:table-row>
              <table:table-cell office:value-type="string"/>
              <table:table-cell office:value-type="float" office:value="0.19780398268875">
                <text:p>0.19780398268875</text:p>
              </table:table-cell>
              <table:table-cell office:value-type="float" office:value="5242883">
                <text:p>5242883</text:p>
              </table:table-cell>
            </table:table-row>
            <table:table-row>
              <table:table-cell office:value-type="string"/>
              <table:table-cell office:value-type="float" office:value="0.101490995842778">
                <text:p>0.101490995842778</text:p>
              </table:table-cell>
              <table:table-cell office:value-type="float" office:value="4194306">
                <text:p>419430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3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title svg:x="4.636cm" svg:y="0.316cm" chart:style-name="ch2">
          <text:p>Number of tracks by playing time</text:p>
        </chart:title>
        <chart:plot-area chart:style-name="ch3" table:cell-range-address="Overview.A129:Overview.B164 Overview.B128:Overview.B128" chart:data-source-has-labels="both" svg:x="1.331cm" svg:y="1.275cm" svg:width="14.349cm" svg:height="6.564cm">
          <chartooo:coordinate-region svg:x="2.138cm" svg:y="1.474cm" svg:width="13.355cm" svg:height="5.718cm"/>
          <chart:axis chart:dimension="x" chart:name="primary-x" chart:style-name="ch4" chartooo:axis-type="auto">
            <chart:title svg:x="6.781cm" svg:y="8.019cm" chart:style-name="ch5">
              <text:p>Playing time in minutes</text:p>
            </chart:title>
            <chart:categories table:cell-range-address="Overview.A129:Overview.A164"/>
          </chart:axis>
          <chart:axis chart:dimension="y" chart:name="primary-y" chart:style-name="ch6">
            <chart:title svg:x="0.451cm" svg:y="5.831cm" chart:style-name="ch7">
              <text:p>Number of tracks</text:p>
            </chart:title>
            <chart:grid chart:style-name="ch8" chart:class="major"/>
          </chart:axis>
          <chart:series chart:style-name="ch9" chart:values-cell-range-address="Overview.B129:Overview.B164" chart:label-cell-address="Overview.B128:Overview.B128" chart:class="chart:scatter">
            <chart:domain table:cell-range-address="Overview.A129:Overview.A164"/>
            <chart:data-point chart:repeated="3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umber of tracks</text:p>
                <draw:g>
                  <svg:desc>Overview.B128:Overview.B128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Overview.A129:Overview.A164</svg:desc>
                </draw:g>
              </table:table-cell>
              <table:table-cell office:value-type="float" office:value="0">
                <text:p>0</text:p>
                <draw:g>
                  <svg:desc>Overview.A129:Overview.A164</svg:desc>
                </draw:g>
              </table:table-cell>
              <table:table-cell office:value-type="float" office:value="35">
                <text:p>35</text:p>
                <draw:g>
                  <svg:desc>Overview.B129:Overview.B164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117" number:truncate-on-overflow="false">
      <number:hours/>
      <number:text> h</number:text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group-bars-per-axis="fals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45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7">
      <style:chart-properties chart:display-label="true" chart:logarithmic="false" chart:minimum="0" chart:maximum="1.875" chart:interval-major="0.208333333333333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117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281cm" svg:y="0.316cm" chart:style-name="ch2">
          <text:p>Number of tracks and playing time by composition period</text:p>
        </chart:title>
        <chart:legend chart:legend-position="end" svg:x="12.599cm" svg:y="3.952cm" style:legend-expansion="high" chart:style-name="ch3"/>
        <chart:plot-area chart:style-name="ch4" table:cell-range-address="Overview.B5:Overview.E7 Overview.A6:Overview.A7" chart:data-source-has-labels="both" svg:x="0.32cm" svg:y="1.275cm" svg:width="11.959cm" svg:height="7.545cm">
          <chartooo:coordinate-region svg:x="1.127cm" svg:y="1.474cm" svg:width="10.239cm" svg:height="6.699cm"/>
          <chart:axis chart:dimension="x" chart:name="primary-x" chart:style-name="ch5" chartooo:axis-type="auto">
            <chartooo:date-scale/>
            <chart:categories table:cell-range-address="Overview.B5:Overview.E5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Overview.B6:Overview.E6" chart:label-cell-address="Overview.A6:Overview.A6" chart:class="chart:bar">
            <chart:data-point chart:repeated="4"/>
          </chart:series>
          <chart:series chart:attached-axis="secondary-y" chart:style-name="ch10" chart:values-cell-range-address="Overview.B7:Overview.E7" chart:label-cell-address="Overview.A7:Overview.A7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roque</text:p>
                <draw:g>
                  <svg:desc>Overview.B5:Overview.E5</svg:desc>
                </draw:g>
              </table:table-cell>
              <table:table-cell office:value-type="string">
                <text:p>Classical</text:p>
              </table:table-cell>
              <table:table-cell office:value-type="string">
                <text:p>Romantic</text:p>
              </table:table-cell>
              <table:table-cell office:value-type="string">
                <text:p>Modern</text:p>
              </table:table-cell>
            </table:table-row>
          </table:table-header-rows>
          <table:table-rows>
            <table:table-row>
              <table:table-cell office:value-type="string">
                <text:p>Number of tracks</text:p>
                <draw:g>
                  <svg:desc>Overview.A6:Overview.A6</svg:desc>
                </draw:g>
              </table:table-cell>
              <table:table-cell office:value-type="float" office:value="432">
                <text:p>432</text:p>
                <draw:g>
                  <svg:desc>Overview.B6:Overview.E6</svg:desc>
                </draw:g>
              </table:table-cell>
              <table:table-cell office:value-type="float" office:value="323">
                <text:p>323</text:p>
              </table:table-cell>
              <table:table-cell office:value-type="float" office:value="270">
                <text:p>270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Playing time</text:p>
                <draw:g>
                  <svg:desc>Overview.A7:Overview.A7</svg:desc>
                </draw:g>
              </table:table-cell>
              <table:table-cell office:value-type="float" office:value="0.996425558232558">
                <text:p>0.996425558232558</text:p>
                <draw:g>
                  <svg:desc>Overview.B7:Overview.E7</svg:desc>
                </draw:g>
              </table:table-cell>
              <table:table-cell office:value-type="float" office:value="1.55420578021332">
                <text:p>1.55420578021332</text:p>
              </table:table-cell>
              <table:table-cell office:value-type="float" office:value="1.69314874706056">
                <text:p>1.69314874706056</text:p>
              </table:table-cell>
              <table:table-cell office:value-type="float" office:value="1.53407912913623">
                <text:p>1.5340791291362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117" number:truncate-on-overflow="false">
      <number:hours/>
      <number:text> h</number:text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ffffff"/>
      <style:text-properties fo:font-size="10pt" style:font-size-asian="10pt" style:font-size-complex="10pt"/>
    </style:style>
    <style:style style:name="ch4" style:family="chart">
      <style:chart-properties chart:group-bars-per-axis="fals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7">
      <style:chart-properties chart:display-label="true" chart:logarithmic="false" chart:minimum="0" chart:maximum="1.45833333333333" chart:interval-major="0.208333333333333" chart:interval-minor-divisor="2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17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141cm" svg:y="0.316cm" chart:style-name="ch2">
          <text:p>Number of tracks and playing time by nationality</text:p>
        </chart:title>
        <chart:legend svg:x="11.765cm" svg:y="1.771cm" style:legend-expansion="custom" chartooo:width="2.708cm" chartooo:height="1.429cm" style:legend-expansion-aspect-ratio="1.89503149055283" chart:style-name="ch3"/>
        <chart:plot-area chart:style-name="ch4" table:cell-range-address="Overview.B99:Overview.J101 Overview.A100:Overview.A101" chart:data-source-has-labels="both" svg:x="0.32cm" svg:y="1.275cm" svg:width="15.36cm" svg:height="7.545cm">
          <chartooo:coordinate-region svg:x="1.127cm" svg:y="1.475cm" svg:width="13.64cm" svg:height="6.698cm"/>
          <chart:axis chart:dimension="x" chart:name="primary-x" chart:style-name="ch5" chartooo:axis-type="auto">
            <chartooo:date-scale/>
            <chart:categories table:cell-range-address="Overview.B99:Overview.J99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Overview.B100:Overview.J100" chart:label-cell-address="Overview.A100:Overview.A100" chart:class="chart:bar">
            <chart:data-point chart:repeated="9"/>
          </chart:series>
          <chart:series chart:attached-axis="secondary-y" chart:style-name="ch10" chart:values-cell-range-address="Overview.B101:Overview.J101" chart:label-cell-address="Overview.A101:Overview.A101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stria</text:p>
                <draw:g>
                  <svg:desc>Overview.B99:Overview.J99</svg:desc>
                </draw:g>
              </table:table-cell>
              <table:table-cell office:value-type="string">
                <text:p>Czechia</text:p>
              </table:table-cell>
              <table:table-cell office:value-type="string">
                <text:p>Finland</text:p>
              </table:table-cell>
              <table:table-cell office:value-type="string">
                <text:p>France</text:p>
              </table:table-cell>
              <table:table-cell office:value-type="string">
                <text:p>Germany</text:p>
              </table:table-cell>
              <table:table-cell office:value-type="string">
                <text:p>Italy</text:p>
              </table:table-cell>
              <table:table-cell office:value-type="string">
                <text:p>Russia</text:p>
              </table:table-cell>
              <table:table-cell office:value-type="string">
                <text:p>UK</text:p>
              </table:table-cell>
              <table:table-cell office:value-type="string">
                <text:p>USA</text:p>
              </table:table-cell>
            </table:table-row>
          </table:table-header-rows>
          <table:table-rows>
            <table:table-row>
              <table:table-cell office:value-type="string">
                <text:p>Number of tracks</text:p>
                <draw:g>
                  <svg:desc>Overview.A100:Overview.A100</svg:desc>
                </draw:g>
              </table:table-cell>
              <table:table-cell office:value-type="float" office:value="278">
                <text:p>278</text:p>
                <draw:g>
                  <svg:desc>Overview.B100:Overview.J100</svg:desc>
                </draw:g>
              </table:table-cell>
              <table:table-cell office:value-type="float" office:value="63">
                <text:p>63</text:p>
              </table:table-cell>
              <table:table-cell office:value-type="float" office:value="28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32">
                <text:p>332</text:p>
              </table:table-cell>
              <table:table-cell office:value-type="float" office:value="218">
                <text:p>218</text:p>
              </table:table-cell>
              <table:table-cell office:value-type="float" office:value="320">
                <text:p>320</text:p>
              </table:table-cell>
              <table:table-cell office:value-type="float" office:value="92">
                <text:p>9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Playing time</text:p>
                <draw:g>
                  <svg:desc>Overview.A101:Overview.A101</svg:desc>
                </draw:g>
              </table:table-cell>
              <table:table-cell office:value-type="float" office:value="1.3551272680986">
                <text:p>1.3551272680986</text:p>
                <draw:g>
                  <svg:desc>Overview.B101:Overview.J101</svg:desc>
                </draw:g>
              </table:table-cell>
              <table:table-cell office:value-type="float" office:value="0.422663507285625">
                <text:p>0.422663507285625</text:p>
              </table:table-cell>
              <table:table-cell office:value-type="float" office:value="0.194539736604514">
                <text:p>0.194539736604514</text:p>
              </table:table-cell>
              <table:table-cell office:value-type="float" office:value="0.19780398268875">
                <text:p>0.19780398268875</text:p>
              </table:table-cell>
              <table:table-cell office:value-type="float" office:value="1.38765901544259">
                <text:p>1.38765901544259</text:p>
              </table:table-cell>
              <table:table-cell office:value-type="float" office:value="0.367878043902743">
                <text:p>0.367878043902743</text:p>
              </table:table-cell>
              <table:table-cell office:value-type="float" office:value="1.40033574709205">
                <text:p>1.40033574709205</text:p>
              </table:table-cell>
              <table:table-cell office:value-type="float" office:value="0.344037175873437">
                <text:p>0.344037175873437</text:p>
              </table:table-cell>
              <table:table-cell office:value-type="float" office:value="0.107814737654317">
                <text:p>0.10781473765431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